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3.709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7.713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016cm"/>
    </style:style>
    <style:style style:name="co13" style:family="table-column">
      <style:table-column-properties fo:break-before="auto" style:column-width="5.724cm"/>
    </style:style>
    <style:style style:name="co14" style:family="table-column">
      <style:table-column-properties fo:break-before="auto" style:column-width="0.672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1.906cm"/>
    </style:style>
    <style:style style:name="co17" style:family="table-column">
      <style:table-column-properties fo:break-before="auto" style:column-width="4.81cm"/>
    </style:style>
    <style:style style:name="co18" style:family="table-column">
      <style:table-column-properties fo:break-before="auto" style:column-width="4.568cm"/>
    </style:style>
    <style:style style:name="co19" style:family="table-column">
      <style:table-column-properties fo:break-before="auto" style:column-width="4.731cm"/>
    </style:style>
    <style:style style:name="co20" style:family="table-column">
      <style:table-column-properties fo:break-before="auto" style:column-width="0.457cm"/>
    </style:style>
    <style:style style:name="co21" style:family="table-column">
      <style:table-column-properties fo:break-before="auto" style:column-width="6.532cm"/>
    </style:style>
    <style:style style:name="co22" style:family="table-column">
      <style:table-column-properties fo:break-before="auto" style:column-width="6.128cm"/>
    </style:style>
    <style:style style:name="co23" style:family="table-column">
      <style:table-column-properties fo:break-before="auto" style:column-width="6.503cm"/>
    </style:style>
    <style:style style:name="co24" style:family="table-column">
      <style:table-column-properties fo:break-before="auto" style:column-width="4.382cm"/>
    </style:style>
    <style:style style:name="co25" style:family="table-column">
      <style:table-column-properties fo:break-before="auto" style:column-width="4.272cm"/>
    </style:style>
    <style:style style:name="co26" style:family="table-column">
      <style:table-column-properties fo:break-before="auto" style:column-width="2.284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794cm" fo:break-before="auto" style:use-optimal-row-height="false"/>
    </style:style>
    <style:style style:name="ro12" style:family="table-row">
      <style:table-row-properties style:row-height="0.873cm" fo:break-before="auto" style:use-optimal-row-height="false"/>
    </style:style>
    <style:style style:name="ro13" style:family="table-row">
      <style:table-row-properties style:row-height="1.032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0.9cm" fo:break-before="auto" style:use-optimal-row-height="false"/>
    </style:style>
    <style:style style:name="ro18" style:family="table-row">
      <style:table-row-properties style:row-height="0.979cm" fo:break-before="auto" style:use-optimal-row-height="false"/>
    </style:style>
    <style:style style:name="ro19" style:family="table-row">
      <style:table-row-properties style:row-height="0.609cm" fo:break-before="auto" style:use-optimal-row-height="false"/>
    </style:style>
    <style:style style:name="ta1" style:family="table" style:master-page-name="PageStyle_5f_Intrants">
      <style:table-properties table:display="true" style:writing-mode="lr-tb" table:tab-color="#a8d08d"/>
    </style:style>
    <style:style style:name="ta2" style:family="table" style:master-page-name="PageStyle_5f_Digesteurs">
      <style:table-properties table:display="true" style:writing-mode="lr-tb" table:tab-color="#a8d08d"/>
    </style:style>
    <style:style style:name="ta3" style:family="table" style:master-page-name="PageStyle_5f_Températures">
      <style:table-properties table:display="true" style:writing-mode="lr-tb" table:tab-color="#a8d08d"/>
    </style:style>
    <style:style style:name="ta4" style:family="table" style:master-page-name="PageStyle_5f_Bilan_20_économique">
      <style:table-properties table:display="true" style:writing-mode="lr-tb" table:tab-color="#ffffff"/>
    </style:style>
    <style:style style:name="ta5" style:family="table" style:master-page-name="PageStyle_5f_Bilan_20_technique">
      <style:table-properties table:display="true" style:writing-mode="lr-tb" table:tab-color="#ffffff"/>
    </style:style>
    <style:style style:name="ta6" style:family="table" style:master-page-name="PageStyle_5f_export_5f_dat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61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61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9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3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e7e6e6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e7e6e6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e7e6e6" fo:background-color="#e7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7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8" style:family="table-cell" style:parent-style-name="Default" style:data-style-name="N0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Comma" style:data-style-name="N142">
      <style:table-cell-properties fo:border-bottom="0.74pt solid #e7e6e6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Comma" style:data-style-name="N144">
      <style:table-cell-properties fo:border-bottom="0.74pt solid #e7e6e6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Comma" style:data-style-name="N144">
      <style:table-cell-properties fo:border-bottom="none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Comma">
      <style:table-cell-properties fo:border-bottom="0.74pt solid #e7e6e6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Comma">
      <style:table-cell-properties fo:border-bottom="0.74pt solid #e7e6e6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Comma">
      <style:table-cell-properties fo:border-bottom="0.74pt solid #000000" fo:background-color="#e7e6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Comma" style:data-style-name="N143">
      <style:table-cell-properties fo:border-bottom="0.74pt solid #e7e6e6" fo:background-color="#fdc7cc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[.$C$27]&gt;45)" style:apply-style-name="ConditionalStyle_5f_15" style:base-cell-address="Digesteurs.C27"/>
    </style:style>
    <style:style style:name="ce40" style:family="table-cell" style:parent-style-name="Excel_20_Built-in_20_Comma">
      <style:table-cell-properties fo:border-bottom="0.74pt solid #000000" fo:background-color="#c5e0b3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OR([.$C$28]&lt;2;[.$C$28]&gt;4))" style:apply-style-name="ConditionalStyle_5f_13" style:base-cell-address="Digesteurs.C28"/>
    </style:style>
    <style:style style:name="ce41" style:family="table-cell" style:parent-style-name="Default">
      <style:table-cell-properties fo:border-bottom="0.74pt solid #e7e6e6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e7e6e6" fo:background-color="#e7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fo:border-bottom="0.74pt solid #e7e6e6" fo:background-color="#e7e6e6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e7e6e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e7e6e6" fo:background-color="#e7e6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e7e6e6" fo:background-color="#e7e6e6" style:diagonal-bl-tr="none" style:diagonal-tl-br="none" fo:border-left="none" fo:border-right="0.74pt solid #000000" style:rotation-align="none" fo:border-top="0.74pt solid #e7e6e6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0.74pt solid #e7e6e6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e7e6e6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e7e6e6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e7e6e6" style:diagonal-bl-tr="none" style:diagonal-tl-br="none" fo:border-left="none" fo:border-right="none" style:rotation-align="none" fo:border-top="0.74pt solid #e7e6e6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e7e6e6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Default">
      <style:table-cell-properties fo:border-bottom="none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7caa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4" style:family="table-cell" style:parent-style-name="Default" style:data-style-name="N133">
      <style:table-cell-properties fo:border-bottom="0.74pt solid #e7e6e6" fo:background-color="#e7e6e6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33">
      <style:table-cell-properties fo:border-bottom="0.74pt solid #e7e6e6" fo:background-color="#e7e6e6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33">
      <style:table-cell-properties fo:border-bottom="none" fo:background-color="#e7e6e6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e59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fe59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9" style:family="table-cell" style:parent-style-name="Default" style:data-style-name="N133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33">
      <style:table-cell-properties fo:border-bottom="0.74pt solid #000000" fo:background-color="#a8d08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order-bottom="none" fo:background-color="#adb9c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adb9c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3" style:family="table-cell" style:parent-style-name="Default" style:data-style-name="N135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3f3f3f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135">
      <style:table-cell-properties fo:border-bottom="0.74pt solid #e7e6e6" fo:background-color="#e7e6e6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35">
      <style:table-cell-properties fo:border-bottom="0.74pt solid #e7e6e6" fo:background-color="#e7e6e6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35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33">
      <style:table-cell-properties fo:border-bottom="0.74pt solid #000000" fo:background-color="#a8d08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2f2f2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7caa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e7e6e6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0.74pt solid #e7e6e6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ffe59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adb9ca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fo:border-bottom="0.74pt solid #e7e6e6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e7e6e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fo:border-bottom="0.74pt solid #e7e6e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e7e6e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2" style:family="table-cell" style:parent-style-name="Default" style:data-style-name="N131">
      <style:table-cell-properties fo:border-bottom="0.74pt solid #000000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31">
      <style:table-cell-properties fo:border-bottom="0.74pt solid #e7e6e6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31">
      <style:table-cell-properties fo:border-bottom="0.74pt solid #e7e6e6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5" style:family="table-cell" style:parent-style-name="Default" style:data-style-name="N131">
      <style:table-cell-properties fo:border-bottom="0.74pt solid #e7e6e6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31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31">
      <style:table-cell-properties fo:border-bottom="0.74pt solid #000000" fo:background-color="#ffe59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 style:data-style-name="N13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31">
      <style:table-cell-properties fo:border-bottom="0.74pt solid #000000" fo:background-color="#adb9c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131">
      <style:table-cell-properties fo:border-bottom="0.74pt solid #e7e6e6" fo:background-color="#ffffff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e7e6e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0.74pt solid #e7e6e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0.74pt solid #e7e6e6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 style:data-style-name="N2">
      <style:table-cell-properties fo:border-bottom="none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 style:data-style-name="N1">
      <style:table-cell-properties fo:border-bottom="0.74pt solid #000000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0" style:family="table-cell" style:parent-style-name="Default" style:data-style-name="N134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3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2">
      <style:table-cell-properties fo:border-bottom="none" fo:background-color="#ffe59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1">
      <style:table-cell-properties fo:border-bottom="0.74pt solid #000000" fo:background-color="#ffe59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5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2">
      <style:table-cell-properties fo:border-bottom="none" fo:background-color="#adb9c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 style:data-style-name="N1">
      <style:table-cell-properties fo:border-bottom="0.74pt solid #000000" fo:background-color="#adb9c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8" style:family="table-cell" style:parent-style-name="Default" style:data-style-name="N3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3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32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 style:data-style-name="N132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1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37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E$108]&lt;0)" style:apply-style-name="ConditionalStyle_5f_12" style:base-cell-address="'Bilan économique'.E108"/>
    </style:style>
    <style:style style:name="ce135" style:family="table-cell" style:parent-style-name="Default" style:data-style-name="N1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[.$E$109]&lt;=0)" style:apply-style-name="ConditionalStyle_5f_11" style:base-cell-address="'Bilan économique'.E109"/>
    </style:style>
    <style:style style:name="ce136" style:family="table-cell" style:parent-style-name="Default" style:data-style-name="N138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138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133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13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3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32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3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#ref!&lt;=0)" style:apply-style-name="ConditionalStyle_5f_10" style:base-cell-address="'Bilan économique'.E116"/>
    </style:style>
    <style:style style:name="ce143" style:family="table-cell" style:parent-style-name="Default" style:data-style-name="N2">
      <style:table-cell-properties fo:border-bottom="0.74pt solid #000000" fo:background-color="#f7caa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4" style:family="table-cell" style:parent-style-name="Default" style:data-style-name="N2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2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 style:data-style-name="N2">
      <style:table-cell-properties fo:border-bottom="0.74pt solid #000000" fo:background-color="#ffe59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8" style:family="table-cell" style:parent-style-name="Default" style:data-style-name="N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fo:border-bottom="0.74pt solid #000000" fo:background-color="#adb9c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0" style:family="table-cell" style:parent-style-name="Default" style:data-style-name="N2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2">
      <style:table-cell-properties fo:border-bottom="0.74pt solid #e7e6e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 style:data-style-name="N132">
      <style:table-cell-properties fo:border-bottom="none" fo:background-color="#f7caa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 style:data-style-name="N132">
      <style:table-cell-properties fo:border-bottom="0.74pt solid #000000" fo:background-color="#f7caa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 style:data-style-name="N131">
      <style:table-cell-properties fo:border-bottom="0.74pt solid #e7e6e6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 style:data-style-name="N132">
      <style:table-cell-properties fo:border-bottom="0.74pt solid #e7e6e6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 style:data-style-name="N132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 style:data-style-name="N132">
      <style:table-cell-properties fo:border-bottom="none" fo:background-color="#ffe59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 style:data-style-name="N132">
      <style:table-cell-properties fo:border-bottom="0.74pt solid #000000" fo:background-color="#ffe59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32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 style:data-style-name="N133">
      <style:table-cell-properties fo:border-bottom="0.74pt solid #000000" fo:background-color="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4" style:family="table-cell" style:parent-style-name="Default" style:data-style-name="N132">
      <style:table-cell-properties fo:border-bottom="none" fo:background-color="#adb9ca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32">
      <style:table-cell-properties fo:border-bottom="none" fo:background-color="#adb9ca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 style:data-style-name="N132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32">
      <style:table-cell-properties fo:border-bottom="0.74pt solid #e7e6e6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3f3f3f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9" style:family="table-cell" style:parent-style-name="Default" style:data-style-name="N131">
      <style:table-cell-properties fo:border-bottom="0.74pt solid #000000" fo:background-color="#f7caa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 style:data-style-name="N131">
      <style:table-cell-properties fo:border-bottom="0.74pt solid #000000" fo:background-color="#ffe59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 style:data-style-name="N131">
      <style:table-cell-properties fo:border-bottom="0.74pt solid #000000" fo:background-color="#a8d08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6" style:family="table-cell" style:parent-style-name="Default" style:data-style-name="N131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e7e6e6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 style:data-style-name="N13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 style:data-style-name="N130">
      <style:table-cell-properties fo:border-bottom="0.74pt solid #000000" fo:background-color="#bdd6e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131">
      <style:table-cell-properties fo:border-bottom="0.74pt solid #000000" fo:background-color="#f7caa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 style:data-style-name="N131">
      <style:table-cell-properties fo:border-bottom="0.74pt solid #e7e6e6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 style:data-style-name="N131">
      <style:table-cell-properties fo:border-bottom="0.74pt solid #e7e6e6" style:diagonal-bl-tr="none" style:diagonal-tl-br="none" fo:border-left="1.76pt solid #000000" fo:border-right="none" style:rotation-align="none" fo:border-top="0.74pt solid #e7e6e6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 style:data-style-name="N131">
      <style:table-cell-properties fo:border-bottom="none" style:diagonal-bl-tr="none" style:diagonal-tl-br="none" fo:border-left="1.76pt solid #000000" fo:border-right="none" style:rotation-align="none" fo:border-top="0.74pt solid #e7e6e6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 style:data-style-name="N131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 style:data-style-name="N131">
      <style:table-cell-properties fo:border-bottom="0.74pt solid #000000" fo:background-color="#a8d08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 style:data-style-name="N131">
      <style:table-cell-properties fo:border-bottom="0.74pt solid #000000" fo:background-color="#adb9c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 style:data-style-name="N132">
      <style:table-cell-properties fo:border-bottom="0.74pt solid #000000" fo:background-color="#e7e6e6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0" style:family="table-cell" style:parent-style-name="Default" style:data-style-name="N131">
      <style:table-cell-properties fo:border-bottom="0.74pt solid #e7e6e6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131">
      <style:table-cell-properties fo:border-bottom="0.74pt solid #e7e6e6" style:diagonal-bl-tr="none" style:diagonal-tl-br="none" fo:border-left="none" fo:border-right="none" style:rotation-align="none" fo:border-top="0.74pt solid #e7e6e6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 style:data-style-name="N131">
      <style:table-cell-properties fo:border-bottom="0.74pt solid #000000" style:diagonal-bl-tr="none" style:diagonal-tl-br="none" fo:border-left="none" fo:border-right="none" style:rotation-align="none" fo:border-top="0.74pt solid #e7e6e6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3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 style:data-style-name="N132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36">
      <style:table-cell-properties fo:border-bottom="0.74pt solid #000000" fo:background-color="#a8d08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7f7f7f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 style:data-style-name="N130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 style:data-style-name="N131">
      <style:table-cell-properties fo:border-bottom="0.74pt solid #000000" fo:background-color="#f7caa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9" style:family="table-cell" style:parent-style-name="Default" style:data-style-name="N131">
      <style:table-cell-properties fo:border-bottom="none" style:diagonal-bl-tr="none" style:diagonal-tl-br="none" fo:border-left="none" fo:border-right="none" style:rotation-align="none" fo:border-top="0.74pt solid #e7e6e6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0" style:family="table-cell" style:parent-style-name="Default" style:data-style-name="N131">
      <style:table-cell-properties fo:border-bottom="0.74pt solid #000000" fo:background-color="#ffe59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 style:data-style-name="N131">
      <style:table-cell-properties fo:border-bottom="0.74pt solid #000000" fo:background-color="#adb9c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 style:data-style-name="N132">
      <style:table-cell-properties fo:border-bottom="0.74pt solid #000000" fo:background-color="#e7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0c0c0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7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9" style:family="table-cell" style:parent-style-name="Default">
      <style:table-cell-properties fo:border-bottom="0.74pt solid #e7e6e6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0" style:family="table-cell" style:parent-style-name="Default">
      <style:table-cell-properties fo:border-bottom="0.74pt solid #e7e6e6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e7e6e6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fo:border-bottom="1.76pt solid #000000" fo:background-color="#e7e6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5" style:family="table-cell" style:parent-style-name="Default" style:data-style-name="N3">
      <style:table-cell-properties fo:border-bottom="0.74pt solid 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3">
      <style:table-cell-properties fo:border-bottom="0.74pt solid 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 style:data-style-name="N4">
      <style:table-cell-properties fo:border-bottom="0.74pt solid 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3">
      <style:table-cell-properties fo:border-bottom="0.74pt solid 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fo:border-bottom="0.74pt solid 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Default" style:data-style-name="N139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4">
      <style:table-cell-properties fo:border-bottom="0.74pt solid #e7e6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9" style:family="table-cell" style:parent-style-name="Default" style:data-style-name="N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e7e6e6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 style:data-style-name="N14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 style:data-style-name="N14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262626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87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5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6.5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5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6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-8% 58%"/>
    </style:style>
    <style:style style:name="T3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-8% 58%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-8% 58%"/>
    </style:style>
    <style:style style:name="T7" style:family="text">
      <style:text-properties style:font-style-complex="normal" fo:color="#000000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name="Calibri"/>
    </style:style>
    <style:style style:name="T8" style:family="text">
      <style:text-properties style:font-style-complex="normal" fo:color="#000000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Calibri" style:text-position="-8% 58%"/>
    </style:style>
    <style:style style:name="T9" style:family="text">
      <style:text-properties style:font-style-complex="normal" fo:color="#000000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0" table:allow-empty-cell="true" table:base-cell-address="'Bilan économique'.C14">
          <table:error-message table:message-type="stop" table:display="true"/>
        </table:content-validation>
        <table:content-validation table:name="val2" table:condition="of:cell-content-is-decimal-number() and cell-content-is-between(1,20)" table:allow-empty-cell="true" table:base-cell-address="'Bilan technique'.B50">
          <table:error-message table:message-type="stop" table:display="true"/>
        </table:content-validation>
      </table:content-validations>
      <table:table table:name="Intra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-group>
          <table:table-column table:style-name="co4" table:default-cell-style-name="Default"/>
          <table:table-column table:style-name="co3" table:default-cell-style-name="Default"/>
          <table:table-column table:style-name="co5" table:default-cell-style-name="Default"/>
          <table:table-column table:style-name="co6" table:default-cell-style-name="Default"/>
        </table:table-column-group>
        <table:table-column table:style-name="co5" table:visibility="collapse" table:number-columns-repeated="14" table:default-cell-style-name="Default"/>
        <table:table-column table:style-name="co7" table:visibility="collapse" table:number-columns-repeated="38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ARACTERISTIQUES DES INTRANTS</text:p>
          </table:table-cell>
          <table:covered-table-cell table:number-columns-repeated="11" table:style-name="ce1"/>
          <table:table-cell table:number-columns-repeated="52"/>
        </table:table-row>
        <table:table-row table:style-name="ro2">
          <table:table-cell table:style-name="ce2" office:value-type="string" calcext:value-type="string">
            <text:p>Designation intrant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office:annotation draw:style-name="gr1" draw:text-style-name="P2" svg:width="13.871cm" svg:height="4.074cm" svg:x="11.444cm" svg:y="1.667cm" draw:caption-point-x="-0.407cm" draw:caption-point-y="-0.89cm">
              <dc:date>2022-06-28T00:00:00</dc:date>
              <text:p text:style-name="P1">======</text:p>
              <text:p text:style-name="P1">ID#AAAALzvHtpk</text:p>
              <text:p text:style-name="P1">Marion M <text:s text:c="3"/>(2021-03-17 10:27:08)</text:p>
              <text:p text:style-name="P1">MO : Matière organique</text:p>
              <text:p text:style-name="P1">MB : Matière brute </text:p>
              <text:p text:style-name="P1">MS : Matière sèche</text:p>
              <text:p text:style-name="P1">CH4: Méthane</text:p>
            </office:annotation>
            <text:p>%MS</text:p>
          </table:table-cell>
          <table:table-cell table:style-name="ce2" office:value-type="string" calcext:value-type="string">
            <text:p>%MO</text:p>
          </table:table-cell>
          <table:table-cell table:style-name="ce2" office:value-type="string" calcext:value-type="string">
            <text:p>%CH4</text:p>
          </table:table-cell>
          <table:table-cell table:style-name="ce2" office:value-type="string" calcext:value-type="string">
            <text:p>Nm3 CH4 / tMO</text:p>
          </table:table-cell>
          <table:table-cell table:style-name="ce2" office:value-type="string" calcext:value-type="string">
            <text:p><text:span text:style-name="T1">Chaleur </text:span><text:span text:style-name="T2">spécifique</text:span></text:p>
          </table:table-cell>
          <table:table-cell table:style-name="ce2" office:value-type="string" calcext:value-type="string">
            <text:p>%H2O</text:p>
          </table:table-cell>
          <table:table-cell table:style-name="ce8" office:value-type="string" calcext:value-type="string">
            <text:p>Nm3 CH4 / kgMO</text:p>
          </table:table-cell>
          <table:table-cell table:style-name="ce11" office:value-type="string" calcext:value-type="string">
            <text:p>%MOD</text:p>
          </table:table-cell>
          <table:table-cell table:style-name="ce11" office:value-type="string" calcext:value-type="string">
            <text:p>kg MO</text:p>
          </table:table-cell>
          <table:table-cell table:style-name="ce8" office:value-type="string" calcext:value-type="string">
            <text:p>Nm3 BG / kgMO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Dejection humaine</text:p>
          </table:table-cell>
          <table:table-cell table:style-name="ce4" table:formula="of:=0.2*4*365" office:value-type="float" office:value="292" calcext:value-type="float">
            <text:p>292 kg</text:p>
          </table:table-cell>
          <table:table-cell table:style-name="ce5" office:value-type="percentage" office:value="0.22" calcext:value-type="percentage">
            <text:p>22 %</text:p>
          </table:table-cell>
          <table:table-cell table:style-name="ce5" office:value-type="percentage" office:value="0.85" calcext:value-type="percentage">
            <text:p>85 %</text:p>
          </table:table-cell>
          <table:table-cell table:style-name="ce5" office:value-type="percentage" office:value="0.55" calcext:value-type="percentage">
            <text:p>55 %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3300" calcext:value-type="float">
            <text:p>3 300</text:p>
          </table:table-cell>
          <table:table-cell table:style-name="ce5" office:value-type="percentage" office:value="0.06" calcext:value-type="percentage">
            <text:p>6 %</text:p>
          </table:table-cell>
          <table:table-cell table:style-name="ce9" table:formula="of:=[$Intrants.$F3]/1000" office:value-type="float" office:value="0.22" calcext:value-type="float">
            <text:p>2,20E-01</text:p>
          </table:table-cell>
          <table:table-cell table:style-name="ce12" table:formula="of:=IFERROR( ((101325/(8.314*273.15))*( ([$Intrants.$I3]*([$Intrants.$B3]*[$Intrants.$C3]*[$Intrants.$D3]))*((12+4*1)/1000)+ ([$Intrants.$I3]*([$Intrants.$B3]*[$Intrants.$C3]*[$Intrants.$D3]))/[$Intrants.$E3]*([$Intrants.$H3])*((2*1+16)/1000)+ ([$Intrants.$I3]*([$Intrants.$B3]*[$Intrants.$C3]*[$Intrants.$D3]))/[$Intrants.$E3]*(1-[$Intrants.$E3]-[$Intrants.$H3])*((12+2*16)/1000) )) /([$Intrants.$B3]*[$Intrants.$C3]*[$Intrants.$D3]);0.00001)" office:value-type="percentage" office:value="0.482583052318942" calcext:value-type="percentage">
            <text:p>48 %</text:p>
          </table:table-cell>
          <table:table-cell table:style-name="ce13" table:formula="of:=[$Intrants.$B3]*[$Intrants.$C3]*[$Intrants.$D3]" office:value-type="float" office:value="54.604" calcext:value-type="float">
            <text:p>55</text:p>
          </table:table-cell>
          <table:table-cell table:style-name="ce9" table:formula="of:=IF([$Intrants.$A3]=&quot;&quot;;0;IF([$Intrants.$E3]=0;0;[$Intrants.$I3]/[$Intrants.$E3]))" office:value-type="float" office:value="0.4" calcext:value-type="float">
            <text:p>4,00E-01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Epluchure</text:p>
          </table:table-cell>
          <table:table-cell table:style-name="ce4" table:formula="of:=0.1*4*365" office:value-type="float" office:value="146" calcext:value-type="float">
            <text:p>146 kg</text:p>
          </table:table-cell>
          <table:table-cell table:style-name="ce5" office:value-type="percentage" office:value="0.22" calcext:value-type="percentage">
            <text:p>22 %</text:p>
          </table:table-cell>
          <table:table-cell table:style-name="ce5" office:value-type="percentage" office:value="0.85" calcext:value-type="percentage">
            <text:p>85 %</text:p>
          </table:table-cell>
          <table:table-cell table:style-name="ce5" office:value-type="percentage" office:value="0.55" calcext:value-type="percentage">
            <text:p>55 %</text:p>
          </table:table-cell>
          <table:table-cell table:style-name="ce6" office:value-type="float" office:value="220" calcext:value-type="float">
            <text:p>220</text:p>
          </table:table-cell>
          <table:table-cell table:style-name="ce7" office:value-type="float" office:value="3300" calcext:value-type="float">
            <text:p>3 300</text:p>
          </table:table-cell>
          <table:table-cell table:style-name="ce5" office:value-type="percentage" office:value="0.06" calcext:value-type="percentage">
            <text:p>6 %</text:p>
          </table:table-cell>
          <table:table-cell table:style-name="ce9" table:formula="of:=[$Intrants.$F4]/1000" office:value-type="float" office:value="0.22" calcext:value-type="float">
            <text:p>2,20E-01</text:p>
          </table:table-cell>
          <table:table-cell table:style-name="ce12" table:formula="of:=IFERROR( ((101325/(8.314*273.15))*( ([$Intrants.$I4]*([$Intrants.$B4]*[$Intrants.$C4]*[$Intrants.$D4]))*((12+4*1)/1000)+ ([$Intrants.$I4]*([$Intrants.$B4]*[$Intrants.$C4]*[$Intrants.$D4]))/[$Intrants.$E4]*([$Intrants.$H4])*((2*1+16)/1000)+ ([$Intrants.$I4]*([$Intrants.$B4]*[$Intrants.$C4]*[$Intrants.$D4]))/[$Intrants.$E4]*(1-[$Intrants.$E4]-[$Intrants.$H4])*((12+2*16)/1000) )) /([$Intrants.$B4]*[$Intrants.$C4]*[$Intrants.$D4]);0.00001)" office:value-type="percentage" office:value="0.482583052318942" calcext:value-type="percentage">
            <text:p>48 %</text:p>
          </table:table-cell>
          <table:table-cell table:style-name="ce13" table:formula="of:=[$Intrants.$B4]*[$Intrants.$C4]*[$Intrants.$D4]" office:value-type="float" office:value="27.302" calcext:value-type="float">
            <text:p>27</text:p>
          </table:table-cell>
          <table:table-cell table:style-name="ce9" table:formula="of:=IF([$Intrants.$A4]=&quot;&quot;;0;IF([$Intrants.$E4]=0;0;[$Intrants.$I4]/[$Intrants.$E4]))" office:value-type="float" office:value="0.4" calcext:value-type="float">
            <text:p>4,00E-01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Eaux usées</text:p>
          </table:table-cell>
          <table:table-cell table:style-name="ce4" table:formula="of:=SUM([.B3:.B4])" office:value-type="float" office:value="438" calcext:value-type="float">
            <text:p>438 kg</text:p>
          </table:table-cell>
          <table:table-cell table:number-columns-repeated="3" table:style-name="ce5" office:value-type="percentage" office:value="0" calcext:value-type="percentage">
            <text:p>0 %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180" calcext:value-type="float">
            <text:p>4 180</text:p>
          </table:table-cell>
          <table:table-cell table:style-name="ce5" office:value-type="percentage" office:value="1" calcext:value-type="percentage">
            <text:p>100 %</text:p>
          </table:table-cell>
          <table:table-cell table:style-name="ce9" table:formula="of:=[$Intrants.$F5]/1000" office:value-type="float" office:value="0" calcext:value-type="float">
            <text:p>0,00E+00</text:p>
          </table:table-cell>
          <table:table-cell table:style-name="ce12" table:formula="of:=IFERROR( ((101325/(8.314*273.15))*( ([$Intrants.$I5]*([$Intrants.$B5]*[$Intrants.$C5]*[$Intrants.$D5]))*((12+4*1)/1000)+ ([$Intrants.$I5]*([$Intrants.$B5]*[$Intrants.$C5]*[$Intrants.$D5]))/[$Intrants.$E5]*([$Intrants.$H5])*((2*1+16)/1000)+ ([$Intrants.$I5]*([$Intrants.$B5]*[$Intrants.$C5]*[$Intrants.$D5]))/[$Intrants.$E5]*(1-[$Intrants.$E5]-[$Intrants.$H5])*((12+2*16)/1000) )) /([$Intrants.$B5]*[$Intrants.$C5]*[$Intrants.$D5]);0.00001)" office:value-type="percentage" office:value="0.00001" calcext:value-type="percentage">
            <text:p>0 %</text:p>
          </table:table-cell>
          <table:table-cell table:style-name="ce13" table:formula="of:=[$Intrants.$B5]*[$Intrants.$C5]*[$Intrants.$D5]" office:value-type="float" office:value="0" calcext:value-type="float">
            <text:p>0</text:p>
          </table:table-cell>
          <table:table-cell table:style-name="ce9" table:formula="of:=IF([$Intrants.$A5]=&quot;&quot;;0;IF([$Intrants.$E5]=0;0;[$Intrants.$I5]/[$Intrants.$E5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6]/1000" office:value-type="float" office:value="0" calcext:value-type="float">
            <text:p>0,00E+00</text:p>
          </table:table-cell>
          <table:table-cell table:style-name="ce12" table:formula="of:=IFERROR( ((101325/(8.314*273.15))*( ([$Intrants.$I6]*([$Intrants.$B6]*[$Intrants.$C6]*[$Intrants.$D6]))*((12+4*1)/1000)+ ([$Intrants.$I6]*([$Intrants.$B6]*[$Intrants.$C6]*[$Intrants.$D6]))/[$Intrants.$E6]*([$Intrants.$H6])*((2*1+16)/1000)+ ([$Intrants.$I6]*([$Intrants.$B6]*[$Intrants.$C6]*[$Intrants.$D6]))/[$Intrants.$E6]*(1-[$Intrants.$E6]-[$Intrants.$H6])*((12+2*16)/1000) )) /([$Intrants.$B6]*[$Intrants.$C6]*[$Intrants.$D6]);0.00001)" office:value-type="percentage" office:value="0.00001" calcext:value-type="percentage">
            <text:p>0 %</text:p>
          </table:table-cell>
          <table:table-cell table:style-name="ce13" table:formula="of:=[$Intrants.$B6]*[$Intrants.$C6]*[$Intrants.$D6]" office:value-type="float" office:value="0" calcext:value-type="float">
            <text:p>0</text:p>
          </table:table-cell>
          <table:table-cell table:style-name="ce9" table:formula="of:=IF([$Intrants.$A6]=&quot;&quot;;0;IF([$Intrants.$E6]=0;0;[$Intrants.$I6]/[$Intrants.$E6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7]/1000" office:value-type="float" office:value="0" calcext:value-type="float">
            <text:p>0,00E+00</text:p>
          </table:table-cell>
          <table:table-cell table:style-name="ce12" table:formula="of:=IFERROR( ((101325/(8.314*273.15))*( ([$Intrants.$I7]*([$Intrants.$B7]*[$Intrants.$C7]*[$Intrants.$D7]))*((12+4*1)/1000)+ ([$Intrants.$I7]*([$Intrants.$B7]*[$Intrants.$C7]*[$Intrants.$D7]))/[$Intrants.$E7]*([$Intrants.$H7])*((2*1+16)/1000)+ ([$Intrants.$I7]*([$Intrants.$B7]*[$Intrants.$C7]*[$Intrants.$D7]))/[$Intrants.$E7]*(1-[$Intrants.$E7]-[$Intrants.$H7])*((12+2*16)/1000) )) /([$Intrants.$B7]*[$Intrants.$C7]*[$Intrants.$D7]);0.00001)" office:value-type="percentage" office:value="0.00001" calcext:value-type="percentage">
            <text:p>0 %</text:p>
          </table:table-cell>
          <table:table-cell table:style-name="ce13" table:formula="of:=[$Intrants.$B7]*[$Intrants.$C7]*[$Intrants.$D7]" office:value-type="float" office:value="0" calcext:value-type="float">
            <text:p>0</text:p>
          </table:table-cell>
          <table:table-cell table:style-name="ce9" table:formula="of:=IF([$Intrants.$A7]=&quot;&quot;;0;IF([$Intrants.$E7]=0;0;[$Intrants.$I7]/[$Intrants.$E7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8]/1000" office:value-type="float" office:value="0" calcext:value-type="float">
            <text:p>0,00E+00</text:p>
          </table:table-cell>
          <table:table-cell table:style-name="ce12" table:formula="of:=IFERROR( ((101325/(8.314*273.15))*( ([$Intrants.$I8]*([$Intrants.$B8]*[$Intrants.$C8]*[$Intrants.$D8]))*((12+4*1)/1000)+ ([$Intrants.$I8]*([$Intrants.$B8]*[$Intrants.$C8]*[$Intrants.$D8]))/[$Intrants.$E8]*([$Intrants.$H8])*((2*1+16)/1000)+ ([$Intrants.$I8]*([$Intrants.$B8]*[$Intrants.$C8]*[$Intrants.$D8]))/[$Intrants.$E8]*(1-[$Intrants.$E8]-[$Intrants.$H8])*((12+2*16)/1000) )) /([$Intrants.$B8]*[$Intrants.$C8]*[$Intrants.$D8]);0.00001)" office:value-type="percentage" office:value="0.00001" calcext:value-type="percentage">
            <text:p>0 %</text:p>
          </table:table-cell>
          <table:table-cell table:style-name="ce13" table:formula="of:=[$Intrants.$B8]*[$Intrants.$C8]*[$Intrants.$D8]" office:value-type="float" office:value="0" calcext:value-type="float">
            <text:p>0</text:p>
          </table:table-cell>
          <table:table-cell table:style-name="ce9" table:formula="of:=IF([$Intrants.$A8]=&quot;&quot;;0;IF([$Intrants.$E8]=0;0;[$Intrants.$I8]/[$Intrants.$E8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9]/1000" office:value-type="float" office:value="0" calcext:value-type="float">
            <text:p>0,00E+00</text:p>
          </table:table-cell>
          <table:table-cell table:style-name="ce12" table:formula="of:=IFERROR( ((101325/(8.314*273.15))*( ([$Intrants.$I9]*([$Intrants.$B9]*[$Intrants.$C9]*[$Intrants.$D9]))*((12+4*1)/1000)+ ([$Intrants.$I9]*([$Intrants.$B9]*[$Intrants.$C9]*[$Intrants.$D9]))/[$Intrants.$E9]*([$Intrants.$H9])*((2*1+16)/1000)+ ([$Intrants.$I9]*([$Intrants.$B9]*[$Intrants.$C9]*[$Intrants.$D9]))/[$Intrants.$E9]*(1-[$Intrants.$E9]-[$Intrants.$H9])*((12+2*16)/1000) )) /([$Intrants.$B9]*[$Intrants.$C9]*[$Intrants.$D9]);0.00001)" office:value-type="percentage" office:value="0.00001" calcext:value-type="percentage">
            <text:p>0 %</text:p>
          </table:table-cell>
          <table:table-cell table:style-name="ce13" table:formula="of:=[$Intrants.$B9]*[$Intrants.$C9]*[$Intrants.$D9]" office:value-type="float" office:value="0" calcext:value-type="float">
            <text:p>0</text:p>
          </table:table-cell>
          <table:table-cell table:style-name="ce9" table:formula="of:=IF([$Intrants.$A9]=&quot;&quot;;0;IF([$Intrants.$E9]=0;0;[$Intrants.$I9]/[$Intrants.$E9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0]/1000" office:value-type="float" office:value="0" calcext:value-type="float">
            <text:p>0,00E+00</text:p>
          </table:table-cell>
          <table:table-cell table:style-name="ce12" table:formula="of:=IFERROR( ((101325/(8.314*273.15))*( ([$Intrants.$I10]*([$Intrants.$B10]*[$Intrants.$C10]*[$Intrants.$D10]))*((12+4*1)/1000)+ ([$Intrants.$I10]*([$Intrants.$B10]*[$Intrants.$C10]*[$Intrants.$D10]))/[$Intrants.$E10]*([$Intrants.$H10])*((2*1+16)/1000)+ ([$Intrants.$I10]*([$Intrants.$B10]*[$Intrants.$C10]*[$Intrants.$D10]))/[$Intrants.$E10]*(1-[$Intrants.$E10]-[$Intrants.$H10])*((12+2*16)/1000) )) /([$Intrants.$B10]*[$Intrants.$C10]*[$Intrants.$D10]);0.00001)" office:value-type="percentage" office:value="0.00001" calcext:value-type="percentage">
            <text:p>0 %</text:p>
          </table:table-cell>
          <table:table-cell table:style-name="ce13" table:formula="of:=[$Intrants.$B10]*[$Intrants.$C10]*[$Intrants.$D10]" office:value-type="float" office:value="0" calcext:value-type="float">
            <text:p>0</text:p>
          </table:table-cell>
          <table:table-cell table:style-name="ce9" table:formula="of:=IF([$Intrants.$A10]=&quot;&quot;;0;IF([$Intrants.$E10]=0;0;[$Intrants.$I10]/[$Intrants.$E10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1]/1000" office:value-type="float" office:value="0" calcext:value-type="float">
            <text:p>0,00E+00</text:p>
          </table:table-cell>
          <table:table-cell table:style-name="ce12" table:formula="of:=IFERROR( ((101325/(8.314*273.15))*( ([$Intrants.$I11]*([$Intrants.$B11]*[$Intrants.$C11]*[$Intrants.$D11]))*((12+4*1)/1000)+ ([$Intrants.$I11]*([$Intrants.$B11]*[$Intrants.$C11]*[$Intrants.$D11]))/[$Intrants.$E11]*([$Intrants.$H11])*((2*1+16)/1000)+ ([$Intrants.$I11]*([$Intrants.$B11]*[$Intrants.$C11]*[$Intrants.$D11]))/[$Intrants.$E11]*(1-[$Intrants.$E11]-[$Intrants.$H11])*((12+2*16)/1000) )) /([$Intrants.$B11]*[$Intrants.$C11]*[$Intrants.$D11]);0.00001)" office:value-type="percentage" office:value="0.00001" calcext:value-type="percentage">
            <text:p>0 %</text:p>
          </table:table-cell>
          <table:table-cell table:style-name="ce13" table:formula="of:=[$Intrants.$B11]*[$Intrants.$C11]*[$Intrants.$D11]" office:value-type="float" office:value="0" calcext:value-type="float">
            <text:p>0</text:p>
          </table:table-cell>
          <table:table-cell table:style-name="ce9" table:formula="of:=IF([$Intrants.$A11]=&quot;&quot;;0;IF([$Intrants.$E11]=0;0;[$Intrants.$I11]/[$Intrants.$E11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2]/1000" office:value-type="float" office:value="0" calcext:value-type="float">
            <text:p>0,00E+00</text:p>
          </table:table-cell>
          <table:table-cell table:style-name="ce12" table:formula="of:=IFERROR( ((101325/(8.314*273.15))*( ([$Intrants.$I12]*([$Intrants.$B12]*[$Intrants.$C12]*[$Intrants.$D12]))*((12+4*1)/1000)+ ([$Intrants.$I12]*([$Intrants.$B12]*[$Intrants.$C12]*[$Intrants.$D12]))/[$Intrants.$E12]*([$Intrants.$H12])*((2*1+16)/1000)+ ([$Intrants.$I12]*([$Intrants.$B12]*[$Intrants.$C12]*[$Intrants.$D12]))/[$Intrants.$E12]*(1-[$Intrants.$E12]-[$Intrants.$H12])*((12+2*16)/1000) )) /([$Intrants.$B12]*[$Intrants.$C12]*[$Intrants.$D12]);0.00001)" office:value-type="percentage" office:value="0.00001" calcext:value-type="percentage">
            <text:p>0 %</text:p>
          </table:table-cell>
          <table:table-cell table:style-name="ce13" table:formula="of:=[$Intrants.$B12]*[$Intrants.$C12]*[$Intrants.$D12]" office:value-type="float" office:value="0" calcext:value-type="float">
            <text:p>0</text:p>
          </table:table-cell>
          <table:table-cell table:style-name="ce9" table:formula="of:=IF([$Intrants.$A12]=&quot;&quot;;0;IF([$Intrants.$E12]=0;0;[$Intrants.$I12]/[$Intrants.$E12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3]/1000" office:value-type="float" office:value="0" calcext:value-type="float">
            <text:p>0,00E+00</text:p>
          </table:table-cell>
          <table:table-cell table:style-name="ce12" table:formula="of:=IFERROR( ((101325/(8.314*273.15))*( ([$Intrants.$I13]*([$Intrants.$B13]*[$Intrants.$C13]*[$Intrants.$D13]))*((12+4*1)/1000)+ ([$Intrants.$I13]*([$Intrants.$B13]*[$Intrants.$C13]*[$Intrants.$D13]))/[$Intrants.$E13]*([$Intrants.$H13])*((2*1+16)/1000)+ ([$Intrants.$I13]*([$Intrants.$B13]*[$Intrants.$C13]*[$Intrants.$D13]))/[$Intrants.$E13]*(1-[$Intrants.$E13]-[$Intrants.$H13])*((12+2*16)/1000) )) /([$Intrants.$B13]*[$Intrants.$C13]*[$Intrants.$D13]);0.00001)" office:value-type="percentage" office:value="0.00001" calcext:value-type="percentage">
            <text:p>0 %</text:p>
          </table:table-cell>
          <table:table-cell table:style-name="ce13" table:formula="of:=[$Intrants.$B13]*[$Intrants.$C13]*[$Intrants.$D13]" office:value-type="float" office:value="0" calcext:value-type="float">
            <text:p>0</text:p>
          </table:table-cell>
          <table:table-cell table:style-name="ce9" table:formula="of:=IF([$Intrants.$A13]=&quot;&quot;;0;IF([$Intrants.$E13]=0;0;[$Intrants.$I13]/[$Intrants.$E13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4]/1000" office:value-type="float" office:value="0" calcext:value-type="float">
            <text:p>0,00E+00</text:p>
          </table:table-cell>
          <table:table-cell table:style-name="ce12" table:formula="of:=IFERROR( ((101325/(8.314*273.15))*( ([$Intrants.$I14]*([$Intrants.$B14]*[$Intrants.$C14]*[$Intrants.$D14]))*((12+4*1)/1000)+ ([$Intrants.$I14]*([$Intrants.$B14]*[$Intrants.$C14]*[$Intrants.$D14]))/[$Intrants.$E14]*([$Intrants.$H14])*((2*1+16)/1000)+ ([$Intrants.$I14]*([$Intrants.$B14]*[$Intrants.$C14]*[$Intrants.$D14]))/[$Intrants.$E14]*(1-[$Intrants.$E14]-[$Intrants.$H14])*((12+2*16)/1000) )) /([$Intrants.$B14]*[$Intrants.$C14]*[$Intrants.$D14]);0.00001)" office:value-type="percentage" office:value="0.00001" calcext:value-type="percentage">
            <text:p>0 %</text:p>
          </table:table-cell>
          <table:table-cell table:style-name="ce13" table:formula="of:=[$Intrants.$B14]*[$Intrants.$C14]*[$Intrants.$D14]" office:value-type="float" office:value="0" calcext:value-type="float">
            <text:p>0</text:p>
          </table:table-cell>
          <table:table-cell table:style-name="ce9" table:formula="of:=IF([$Intrants.$A14]=&quot;&quot;;0;IF([$Intrants.$E14]=0;0;[$Intrants.$I14]/[$Intrants.$E14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5]/1000" office:value-type="float" office:value="0" calcext:value-type="float">
            <text:p>0,00E+00</text:p>
          </table:table-cell>
          <table:table-cell table:style-name="ce12" table:formula="of:=IFERROR( ((101325/(8.314*273.15))*( ([$Intrants.$I15]*([$Intrants.$B15]*[$Intrants.$C15]*[$Intrants.$D15]))*((12+4*1)/1000)+ ([$Intrants.$I15]*([$Intrants.$B15]*[$Intrants.$C15]*[$Intrants.$D15]))/[$Intrants.$E15]*([$Intrants.$H15])*((2*1+16)/1000)+ ([$Intrants.$I15]*([$Intrants.$B15]*[$Intrants.$C15]*[$Intrants.$D15]))/[$Intrants.$E15]*(1-[$Intrants.$E15]-[$Intrants.$H15])*((12+2*16)/1000) )) /([$Intrants.$B15]*[$Intrants.$C15]*[$Intrants.$D15]);0.00001)" office:value-type="percentage" office:value="0.00001" calcext:value-type="percentage">
            <text:p>0 %</text:p>
          </table:table-cell>
          <table:table-cell table:style-name="ce13" table:formula="of:=[$Intrants.$B15]*[$Intrants.$C15]*[$Intrants.$D15]" office:value-type="float" office:value="0" calcext:value-type="float">
            <text:p>0</text:p>
          </table:table-cell>
          <table:table-cell table:style-name="ce9" table:formula="of:=IF([$Intrants.$A15]=&quot;&quot;;0;IF([$Intrants.$E15]=0;0;[$Intrants.$I15]/[$Intrants.$E15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6]/1000" office:value-type="float" office:value="0" calcext:value-type="float">
            <text:p>0,00E+00</text:p>
          </table:table-cell>
          <table:table-cell table:style-name="ce12" table:formula="of:=IFERROR( ((101325/(8.314*273.15))*( ([$Intrants.$I16]*([$Intrants.$B16]*[$Intrants.$C16]*[$Intrants.$D16]))*((12+4*1)/1000)+ ([$Intrants.$I16]*([$Intrants.$B16]*[$Intrants.$C16]*[$Intrants.$D16]))/[$Intrants.$E16]*([$Intrants.$H16])*((2*1+16)/1000)+ ([$Intrants.$I16]*([$Intrants.$B16]*[$Intrants.$C16]*[$Intrants.$D16]))/[$Intrants.$E16]*(1-[$Intrants.$E16]-[$Intrants.$H16])*((12+2*16)/1000) )) /([$Intrants.$B16]*[$Intrants.$C16]*[$Intrants.$D16]);0.00001)" office:value-type="percentage" office:value="0.00001" calcext:value-type="percentage">
            <text:p>0 %</text:p>
          </table:table-cell>
          <table:table-cell table:style-name="ce13" table:formula="of:=[$Intrants.$B16]*[$Intrants.$C16]*[$Intrants.$D16]" office:value-type="float" office:value="0" calcext:value-type="float">
            <text:p>0</text:p>
          </table:table-cell>
          <table:table-cell table:style-name="ce9" table:formula="of:=IF([$Intrants.$A16]=&quot;&quot;;0;IF([$Intrants.$E16]=0;0;[$Intrants.$I16]/[$Intrants.$E16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7]/1000" office:value-type="float" office:value="0" calcext:value-type="float">
            <text:p>0,00E+00</text:p>
          </table:table-cell>
          <table:table-cell table:style-name="ce12" table:formula="of:=IFERROR( ((101325/(8.314*273.15))*( ([$Intrants.$I17]*([$Intrants.$B17]*[$Intrants.$C17]*[$Intrants.$D17]))*((12+4*1)/1000)+ ([$Intrants.$I17]*([$Intrants.$B17]*[$Intrants.$C17]*[$Intrants.$D17]))/[$Intrants.$E17]*([$Intrants.$H17])*((2*1+16)/1000)+ ([$Intrants.$I17]*([$Intrants.$B17]*[$Intrants.$C17]*[$Intrants.$D17]))/[$Intrants.$E17]*(1-[$Intrants.$E17]-[$Intrants.$H17])*((12+2*16)/1000) )) /([$Intrants.$B17]*[$Intrants.$C17]*[$Intrants.$D17]);0.00001)" office:value-type="percentage" office:value="0.00001" calcext:value-type="percentage">
            <text:p>0 %</text:p>
          </table:table-cell>
          <table:table-cell table:style-name="ce13" table:formula="of:=[$Intrants.$B17]*[$Intrants.$C17]*[$Intrants.$D17]" office:value-type="float" office:value="0" calcext:value-type="float">
            <text:p>0</text:p>
          </table:table-cell>
          <table:table-cell table:style-name="ce9" table:formula="of:=IF([$Intrants.$A17]=&quot;&quot;;0;IF([$Intrants.$E17]=0;0;[$Intrants.$I17]/[$Intrants.$E17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8]/1000" office:value-type="float" office:value="0" calcext:value-type="float">
            <text:p>0,00E+00</text:p>
          </table:table-cell>
          <table:table-cell table:style-name="ce12" table:formula="of:=IFERROR( ((101325/(8.314*273.15))*( ([$Intrants.$I18]*([$Intrants.$B18]*[$Intrants.$C18]*[$Intrants.$D18]))*((12+4*1)/1000)+ ([$Intrants.$I18]*([$Intrants.$B18]*[$Intrants.$C18]*[$Intrants.$D18]))/[$Intrants.$E18]*([$Intrants.$H18])*((2*1+16)/1000)+ ([$Intrants.$I18]*([$Intrants.$B18]*[$Intrants.$C18]*[$Intrants.$D18]))/[$Intrants.$E18]*(1-[$Intrants.$E18]-[$Intrants.$H18])*((12+2*16)/1000) )) /([$Intrants.$B18]*[$Intrants.$C18]*[$Intrants.$D18]);0.00001)" office:value-type="percentage" office:value="0.00001" calcext:value-type="percentage">
            <text:p>0 %</text:p>
          </table:table-cell>
          <table:table-cell table:style-name="ce13" table:formula="of:=[$Intrants.$B18]*[$Intrants.$C18]*[$Intrants.$D18]" office:value-type="float" office:value="0" calcext:value-type="float">
            <text:p>0</text:p>
          </table:table-cell>
          <table:table-cell table:style-name="ce9" table:formula="of:=IF([$Intrants.$A18]=&quot;&quot;;0;IF([$Intrants.$E18]=0;0;[$Intrants.$I18]/[$Intrants.$E18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19]/1000" office:value-type="float" office:value="0" calcext:value-type="float">
            <text:p>0,00E+00</text:p>
          </table:table-cell>
          <table:table-cell table:style-name="ce12" table:formula="of:=IFERROR( ((101325/(8.314*273.15))*( ([$Intrants.$I19]*([$Intrants.$B19]*[$Intrants.$C19]*[$Intrants.$D19]))*((12+4*1)/1000)+ ([$Intrants.$I19]*([$Intrants.$B19]*[$Intrants.$C19]*[$Intrants.$D19]))/[$Intrants.$E19]*([$Intrants.$H19])*((2*1+16)/1000)+ ([$Intrants.$I19]*([$Intrants.$B19]*[$Intrants.$C19]*[$Intrants.$D19]))/[$Intrants.$E19]*(1-[$Intrants.$E19]-[$Intrants.$H19])*((12+2*16)/1000) )) /([$Intrants.$B19]*[$Intrants.$C19]*[$Intrants.$D19]);0.00001)" office:value-type="percentage" office:value="0.00001" calcext:value-type="percentage">
            <text:p>0 %</text:p>
          </table:table-cell>
          <table:table-cell table:style-name="ce13" table:formula="of:=[$Intrants.$B19]*[$Intrants.$C19]*[$Intrants.$D19]" office:value-type="float" office:value="0" calcext:value-type="float">
            <text:p>0</text:p>
          </table:table-cell>
          <table:table-cell table:style-name="ce9" table:formula="of:=IF([$Intrants.$A19]=&quot;&quot;;0;IF([$Intrants.$E19]=0;0;[$Intrants.$I19]/[$Intrants.$E19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3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20]/1000" office:value-type="float" office:value="0" calcext:value-type="float">
            <text:p>0,00E+00</text:p>
          </table:table-cell>
          <table:table-cell table:style-name="ce12" table:formula="of:=IFERROR( ((101325/(8.314*273.15))*( ([$Intrants.$I20]*([$Intrants.$B20]*[$Intrants.$C20]*[$Intrants.$D20]))*((12+4*1)/1000)+ ([$Intrants.$I20]*([$Intrants.$B20]*[$Intrants.$C20]*[$Intrants.$D20]))/[$Intrants.$E20]*([$Intrants.$H20])*((2*1+16)/1000)+ ([$Intrants.$I20]*([$Intrants.$B20]*[$Intrants.$C20]*[$Intrants.$D20]))/[$Intrants.$E20]*(1-[$Intrants.$E20]-[$Intrants.$H20])*((12+2*16)/1000) )) /([$Intrants.$B20]*[$Intrants.$C20]*[$Intrants.$D20]);0.00001)" office:value-type="percentage" office:value="0.00001" calcext:value-type="percentage">
            <text:p>0 %</text:p>
          </table:table-cell>
          <table:table-cell table:style-name="ce13" table:formula="of:=[$Intrants.$B20]*[$Intrants.$C20]*[$Intrants.$D20]" office:value-type="float" office:value="0" calcext:value-type="float">
            <text:p>0</text:p>
          </table:table-cell>
          <table:table-cell table:style-name="ce9" table:formula="of:=IF([$Intrants.$A20]=&quot;&quot;;0;IF([$Intrants.$E20]=0;0;[$Intrants.$I20]/[$Intrants.$E20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21]/1000" office:value-type="float" office:value="0" calcext:value-type="float">
            <text:p>0,00E+00</text:p>
          </table:table-cell>
          <table:table-cell table:style-name="ce12" table:formula="of:=IFERROR( ((101325/(8.314*273.15))*( ([$Intrants.$I21]*([$Intrants.$B21]*[$Intrants.$C21]*[$Intrants.$D21]))*((12+4*1)/1000)+ ([$Intrants.$I21]*([$Intrants.$B21]*[$Intrants.$C21]*[$Intrants.$D21]))/[$Intrants.$E21]*([$Intrants.$H21])*((2*1+16)/1000)+ ([$Intrants.$I21]*([$Intrants.$B21]*[$Intrants.$C21]*[$Intrants.$D21]))/[$Intrants.$E21]*(1-[$Intrants.$E21]-[$Intrants.$H21])*((12+2*16)/1000) )) /([$Intrants.$B21]*[$Intrants.$C21]*[$Intrants.$D21]);0.00001)" office:value-type="percentage" office:value="0.00001" calcext:value-type="percentage">
            <text:p>0 %</text:p>
          </table:table-cell>
          <table:table-cell table:style-name="ce13" table:formula="of:=[$Intrants.$B21]*[$Intrants.$C21]*[$Intrants.$D21]" office:value-type="float" office:value="0" calcext:value-type="float">
            <text:p>0</text:p>
          </table:table-cell>
          <table:table-cell table:style-name="ce9" table:formula="of:=IF([$Intrants.$A21]=&quot;&quot;;0;IF([$Intrants.$E21]=0;0;[$Intrants.$I21]/[$Intrants.$E21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4"/>
          <table:table-cell table:style-name="ce5" table:number-columns-repeated="3"/>
          <table:table-cell/>
          <table:table-cell table:style-name="ce7"/>
          <table:table-cell table:style-name="ce5"/>
          <table:table-cell table:style-name="ce9" table:formula="of:=[$Intrants.$F22]/1000" office:value-type="float" office:value="0" calcext:value-type="float">
            <text:p>0,00E+00</text:p>
          </table:table-cell>
          <table:table-cell table:style-name="ce12" table:formula="of:=IFERROR( ((101325/(8.314*273.15))*( ([$Intrants.$I22]*([$Intrants.$B22]*[$Intrants.$C22]*[$Intrants.$D22]))*((12+4*1)/1000)+ ([$Intrants.$I22]*([$Intrants.$B22]*[$Intrants.$C22]*[$Intrants.$D22]))/[$Intrants.$E22]*([$Intrants.$H22])*((2*1+16)/1000)+ ([$Intrants.$I22]*([$Intrants.$B22]*[$Intrants.$C22]*[$Intrants.$D22]))/[$Intrants.$E22]*(1-[$Intrants.$E22]-[$Intrants.$H22])*((12+2*16)/1000) )) /([$Intrants.$B22]*[$Intrants.$C22]*[$Intrants.$D22]);0.00001)" office:value-type="percentage" office:value="0.00001" calcext:value-type="percentage">
            <text:p>0 %</text:p>
          </table:table-cell>
          <table:table-cell table:style-name="ce13" table:formula="of:=[$Intrants.$B22]*[$Intrants.$C22]*[$Intrants.$D22]" office:value-type="float" office:value="0" calcext:value-type="float">
            <text:p>0</text:p>
          </table:table-cell>
          <table:table-cell table:style-name="ce9" table:formula="of:=IF([$Intrants.$A22]=&quot;&quot;;0;IF([$Intrants.$E22]=0;0;[$Intrants.$I22]/[$Intrants.$E22]))" office:value-type="float" office:value="0" calcext:value-type="float">
            <text:p>0,00E+00</text:p>
          </table:table-cell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20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4" table:visibility="collapse">
          <table:table-cell table:number-columns-repeated="8"/>
          <table:table-cell table:style-name="ce10"/>
          <table:table-cell table:number-columns-repeated="2"/>
          <table:table-cell table:style-name="ce14"/>
          <table:table-cell table:number-columns-repeated="52"/>
        </table:table-row>
        <table:table-row table:style-name="ro4" table:visibility="collapse" table:number-rows-repeated="788"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52"/>
        </table:table-row>
        <table:table-row table:style-name="ro5" table:visibility="collapse" table:number-rows-repeated="1047575">
          <table:table-cell table:number-columns-repeated="64"/>
        </table:table-row>
        <table:table-row table:style-name="ro5" table:visibility="collapse">
          <table:table-cell table:number-columns-repeated="64"/>
        </table:table-row>
      </table:table>
      <table:table table:name="Digesteur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2" table:default-cell-style-name="Default"/>
        <table:table-column table:style-name="co7" table:number-columns-repeated="38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CARACTERISTIQUES DU DIGESTEUR</text:p>
          </table:table-cell>
          <table:covered-table-cell table:number-columns-repeated="3" table:style-name="ce1"/>
          <table:table-cell table:style-name="ce25" table:number-columns-repeated="22"/>
          <table:table-cell table:number-columns-repeated="38"/>
        </table:table-row>
        <table:table-row table:style-name="ro6">
          <table:table-cell table:style-name="ce1" office:value-type="string" calcext:value-type="string">
            <text:p>Informations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Unité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5" office:value-type="string" calcext:value-type="string">
            <text:p>Diamètre</text:p>
          </table:table-cell>
          <table:table-cell table:style-name="ce15"/>
          <table:table-cell table:style-name="ce28" office:value-type="float" office:value="50" calcext:value-type="float">
            <text:p>50</text:p>
          </table:table-cell>
          <table:table-cell table:style-name="ce15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>
            <text:p>Hauteur</text:p>
          </table:table-cell>
          <table:table-cell table:style-name="ce16"/>
          <table:table-cell table:style-name="ce29" office:value-type="float" office:value="70" calcext:value-type="float">
            <text:p>70</text:p>
          </table:table-cell>
          <table:table-cell table:style-name="ce16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>
            <text:p><text:span text:style-name="T1">Stockage biogaz </text:span><text:span text:style-name="T2">% du volume de digestion</text:span></text:p>
          </table:table-cell>
          <table:table-cell table:style-name="ce17"/>
          <table:table-cell table:style-name="ce30" office:value-type="float" office:value="10" calcext:value-type="float">
            <text:p>10</text:p>
          </table:table-cell>
          <table:table-cell table:style-name="ce17" office:value-type="string" calcext:value-type="string">
            <text:p>%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>
            <text:p><text:span text:style-name="T1">Production attendues</text:span><text:span text:style-name="T2"> % du BMP max</text:span></text:p>
          </table:table-cell>
          <table:table-cell table:style-name="ce17"/>
          <table:table-cell table:style-name="ce31" office:value-type="float" office:value="1" calcext:value-type="float">
            <text:p>1</text:p>
          </table:table-cell>
          <table:table-cell table:style-name="ce17" office:value-type="string" calcext:value-type="string">
            <text:p>%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>
            <text:p><text:span text:style-name="T1">Température </text:span><text:span text:style-name="T2">digestion</text:span></text:p>
          </table:table-cell>
          <table:table-cell table:style-name="ce16"/>
          <table:table-cell table:style-name="ce29" office:value-type="float" office:value="30" calcext:value-type="float">
            <text:p>30</text:p>
          </table:table-cell>
          <table:table-cell table:style-name="ce16" office:value-type="string" calcext:value-type="string">
            <text:p>°C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>
            <text:p><text:span text:style-name="T1">Température </text:span><text:span text:style-name="T2">ciel gazeux</text:span></text:p>
          </table:table-cell>
          <table:table-cell table:style-name="ce16"/>
          <table:table-cell table:style-name="ce29" table:formula="of:=[.C7]" office:value-type="float" office:value="30" calcext:value-type="float">
            <text:p>30</text:p>
          </table:table-cell>
          <table:table-cell table:style-name="ce16" office:value-type="string" calcext:value-type="string">
            <text:p>°C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>
            <text:p>Nombre d'heure de chauffe</text:p>
          </table:table-cell>
          <table:table-cell table:style-name="ce16"/>
          <table:table-cell table:style-name="ce29" office:value-type="float" office:value="24" calcext:value-type="float">
            <text:p>24</text:p>
          </table:table-cell>
          <table:table-cell table:style-name="ce16" office:value-type="string" calcext:value-type="string">
            <text:p>h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 table:number-columns-spanned="1" table:number-rows-spanned="3">
            <text:p><text:span text:style-name="T1">Epaisseur </text:span><text:span text:style-name="T2">paroi</text:span></text:p>
          </table:table-cell>
          <table:table-cell table:style-name="ce26" office:value-type="string" calcext:value-type="string">
            <text:p>Toiture</text:p>
          </table:table-cell>
          <table:table-cell table:style-name="ce29" office:value-type="float" office:value="0.5" calcext:value-type="float">
            <text:p>0,5</text:p>
          </table:table-cell>
          <table:table-cell table:style-name="ce26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covered-table-cell table:style-name="ce16"/>
          <table:table-cell table:style-name="ce27" office:value-type="string" calcext:value-type="string">
            <text:p>Mur</text:p>
          </table:table-cell>
          <table:table-cell table:style-name="ce29" office:value-type="float" office:value="0.5" calcext:value-type="float">
            <text:p>0,5</text:p>
          </table:table-cell>
          <table:table-cell table:style-name="ce27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covered-table-cell table:style-name="ce16"/>
          <table:table-cell table:style-name="ce27" office:value-type="string" calcext:value-type="string">
            <text:p>Sol</text:p>
          </table:table-cell>
          <table:table-cell table:style-name="ce29" office:value-type="float" office:value="0.5" calcext:value-type="float">
            <text:p>0,5</text:p>
          </table:table-cell>
          <table:table-cell table:style-name="ce27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7" office:value-type="string" calcext:value-type="string">
            <text:p><text:span text:style-name="T1">Conductivité </text:span><text:span text:style-name="T2">paroi</text:span></text:p>
          </table:table-cell>
          <table:table-cell table:style-name="ce17"/>
          <table:table-cell table:style-name="ce30" office:value-type="float" office:value="0.17" calcext:value-type="float">
            <text:p>0,17</text:p>
          </table:table-cell>
          <table:table-cell table:style-name="ce17" office:value-type="string" calcext:value-type="string">
            <text:p>W/(m/K)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6" office:value-type="string" calcext:value-type="string" table:number-columns-spanned="1" table:number-rows-spanned="3">
            <text:p><text:span text:style-name="T1">Epaisseur </text:span><text:span text:style-name="T2">isolant</text:span></text:p>
          </table:table-cell>
          <table:table-cell table:style-name="ce26" office:value-type="string" calcext:value-type="string">
            <text:p>Toiture</text:p>
          </table:table-cell>
          <table:table-cell table:style-name="ce29" table:content-validation-name="val1" office:value-type="float" office:value="5" calcext:value-type="float">
            <text:p>5</text:p>
          </table:table-cell>
          <table:table-cell table:style-name="ce26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covered-table-cell table:style-name="ce16"/>
          <table:table-cell table:style-name="ce27" office:value-type="string" calcext:value-type="string">
            <text:p>Mur</text:p>
          </table:table-cell>
          <table:table-cell table:style-name="ce30" table:content-validation-name="val1" office:value-type="float" office:value="15" calcext:value-type="float">
            <text:p>15</text:p>
          </table:table-cell>
          <table:table-cell table:style-name="ce27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covered-table-cell table:style-name="ce16"/>
          <table:table-cell table:style-name="ce27" office:value-type="string" calcext:value-type="string">
            <text:p>Sol</text:p>
          </table:table-cell>
          <table:table-cell table:style-name="ce30" table:content-validation-name="val1" office:value-type="float" office:value="15" calcext:value-type="float">
            <text:p>15</text:p>
          </table:table-cell>
          <table:table-cell table:style-name="ce27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8" office:value-type="string" calcext:value-type="string">
            <text:p><text:span text:style-name="T1">Conductivité </text:span><text:span text:style-name="T2">isolant</text:span></text:p>
          </table:table-cell>
          <table:table-cell table:style-name="ce18"/>
          <table:table-cell table:style-name="ce32" office:value-type="float" office:value="0.04" calcext:value-type="float">
            <text:p>0,04</text:p>
          </table:table-cell>
          <table:table-cell table:style-name="ce18" office:value-type="string" calcext:value-type="string">
            <text:p>W/(m/K)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9" office:value-type="string" calcext:value-type="string">
            <text:p><text:span text:style-name="T1">Hauteur </text:span><text:span text:style-name="T2">totale</text:span></text:p>
          </table:table-cell>
          <table:table-cell table:style-name="ce19"/>
          <table:table-cell table:style-name="ce33" table:formula="of:=[.C4]*(1+[.C5]/100)" office:value-type="float" office:value="77" calcext:value-type="float">
            <text:p><text:s/>77,0 </text:p>
          </table:table-cell>
          <table:table-cell table:style-name="ce19" office:value-type="string" calcext:value-type="string">
            <text:p>cm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0" office:value-type="string" calcext:value-type="string">
            <text:p><text:span text:style-name="T1">Volume de digestion </text:span><text:span text:style-name="T2">total</text:span></text:p>
          </table:table-cell>
          <table:table-cell table:style-name="ce20"/>
          <table:table-cell table:style-name="ce34" table:formula="of:=(PI()*([.C3]/2)^2*[.C4])*10^-6" office:value-type="float" office:value="0.137444678594553" calcext:value-type="float">
            <text:p><text:s/>0,137 </text:p>
          </table:table-cell>
          <table:table-cell table:style-name="ce20" office:value-type="string" calcext:value-type="string">
            <text:p>m3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0" office:value-type="string" calcext:value-type="string">
            <text:p><text:span text:style-name="T1">Volume de stockage </text:span><text:span text:style-name="T2">biogaz</text:span></text:p>
          </table:table-cell>
          <table:table-cell table:style-name="ce20"/>
          <table:table-cell table:style-name="ce34" table:formula="of:=[.C5]/100*[.C19]" office:value-type="float" office:value="0.0137444678594553" calcext:value-type="float">
            <text:p><text:s/>0,014 </text:p>
          </table:table-cell>
          <table:table-cell table:style-name="ce20" office:value-type="string" calcext:value-type="string">
            <text:p>m3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1" office:value-type="string" calcext:value-type="string">
            <text:p><text:span text:style-name="T1">Surface </text:span><text:span text:style-name="T2">sol</text:span></text:p>
          </table:table-cell>
          <table:table-cell table:style-name="ce21"/>
          <table:table-cell table:style-name="ce35" table:formula="of:=PI()*([.C3]/2)^2*10^-4" office:value-type="float" office:value="0.196349540849362" calcext:value-type="float">
            <text:p><text:s/>0,196 </text:p>
          </table:table-cell>
          <table:table-cell table:style-name="ce21" office:value-type="string" calcext:value-type="string">
            <text:p>m²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1" office:value-type="string" calcext:value-type="string">
            <text:p><text:span text:style-name="T1">Surface </text:span><text:span text:style-name="T2">mur-air</text:span></text:p>
          </table:table-cell>
          <table:table-cell table:style-name="ce21"/>
          <table:table-cell table:style-name="ce35" table:formula="of:=2*PI()*([.C3]/2)*[.C18]*10^-4" office:value-type="float" office:value="1.20951317163207" calcext:value-type="float">
            <text:p><text:s/>1,210 </text:p>
          </table:table-cell>
          <table:table-cell table:style-name="ce21" office:value-type="string" calcext:value-type="string">
            <text:p>m²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1" office:value-type="string" calcext:value-type="string">
            <text:p><text:span text:style-name="T1">Surface </text:span><text:span text:style-name="T2">toiture</text:span></text:p>
          </table:table-cell>
          <table:table-cell table:style-name="ce21"/>
          <table:table-cell table:style-name="ce35" table:formula="of:=[.C21]" office:value-type="float" office:value="0.196349540849362" calcext:value-type="float">
            <text:p><text:s/>0,196 </text:p>
          </table:table-cell>
          <table:table-cell table:style-name="ce21" office:value-type="string" calcext:value-type="string">
            <text:p>m²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19" office:value-type="string" calcext:value-type="string">
            <text:p><text:span text:style-name="T1">Resistance thermique </text:span><text:span text:style-name="T2">sol</text:span></text:p>
          </table:table-cell>
          <table:table-cell table:style-name="ce19"/>
          <table:table-cell table:style-name="ce36" table:formula="of:=([.C14]*10^-2/[.C17])+([.C10]*10^-2/[.C13])" office:value-type="float" office:value="1.27941176470588" calcext:value-type="float">
            <text:p><text:s/>1,28 </text:p>
          </table:table-cell>
          <table:table-cell table:style-name="ce41" office:value-type="string" calcext:value-type="string">
            <text:p>m².K/W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0" office:value-type="string" calcext:value-type="string">
            <text:p><text:span text:style-name="T1">Resistance thermique </text:span><text:span text:style-name="T2">mur</text:span></text:p>
          </table:table-cell>
          <table:table-cell table:style-name="ce20"/>
          <table:table-cell table:style-name="ce37" table:formula="of:=([.C14]*10^-2/[.C17])+([.C10]*10^-2/[.C13])" office:value-type="float" office:value="1.27941176470588" calcext:value-type="float">
            <text:p><text:s/>1,28 </text:p>
          </table:table-cell>
          <table:table-cell table:style-name="ce20" office:value-type="string" calcext:value-type="string">
            <text:p>m².K/W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2" office:value-type="string" calcext:value-type="string">
            <text:p><text:span text:style-name="T1">Resistance thermique </text:span><text:span text:style-name="T2">toiture</text:span></text:p>
          </table:table-cell>
          <table:table-cell table:style-name="ce22"/>
          <table:table-cell table:style-name="ce38" office:value-type="float" office:value="0.5" calcext:value-type="float">
            <text:p><text:s/>0,50 </text:p>
          </table:table-cell>
          <table:table-cell table:style-name="ce22" office:value-type="string" calcext:value-type="string">
            <text:p>m².K/W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3" office:value-type="string" calcext:value-type="string">
            <text:p>Temps de séjour</text:p>
          </table:table-cell>
          <table:table-cell table:style-name="ce23"/>
          <table:table-cell table:style-name="ce39" table:number-matrix-columns-spanned="1" table:number-matrix-rows-spanned="1" table:formula="of:=[.C19]/(SUM([$Intrants.$B$3:.$B$22]/1000)/365)" office:value-type="float" office:value="57.2686160810639" calcext:value-type="float">
            <text:p><text:s/>57 </text:p>
          </table:table-cell>
          <table:table-cell table:style-name="ce42" office:value-type="string" calcext:value-type="string">
            <text:p>jours</text:p>
          </table:table-cell>
          <table:table-cell table:style-name="ce25" table:number-columns-repeated="22"/>
          <table:table-cell table:number-columns-repeated="38"/>
        </table:table-row>
        <table:table-row table:style-name="ro7">
          <table:table-cell table:style-name="ce24" office:value-type="string" calcext:value-type="string">
            <text:p>Charge organique</text:p>
          </table:table-cell>
          <table:table-cell table:style-name="ce24"/>
          <table:table-cell table:style-name="ce40" table:formula="of:=SUM([$Intrants.$K$3:.$K$22])/365/[.C19]" office:value-type="float" office:value="1.63265687907755" calcext:value-type="float">
            <text:p><text:s/>1,63 </text:p>
          </table:table-cell>
          <table:table-cell table:style-name="ce24"/>
          <table:table-cell table:style-name="ce25" table:number-columns-repeated="22"/>
          <table:table-cell table:number-columns-repeated="38"/>
        </table:table-row>
        <table:table-row table:style-name="ro4" table:visibility="collapse" table:number-rows-repeated="973">
          <table:table-cell table:style-name="ce25" table:number-columns-repeated="26"/>
          <table:table-cell table:number-columns-repeated="38"/>
        </table:table-row>
        <table:table-row table:style-name="ro5" table:visibility="collapse" table:number-rows-repeated="1047574">
          <table:table-cell table:number-columns-repeated="64"/>
        </table:table-row>
        <table:table-row table:style-name="ro5" table:visibility="collapse">
          <table:table-cell table:number-columns-repeated="64"/>
        </table:table-row>
        <calcext:conditional-formats>
          <calcext:conditional-format calcext:target-range-address="Digesteurs.C27:Digesteurs.C27">
            <calcext:condition calcext:apply-style-name="ConditionalStyle_15" calcext:value="formula-is([.$C$27]&gt;45)" calcext:base-cell-address="Digesteurs.C27"/>
          </calcext:conditional-format>
          <calcext:conditional-format calcext:target-range-address="Digesteurs.C27:Digesteurs.C27">
            <calcext:condition calcext:apply-style-name="ConditionalStyle_14" calcext:value="formula-is([.$C$27]&gt;30)" calcext:base-cell-address="Digesteurs.C27"/>
          </calcext:conditional-format>
          <calcext:conditional-format calcext:target-range-address="Digesteurs.C28:Digesteurs.C28">
            <calcext:condition calcext:apply-style-name="ConditionalStyle_13" calcext:value="formula-is(OR([.$C$28]&lt;2;[.$C$28]&gt;4))" calcext:base-cell-address="Digesteurs.C28"/>
          </calcext:conditional-format>
        </calcext:conditional-formats>
      </table:table>
      <table:table table:name="Températures" table:style-name="ta3">
        <table:table-column table:style-name="co13" table:default-cell-style-name="Default"/>
        <table:table-column table:style-name="co11" table:number-columns-repeated="12" table:default-cell-style-name="Default"/>
        <table:table-column table:style-name="co12" table:visibility="collapse" table:number-columns-repeated="13" table:default-cell-style-name="Default"/>
        <table:table-column table:style-name="co7" table:visibility="collapse" table:number-columns-repeated="38" table:default-cell-style-name="Default"/>
        <table:table-row table:style-name="ro8">
          <table:table-cell table:style-name="ce43" office:value-type="string" calcext:value-type="string" table:number-columns-spanned="13" table:number-rows-spanned="1">
            <text:p>DETAILS DES TEMPERATURES DE L'INSTALLATION</text:p>
          </table:table-cell>
          <table:covered-table-cell table:number-columns-repeated="12" table:style-name="ce43"/>
          <table:table-cell table:number-columns-repeated="51"/>
        </table:table-row>
        <table:table-row table:style-name="ro9">
          <table:table-cell table:style-name="ce44" office:value-type="string" calcext:value-type="string">
            <text:p>En °C</text:p>
          </table:table-cell>
          <table:table-cell table:style-name="ce51" office:value-type="string" calcext:value-type="string">
            <text:p>Janvier</text:p>
          </table:table-cell>
          <table:table-cell table:style-name="ce51" office:value-type="string" calcext:value-type="string">
            <text:p>Février</text:p>
          </table:table-cell>
          <table:table-cell table:style-name="ce51" office:value-type="string" calcext:value-type="string">
            <text:p>Mars</text:p>
          </table:table-cell>
          <table:table-cell table:style-name="ce51" office:value-type="string" calcext:value-type="string">
            <text:p>Avril</text:p>
          </table:table-cell>
          <table:table-cell table:style-name="ce51" office:value-type="string" calcext:value-type="string">
            <text:p>Mai</text:p>
          </table:table-cell>
          <table:table-cell table:style-name="ce51" office:value-type="string" calcext:value-type="string">
            <text:p>Juin</text:p>
          </table:table-cell>
          <table:table-cell table:style-name="ce51" office:value-type="string" calcext:value-type="string">
            <text:p>Juillet</text:p>
          </table:table-cell>
          <table:table-cell table:style-name="ce51" office:value-type="string" calcext:value-type="string">
            <text:p>Août</text:p>
          </table:table-cell>
          <table:table-cell table:style-name="ce51" office:value-type="string" calcext:value-type="string">
            <text:p>Septembre</text:p>
          </table:table-cell>
          <table:table-cell table:style-name="ce51" office:value-type="string" calcext:value-type="string">
            <text:p>Octobre</text:p>
          </table:table-cell>
          <table:table-cell table:style-name="ce51" office:value-type="string" calcext:value-type="string">
            <text:p>Novembre</text:p>
          </table:table-cell>
          <table:table-cell table:style-name="ce51" office:value-type="string" calcext:value-type="string">
            <text:p>Décembre</text:p>
          </table:table-cell>
          <table:table-cell table:number-columns-repeated="51"/>
        </table:table-row>
        <table:table-row table:style-name="ro3">
          <table:table-cell table:style-name="ce45" office:value-type="string" calcext:value-type="string">
            <text:p>Temperature à 2m</text:p>
          </table:table-cell>
          <table:table-cell table:style-name="ce52" office:value-type="float" office:value="5.6" calcext:value-type="float">
            <text:p>5,6</text:p>
          </table:table-cell>
          <table:table-cell table:style-name="ce52" office:value-type="float" office:value="5.3" calcext:value-type="float">
            <text:p>5,3</text:p>
          </table:table-cell>
          <table:table-cell table:style-name="ce52" office:value-type="float" office:value="6.5" calcext:value-type="float">
            <text:p>6,5</text:p>
          </table:table-cell>
          <table:table-cell table:style-name="ce52" office:value-type="float" office:value="9.7" calcext:value-type="float">
            <text:p>9,7</text:p>
          </table:table-cell>
          <table:table-cell table:style-name="ce52" office:value-type="float" office:value="13.5" calcext:value-type="float">
            <text:p>13,5</text:p>
          </table:table-cell>
          <table:table-cell table:style-name="ce52" office:value-type="float" office:value="18.3" calcext:value-type="float">
            <text:p>18,3</text:p>
          </table:table-cell>
          <table:table-cell table:style-name="ce52" office:value-type="float" office:value="21.6" calcext:value-type="float">
            <text:p>21,6</text:p>
          </table:table-cell>
          <table:table-cell table:style-name="ce52" office:value-type="float" office:value="21.3" calcext:value-type="float">
            <text:p>21,3</text:p>
          </table:table-cell>
          <table:table-cell table:style-name="ce52" office:value-type="float" office:value="18.5" calcext:value-type="float">
            <text:p>18,5</text:p>
          </table:table-cell>
          <table:table-cell table:style-name="ce52" office:value-type="float" office:value="11.5" calcext:value-type="float">
            <text:p>11,5</text:p>
          </table:table-cell>
          <table:table-cell table:style-name="ce52" office:value-type="float" office:value="7.7" calcext:value-type="float">
            <text:p>7,7</text:p>
          </table:table-cell>
          <table:table-cell table:style-name="ce52" office:value-type="float" office:value="5.2" calcext:value-type="float">
            <text:p>5,2</text:p>
          </table:table-cell>
          <table:table-cell table:number-columns-repeated="51"/>
        </table:table-row>
        <table:table-row table:style-name="ro3">
          <table:table-cell table:style-name="ce46" office:value-type="string" calcext:value-type="string">
            <text:p>Temperature sous-sol</text:p>
          </table:table-cell>
          <table:table-cell table:style-name="ce53" office:value-type="float" office:value="15.6" calcext:value-type="float">
            <text:p>15,6</text:p>
          </table:table-cell>
          <table:table-cell table:style-name="ce53" office:value-type="float" office:value="15.3" calcext:value-type="float">
            <text:p>15,3</text:p>
          </table:table-cell>
          <table:table-cell table:style-name="ce53" office:value-type="float" office:value="16.5" calcext:value-type="float">
            <text:p>16,5</text:p>
          </table:table-cell>
          <table:table-cell table:number-columns-repeated="7" table:style-name="ce53" office:value-type="float" office:value="19.7" calcext:value-type="float">
            <text:p>19,7</text:p>
          </table:table-cell>
          <table:table-cell table:style-name="ce53" office:value-type="float" office:value="17.7" calcext:value-type="float">
            <text:p>17,7</text:p>
          </table:table-cell>
          <table:table-cell table:style-name="ce53" office:value-type="float" office:value="15.2" calcext:value-type="float">
            <text:p>15,2</text:p>
          </table:table-cell>
          <table:table-cell table:number-columns-repeated="51"/>
        </table:table-row>
        <table:table-row table:style-name="ro3">
          <table:table-cell table:style-name="ce47" table:formula="of:=IF([$Intrants.A3]=&quot;&quot;;&quot;&quot;;[$Intrants.A3])" office:value-type="string" office:string-value="Dejection humaine" calcext:value-type="string">
            <text:p>Dejection humaine</text:p>
          </table:table-cell>
          <table:table-cell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7.7" calcext:value-type="float">
            <text:p>7,7</text:p>
          </table:table-cell>
          <table:table-cell table:style-name="ce54" office:value-type="float" office:value="11.5" calcext:value-type="float">
            <text:p>11,5</text:p>
          </table:table-cell>
          <table:table-cell table:number-columns-repeated="2" table:style-name="ce54" office:value-type="float" office:value="17" calcext:value-type="float">
            <text:p>17</text:p>
          </table:table-cell>
          <table:table-cell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7.7" calcext:value-type="float">
            <text:p>7,7</text:p>
          </table:table-cell>
          <table:table-cell table:style-name="ce54" office:value-type="float" office:value="11.5" calcext:value-type="float">
            <text:p>11,5</text:p>
          </table:table-cell>
          <table:table-cell table:number-columns-repeated="51"/>
        </table:table-row>
        <table:table-row table:style-name="ro3">
          <table:table-cell table:style-name="ce48" table:formula="of:=IF([$Intrants.A4]=&quot;&quot;;&quot;&quot;;[$Intrants.A4])" office:value-type="string" office:string-value="Epluchure" calcext:value-type="string">
            <text:p>Epluchure</text:p>
          </table:table-cell>
          <table:table-cell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7.7" calcext:value-type="float">
            <text:p>7,7</text:p>
          </table:table-cell>
          <table:table-cell table:style-name="ce54" office:value-type="float" office:value="11.5" calcext:value-type="float">
            <text:p>11,5</text:p>
          </table:table-cell>
          <table:table-cell table:number-columns-repeated="2" table:style-name="ce54" office:value-type="float" office:value="17" calcext:value-type="float">
            <text:p>17</text:p>
          </table:table-cell>
          <table:table-cell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7.7" calcext:value-type="float">
            <text:p>7,7</text:p>
          </table:table-cell>
          <table:table-cell table:style-name="ce54" office:value-type="float" office:value="11.5" calcext:value-type="float">
            <text:p>11,5</text:p>
          </table:table-cell>
          <table:table-cell table:number-columns-repeated="51"/>
        </table:table-row>
        <table:table-row table:style-name="ro3">
          <table:table-cell table:style-name="ce48" table:formula="of:=IF([$Intrants.A5]=&quot;&quot;;&quot;&quot;;[$Intrants.A5])" office:value-type="string" office:string-value="Eaux usées" calcext:value-type="string">
            <text:p>Eaux usées</text:p>
          </table:table-cell>
          <table:table-cell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7.7" calcext:value-type="float">
            <text:p>7,7</text:p>
          </table:table-cell>
          <table:table-cell table:style-name="ce54" office:value-type="float" office:value="11.5" calcext:value-type="float">
            <text:p>11,5</text:p>
          </table:table-cell>
          <table:table-cell table:number-columns-repeated="2" table:style-name="ce54" office:value-type="float" office:value="17" calcext:value-type="float">
            <text:p>17</text:p>
          </table:table-cell>
          <table:table-cell table:style-name="ce54" office:value-type="float" office:value="3.6" calcext:value-type="float">
            <text:p>3,6</text:p>
          </table:table-cell>
          <table:table-cell table:style-name="ce54" office:value-type="float" office:value="3.3" calcext:value-type="float">
            <text:p>3,3</text:p>
          </table:table-cell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7.7" calcext:value-type="float">
            <text:p>7,7</text:p>
          </table:table-cell>
          <table:table-cell table:style-name="ce54" office:value-type="float" office:value="11.5" calcext:value-type="float">
            <text:p>11,5</text:p>
          </table:table-cell>
          <table:table-cell table:number-columns-repeated="51"/>
        </table:table-row>
        <table:table-row table:style-name="ro3">
          <table:table-cell table:style-name="ce48" table:formula="of:=IF([$Intrants.A6]=&quot;&quot;;&quot;&quot;;[$Intrants.A6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7]=&quot;&quot;;&quot;&quot;;[$Intrants.A7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8]=&quot;&quot;;&quot;&quot;;[$Intrants.A8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9]=&quot;&quot;;&quot;&quot;;[$Intrants.A9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0]=&quot;&quot;;&quot;&quot;;[$Intrants.A10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1]=&quot;&quot;;&quot;&quot;;[$Intrants.A11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2]=&quot;&quot;;&quot;&quot;;[$Intrants.A12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3]=&quot;&quot;;&quot;&quot;;[$Intrants.A13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4]=&quot;&quot;;&quot;&quot;;[$Intrants.A14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5]=&quot;&quot;;&quot;&quot;;[$Intrants.A15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6]=&quot;&quot;;&quot;&quot;;[$Intrants.A16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7]=&quot;&quot;;&quot;&quot;;[$Intrants.A17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3">
          <table:table-cell table:style-name="ce48" table:formula="of:=IF([$Intrants.A18]=&quot;&quot;;&quot;&quot;;[$Intrants.A18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4">
          <table:table-cell table:style-name="ce48" table:formula="of:=IF([$Intrants.A19]=&quot;&quot;;&quot;&quot;;[$Intrants.A19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4">
          <table:table-cell table:style-name="ce48" table:formula="of:=IF([$Intrants.A20]=&quot;&quot;;&quot;&quot;;[$Intrants.A20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4">
          <table:table-cell table:style-name="ce48" table:formula="of:=IF([$Intrants.A21]=&quot;&quot;;&quot;&quot;;[$Intrants.A21])">
            <text:p/>
          </table:table-cell>
          <table:table-cell table:style-name="ce55" table:number-columns-repeated="12"/>
          <table:table-cell table:number-columns-repeated="51"/>
        </table:table-row>
        <table:table-row table:style-name="ro4">
          <table:table-cell table:style-name="ce49" table:formula="of:=IF([$Intrants.A22]=&quot;&quot;;&quot;&quot;;[$Intrants.A22])">
            <text:p/>
          </table:table-cell>
          <table:table-cell table:style-name="ce56" table:number-columns-repeated="12"/>
          <table:table-cell table:number-columns-repeated="51"/>
        </table:table-row>
        <table:table-row table:style-name="ro4" table:visibility="collapse" table:number-rows-repeated="976">
          <table:table-cell table:style-name="ce50"/>
          <table:table-cell table:number-columns-repeated="63"/>
        </table:table-row>
        <table:table-row table:style-name="ro5" table:visibility="collapse" table:number-rows-repeated="1047575">
          <table:table-cell table:number-columns-repeated="64"/>
        </table:table-row>
        <table:table-row table:style-name="ro5" table:visibility="collapse">
          <table:table-cell table:number-columns-repeated="64"/>
        </table:table-row>
      </table:table>
      <table:table table:name="Bilan économique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-group table:display="false">
          <table:table-column table:style-name="co19" table:visibility="collapse" table:default-cell-style-name="Default"/>
        </table:table-column-group>
        <table:table-column table:style-name="co11" table:default-cell-style-name="Default"/>
        <table:table-column table:style-name="co12" table:number-columns-repeated="20" table:default-cell-style-name="Default"/>
        <table:table-column table:style-name="co7" table:number-columns-repeated="35" table:default-cell-style-name="Default"/>
        <table:table-row table:style-name="ro10">
          <table:table-cell/>
          <table:table-cell table:style-name="ce61" office:value-type="string" calcext:value-type="string" table:number-columns-spanned="7" table:number-rows-spanned="1">
            <text:p>DONNEES ECONOMIQUES</text:p>
          </table:table-cell>
          <table:covered-table-cell table:number-columns-repeated="6" table:style-name="ce61"/>
          <table:table-cell table:style-name="ce181" office:value-type="float" office:value="1" calcext:value-type="float">
            <text:p>Année 1</text:p>
          </table:table-cell>
          <table:table-cell table:style-name="ce197" office:value-type="float" office:value="2" calcext:value-type="float">
            <text:p>Année 2</text:p>
          </table:table-cell>
          <table:table-cell table:style-name="ce197" office:value-type="float" office:value="3" calcext:value-type="float">
            <text:p>Année 3</text:p>
          </table:table-cell>
          <table:table-cell table:style-name="ce197" office:value-type="float" office:value="4" calcext:value-type="float">
            <text:p>Année 4</text:p>
          </table:table-cell>
          <table:table-cell table:style-name="ce197" office:value-type="float" office:value="5" calcext:value-type="float">
            <text:p>Année 5</text:p>
          </table:table-cell>
          <table:table-cell table:style-name="ce197" office:value-type="float" office:value="6" calcext:value-type="float">
            <text:p>Année 6</text:p>
          </table:table-cell>
          <table:table-cell table:style-name="ce197" office:value-type="float" office:value="7" calcext:value-type="float">
            <text:p>Année 7</text:p>
          </table:table-cell>
          <table:table-cell table:style-name="ce197" office:value-type="float" office:value="8" calcext:value-type="float">
            <text:p>Année 8</text:p>
          </table:table-cell>
          <table:table-cell table:style-name="ce197" office:value-type="float" office:value="9" calcext:value-type="float">
            <text:p>Année 9</text:p>
          </table:table-cell>
          <table:table-cell table:style-name="ce197" office:value-type="float" office:value="10" calcext:value-type="float">
            <text:p>Année 10</text:p>
          </table:table-cell>
          <table:table-cell table:style-name="ce197" office:value-type="float" office:value="11" calcext:value-type="float">
            <text:p>Année 11</text:p>
          </table:table-cell>
          <table:table-cell table:style-name="ce197" office:value-type="float" office:value="12" calcext:value-type="float">
            <text:p>Année 12</text:p>
          </table:table-cell>
          <table:table-cell table:style-name="ce197" office:value-type="float" office:value="13" calcext:value-type="float">
            <text:p>Année 13</text:p>
          </table:table-cell>
          <table:table-cell table:style-name="ce197" office:value-type="float" office:value="14" calcext:value-type="float">
            <text:p>Année 14</text:p>
          </table:table-cell>
          <table:table-cell table:style-name="ce197" office:value-type="float" office:value="15" calcext:value-type="float">
            <text:p>Année 15</text:p>
          </table:table-cell>
          <table:table-cell table:style-name="ce197" office:value-type="float" office:value="16" calcext:value-type="float">
            <text:p>Année 16</text:p>
          </table:table-cell>
          <table:table-cell table:style-name="ce197" office:value-type="float" office:value="17" calcext:value-type="float">
            <text:p>Année 17</text:p>
          </table:table-cell>
          <table:table-cell table:style-name="ce197" office:value-type="float" office:value="18" calcext:value-type="float">
            <text:p>Année 18</text:p>
          </table:table-cell>
          <table:table-cell table:style-name="ce197" office:value-type="float" office:value="19" calcext:value-type="float">
            <text:p>Année 19</text:p>
          </table:table-cell>
          <table:table-cell table:style-name="ce197" office:value-type="float" office:value="20" calcext:value-type="float">
            <text:p>Année 20</text:p>
          </table:table-cell>
          <table:table-cell table:number-columns-repeated="36"/>
        </table:table-row>
        <table:table-row table:style-name="ro11">
          <table:table-cell table:style-name="ce57" table:formula="of:=IF([.G2]=0;&quot;&quot;;&quot;.&quot;)" office:value-type="string" office:string-value="." calcext:value-type="string">
            <text:p>.</text:p>
          </table:table-cell>
          <table:table-cell table:style-name="ce62" office:value-type="string" calcext:value-type="string" table:number-columns-spanned="2" table:number-rows-spanned="1">
            <text:p>PRODUITS - ECONOMIES</text:p>
          </table:table-cell>
          <table:covered-table-cell table:style-name="ce62"/>
          <table:table-cell table:style-name="ce102" office:value-type="string" office:string-value="Prix unitaire (€/u)" calcext:value-type="string" table:number-columns-spanned="1" table:number-rows-spanned="2">
            <text:p><text:s/>Prix unitaire (€/u)</text:p>
          </table:table-cell>
          <table:table-cell table:style-name="ce118" office:value-type="string" calcext:value-type="string" table:number-columns-spanned="2" table:number-rows-spanned="1">
            <text:p>Nombre d'unité</text:p>
          </table:table-cell>
          <table:covered-table-cell table:style-name="ce118"/>
          <table:table-cell table:style-name="ce155" office:value-type="string" office:string-value="Prix total (€)" calcext:value-type="string">
            <text:p><text:s/>Prix total (€)</text:p>
          </table:table-cell>
          <table:table-cell table:style-name="ce169" office:value-type="string" office:string-value="Source" calcext:value-type="string" table:number-columns-spanned="1" table:number-rows-spanned="2">
            <text:p><text:s/>Source</text:p>
          </table:table-cell>
          <table:table-cell table:style-name="ce182" table:formula="of:=SUM([.I4:.I23])" office:value-type="float" office:value="12.01288" calcext:value-type="float" table:number-columns-spanned="1" table:number-rows-spanned="2">
            <text:p><text:s/>12,01 € </text:p>
          </table:table-cell>
          <table:table-cell table:style-name="ce198" table:formula="of:=SUM([.J4:.J23])" office:value-type="float" office:value="12.1930732" calcext:value-type="float" table:number-columns-spanned="1" table:number-rows-spanned="2">
            <text:p><text:s/>12,19 € </text:p>
          </table:table-cell>
          <table:table-cell table:style-name="ce198" table:formula="of:=SUM([.K4:.K23])" office:value-type="float" office:value="12.375969298" calcext:value-type="float" table:number-columns-spanned="1" table:number-rows-spanned="2">
            <text:p><text:s/>12,38 € </text:p>
          </table:table-cell>
          <table:table-cell table:style-name="ce198" table:formula="of:=SUM([.L4:.L23])" office:value-type="float" office:value="12.56160883747" calcext:value-type="float" table:number-columns-spanned="1" table:number-rows-spanned="2">
            <text:p><text:s/>12,56 € </text:p>
          </table:table-cell>
          <table:table-cell table:style-name="ce198" table:formula="of:=SUM([.M4:.M23])" office:value-type="float" office:value="12.750032970032" calcext:value-type="float" table:number-columns-spanned="1" table:number-rows-spanned="2">
            <text:p><text:s/>12,75 € </text:p>
          </table:table-cell>
          <table:table-cell table:style-name="ce198" table:formula="of:=SUM([.N4:.N23])" office:value-type="float" office:value="12.9412834645825" calcext:value-type="float" table:number-columns-spanned="1" table:number-rows-spanned="2">
            <text:p><text:s/>12,94 € </text:p>
          </table:table-cell>
          <table:table-cell table:style-name="ce198" table:formula="of:=SUM([.O4:.O23])" office:value-type="float" office:value="13.1354027165513" calcext:value-type="float" table:number-columns-spanned="1" table:number-rows-spanned="2">
            <text:p><text:s/>13,14 € </text:p>
          </table:table-cell>
          <table:table-cell table:style-name="ce198" table:formula="of:=SUM([.P4:.P23])" office:value-type="float" office:value="13.3324337572995" calcext:value-type="float" table:number-columns-spanned="1" table:number-rows-spanned="2">
            <text:p><text:s/>13,33 € </text:p>
          </table:table-cell>
          <table:table-cell table:style-name="ce198" table:formula="of:=SUM([.Q4:.Q23])" office:value-type="float" office:value="13.532420263659" calcext:value-type="float" table:number-columns-spanned="1" table:number-rows-spanned="2">
            <text:p><text:s/>13,53 € </text:p>
          </table:table-cell>
          <table:table-cell table:style-name="ce198" table:formula="of:=SUM([.R4:.R23])" office:value-type="float" office:value="13.7354065676139" calcext:value-type="float" table:number-columns-spanned="1" table:number-rows-spanned="2">
            <text:p><text:s/>13,74 € </text:p>
          </table:table-cell>
          <table:table-cell table:style-name="ce198" table:formula="of:=SUM([.S4:.S23])" office:value-type="float" office:value="13.9414376661281" calcext:value-type="float" table:number-columns-spanned="1" table:number-rows-spanned="2">
            <text:p><text:s/>13,94 € </text:p>
          </table:table-cell>
          <table:table-cell table:style-name="ce198" table:formula="of:=SUM([.T4:.T23])" office:value-type="float" office:value="14.15055923112" calcext:value-type="float" table:number-columns-spanned="1" table:number-rows-spanned="2">
            <text:p><text:s/>14,15 € </text:p>
          </table:table-cell>
          <table:table-cell table:style-name="ce198" table:formula="of:=SUM([.U4:.U23])" office:value-type="float" office:value="14.3628176195868" calcext:value-type="float" table:number-columns-spanned="1" table:number-rows-spanned="2">
            <text:p><text:s/>14,36 € </text:p>
          </table:table-cell>
          <table:table-cell table:style-name="ce198" table:formula="of:=SUM([.V4:.V23])" office:value-type="float" office:value="14.5782598838806" calcext:value-type="float" table:number-columns-spanned="1" table:number-rows-spanned="2">
            <text:p><text:s/>14,58 € </text:p>
          </table:table-cell>
          <table:table-cell table:style-name="ce198" table:formula="of:=SUM([.W4:.W23])" office:value-type="float" office:value="14.7969337821388" calcext:value-type="float" table:number-columns-spanned="1" table:number-rows-spanned="2">
            <text:p><text:s/>14,80 € </text:p>
          </table:table-cell>
          <table:table-cell table:style-name="ce198" table:formula="of:=SUM([.X4:.X23])" office:value-type="float" office:value="15.0188877888709" calcext:value-type="float" table:number-columns-spanned="1" table:number-rows-spanned="2">
            <text:p><text:s/>15,02 € </text:p>
          </table:table-cell>
          <table:table-cell table:style-name="ce198" table:formula="of:=SUM([.Y4:.Y23])" office:value-type="float" office:value="15.244171105704" calcext:value-type="float" table:number-columns-spanned="1" table:number-rows-spanned="2">
            <text:p><text:s/>15,24 € </text:p>
          </table:table-cell>
          <table:table-cell table:style-name="ce198" table:formula="of:=SUM([.Z4:.Z23])" office:value-type="float" office:value="15.4728336722895" calcext:value-type="float" table:number-columns-spanned="1" table:number-rows-spanned="2">
            <text:p><text:s/>15,47 € </text:p>
          </table:table-cell>
          <table:table-cell table:style-name="ce198" table:formula="of:=SUM([.AA4:.AA23])" office:value-type="float" office:value="15.7049261773739" calcext:value-type="float" table:number-columns-spanned="1" table:number-rows-spanned="2">
            <text:p><text:s/>15,70 € </text:p>
          </table:table-cell>
          <table:table-cell table:style-name="ce198" table:formula="of:=SUM([.AB4:.AB23])" office:value-type="float" office:value="15.9405000700345" calcext:value-type="float" table:number-columns-spanned="1" table:number-rows-spanned="2">
            <text:p><text:s/>15,94 € </text:p>
          </table:table-cell>
          <table:table-cell table:number-columns-repeated="36"/>
        </table:table-row>
        <table:table-row table:style-name="ro11">
          <table:table-cell table:style-name="ce57" table:formula="of:=IF([.G3]=0;&quot;&quot;;&quot;.&quot;)" office:value-type="string" office:string-value="." calcext:value-type="string">
            <text:p>.</text:p>
          </table:table-cell>
          <table:table-cell table:style-name="ce63" office:value-type="string" calcext:value-type="string">
            <text:p>Taux d'inflation</text:p>
          </table:table-cell>
          <table:table-cell table:style-name="ce82"/>
          <table:covered-table-cell table:style-name="ce102"/>
          <table:table-cell table:style-name="ce119" office:value-type="string" calcext:value-type="string">
            <text:p>Valeur</text:p>
          </table:table-cell>
          <table:table-cell table:style-name="ce143" office:value-type="string" calcext:value-type="string">
            <text:p>Unité</text:p>
          </table:table-cell>
          <table:table-cell table:style-name="ce156" table:formula="of:=SUM([.G4:.G23])" office:value-type="float" office:value="12.01288" calcext:value-type="float">
            <text:p><text:s/>12 € </text:p>
          </table:table-cell>
          <table:covered-table-cell table:style-name="ce169"/>
          <table:covered-table-cell table:style-name="ce182"/>
          <table:covered-table-cell table:number-columns-repeated="19" table:style-name="ce198"/>
          <table:table-cell table:number-columns-repeated="36"/>
        </table:table-row>
        <table:table-row-group>
          <table:table-row table:style-name="ro7">
            <table:table-cell table:style-name="ce57" table:formula="of:=IF([.G4]=0;&quot;&quot;;&quot;.&quot;)" office:value-type="string" office:string-value="." calcext:value-type="string">
              <text:p>.</text:p>
            </table:table-cell>
            <table:table-cell table:style-name="ce64" office:value-type="percentage" office:value="0.015" calcext:value-type="percentage">
              <text:p>1,5%</text:p>
            </table:table-cell>
            <table:table-cell table:style-name="ce83" office:value-type="string" calcext:value-type="string">
              <text:p>Economie de gaz naturel</text:p>
            </table:table-cell>
            <table:table-cell table:style-name="ce103" office:value-type="float" office:value="1" calcext:value-type="float">
              <text:p><text:s/>1,00 € </text:p>
            </table:table-cell>
            <table:table-cell table:style-name="ce120" table:formula="of:=[$'Bilan technique'.N85]" office:value-type="float" office:value="12.01288" calcext:value-type="float">
              <text:p>12,0</text:p>
            </table:table-cell>
            <table:table-cell table:style-name="ce144" office:value-type="string" calcext:value-type="string">
              <text:p>Nm3</text:p>
            </table:table-cell>
            <table:table-cell table:style-name="ce157" table:formula="of:=IF(OR([.D4]=&quot;&quot;;[.E4]=&quot;&quot;);0;[.D4]*[.E4])" office:value-type="float" office:value="12.01288" calcext:value-type="float">
              <text:p><text:s/>12,01 € </text:p>
            </table:table-cell>
            <table:table-cell table:style-name="ce170"/>
            <table:table-cell table:style-name="ce183" table:formula="of:=IF([.$C4]=&quot;&quot;;&quot;&quot;;[.$G4]*(1+[.$B4])^([.I$1]-1))" office:value-type="float" office:value="12.01288" calcext:value-type="float">
              <text:p><text:s/>12,01 € </text:p>
            </table:table-cell>
            <table:table-cell table:style-name="ce190" table:formula="of:=IF([.$C4]=&quot;&quot;;&quot;&quot;;[.$G4]*(1+[.$B4])^([.J$1]-1))" office:value-type="float" office:value="12.1930732" calcext:value-type="float">
              <text:p><text:s/>12,19 € </text:p>
            </table:table-cell>
            <table:table-cell table:style-name="ce190" table:formula="of:=IF([.$C4]=&quot;&quot;;&quot;&quot;;[.$G4]*(1+[.$B4])^([.K$1]-1))" office:value-type="float" office:value="12.375969298" calcext:value-type="float">
              <text:p><text:s/>12,38 € </text:p>
            </table:table-cell>
            <table:table-cell table:style-name="ce190" table:formula="of:=IF([.$C4]=&quot;&quot;;&quot;&quot;;[.$G4]*(1+[.$B4])^([.L$1]-1))" office:value-type="float" office:value="12.56160883747" calcext:value-type="float">
              <text:p><text:s/>12,56 € </text:p>
            </table:table-cell>
            <table:table-cell table:style-name="ce190" table:formula="of:=IF([.$C4]=&quot;&quot;;&quot;&quot;;[.$G4]*(1+[.$B4])^([.M$1]-1))" office:value-type="float" office:value="12.750032970032" calcext:value-type="float">
              <text:p><text:s/>12,75 € </text:p>
            </table:table-cell>
            <table:table-cell table:style-name="ce190" table:formula="of:=IF([.$C4]=&quot;&quot;;&quot;&quot;;[.$G4]*(1+[.$B4])^([.N$1]-1))" office:value-type="float" office:value="12.9412834645825" calcext:value-type="float">
              <text:p><text:s/>12,94 € </text:p>
            </table:table-cell>
            <table:table-cell table:style-name="ce190" table:formula="of:=IF([.$C4]=&quot;&quot;;&quot;&quot;;[.$G4]*(1+[.$B4])^([.O$1]-1))" office:value-type="float" office:value="13.1354027165513" calcext:value-type="float">
              <text:p><text:s/>13,14 € </text:p>
            </table:table-cell>
            <table:table-cell table:style-name="ce190" table:formula="of:=IF([.$C4]=&quot;&quot;;&quot;&quot;;[.$G4]*(1+[.$B4])^([.P$1]-1))" office:value-type="float" office:value="13.3324337572995" calcext:value-type="float">
              <text:p><text:s/>13,33 € </text:p>
            </table:table-cell>
            <table:table-cell table:style-name="ce190" table:formula="of:=IF([.$C4]=&quot;&quot;;&quot;&quot;;[.$G4]*(1+[.$B4])^([.Q$1]-1))" office:value-type="float" office:value="13.532420263659" calcext:value-type="float">
              <text:p><text:s/>13,53 € </text:p>
            </table:table-cell>
            <table:table-cell table:style-name="ce190" table:formula="of:=IF([.$C4]=&quot;&quot;;&quot;&quot;;[.$G4]*(1+[.$B4])^([.R$1]-1))" office:value-type="float" office:value="13.7354065676139" calcext:value-type="float">
              <text:p><text:s/>13,74 € </text:p>
            </table:table-cell>
            <table:table-cell table:style-name="ce190" table:formula="of:=IF([.$C4]=&quot;&quot;;&quot;&quot;;[.$G4]*(1+[.$B4])^([.S$1]-1))" office:value-type="float" office:value="13.9414376661281" calcext:value-type="float">
              <text:p><text:s/>13,94 € </text:p>
            </table:table-cell>
            <table:table-cell table:style-name="ce190" table:formula="of:=IF([.$C4]=&quot;&quot;;&quot;&quot;;[.$G4]*(1+[.$B4])^([.T$1]-1))" office:value-type="float" office:value="14.15055923112" calcext:value-type="float">
              <text:p><text:s/>14,15 € </text:p>
            </table:table-cell>
            <table:table-cell table:style-name="ce190" table:formula="of:=IF([.$C4]=&quot;&quot;;&quot;&quot;;[.$G4]*(1+[.$B4])^([.U$1]-1))" office:value-type="float" office:value="14.3628176195868" calcext:value-type="float">
              <text:p><text:s/>14,36 € </text:p>
            </table:table-cell>
            <table:table-cell table:style-name="ce190" table:formula="of:=IF([.$C4]=&quot;&quot;;&quot;&quot;;[.$G4]*(1+[.$B4])^([.V$1]-1))" office:value-type="float" office:value="14.5782598838806" calcext:value-type="float">
              <text:p><text:s/>14,58 € </text:p>
            </table:table-cell>
            <table:table-cell table:style-name="ce190" table:formula="of:=IF([.$C4]=&quot;&quot;;&quot;&quot;;[.$G4]*(1+[.$B4])^([.W$1]-1))" office:value-type="float" office:value="14.7969337821388" calcext:value-type="float">
              <text:p><text:s/>14,80 € </text:p>
            </table:table-cell>
            <table:table-cell table:style-name="ce190" table:formula="of:=IF([.$C4]=&quot;&quot;;&quot;&quot;;[.$G4]*(1+[.$B4])^([.X$1]-1))" office:value-type="float" office:value="15.0188877888709" calcext:value-type="float">
              <text:p><text:s/>15,02 € </text:p>
            </table:table-cell>
            <table:table-cell table:style-name="ce190" table:formula="of:=IF([.$C4]=&quot;&quot;;&quot;&quot;;[.$G4]*(1+[.$B4])^([.Y$1]-1))" office:value-type="float" office:value="15.244171105704" calcext:value-type="float">
              <text:p><text:s/>15,24 € </text:p>
            </table:table-cell>
            <table:table-cell table:style-name="ce190" table:formula="of:=IF([.$C4]=&quot;&quot;;&quot;&quot;;[.$G4]*(1+[.$B4])^([.Z$1]-1))" office:value-type="float" office:value="15.4728336722895" calcext:value-type="float">
              <text:p><text:s/>15,47 € </text:p>
            </table:table-cell>
            <table:table-cell table:style-name="ce190" table:formula="of:=IF([.$C4]=&quot;&quot;;&quot;&quot;;[.$G4]*(1+[.$B4])^([.AA$1]-1))" office:value-type="float" office:value="15.7049261773739" calcext:value-type="float">
              <text:p><text:s/>15,70 € </text:p>
            </table:table-cell>
            <table:table-cell table:style-name="ce190" table:formula="of:=IF([.$C4]=&quot;&quot;;&quot;&quot;;[.$G4]*(1+[.$B4])^([.AB$1]-1))" office:value-type="float" office:value="15.9405000700345" calcext:value-type="float">
              <text:p><text:s/>15,94 € </text:p>
            </table:table-cell>
            <table:table-cell table:number-columns-repeated="36"/>
          </table:table-row>
          <table:table-row table:style-name="ro7">
            <table:table-cell table:style-name="ce57" table:formula="of:=IF([.G5]=0;&quot;&quot;;&quot;.&quot;)">
              <text:p/>
            </table:table-cell>
            <table:table-cell table:style-name="ce65"/>
            <table:table-cell table:style-name="ce84"/>
            <table:table-cell table:style-name="ce104" office:value-type="string" office:string-value="Prix au kWh ?" calcext:value-type="string">
              <text:p><text:s/>Prix au kWh ?</text:p>
            </table:table-cell>
            <table:table-cell table:style-name="ce121"/>
            <table:table-cell table:style-name="ce145"/>
            <table:table-cell table:style-name="ce158" table:formula="of:=IF(OR([.D5]=&quot;&quot;;[.E5]=&quot;&quot;);0;[.D5]*[.E5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5]=&quot;&quot;;&quot;&quot;;[.$G5]*(1+[.$B5])^([.I$1]-1))">
              <text:p><text:s/></text:p>
            </table:table-cell>
            <table:table-cell table:style-name="ce191" table:formula="of:=IF([.$C5]=&quot;&quot;;&quot;&quot;;[.$G5]*(1+[.$B5])^([.J$1]-1))">
              <text:p><text:s/></text:p>
            </table:table-cell>
            <table:table-cell table:style-name="ce191" table:formula="of:=IF([.$C5]=&quot;&quot;;&quot;&quot;;[.$G5]*(1+[.$B5])^([.K$1]-1))">
              <text:p><text:s/></text:p>
            </table:table-cell>
            <table:table-cell table:style-name="ce191" table:formula="of:=IF([.$C5]=&quot;&quot;;&quot;&quot;;[.$G5]*(1+[.$B5])^([.L$1]-1))">
              <text:p><text:s/></text:p>
            </table:table-cell>
            <table:table-cell table:style-name="ce191" table:formula="of:=IF([.$C5]=&quot;&quot;;&quot;&quot;;[.$G5]*(1+[.$B5])^([.M$1]-1))">
              <text:p><text:s/></text:p>
            </table:table-cell>
            <table:table-cell table:style-name="ce191" table:formula="of:=IF([.$C5]=&quot;&quot;;&quot;&quot;;[.$G5]*(1+[.$B5])^([.N$1]-1))">
              <text:p><text:s/></text:p>
            </table:table-cell>
            <table:table-cell table:style-name="ce191" table:formula="of:=IF([.$C5]=&quot;&quot;;&quot;&quot;;[.$G5]*(1+[.$B5])^([.O$1]-1))">
              <text:p><text:s/></text:p>
            </table:table-cell>
            <table:table-cell table:style-name="ce191" table:formula="of:=IF([.$C5]=&quot;&quot;;&quot;&quot;;[.$G5]*(1+[.$B5])^([.P$1]-1))">
              <text:p><text:s/></text:p>
            </table:table-cell>
            <table:table-cell table:style-name="ce191" table:formula="of:=IF([.$C5]=&quot;&quot;;&quot;&quot;;[.$G5]*(1+[.$B5])^([.Q$1]-1))">
              <text:p><text:s/></text:p>
            </table:table-cell>
            <table:table-cell table:style-name="ce191" table:formula="of:=IF([.$C5]=&quot;&quot;;&quot;&quot;;[.$G5]*(1+[.$B5])^([.R$1]-1))">
              <text:p><text:s/></text:p>
            </table:table-cell>
            <table:table-cell table:style-name="ce191" table:formula="of:=IF([.$C5]=&quot;&quot;;&quot;&quot;;[.$G5]*(1+[.$B5])^([.S$1]-1))">
              <text:p><text:s/></text:p>
            </table:table-cell>
            <table:table-cell table:style-name="ce191" table:formula="of:=IF([.$C5]=&quot;&quot;;&quot;&quot;;[.$G5]*(1+[.$B5])^([.T$1]-1))">
              <text:p><text:s/></text:p>
            </table:table-cell>
            <table:table-cell table:style-name="ce191" table:formula="of:=IF([.$C5]=&quot;&quot;;&quot;&quot;;[.$G5]*(1+[.$B5])^([.U$1]-1))">
              <text:p><text:s/></text:p>
            </table:table-cell>
            <table:table-cell table:style-name="ce191" table:formula="of:=IF([.$C5]=&quot;&quot;;&quot;&quot;;[.$G5]*(1+[.$B5])^([.V$1]-1))">
              <text:p><text:s/></text:p>
            </table:table-cell>
            <table:table-cell table:style-name="ce191" table:formula="of:=IF([.$C5]=&quot;&quot;;&quot;&quot;;[.$G5]*(1+[.$B5])^([.W$1]-1))">
              <text:p><text:s/></text:p>
            </table:table-cell>
            <table:table-cell table:style-name="ce191" table:formula="of:=IF([.$C5]=&quot;&quot;;&quot;&quot;;[.$G5]*(1+[.$B5])^([.X$1]-1))">
              <text:p><text:s/></text:p>
            </table:table-cell>
            <table:table-cell table:style-name="ce191" table:formula="of:=IF([.$C5]=&quot;&quot;;&quot;&quot;;[.$G5]*(1+[.$B5])^([.Y$1]-1))">
              <text:p><text:s/></text:p>
            </table:table-cell>
            <table:table-cell table:style-name="ce191" table:formula="of:=IF([.$C5]=&quot;&quot;;&quot;&quot;;[.$G5]*(1+[.$B5])^([.Z$1]-1))">
              <text:p><text:s/></text:p>
            </table:table-cell>
            <table:table-cell table:style-name="ce191" table:formula="of:=IF([.$C5]=&quot;&quot;;&quot;&quot;;[.$G5]*(1+[.$B5])^([.AA$1]-1))">
              <text:p><text:s/></text:p>
            </table:table-cell>
            <table:table-cell table:style-name="ce191" table:formula="of:=IF([.$C5]=&quot;&quot;;&quot;&quot;;[.$G5]*(1+[.$B5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6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6]=&quot;&quot;;[.E6]=&quot;&quot;);0;[.D6]*[.E6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6]=&quot;&quot;;&quot;&quot;;[.$G6]*(1+[.$B6])^([.I$1]-1))">
              <text:p><text:s/></text:p>
            </table:table-cell>
            <table:table-cell table:style-name="ce191" table:formula="of:=IF([.$C6]=&quot;&quot;;&quot;&quot;;[.$G6]*(1+[.$B6])^([.J$1]-1))">
              <text:p><text:s/></text:p>
            </table:table-cell>
            <table:table-cell table:style-name="ce191" table:formula="of:=IF([.$C6]=&quot;&quot;;&quot;&quot;;[.$G6]*(1+[.$B6])^([.K$1]-1))">
              <text:p><text:s/></text:p>
            </table:table-cell>
            <table:table-cell table:style-name="ce191" table:formula="of:=IF([.$C6]=&quot;&quot;;&quot;&quot;;[.$G6]*(1+[.$B6])^([.L$1]-1))">
              <text:p><text:s/></text:p>
            </table:table-cell>
            <table:table-cell table:style-name="ce191" table:formula="of:=IF([.$C6]=&quot;&quot;;&quot;&quot;;[.$G6]*(1+[.$B6])^([.M$1]-1))">
              <text:p><text:s/></text:p>
            </table:table-cell>
            <table:table-cell table:style-name="ce191" table:formula="of:=IF([.$C6]=&quot;&quot;;&quot;&quot;;[.$G6]*(1+[.$B6])^([.N$1]-1))">
              <text:p><text:s/></text:p>
            </table:table-cell>
            <table:table-cell table:style-name="ce191" table:formula="of:=IF([.$C6]=&quot;&quot;;&quot;&quot;;[.$G6]*(1+[.$B6])^([.O$1]-1))">
              <text:p><text:s/></text:p>
            </table:table-cell>
            <table:table-cell table:style-name="ce191" table:formula="of:=IF([.$C6]=&quot;&quot;;&quot;&quot;;[.$G6]*(1+[.$B6])^([.P$1]-1))">
              <text:p><text:s/></text:p>
            </table:table-cell>
            <table:table-cell table:style-name="ce191" table:formula="of:=IF([.$C6]=&quot;&quot;;&quot;&quot;;[.$G6]*(1+[.$B6])^([.Q$1]-1))">
              <text:p><text:s/></text:p>
            </table:table-cell>
            <table:table-cell table:style-name="ce191" table:formula="of:=IF([.$C6]=&quot;&quot;;&quot;&quot;;[.$G6]*(1+[.$B6])^([.R$1]-1))">
              <text:p><text:s/></text:p>
            </table:table-cell>
            <table:table-cell table:style-name="ce191" table:formula="of:=IF([.$C6]=&quot;&quot;;&quot;&quot;;[.$G6]*(1+[.$B6])^([.S$1]-1))">
              <text:p><text:s/></text:p>
            </table:table-cell>
            <table:table-cell table:style-name="ce191" table:formula="of:=IF([.$C6]=&quot;&quot;;&quot;&quot;;[.$G6]*(1+[.$B6])^([.T$1]-1))">
              <text:p><text:s/></text:p>
            </table:table-cell>
            <table:table-cell table:style-name="ce191" table:formula="of:=IF([.$C6]=&quot;&quot;;&quot;&quot;;[.$G6]*(1+[.$B6])^([.U$1]-1))">
              <text:p><text:s/></text:p>
            </table:table-cell>
            <table:table-cell table:style-name="ce191" table:formula="of:=IF([.$C6]=&quot;&quot;;&quot;&quot;;[.$G6]*(1+[.$B6])^([.V$1]-1))">
              <text:p><text:s/></text:p>
            </table:table-cell>
            <table:table-cell table:style-name="ce191" table:formula="of:=IF([.$C6]=&quot;&quot;;&quot;&quot;;[.$G6]*(1+[.$B6])^([.W$1]-1))">
              <text:p><text:s/></text:p>
            </table:table-cell>
            <table:table-cell table:style-name="ce191" table:formula="of:=IF([.$C6]=&quot;&quot;;&quot;&quot;;[.$G6]*(1+[.$B6])^([.X$1]-1))">
              <text:p><text:s/></text:p>
            </table:table-cell>
            <table:table-cell table:style-name="ce191" table:formula="of:=IF([.$C6]=&quot;&quot;;&quot;&quot;;[.$G6]*(1+[.$B6])^([.Y$1]-1))">
              <text:p><text:s/></text:p>
            </table:table-cell>
            <table:table-cell table:style-name="ce191" table:formula="of:=IF([.$C6]=&quot;&quot;;&quot;&quot;;[.$G6]*(1+[.$B6])^([.Z$1]-1))">
              <text:p><text:s/></text:p>
            </table:table-cell>
            <table:table-cell table:style-name="ce191" table:formula="of:=IF([.$C6]=&quot;&quot;;&quot;&quot;;[.$G6]*(1+[.$B6])^([.AA$1]-1))">
              <text:p><text:s/></text:p>
            </table:table-cell>
            <table:table-cell table:style-name="ce191" table:formula="of:=IF([.$C6]=&quot;&quot;;&quot;&quot;;[.$G6]*(1+[.$B6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7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7]=&quot;&quot;;[.E7]=&quot;&quot;);0;[.D7]*[.E7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7]=&quot;&quot;;&quot;&quot;;[.$G7]*(1+[.$B7])^([.I$1]-1))">
              <text:p><text:s/></text:p>
            </table:table-cell>
            <table:table-cell table:style-name="ce191" table:formula="of:=IF([.$C7]=&quot;&quot;;&quot;&quot;;[.$G7]*(1+[.$B7])^([.J$1]-1))">
              <text:p><text:s/></text:p>
            </table:table-cell>
            <table:table-cell table:style-name="ce191" table:formula="of:=IF([.$C7]=&quot;&quot;;&quot;&quot;;[.$G7]*(1+[.$B7])^([.K$1]-1))">
              <text:p><text:s/></text:p>
            </table:table-cell>
            <table:table-cell table:style-name="ce191" table:formula="of:=IF([.$C7]=&quot;&quot;;&quot;&quot;;[.$G7]*(1+[.$B7])^([.L$1]-1))">
              <text:p><text:s/></text:p>
            </table:table-cell>
            <table:table-cell table:style-name="ce191" table:formula="of:=IF([.$C7]=&quot;&quot;;&quot;&quot;;[.$G7]*(1+[.$B7])^([.M$1]-1))">
              <text:p><text:s/></text:p>
            </table:table-cell>
            <table:table-cell table:style-name="ce191" table:formula="of:=IF([.$C7]=&quot;&quot;;&quot;&quot;;[.$G7]*(1+[.$B7])^([.N$1]-1))">
              <text:p><text:s/></text:p>
            </table:table-cell>
            <table:table-cell table:style-name="ce191" table:formula="of:=IF([.$C7]=&quot;&quot;;&quot;&quot;;[.$G7]*(1+[.$B7])^([.O$1]-1))">
              <text:p><text:s/></text:p>
            </table:table-cell>
            <table:table-cell table:style-name="ce191" table:formula="of:=IF([.$C7]=&quot;&quot;;&quot;&quot;;[.$G7]*(1+[.$B7])^([.P$1]-1))">
              <text:p><text:s/></text:p>
            </table:table-cell>
            <table:table-cell table:style-name="ce191" table:formula="of:=IF([.$C7]=&quot;&quot;;&quot;&quot;;[.$G7]*(1+[.$B7])^([.Q$1]-1))">
              <text:p><text:s/></text:p>
            </table:table-cell>
            <table:table-cell table:style-name="ce191" table:formula="of:=IF([.$C7]=&quot;&quot;;&quot;&quot;;[.$G7]*(1+[.$B7])^([.R$1]-1))">
              <text:p><text:s/></text:p>
            </table:table-cell>
            <table:table-cell table:style-name="ce191" table:formula="of:=IF([.$C7]=&quot;&quot;;&quot;&quot;;[.$G7]*(1+[.$B7])^([.S$1]-1))">
              <text:p><text:s/></text:p>
            </table:table-cell>
            <table:table-cell table:style-name="ce191" table:formula="of:=IF([.$C7]=&quot;&quot;;&quot;&quot;;[.$G7]*(1+[.$B7])^([.T$1]-1))">
              <text:p><text:s/></text:p>
            </table:table-cell>
            <table:table-cell table:style-name="ce191" table:formula="of:=IF([.$C7]=&quot;&quot;;&quot;&quot;;[.$G7]*(1+[.$B7])^([.U$1]-1))">
              <text:p><text:s/></text:p>
            </table:table-cell>
            <table:table-cell table:style-name="ce191" table:formula="of:=IF([.$C7]=&quot;&quot;;&quot;&quot;;[.$G7]*(1+[.$B7])^([.V$1]-1))">
              <text:p><text:s/></text:p>
            </table:table-cell>
            <table:table-cell table:style-name="ce191" table:formula="of:=IF([.$C7]=&quot;&quot;;&quot;&quot;;[.$G7]*(1+[.$B7])^([.W$1]-1))">
              <text:p><text:s/></text:p>
            </table:table-cell>
            <table:table-cell table:style-name="ce191" table:formula="of:=IF([.$C7]=&quot;&quot;;&quot;&quot;;[.$G7]*(1+[.$B7])^([.X$1]-1))">
              <text:p><text:s/></text:p>
            </table:table-cell>
            <table:table-cell table:style-name="ce191" table:formula="of:=IF([.$C7]=&quot;&quot;;&quot;&quot;;[.$G7]*(1+[.$B7])^([.Y$1]-1))">
              <text:p><text:s/></text:p>
            </table:table-cell>
            <table:table-cell table:style-name="ce191" table:formula="of:=IF([.$C7]=&quot;&quot;;&quot;&quot;;[.$G7]*(1+[.$B7])^([.Z$1]-1))">
              <text:p><text:s/></text:p>
            </table:table-cell>
            <table:table-cell table:style-name="ce191" table:formula="of:=IF([.$C7]=&quot;&quot;;&quot;&quot;;[.$G7]*(1+[.$B7])^([.AA$1]-1))">
              <text:p><text:s/></text:p>
            </table:table-cell>
            <table:table-cell table:style-name="ce191" table:formula="of:=IF([.$C7]=&quot;&quot;;&quot;&quot;;[.$G7]*(1+[.$B7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8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8]=&quot;&quot;;[.E8]=&quot;&quot;);0;[.D8]*[.E8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8]=&quot;&quot;;&quot;&quot;;[.$G8]*(1+[.$B8])^([.I$1]-1))">
              <text:p><text:s/></text:p>
            </table:table-cell>
            <table:table-cell table:style-name="ce191" table:formula="of:=IF([.$C8]=&quot;&quot;;&quot;&quot;;[.$G8]*(1+[.$B8])^([.J$1]-1))">
              <text:p><text:s/></text:p>
            </table:table-cell>
            <table:table-cell table:style-name="ce191" table:formula="of:=IF([.$C8]=&quot;&quot;;&quot;&quot;;[.$G8]*(1+[.$B8])^([.K$1]-1))">
              <text:p><text:s/></text:p>
            </table:table-cell>
            <table:table-cell table:style-name="ce191" table:formula="of:=IF([.$C8]=&quot;&quot;;&quot;&quot;;[.$G8]*(1+[.$B8])^([.L$1]-1))">
              <text:p><text:s/></text:p>
            </table:table-cell>
            <table:table-cell table:style-name="ce191" table:formula="of:=IF([.$C8]=&quot;&quot;;&quot;&quot;;[.$G8]*(1+[.$B8])^([.M$1]-1))">
              <text:p><text:s/></text:p>
            </table:table-cell>
            <table:table-cell table:style-name="ce191" table:formula="of:=IF([.$C8]=&quot;&quot;;&quot;&quot;;[.$G8]*(1+[.$B8])^([.N$1]-1))">
              <text:p><text:s/></text:p>
            </table:table-cell>
            <table:table-cell table:style-name="ce191" table:formula="of:=IF([.$C8]=&quot;&quot;;&quot;&quot;;[.$G8]*(1+[.$B8])^([.O$1]-1))">
              <text:p><text:s/></text:p>
            </table:table-cell>
            <table:table-cell table:style-name="ce191" table:formula="of:=IF([.$C8]=&quot;&quot;;&quot;&quot;;[.$G8]*(1+[.$B8])^([.P$1]-1))">
              <text:p><text:s/></text:p>
            </table:table-cell>
            <table:table-cell table:style-name="ce191" table:formula="of:=IF([.$C8]=&quot;&quot;;&quot;&quot;;[.$G8]*(1+[.$B8])^([.Q$1]-1))">
              <text:p><text:s/></text:p>
            </table:table-cell>
            <table:table-cell table:style-name="ce191" table:formula="of:=IF([.$C8]=&quot;&quot;;&quot;&quot;;[.$G8]*(1+[.$B8])^([.R$1]-1))">
              <text:p><text:s/></text:p>
            </table:table-cell>
            <table:table-cell table:style-name="ce191" table:formula="of:=IF([.$C8]=&quot;&quot;;&quot;&quot;;[.$G8]*(1+[.$B8])^([.S$1]-1))">
              <text:p><text:s/></text:p>
            </table:table-cell>
            <table:table-cell table:style-name="ce191" table:formula="of:=IF([.$C8]=&quot;&quot;;&quot;&quot;;[.$G8]*(1+[.$B8])^([.T$1]-1))">
              <text:p><text:s/></text:p>
            </table:table-cell>
            <table:table-cell table:style-name="ce191" table:formula="of:=IF([.$C8]=&quot;&quot;;&quot;&quot;;[.$G8]*(1+[.$B8])^([.U$1]-1))">
              <text:p><text:s/></text:p>
            </table:table-cell>
            <table:table-cell table:style-name="ce191" table:formula="of:=IF([.$C8]=&quot;&quot;;&quot;&quot;;[.$G8]*(1+[.$B8])^([.V$1]-1))">
              <text:p><text:s/></text:p>
            </table:table-cell>
            <table:table-cell table:style-name="ce191" table:formula="of:=IF([.$C8]=&quot;&quot;;&quot;&quot;;[.$G8]*(1+[.$B8])^([.W$1]-1))">
              <text:p><text:s/></text:p>
            </table:table-cell>
            <table:table-cell table:style-name="ce191" table:formula="of:=IF([.$C8]=&quot;&quot;;&quot;&quot;;[.$G8]*(1+[.$B8])^([.X$1]-1))">
              <text:p><text:s/></text:p>
            </table:table-cell>
            <table:table-cell table:style-name="ce191" table:formula="of:=IF([.$C8]=&quot;&quot;;&quot;&quot;;[.$G8]*(1+[.$B8])^([.Y$1]-1))">
              <text:p><text:s/></text:p>
            </table:table-cell>
            <table:table-cell table:style-name="ce191" table:formula="of:=IF([.$C8]=&quot;&quot;;&quot;&quot;;[.$G8]*(1+[.$B8])^([.Z$1]-1))">
              <text:p><text:s/></text:p>
            </table:table-cell>
            <table:table-cell table:style-name="ce191" table:formula="of:=IF([.$C8]=&quot;&quot;;&quot;&quot;;[.$G8]*(1+[.$B8])^([.AA$1]-1))">
              <text:p><text:s/></text:p>
            </table:table-cell>
            <table:table-cell table:style-name="ce191" table:formula="of:=IF([.$C8]=&quot;&quot;;&quot;&quot;;[.$G8]*(1+[.$B8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9]=&quot;&quot;;[.E9]=&quot;&quot;);0;[.D9]*[.E9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9]=&quot;&quot;;&quot;&quot;;[.$G9]*(1+[.$B9])^([.I$1]-1))">
              <text:p><text:s/></text:p>
            </table:table-cell>
            <table:table-cell table:style-name="ce191" table:formula="of:=IF([.$C9]=&quot;&quot;;&quot;&quot;;[.$G9]*(1+[.$B9])^([.J$1]-1))">
              <text:p><text:s/></text:p>
            </table:table-cell>
            <table:table-cell table:style-name="ce191" table:formula="of:=IF([.$C9]=&quot;&quot;;&quot;&quot;;[.$G9]*(1+[.$B9])^([.K$1]-1))">
              <text:p><text:s/></text:p>
            </table:table-cell>
            <table:table-cell table:style-name="ce191" table:formula="of:=IF([.$C9]=&quot;&quot;;&quot;&quot;;[.$G9]*(1+[.$B9])^([.L$1]-1))">
              <text:p><text:s/></text:p>
            </table:table-cell>
            <table:table-cell table:style-name="ce191" table:formula="of:=IF([.$C9]=&quot;&quot;;&quot;&quot;;[.$G9]*(1+[.$B9])^([.M$1]-1))">
              <text:p><text:s/></text:p>
            </table:table-cell>
            <table:table-cell table:style-name="ce191" table:formula="of:=IF([.$C9]=&quot;&quot;;&quot;&quot;;[.$G9]*(1+[.$B9])^([.N$1]-1))">
              <text:p><text:s/></text:p>
            </table:table-cell>
            <table:table-cell table:style-name="ce191" table:formula="of:=IF([.$C9]=&quot;&quot;;&quot;&quot;;[.$G9]*(1+[.$B9])^([.O$1]-1))">
              <text:p><text:s/></text:p>
            </table:table-cell>
            <table:table-cell table:style-name="ce191" table:formula="of:=IF([.$C9]=&quot;&quot;;&quot;&quot;;[.$G9]*(1+[.$B9])^([.P$1]-1))">
              <text:p><text:s/></text:p>
            </table:table-cell>
            <table:table-cell table:style-name="ce191" table:formula="of:=IF([.$C9]=&quot;&quot;;&quot;&quot;;[.$G9]*(1+[.$B9])^([.Q$1]-1))">
              <text:p><text:s/></text:p>
            </table:table-cell>
            <table:table-cell table:style-name="ce191" table:formula="of:=IF([.$C9]=&quot;&quot;;&quot;&quot;;[.$G9]*(1+[.$B9])^([.R$1]-1))">
              <text:p><text:s/></text:p>
            </table:table-cell>
            <table:table-cell table:style-name="ce191" table:formula="of:=IF([.$C9]=&quot;&quot;;&quot;&quot;;[.$G9]*(1+[.$B9])^([.S$1]-1))">
              <text:p><text:s/></text:p>
            </table:table-cell>
            <table:table-cell table:style-name="ce191" table:formula="of:=IF([.$C9]=&quot;&quot;;&quot;&quot;;[.$G9]*(1+[.$B9])^([.T$1]-1))">
              <text:p><text:s/></text:p>
            </table:table-cell>
            <table:table-cell table:style-name="ce191" table:formula="of:=IF([.$C9]=&quot;&quot;;&quot;&quot;;[.$G9]*(1+[.$B9])^([.U$1]-1))">
              <text:p><text:s/></text:p>
            </table:table-cell>
            <table:table-cell table:style-name="ce191" table:formula="of:=IF([.$C9]=&quot;&quot;;&quot;&quot;;[.$G9]*(1+[.$B9])^([.V$1]-1))">
              <text:p><text:s/></text:p>
            </table:table-cell>
            <table:table-cell table:style-name="ce191" table:formula="of:=IF([.$C9]=&quot;&quot;;&quot;&quot;;[.$G9]*(1+[.$B9])^([.W$1]-1))">
              <text:p><text:s/></text:p>
            </table:table-cell>
            <table:table-cell table:style-name="ce191" table:formula="of:=IF([.$C9]=&quot;&quot;;&quot;&quot;;[.$G9]*(1+[.$B9])^([.X$1]-1))">
              <text:p><text:s/></text:p>
            </table:table-cell>
            <table:table-cell table:style-name="ce191" table:formula="of:=IF([.$C9]=&quot;&quot;;&quot;&quot;;[.$G9]*(1+[.$B9])^([.Y$1]-1))">
              <text:p><text:s/></text:p>
            </table:table-cell>
            <table:table-cell table:style-name="ce191" table:formula="of:=IF([.$C9]=&quot;&quot;;&quot;&quot;;[.$G9]*(1+[.$B9])^([.Z$1]-1))">
              <text:p><text:s/></text:p>
            </table:table-cell>
            <table:table-cell table:style-name="ce191" table:formula="of:=IF([.$C9]=&quot;&quot;;&quot;&quot;;[.$G9]*(1+[.$B9])^([.AA$1]-1))">
              <text:p><text:s/></text:p>
            </table:table-cell>
            <table:table-cell table:style-name="ce191" table:formula="of:=IF([.$C9]=&quot;&quot;;&quot;&quot;;[.$G9]*(1+[.$B9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0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0]=&quot;&quot;;[.E10]=&quot;&quot;);0;[.D10]*[.E10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0]=&quot;&quot;;&quot;&quot;;[.$G10]*(1+[.$B10])^([.I$1]-1))">
              <text:p><text:s/></text:p>
            </table:table-cell>
            <table:table-cell table:style-name="ce191" table:formula="of:=IF([.$C10]=&quot;&quot;;&quot;&quot;;[.$G10]*(1+[.$B10])^([.J$1]-1))">
              <text:p><text:s/></text:p>
            </table:table-cell>
            <table:table-cell table:style-name="ce191" table:formula="of:=IF([.$C10]=&quot;&quot;;&quot;&quot;;[.$G10]*(1+[.$B10])^([.K$1]-1))">
              <text:p><text:s/></text:p>
            </table:table-cell>
            <table:table-cell table:style-name="ce191" table:formula="of:=IF([.$C10]=&quot;&quot;;&quot;&quot;;[.$G10]*(1+[.$B10])^([.L$1]-1))">
              <text:p><text:s/></text:p>
            </table:table-cell>
            <table:table-cell table:style-name="ce191" table:formula="of:=IF([.$C10]=&quot;&quot;;&quot;&quot;;[.$G10]*(1+[.$B10])^([.M$1]-1))">
              <text:p><text:s/></text:p>
            </table:table-cell>
            <table:table-cell table:style-name="ce191" table:formula="of:=IF([.$C10]=&quot;&quot;;&quot;&quot;;[.$G10]*(1+[.$B10])^([.N$1]-1))">
              <text:p><text:s/></text:p>
            </table:table-cell>
            <table:table-cell table:style-name="ce191" table:formula="of:=IF([.$C10]=&quot;&quot;;&quot;&quot;;[.$G10]*(1+[.$B10])^([.O$1]-1))">
              <text:p><text:s/></text:p>
            </table:table-cell>
            <table:table-cell table:style-name="ce191" table:formula="of:=IF([.$C10]=&quot;&quot;;&quot;&quot;;[.$G10]*(1+[.$B10])^([.P$1]-1))">
              <text:p><text:s/></text:p>
            </table:table-cell>
            <table:table-cell table:style-name="ce191" table:formula="of:=IF([.$C10]=&quot;&quot;;&quot;&quot;;[.$G10]*(1+[.$B10])^([.Q$1]-1))">
              <text:p><text:s/></text:p>
            </table:table-cell>
            <table:table-cell table:style-name="ce191" table:formula="of:=IF([.$C10]=&quot;&quot;;&quot;&quot;;[.$G10]*(1+[.$B10])^([.R$1]-1))">
              <text:p><text:s/></text:p>
            </table:table-cell>
            <table:table-cell table:style-name="ce191" table:formula="of:=IF([.$C10]=&quot;&quot;;&quot;&quot;;[.$G10]*(1+[.$B10])^([.S$1]-1))">
              <text:p><text:s/></text:p>
            </table:table-cell>
            <table:table-cell table:style-name="ce191" table:formula="of:=IF([.$C10]=&quot;&quot;;&quot;&quot;;[.$G10]*(1+[.$B10])^([.T$1]-1))">
              <text:p><text:s/></text:p>
            </table:table-cell>
            <table:table-cell table:style-name="ce191" table:formula="of:=IF([.$C10]=&quot;&quot;;&quot;&quot;;[.$G10]*(1+[.$B10])^([.U$1]-1))">
              <text:p><text:s/></text:p>
            </table:table-cell>
            <table:table-cell table:style-name="ce191" table:formula="of:=IF([.$C10]=&quot;&quot;;&quot;&quot;;[.$G10]*(1+[.$B10])^([.V$1]-1))">
              <text:p><text:s/></text:p>
            </table:table-cell>
            <table:table-cell table:style-name="ce191" table:formula="of:=IF([.$C10]=&quot;&quot;;&quot;&quot;;[.$G10]*(1+[.$B10])^([.W$1]-1))">
              <text:p><text:s/></text:p>
            </table:table-cell>
            <table:table-cell table:style-name="ce191" table:formula="of:=IF([.$C10]=&quot;&quot;;&quot;&quot;;[.$G10]*(1+[.$B10])^([.X$1]-1))">
              <text:p><text:s/></text:p>
            </table:table-cell>
            <table:table-cell table:style-name="ce191" table:formula="of:=IF([.$C10]=&quot;&quot;;&quot;&quot;;[.$G10]*(1+[.$B10])^([.Y$1]-1))">
              <text:p><text:s/></text:p>
            </table:table-cell>
            <table:table-cell table:style-name="ce191" table:formula="of:=IF([.$C10]=&quot;&quot;;&quot;&quot;;[.$G10]*(1+[.$B10])^([.Z$1]-1))">
              <text:p><text:s/></text:p>
            </table:table-cell>
            <table:table-cell table:style-name="ce191" table:formula="of:=IF([.$C10]=&quot;&quot;;&quot;&quot;;[.$G10]*(1+[.$B10])^([.AA$1]-1))">
              <text:p><text:s/></text:p>
            </table:table-cell>
            <table:table-cell table:style-name="ce191" table:formula="of:=IF([.$C10]=&quot;&quot;;&quot;&quot;;[.$G10]*(1+[.$B10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1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1]=&quot;&quot;;[.E11]=&quot;&quot;);0;[.D11]*[.E11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1]=&quot;&quot;;&quot;&quot;;[.$G11]*(1+[.$B11])^([.I$1]-1))">
              <text:p><text:s/></text:p>
            </table:table-cell>
            <table:table-cell table:style-name="ce191" table:formula="of:=IF([.$C11]=&quot;&quot;;&quot;&quot;;[.$G11]*(1+[.$B11])^([.J$1]-1))">
              <text:p><text:s/></text:p>
            </table:table-cell>
            <table:table-cell table:style-name="ce191" table:formula="of:=IF([.$C11]=&quot;&quot;;&quot;&quot;;[.$G11]*(1+[.$B11])^([.K$1]-1))">
              <text:p><text:s/></text:p>
            </table:table-cell>
            <table:table-cell table:style-name="ce191" table:formula="of:=IF([.$C11]=&quot;&quot;;&quot;&quot;;[.$G11]*(1+[.$B11])^([.L$1]-1))">
              <text:p><text:s/></text:p>
            </table:table-cell>
            <table:table-cell table:style-name="ce191" table:formula="of:=IF([.$C11]=&quot;&quot;;&quot;&quot;;[.$G11]*(1+[.$B11])^([.M$1]-1))">
              <text:p><text:s/></text:p>
            </table:table-cell>
            <table:table-cell table:style-name="ce191" table:formula="of:=IF([.$C11]=&quot;&quot;;&quot;&quot;;[.$G11]*(1+[.$B11])^([.N$1]-1))">
              <text:p><text:s/></text:p>
            </table:table-cell>
            <table:table-cell table:style-name="ce191" table:formula="of:=IF([.$C11]=&quot;&quot;;&quot;&quot;;[.$G11]*(1+[.$B11])^([.O$1]-1))">
              <text:p><text:s/></text:p>
            </table:table-cell>
            <table:table-cell table:style-name="ce191" table:formula="of:=IF([.$C11]=&quot;&quot;;&quot;&quot;;[.$G11]*(1+[.$B11])^([.P$1]-1))">
              <text:p><text:s/></text:p>
            </table:table-cell>
            <table:table-cell table:style-name="ce191" table:formula="of:=IF([.$C11]=&quot;&quot;;&quot;&quot;;[.$G11]*(1+[.$B11])^([.Q$1]-1))">
              <text:p><text:s/></text:p>
            </table:table-cell>
            <table:table-cell table:style-name="ce191" table:formula="of:=IF([.$C11]=&quot;&quot;;&quot;&quot;;[.$G11]*(1+[.$B11])^([.R$1]-1))">
              <text:p><text:s/></text:p>
            </table:table-cell>
            <table:table-cell table:style-name="ce191" table:formula="of:=IF([.$C11]=&quot;&quot;;&quot;&quot;;[.$G11]*(1+[.$B11])^([.S$1]-1))">
              <text:p><text:s/></text:p>
            </table:table-cell>
            <table:table-cell table:style-name="ce191" table:formula="of:=IF([.$C11]=&quot;&quot;;&quot;&quot;;[.$G11]*(1+[.$B11])^([.T$1]-1))">
              <text:p><text:s/></text:p>
            </table:table-cell>
            <table:table-cell table:style-name="ce191" table:formula="of:=IF([.$C11]=&quot;&quot;;&quot;&quot;;[.$G11]*(1+[.$B11])^([.U$1]-1))">
              <text:p><text:s/></text:p>
            </table:table-cell>
            <table:table-cell table:style-name="ce191" table:formula="of:=IF([.$C11]=&quot;&quot;;&quot;&quot;;[.$G11]*(1+[.$B11])^([.V$1]-1))">
              <text:p><text:s/></text:p>
            </table:table-cell>
            <table:table-cell table:style-name="ce191" table:formula="of:=IF([.$C11]=&quot;&quot;;&quot;&quot;;[.$G11]*(1+[.$B11])^([.W$1]-1))">
              <text:p><text:s/></text:p>
            </table:table-cell>
            <table:table-cell table:style-name="ce191" table:formula="of:=IF([.$C11]=&quot;&quot;;&quot;&quot;;[.$G11]*(1+[.$B11])^([.X$1]-1))">
              <text:p><text:s/></text:p>
            </table:table-cell>
            <table:table-cell table:style-name="ce191" table:formula="of:=IF([.$C11]=&quot;&quot;;&quot;&quot;;[.$G11]*(1+[.$B11])^([.Y$1]-1))">
              <text:p><text:s/></text:p>
            </table:table-cell>
            <table:table-cell table:style-name="ce191" table:formula="of:=IF([.$C11]=&quot;&quot;;&quot;&quot;;[.$G11]*(1+[.$B11])^([.Z$1]-1))">
              <text:p><text:s/></text:p>
            </table:table-cell>
            <table:table-cell table:style-name="ce191" table:formula="of:=IF([.$C11]=&quot;&quot;;&quot;&quot;;[.$G11]*(1+[.$B11])^([.AA$1]-1))">
              <text:p><text:s/></text:p>
            </table:table-cell>
            <table:table-cell table:style-name="ce191" table:formula="of:=IF([.$C11]=&quot;&quot;;&quot;&quot;;[.$G11]*(1+[.$B11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2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2]=&quot;&quot;;[.E12]=&quot;&quot;);0;[.D12]*[.E12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2]=&quot;&quot;;&quot;&quot;;[.$G12]*(1+[.$B12])^([.I$1]-1))">
              <text:p><text:s/></text:p>
            </table:table-cell>
            <table:table-cell table:style-name="ce191" table:formula="of:=IF([.$C12]=&quot;&quot;;&quot;&quot;;[.$G12]*(1+[.$B12])^([.J$1]-1))">
              <text:p><text:s/></text:p>
            </table:table-cell>
            <table:table-cell table:style-name="ce191" table:formula="of:=IF([.$C12]=&quot;&quot;;&quot;&quot;;[.$G12]*(1+[.$B12])^([.K$1]-1))">
              <text:p><text:s/></text:p>
            </table:table-cell>
            <table:table-cell table:style-name="ce191" table:formula="of:=IF([.$C12]=&quot;&quot;;&quot;&quot;;[.$G12]*(1+[.$B12])^([.L$1]-1))">
              <text:p><text:s/></text:p>
            </table:table-cell>
            <table:table-cell table:style-name="ce191" table:formula="of:=IF([.$C12]=&quot;&quot;;&quot;&quot;;[.$G12]*(1+[.$B12])^([.M$1]-1))">
              <text:p><text:s/></text:p>
            </table:table-cell>
            <table:table-cell table:style-name="ce191" table:formula="of:=IF([.$C12]=&quot;&quot;;&quot;&quot;;[.$G12]*(1+[.$B12])^([.N$1]-1))">
              <text:p><text:s/></text:p>
            </table:table-cell>
            <table:table-cell table:style-name="ce191" table:formula="of:=IF([.$C12]=&quot;&quot;;&quot;&quot;;[.$G12]*(1+[.$B12])^([.O$1]-1))">
              <text:p><text:s/></text:p>
            </table:table-cell>
            <table:table-cell table:style-name="ce191" table:formula="of:=IF([.$C12]=&quot;&quot;;&quot;&quot;;[.$G12]*(1+[.$B12])^([.P$1]-1))">
              <text:p><text:s/></text:p>
            </table:table-cell>
            <table:table-cell table:style-name="ce191" table:formula="of:=IF([.$C12]=&quot;&quot;;&quot;&quot;;[.$G12]*(1+[.$B12])^([.Q$1]-1))">
              <text:p><text:s/></text:p>
            </table:table-cell>
            <table:table-cell table:style-name="ce191" table:formula="of:=IF([.$C12]=&quot;&quot;;&quot;&quot;;[.$G12]*(1+[.$B12])^([.R$1]-1))">
              <text:p><text:s/></text:p>
            </table:table-cell>
            <table:table-cell table:style-name="ce191" table:formula="of:=IF([.$C12]=&quot;&quot;;&quot;&quot;;[.$G12]*(1+[.$B12])^([.S$1]-1))">
              <text:p><text:s/></text:p>
            </table:table-cell>
            <table:table-cell table:style-name="ce191" table:formula="of:=IF([.$C12]=&quot;&quot;;&quot;&quot;;[.$G12]*(1+[.$B12])^([.T$1]-1))">
              <text:p><text:s/></text:p>
            </table:table-cell>
            <table:table-cell table:style-name="ce191" table:formula="of:=IF([.$C12]=&quot;&quot;;&quot;&quot;;[.$G12]*(1+[.$B12])^([.U$1]-1))">
              <text:p><text:s/></text:p>
            </table:table-cell>
            <table:table-cell table:style-name="ce191" table:formula="of:=IF([.$C12]=&quot;&quot;;&quot;&quot;;[.$G12]*(1+[.$B12])^([.V$1]-1))">
              <text:p><text:s/></text:p>
            </table:table-cell>
            <table:table-cell table:style-name="ce191" table:formula="of:=IF([.$C12]=&quot;&quot;;&quot;&quot;;[.$G12]*(1+[.$B12])^([.W$1]-1))">
              <text:p><text:s/></text:p>
            </table:table-cell>
            <table:table-cell table:style-name="ce191" table:formula="of:=IF([.$C12]=&quot;&quot;;&quot;&quot;;[.$G12]*(1+[.$B12])^([.X$1]-1))">
              <text:p><text:s/></text:p>
            </table:table-cell>
            <table:table-cell table:style-name="ce191" table:formula="of:=IF([.$C12]=&quot;&quot;;&quot;&quot;;[.$G12]*(1+[.$B12])^([.Y$1]-1))">
              <text:p><text:s/></text:p>
            </table:table-cell>
            <table:table-cell table:style-name="ce191" table:formula="of:=IF([.$C12]=&quot;&quot;;&quot;&quot;;[.$G12]*(1+[.$B12])^([.Z$1]-1))">
              <text:p><text:s/></text:p>
            </table:table-cell>
            <table:table-cell table:style-name="ce191" table:formula="of:=IF([.$C12]=&quot;&quot;;&quot;&quot;;[.$G12]*(1+[.$B12])^([.AA$1]-1))">
              <text:p><text:s/></text:p>
            </table:table-cell>
            <table:table-cell table:style-name="ce191" table:formula="of:=IF([.$C12]=&quot;&quot;;&quot;&quot;;[.$G12]*(1+[.$B12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3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3]=&quot;&quot;;[.E13]=&quot;&quot;);0;[.D13]*[.E13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3]=&quot;&quot;;&quot;&quot;;[.$G13]*(1+[.$B13])^([.I$1]-1))">
              <text:p><text:s/></text:p>
            </table:table-cell>
            <table:table-cell table:style-name="ce191" table:formula="of:=IF([.$C13]=&quot;&quot;;&quot;&quot;;[.$G13]*(1+[.$B13])^([.J$1]-1))">
              <text:p><text:s/></text:p>
            </table:table-cell>
            <table:table-cell table:style-name="ce191" table:formula="of:=IF([.$C13]=&quot;&quot;;&quot;&quot;;[.$G13]*(1+[.$B13])^([.K$1]-1))">
              <text:p><text:s/></text:p>
            </table:table-cell>
            <table:table-cell table:style-name="ce191" table:formula="of:=IF([.$C13]=&quot;&quot;;&quot;&quot;;[.$G13]*(1+[.$B13])^([.L$1]-1))">
              <text:p><text:s/></text:p>
            </table:table-cell>
            <table:table-cell table:style-name="ce191" table:formula="of:=IF([.$C13]=&quot;&quot;;&quot;&quot;;[.$G13]*(1+[.$B13])^([.M$1]-1))">
              <text:p><text:s/></text:p>
            </table:table-cell>
            <table:table-cell table:style-name="ce191" table:formula="of:=IF([.$C13]=&quot;&quot;;&quot;&quot;;[.$G13]*(1+[.$B13])^([.N$1]-1))">
              <text:p><text:s/></text:p>
            </table:table-cell>
            <table:table-cell table:style-name="ce191" table:formula="of:=IF([.$C13]=&quot;&quot;;&quot;&quot;;[.$G13]*(1+[.$B13])^([.O$1]-1))">
              <text:p><text:s/></text:p>
            </table:table-cell>
            <table:table-cell table:style-name="ce191" table:formula="of:=IF([.$C13]=&quot;&quot;;&quot;&quot;;[.$G13]*(1+[.$B13])^([.P$1]-1))">
              <text:p><text:s/></text:p>
            </table:table-cell>
            <table:table-cell table:style-name="ce191" table:formula="of:=IF([.$C13]=&quot;&quot;;&quot;&quot;;[.$G13]*(1+[.$B13])^([.Q$1]-1))">
              <text:p><text:s/></text:p>
            </table:table-cell>
            <table:table-cell table:style-name="ce191" table:formula="of:=IF([.$C13]=&quot;&quot;;&quot;&quot;;[.$G13]*(1+[.$B13])^([.R$1]-1))">
              <text:p><text:s/></text:p>
            </table:table-cell>
            <table:table-cell table:style-name="ce191" table:formula="of:=IF([.$C13]=&quot;&quot;;&quot;&quot;;[.$G13]*(1+[.$B13])^([.S$1]-1))">
              <text:p><text:s/></text:p>
            </table:table-cell>
            <table:table-cell table:style-name="ce191" table:formula="of:=IF([.$C13]=&quot;&quot;;&quot;&quot;;[.$G13]*(1+[.$B13])^([.T$1]-1))">
              <text:p><text:s/></text:p>
            </table:table-cell>
            <table:table-cell table:style-name="ce191" table:formula="of:=IF([.$C13]=&quot;&quot;;&quot;&quot;;[.$G13]*(1+[.$B13])^([.U$1]-1))">
              <text:p><text:s/></text:p>
            </table:table-cell>
            <table:table-cell table:style-name="ce191" table:formula="of:=IF([.$C13]=&quot;&quot;;&quot;&quot;;[.$G13]*(1+[.$B13])^([.V$1]-1))">
              <text:p><text:s/></text:p>
            </table:table-cell>
            <table:table-cell table:style-name="ce191" table:formula="of:=IF([.$C13]=&quot;&quot;;&quot;&quot;;[.$G13]*(1+[.$B13])^([.W$1]-1))">
              <text:p><text:s/></text:p>
            </table:table-cell>
            <table:table-cell table:style-name="ce191" table:formula="of:=IF([.$C13]=&quot;&quot;;&quot;&quot;;[.$G13]*(1+[.$B13])^([.X$1]-1))">
              <text:p><text:s/></text:p>
            </table:table-cell>
            <table:table-cell table:style-name="ce191" table:formula="of:=IF([.$C13]=&quot;&quot;;&quot;&quot;;[.$G13]*(1+[.$B13])^([.Y$1]-1))">
              <text:p><text:s/></text:p>
            </table:table-cell>
            <table:table-cell table:style-name="ce191" table:formula="of:=IF([.$C13]=&quot;&quot;;&quot;&quot;;[.$G13]*(1+[.$B13])^([.Z$1]-1))">
              <text:p><text:s/></text:p>
            </table:table-cell>
            <table:table-cell table:style-name="ce191" table:formula="of:=IF([.$C13]=&quot;&quot;;&quot;&quot;;[.$G13]*(1+[.$B13])^([.AA$1]-1))">
              <text:p><text:s/></text:p>
            </table:table-cell>
            <table:table-cell table:style-name="ce191" table:formula="of:=IF([.$C13]=&quot;&quot;;&quot;&quot;;[.$G13]*(1+[.$B13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4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4]=&quot;&quot;;[.E14]=&quot;&quot;);0;[.D14]*[.E14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4]=&quot;&quot;;&quot;&quot;;[.$G14]*(1+[.$B14])^([.I$1]-1))">
              <text:p><text:s/></text:p>
            </table:table-cell>
            <table:table-cell table:style-name="ce191" table:formula="of:=IF([.$C14]=&quot;&quot;;&quot;&quot;;[.$G14]*(1+[.$B14])^([.J$1]-1))">
              <text:p><text:s/></text:p>
            </table:table-cell>
            <table:table-cell table:style-name="ce191" table:formula="of:=IF([.$C14]=&quot;&quot;;&quot;&quot;;[.$G14]*(1+[.$B14])^([.K$1]-1))">
              <text:p><text:s/></text:p>
            </table:table-cell>
            <table:table-cell table:style-name="ce191" table:formula="of:=IF([.$C14]=&quot;&quot;;&quot;&quot;;[.$G14]*(1+[.$B14])^([.L$1]-1))">
              <text:p><text:s/></text:p>
            </table:table-cell>
            <table:table-cell table:style-name="ce191" table:formula="of:=IF([.$C14]=&quot;&quot;;&quot;&quot;;[.$G14]*(1+[.$B14])^([.M$1]-1))">
              <text:p><text:s/></text:p>
            </table:table-cell>
            <table:table-cell table:style-name="ce191" table:formula="of:=IF([.$C14]=&quot;&quot;;&quot;&quot;;[.$G14]*(1+[.$B14])^([.N$1]-1))">
              <text:p><text:s/></text:p>
            </table:table-cell>
            <table:table-cell table:style-name="ce191" table:formula="of:=IF([.$C14]=&quot;&quot;;&quot;&quot;;[.$G14]*(1+[.$B14])^([.O$1]-1))">
              <text:p><text:s/></text:p>
            </table:table-cell>
            <table:table-cell table:style-name="ce191" table:formula="of:=IF([.$C14]=&quot;&quot;;&quot;&quot;;[.$G14]*(1+[.$B14])^([.P$1]-1))">
              <text:p><text:s/></text:p>
            </table:table-cell>
            <table:table-cell table:style-name="ce191" table:formula="of:=IF([.$C14]=&quot;&quot;;&quot;&quot;;[.$G14]*(1+[.$B14])^([.Q$1]-1))">
              <text:p><text:s/></text:p>
            </table:table-cell>
            <table:table-cell table:style-name="ce191" table:formula="of:=IF([.$C14]=&quot;&quot;;&quot;&quot;;[.$G14]*(1+[.$B14])^([.R$1]-1))">
              <text:p><text:s/></text:p>
            </table:table-cell>
            <table:table-cell table:style-name="ce191" table:formula="of:=IF([.$C14]=&quot;&quot;;&quot;&quot;;[.$G14]*(1+[.$B14])^([.S$1]-1))">
              <text:p><text:s/></text:p>
            </table:table-cell>
            <table:table-cell table:style-name="ce191" table:formula="of:=IF([.$C14]=&quot;&quot;;&quot;&quot;;[.$G14]*(1+[.$B14])^([.T$1]-1))">
              <text:p><text:s/></text:p>
            </table:table-cell>
            <table:table-cell table:style-name="ce191" table:formula="of:=IF([.$C14]=&quot;&quot;;&quot;&quot;;[.$G14]*(1+[.$B14])^([.U$1]-1))">
              <text:p><text:s/></text:p>
            </table:table-cell>
            <table:table-cell table:style-name="ce191" table:formula="of:=IF([.$C14]=&quot;&quot;;&quot;&quot;;[.$G14]*(1+[.$B14])^([.V$1]-1))">
              <text:p><text:s/></text:p>
            </table:table-cell>
            <table:table-cell table:style-name="ce191" table:formula="of:=IF([.$C14]=&quot;&quot;;&quot;&quot;;[.$G14]*(1+[.$B14])^([.W$1]-1))">
              <text:p><text:s/></text:p>
            </table:table-cell>
            <table:table-cell table:style-name="ce191" table:formula="of:=IF([.$C14]=&quot;&quot;;&quot;&quot;;[.$G14]*(1+[.$B14])^([.X$1]-1))">
              <text:p><text:s/></text:p>
            </table:table-cell>
            <table:table-cell table:style-name="ce191" table:formula="of:=IF([.$C14]=&quot;&quot;;&quot;&quot;;[.$G14]*(1+[.$B14])^([.Y$1]-1))">
              <text:p><text:s/></text:p>
            </table:table-cell>
            <table:table-cell table:style-name="ce191" table:formula="of:=IF([.$C14]=&quot;&quot;;&quot;&quot;;[.$G14]*(1+[.$B14])^([.Z$1]-1))">
              <text:p><text:s/></text:p>
            </table:table-cell>
            <table:table-cell table:style-name="ce191" table:formula="of:=IF([.$C14]=&quot;&quot;;&quot;&quot;;[.$G14]*(1+[.$B14])^([.AA$1]-1))">
              <text:p><text:s/></text:p>
            </table:table-cell>
            <table:table-cell table:style-name="ce191" table:formula="of:=IF([.$C14]=&quot;&quot;;&quot;&quot;;[.$G14]*(1+[.$B14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5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5]=&quot;&quot;;[.E15]=&quot;&quot;);0;[.D15]*[.E15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5]=&quot;&quot;;&quot;&quot;;[.$G15]*(1+[.$B15])^([.I$1]-1))">
              <text:p><text:s/></text:p>
            </table:table-cell>
            <table:table-cell table:style-name="ce191" table:formula="of:=IF([.$C15]=&quot;&quot;;&quot;&quot;;[.$G15]*(1+[.$B15])^([.J$1]-1))">
              <text:p><text:s/></text:p>
            </table:table-cell>
            <table:table-cell table:style-name="ce191" table:formula="of:=IF([.$C15]=&quot;&quot;;&quot;&quot;;[.$G15]*(1+[.$B15])^([.K$1]-1))">
              <text:p><text:s/></text:p>
            </table:table-cell>
            <table:table-cell table:style-name="ce191" table:formula="of:=IF([.$C15]=&quot;&quot;;&quot;&quot;;[.$G15]*(1+[.$B15])^([.L$1]-1))">
              <text:p><text:s/></text:p>
            </table:table-cell>
            <table:table-cell table:style-name="ce191" table:formula="of:=IF([.$C15]=&quot;&quot;;&quot;&quot;;[.$G15]*(1+[.$B15])^([.M$1]-1))">
              <text:p><text:s/></text:p>
            </table:table-cell>
            <table:table-cell table:style-name="ce191" table:formula="of:=IF([.$C15]=&quot;&quot;;&quot;&quot;;[.$G15]*(1+[.$B15])^([.N$1]-1))">
              <text:p><text:s/></text:p>
            </table:table-cell>
            <table:table-cell table:style-name="ce191" table:formula="of:=IF([.$C15]=&quot;&quot;;&quot;&quot;;[.$G15]*(1+[.$B15])^([.O$1]-1))">
              <text:p><text:s/></text:p>
            </table:table-cell>
            <table:table-cell table:style-name="ce191" table:formula="of:=IF([.$C15]=&quot;&quot;;&quot;&quot;;[.$G15]*(1+[.$B15])^([.P$1]-1))">
              <text:p><text:s/></text:p>
            </table:table-cell>
            <table:table-cell table:style-name="ce191" table:formula="of:=IF([.$C15]=&quot;&quot;;&quot;&quot;;[.$G15]*(1+[.$B15])^([.Q$1]-1))">
              <text:p><text:s/></text:p>
            </table:table-cell>
            <table:table-cell table:style-name="ce191" table:formula="of:=IF([.$C15]=&quot;&quot;;&quot;&quot;;[.$G15]*(1+[.$B15])^([.R$1]-1))">
              <text:p><text:s/></text:p>
            </table:table-cell>
            <table:table-cell table:style-name="ce191" table:formula="of:=IF([.$C15]=&quot;&quot;;&quot;&quot;;[.$G15]*(1+[.$B15])^([.S$1]-1))">
              <text:p><text:s/></text:p>
            </table:table-cell>
            <table:table-cell table:style-name="ce191" table:formula="of:=IF([.$C15]=&quot;&quot;;&quot;&quot;;[.$G15]*(1+[.$B15])^([.T$1]-1))">
              <text:p><text:s/></text:p>
            </table:table-cell>
            <table:table-cell table:style-name="ce191" table:formula="of:=IF([.$C15]=&quot;&quot;;&quot;&quot;;[.$G15]*(1+[.$B15])^([.U$1]-1))">
              <text:p><text:s/></text:p>
            </table:table-cell>
            <table:table-cell table:style-name="ce191" table:formula="of:=IF([.$C15]=&quot;&quot;;&quot;&quot;;[.$G15]*(1+[.$B15])^([.V$1]-1))">
              <text:p><text:s/></text:p>
            </table:table-cell>
            <table:table-cell table:style-name="ce191" table:formula="of:=IF([.$C15]=&quot;&quot;;&quot;&quot;;[.$G15]*(1+[.$B15])^([.W$1]-1))">
              <text:p><text:s/></text:p>
            </table:table-cell>
            <table:table-cell table:style-name="ce191" table:formula="of:=IF([.$C15]=&quot;&quot;;&quot;&quot;;[.$G15]*(1+[.$B15])^([.X$1]-1))">
              <text:p><text:s/></text:p>
            </table:table-cell>
            <table:table-cell table:style-name="ce191" table:formula="of:=IF([.$C15]=&quot;&quot;;&quot;&quot;;[.$G15]*(1+[.$B15])^([.Y$1]-1))">
              <text:p><text:s/></text:p>
            </table:table-cell>
            <table:table-cell table:style-name="ce191" table:formula="of:=IF([.$C15]=&quot;&quot;;&quot;&quot;;[.$G15]*(1+[.$B15])^([.Z$1]-1))">
              <text:p><text:s/></text:p>
            </table:table-cell>
            <table:table-cell table:style-name="ce191" table:formula="of:=IF([.$C15]=&quot;&quot;;&quot;&quot;;[.$G15]*(1+[.$B15])^([.AA$1]-1))">
              <text:p><text:s/></text:p>
            </table:table-cell>
            <table:table-cell table:style-name="ce191" table:formula="of:=IF([.$C15]=&quot;&quot;;&quot;&quot;;[.$G15]*(1+[.$B15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6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6]=&quot;&quot;;[.E16]=&quot;&quot;);0;[.D16]*[.E16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6]=&quot;&quot;;&quot;&quot;;[.$G16]*(1+[.$B16])^([.I$1]-1))">
              <text:p><text:s/></text:p>
            </table:table-cell>
            <table:table-cell table:style-name="ce191" table:formula="of:=IF([.$C16]=&quot;&quot;;&quot;&quot;;[.$G16]*(1+[.$B16])^([.J$1]-1))">
              <text:p><text:s/></text:p>
            </table:table-cell>
            <table:table-cell table:style-name="ce191" table:formula="of:=IF([.$C16]=&quot;&quot;;&quot;&quot;;[.$G16]*(1+[.$B16])^([.K$1]-1))">
              <text:p><text:s/></text:p>
            </table:table-cell>
            <table:table-cell table:style-name="ce191" table:formula="of:=IF([.$C16]=&quot;&quot;;&quot;&quot;;[.$G16]*(1+[.$B16])^([.L$1]-1))">
              <text:p><text:s/></text:p>
            </table:table-cell>
            <table:table-cell table:style-name="ce191" table:formula="of:=IF([.$C16]=&quot;&quot;;&quot;&quot;;[.$G16]*(1+[.$B16])^([.M$1]-1))">
              <text:p><text:s/></text:p>
            </table:table-cell>
            <table:table-cell table:style-name="ce191" table:formula="of:=IF([.$C16]=&quot;&quot;;&quot;&quot;;[.$G16]*(1+[.$B16])^([.N$1]-1))">
              <text:p><text:s/></text:p>
            </table:table-cell>
            <table:table-cell table:style-name="ce191" table:formula="of:=IF([.$C16]=&quot;&quot;;&quot;&quot;;[.$G16]*(1+[.$B16])^([.O$1]-1))">
              <text:p><text:s/></text:p>
            </table:table-cell>
            <table:table-cell table:style-name="ce191" table:formula="of:=IF([.$C16]=&quot;&quot;;&quot;&quot;;[.$G16]*(1+[.$B16])^([.P$1]-1))">
              <text:p><text:s/></text:p>
            </table:table-cell>
            <table:table-cell table:style-name="ce191" table:formula="of:=IF([.$C16]=&quot;&quot;;&quot;&quot;;[.$G16]*(1+[.$B16])^([.Q$1]-1))">
              <text:p><text:s/></text:p>
            </table:table-cell>
            <table:table-cell table:style-name="ce191" table:formula="of:=IF([.$C16]=&quot;&quot;;&quot;&quot;;[.$G16]*(1+[.$B16])^([.R$1]-1))">
              <text:p><text:s/></text:p>
            </table:table-cell>
            <table:table-cell table:style-name="ce191" table:formula="of:=IF([.$C16]=&quot;&quot;;&quot;&quot;;[.$G16]*(1+[.$B16])^([.S$1]-1))">
              <text:p><text:s/></text:p>
            </table:table-cell>
            <table:table-cell table:style-name="ce191" table:formula="of:=IF([.$C16]=&quot;&quot;;&quot;&quot;;[.$G16]*(1+[.$B16])^([.T$1]-1))">
              <text:p><text:s/></text:p>
            </table:table-cell>
            <table:table-cell table:style-name="ce191" table:formula="of:=IF([.$C16]=&quot;&quot;;&quot;&quot;;[.$G16]*(1+[.$B16])^([.U$1]-1))">
              <text:p><text:s/></text:p>
            </table:table-cell>
            <table:table-cell table:style-name="ce191" table:formula="of:=IF([.$C16]=&quot;&quot;;&quot;&quot;;[.$G16]*(1+[.$B16])^([.V$1]-1))">
              <text:p><text:s/></text:p>
            </table:table-cell>
            <table:table-cell table:style-name="ce191" table:formula="of:=IF([.$C16]=&quot;&quot;;&quot;&quot;;[.$G16]*(1+[.$B16])^([.W$1]-1))">
              <text:p><text:s/></text:p>
            </table:table-cell>
            <table:table-cell table:style-name="ce191" table:formula="of:=IF([.$C16]=&quot;&quot;;&quot;&quot;;[.$G16]*(1+[.$B16])^([.X$1]-1))">
              <text:p><text:s/></text:p>
            </table:table-cell>
            <table:table-cell table:style-name="ce191" table:formula="of:=IF([.$C16]=&quot;&quot;;&quot;&quot;;[.$G16]*(1+[.$B16])^([.Y$1]-1))">
              <text:p><text:s/></text:p>
            </table:table-cell>
            <table:table-cell table:style-name="ce191" table:formula="of:=IF([.$C16]=&quot;&quot;;&quot;&quot;;[.$G16]*(1+[.$B16])^([.Z$1]-1))">
              <text:p><text:s/></text:p>
            </table:table-cell>
            <table:table-cell table:style-name="ce191" table:formula="of:=IF([.$C16]=&quot;&quot;;&quot;&quot;;[.$G16]*(1+[.$B16])^([.AA$1]-1))">
              <text:p><text:s/></text:p>
            </table:table-cell>
            <table:table-cell table:style-name="ce191" table:formula="of:=IF([.$C16]=&quot;&quot;;&quot;&quot;;[.$G16]*(1+[.$B16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7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7]=&quot;&quot;;[.E17]=&quot;&quot;);0;[.D17]*[.E17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7]=&quot;&quot;;&quot;&quot;;[.$G17]*(1+[.$B17])^([.I$1]-1))">
              <text:p><text:s/></text:p>
            </table:table-cell>
            <table:table-cell table:style-name="ce191" table:formula="of:=IF([.$C17]=&quot;&quot;;&quot;&quot;;[.$G17]*(1+[.$B17])^([.J$1]-1))">
              <text:p><text:s/></text:p>
            </table:table-cell>
            <table:table-cell table:style-name="ce191" table:formula="of:=IF([.$C17]=&quot;&quot;;&quot;&quot;;[.$G17]*(1+[.$B17])^([.K$1]-1))">
              <text:p><text:s/></text:p>
            </table:table-cell>
            <table:table-cell table:style-name="ce191" table:formula="of:=IF([.$C17]=&quot;&quot;;&quot;&quot;;[.$G17]*(1+[.$B17])^([.L$1]-1))">
              <text:p><text:s/></text:p>
            </table:table-cell>
            <table:table-cell table:style-name="ce191" table:formula="of:=IF([.$C17]=&quot;&quot;;&quot;&quot;;[.$G17]*(1+[.$B17])^([.M$1]-1))">
              <text:p><text:s/></text:p>
            </table:table-cell>
            <table:table-cell table:style-name="ce191" table:formula="of:=IF([.$C17]=&quot;&quot;;&quot;&quot;;[.$G17]*(1+[.$B17])^([.N$1]-1))">
              <text:p><text:s/></text:p>
            </table:table-cell>
            <table:table-cell table:style-name="ce191" table:formula="of:=IF([.$C17]=&quot;&quot;;&quot;&quot;;[.$G17]*(1+[.$B17])^([.O$1]-1))">
              <text:p><text:s/></text:p>
            </table:table-cell>
            <table:table-cell table:style-name="ce191" table:formula="of:=IF([.$C17]=&quot;&quot;;&quot;&quot;;[.$G17]*(1+[.$B17])^([.P$1]-1))">
              <text:p><text:s/></text:p>
            </table:table-cell>
            <table:table-cell table:style-name="ce191" table:formula="of:=IF([.$C17]=&quot;&quot;;&quot;&quot;;[.$G17]*(1+[.$B17])^([.Q$1]-1))">
              <text:p><text:s/></text:p>
            </table:table-cell>
            <table:table-cell table:style-name="ce191" table:formula="of:=IF([.$C17]=&quot;&quot;;&quot;&quot;;[.$G17]*(1+[.$B17])^([.R$1]-1))">
              <text:p><text:s/></text:p>
            </table:table-cell>
            <table:table-cell table:style-name="ce191" table:formula="of:=IF([.$C17]=&quot;&quot;;&quot;&quot;;[.$G17]*(1+[.$B17])^([.S$1]-1))">
              <text:p><text:s/></text:p>
            </table:table-cell>
            <table:table-cell table:style-name="ce191" table:formula="of:=IF([.$C17]=&quot;&quot;;&quot;&quot;;[.$G17]*(1+[.$B17])^([.T$1]-1))">
              <text:p><text:s/></text:p>
            </table:table-cell>
            <table:table-cell table:style-name="ce191" table:formula="of:=IF([.$C17]=&quot;&quot;;&quot;&quot;;[.$G17]*(1+[.$B17])^([.U$1]-1))">
              <text:p><text:s/></text:p>
            </table:table-cell>
            <table:table-cell table:style-name="ce191" table:formula="of:=IF([.$C17]=&quot;&quot;;&quot;&quot;;[.$G17]*(1+[.$B17])^([.V$1]-1))">
              <text:p><text:s/></text:p>
            </table:table-cell>
            <table:table-cell table:style-name="ce191" table:formula="of:=IF([.$C17]=&quot;&quot;;&quot;&quot;;[.$G17]*(1+[.$B17])^([.W$1]-1))">
              <text:p><text:s/></text:p>
            </table:table-cell>
            <table:table-cell table:style-name="ce191" table:formula="of:=IF([.$C17]=&quot;&quot;;&quot;&quot;;[.$G17]*(1+[.$B17])^([.X$1]-1))">
              <text:p><text:s/></text:p>
            </table:table-cell>
            <table:table-cell table:style-name="ce191" table:formula="of:=IF([.$C17]=&quot;&quot;;&quot;&quot;;[.$G17]*(1+[.$B17])^([.Y$1]-1))">
              <text:p><text:s/></text:p>
            </table:table-cell>
            <table:table-cell table:style-name="ce191" table:formula="of:=IF([.$C17]=&quot;&quot;;&quot;&quot;;[.$G17]*(1+[.$B17])^([.Z$1]-1))">
              <text:p><text:s/></text:p>
            </table:table-cell>
            <table:table-cell table:style-name="ce191" table:formula="of:=IF([.$C17]=&quot;&quot;;&quot;&quot;;[.$G17]*(1+[.$B17])^([.AA$1]-1))">
              <text:p><text:s/></text:p>
            </table:table-cell>
            <table:table-cell table:style-name="ce191" table:formula="of:=IF([.$C17]=&quot;&quot;;&quot;&quot;;[.$G17]*(1+[.$B17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8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8]=&quot;&quot;;[.E18]=&quot;&quot;);0;[.D18]*[.E18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8]=&quot;&quot;;&quot;&quot;;[.$G18]*(1+[.$B18])^([.I$1]-1))">
              <text:p><text:s/></text:p>
            </table:table-cell>
            <table:table-cell table:style-name="ce191" table:formula="of:=IF([.$C18]=&quot;&quot;;&quot;&quot;;[.$G18]*(1+[.$B18])^([.J$1]-1))">
              <text:p><text:s/></text:p>
            </table:table-cell>
            <table:table-cell table:style-name="ce191" table:formula="of:=IF([.$C18]=&quot;&quot;;&quot;&quot;;[.$G18]*(1+[.$B18])^([.K$1]-1))">
              <text:p><text:s/></text:p>
            </table:table-cell>
            <table:table-cell table:style-name="ce191" table:formula="of:=IF([.$C18]=&quot;&quot;;&quot;&quot;;[.$G18]*(1+[.$B18])^([.L$1]-1))">
              <text:p><text:s/></text:p>
            </table:table-cell>
            <table:table-cell table:style-name="ce191" table:formula="of:=IF([.$C18]=&quot;&quot;;&quot;&quot;;[.$G18]*(1+[.$B18])^([.M$1]-1))">
              <text:p><text:s/></text:p>
            </table:table-cell>
            <table:table-cell table:style-name="ce191" table:formula="of:=IF([.$C18]=&quot;&quot;;&quot;&quot;;[.$G18]*(1+[.$B18])^([.N$1]-1))">
              <text:p><text:s/></text:p>
            </table:table-cell>
            <table:table-cell table:style-name="ce191" table:formula="of:=IF([.$C18]=&quot;&quot;;&quot;&quot;;[.$G18]*(1+[.$B18])^([.O$1]-1))">
              <text:p><text:s/></text:p>
            </table:table-cell>
            <table:table-cell table:style-name="ce191" table:formula="of:=IF([.$C18]=&quot;&quot;;&quot;&quot;;[.$G18]*(1+[.$B18])^([.P$1]-1))">
              <text:p><text:s/></text:p>
            </table:table-cell>
            <table:table-cell table:style-name="ce191" table:formula="of:=IF([.$C18]=&quot;&quot;;&quot;&quot;;[.$G18]*(1+[.$B18])^([.Q$1]-1))">
              <text:p><text:s/></text:p>
            </table:table-cell>
            <table:table-cell table:style-name="ce191" table:formula="of:=IF([.$C18]=&quot;&quot;;&quot;&quot;;[.$G18]*(1+[.$B18])^([.R$1]-1))">
              <text:p><text:s/></text:p>
            </table:table-cell>
            <table:table-cell table:style-name="ce191" table:formula="of:=IF([.$C18]=&quot;&quot;;&quot;&quot;;[.$G18]*(1+[.$B18])^([.S$1]-1))">
              <text:p><text:s/></text:p>
            </table:table-cell>
            <table:table-cell table:style-name="ce191" table:formula="of:=IF([.$C18]=&quot;&quot;;&quot;&quot;;[.$G18]*(1+[.$B18])^([.T$1]-1))">
              <text:p><text:s/></text:p>
            </table:table-cell>
            <table:table-cell table:style-name="ce191" table:formula="of:=IF([.$C18]=&quot;&quot;;&quot;&quot;;[.$G18]*(1+[.$B18])^([.U$1]-1))">
              <text:p><text:s/></text:p>
            </table:table-cell>
            <table:table-cell table:style-name="ce191" table:formula="of:=IF([.$C18]=&quot;&quot;;&quot;&quot;;[.$G18]*(1+[.$B18])^([.V$1]-1))">
              <text:p><text:s/></text:p>
            </table:table-cell>
            <table:table-cell table:style-name="ce191" table:formula="of:=IF([.$C18]=&quot;&quot;;&quot;&quot;;[.$G18]*(1+[.$B18])^([.W$1]-1))">
              <text:p><text:s/></text:p>
            </table:table-cell>
            <table:table-cell table:style-name="ce191" table:formula="of:=IF([.$C18]=&quot;&quot;;&quot;&quot;;[.$G18]*(1+[.$B18])^([.X$1]-1))">
              <text:p><text:s/></text:p>
            </table:table-cell>
            <table:table-cell table:style-name="ce191" table:formula="of:=IF([.$C18]=&quot;&quot;;&quot;&quot;;[.$G18]*(1+[.$B18])^([.Y$1]-1))">
              <text:p><text:s/></text:p>
            </table:table-cell>
            <table:table-cell table:style-name="ce191" table:formula="of:=IF([.$C18]=&quot;&quot;;&quot;&quot;;[.$G18]*(1+[.$B18])^([.Z$1]-1))">
              <text:p><text:s/></text:p>
            </table:table-cell>
            <table:table-cell table:style-name="ce191" table:formula="of:=IF([.$C18]=&quot;&quot;;&quot;&quot;;[.$G18]*(1+[.$B18])^([.AA$1]-1))">
              <text:p><text:s/></text:p>
            </table:table-cell>
            <table:table-cell table:style-name="ce191" table:formula="of:=IF([.$C18]=&quot;&quot;;&quot;&quot;;[.$G18]*(1+[.$B18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19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19]=&quot;&quot;;[.E19]=&quot;&quot;);0;[.D19]*[.E19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19]=&quot;&quot;;&quot;&quot;;[.$G19]*(1+[.$B19])^([.I$1]-1))">
              <text:p><text:s/></text:p>
            </table:table-cell>
            <table:table-cell table:style-name="ce191" table:formula="of:=IF([.$C19]=&quot;&quot;;&quot;&quot;;[.$G19]*(1+[.$B19])^([.J$1]-1))">
              <text:p><text:s/></text:p>
            </table:table-cell>
            <table:table-cell table:style-name="ce191" table:formula="of:=IF([.$C19]=&quot;&quot;;&quot;&quot;;[.$G19]*(1+[.$B19])^([.K$1]-1))">
              <text:p><text:s/></text:p>
            </table:table-cell>
            <table:table-cell table:style-name="ce191" table:formula="of:=IF([.$C19]=&quot;&quot;;&quot;&quot;;[.$G19]*(1+[.$B19])^([.L$1]-1))">
              <text:p><text:s/></text:p>
            </table:table-cell>
            <table:table-cell table:style-name="ce191" table:formula="of:=IF([.$C19]=&quot;&quot;;&quot;&quot;;[.$G19]*(1+[.$B19])^([.M$1]-1))">
              <text:p><text:s/></text:p>
            </table:table-cell>
            <table:table-cell table:style-name="ce191" table:formula="of:=IF([.$C19]=&quot;&quot;;&quot;&quot;;[.$G19]*(1+[.$B19])^([.N$1]-1))">
              <text:p><text:s/></text:p>
            </table:table-cell>
            <table:table-cell table:style-name="ce191" table:formula="of:=IF([.$C19]=&quot;&quot;;&quot;&quot;;[.$G19]*(1+[.$B19])^([.O$1]-1))">
              <text:p><text:s/></text:p>
            </table:table-cell>
            <table:table-cell table:style-name="ce191" table:formula="of:=IF([.$C19]=&quot;&quot;;&quot;&quot;;[.$G19]*(1+[.$B19])^([.P$1]-1))">
              <text:p><text:s/></text:p>
            </table:table-cell>
            <table:table-cell table:style-name="ce191" table:formula="of:=IF([.$C19]=&quot;&quot;;&quot;&quot;;[.$G19]*(1+[.$B19])^([.Q$1]-1))">
              <text:p><text:s/></text:p>
            </table:table-cell>
            <table:table-cell table:style-name="ce191" table:formula="of:=IF([.$C19]=&quot;&quot;;&quot;&quot;;[.$G19]*(1+[.$B19])^([.R$1]-1))">
              <text:p><text:s/></text:p>
            </table:table-cell>
            <table:table-cell table:style-name="ce191" table:formula="of:=IF([.$C19]=&quot;&quot;;&quot;&quot;;[.$G19]*(1+[.$B19])^([.S$1]-1))">
              <text:p><text:s/></text:p>
            </table:table-cell>
            <table:table-cell table:style-name="ce191" table:formula="of:=IF([.$C19]=&quot;&quot;;&quot;&quot;;[.$G19]*(1+[.$B19])^([.T$1]-1))">
              <text:p><text:s/></text:p>
            </table:table-cell>
            <table:table-cell table:style-name="ce191" table:formula="of:=IF([.$C19]=&quot;&quot;;&quot;&quot;;[.$G19]*(1+[.$B19])^([.U$1]-1))">
              <text:p><text:s/></text:p>
            </table:table-cell>
            <table:table-cell table:style-name="ce191" table:formula="of:=IF([.$C19]=&quot;&quot;;&quot;&quot;;[.$G19]*(1+[.$B19])^([.V$1]-1))">
              <text:p><text:s/></text:p>
            </table:table-cell>
            <table:table-cell table:style-name="ce191" table:formula="of:=IF([.$C19]=&quot;&quot;;&quot;&quot;;[.$G19]*(1+[.$B19])^([.W$1]-1))">
              <text:p><text:s/></text:p>
            </table:table-cell>
            <table:table-cell table:style-name="ce191" table:formula="of:=IF([.$C19]=&quot;&quot;;&quot;&quot;;[.$G19]*(1+[.$B19])^([.X$1]-1))">
              <text:p><text:s/></text:p>
            </table:table-cell>
            <table:table-cell table:style-name="ce191" table:formula="of:=IF([.$C19]=&quot;&quot;;&quot;&quot;;[.$G19]*(1+[.$B19])^([.Y$1]-1))">
              <text:p><text:s/></text:p>
            </table:table-cell>
            <table:table-cell table:style-name="ce191" table:formula="of:=IF([.$C19]=&quot;&quot;;&quot;&quot;;[.$G19]*(1+[.$B19])^([.Z$1]-1))">
              <text:p><text:s/></text:p>
            </table:table-cell>
            <table:table-cell table:style-name="ce191" table:formula="of:=IF([.$C19]=&quot;&quot;;&quot;&quot;;[.$G19]*(1+[.$B19])^([.AA$1]-1))">
              <text:p><text:s/></text:p>
            </table:table-cell>
            <table:table-cell table:style-name="ce191" table:formula="of:=IF([.$C19]=&quot;&quot;;&quot;&quot;;[.$G19]*(1+[.$B19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20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20]=&quot;&quot;;[.E20]=&quot;&quot;);0;[.D20]*[.E20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20]=&quot;&quot;;&quot;&quot;;[.$G20]*(1+[.$B20])^([.I$1]-1))">
              <text:p><text:s/></text:p>
            </table:table-cell>
            <table:table-cell table:style-name="ce191" table:formula="of:=IF([.$C20]=&quot;&quot;;&quot;&quot;;[.$G20]*(1+[.$B20])^([.J$1]-1))">
              <text:p><text:s/></text:p>
            </table:table-cell>
            <table:table-cell table:style-name="ce191" table:formula="of:=IF([.$C20]=&quot;&quot;;&quot;&quot;;[.$G20]*(1+[.$B20])^([.K$1]-1))">
              <text:p><text:s/></text:p>
            </table:table-cell>
            <table:table-cell table:style-name="ce191" table:formula="of:=IF([.$C20]=&quot;&quot;;&quot;&quot;;[.$G20]*(1+[.$B20])^([.L$1]-1))">
              <text:p><text:s/></text:p>
            </table:table-cell>
            <table:table-cell table:style-name="ce191" table:formula="of:=IF([.$C20]=&quot;&quot;;&quot;&quot;;[.$G20]*(1+[.$B20])^([.M$1]-1))">
              <text:p><text:s/></text:p>
            </table:table-cell>
            <table:table-cell table:style-name="ce191" table:formula="of:=IF([.$C20]=&quot;&quot;;&quot;&quot;;[.$G20]*(1+[.$B20])^([.N$1]-1))">
              <text:p><text:s/></text:p>
            </table:table-cell>
            <table:table-cell table:style-name="ce191" table:formula="of:=IF([.$C20]=&quot;&quot;;&quot;&quot;;[.$G20]*(1+[.$B20])^([.O$1]-1))">
              <text:p><text:s/></text:p>
            </table:table-cell>
            <table:table-cell table:style-name="ce191" table:formula="of:=IF([.$C20]=&quot;&quot;;&quot;&quot;;[.$G20]*(1+[.$B20])^([.P$1]-1))">
              <text:p><text:s/></text:p>
            </table:table-cell>
            <table:table-cell table:style-name="ce191" table:formula="of:=IF([.$C20]=&quot;&quot;;&quot;&quot;;[.$G20]*(1+[.$B20])^([.Q$1]-1))">
              <text:p><text:s/></text:p>
            </table:table-cell>
            <table:table-cell table:style-name="ce191" table:formula="of:=IF([.$C20]=&quot;&quot;;&quot;&quot;;[.$G20]*(1+[.$B20])^([.R$1]-1))">
              <text:p><text:s/></text:p>
            </table:table-cell>
            <table:table-cell table:style-name="ce191" table:formula="of:=IF([.$C20]=&quot;&quot;;&quot;&quot;;[.$G20]*(1+[.$B20])^([.S$1]-1))">
              <text:p><text:s/></text:p>
            </table:table-cell>
            <table:table-cell table:style-name="ce191" table:formula="of:=IF([.$C20]=&quot;&quot;;&quot;&quot;;[.$G20]*(1+[.$B20])^([.T$1]-1))">
              <text:p><text:s/></text:p>
            </table:table-cell>
            <table:table-cell table:style-name="ce191" table:formula="of:=IF([.$C20]=&quot;&quot;;&quot;&quot;;[.$G20]*(1+[.$B20])^([.U$1]-1))">
              <text:p><text:s/></text:p>
            </table:table-cell>
            <table:table-cell table:style-name="ce191" table:formula="of:=IF([.$C20]=&quot;&quot;;&quot;&quot;;[.$G20]*(1+[.$B20])^([.V$1]-1))">
              <text:p><text:s/></text:p>
            </table:table-cell>
            <table:table-cell table:style-name="ce191" table:formula="of:=IF([.$C20]=&quot;&quot;;&quot;&quot;;[.$G20]*(1+[.$B20])^([.W$1]-1))">
              <text:p><text:s/></text:p>
            </table:table-cell>
            <table:table-cell table:style-name="ce191" table:formula="of:=IF([.$C20]=&quot;&quot;;&quot;&quot;;[.$G20]*(1+[.$B20])^([.X$1]-1))">
              <text:p><text:s/></text:p>
            </table:table-cell>
            <table:table-cell table:style-name="ce191" table:formula="of:=IF([.$C20]=&quot;&quot;;&quot;&quot;;[.$G20]*(1+[.$B20])^([.Y$1]-1))">
              <text:p><text:s/></text:p>
            </table:table-cell>
            <table:table-cell table:style-name="ce191" table:formula="of:=IF([.$C20]=&quot;&quot;;&quot;&quot;;[.$G20]*(1+[.$B20])^([.Z$1]-1))">
              <text:p><text:s/></text:p>
            </table:table-cell>
            <table:table-cell table:style-name="ce191" table:formula="of:=IF([.$C20]=&quot;&quot;;&quot;&quot;;[.$G20]*(1+[.$B20])^([.AA$1]-1))">
              <text:p><text:s/></text:p>
            </table:table-cell>
            <table:table-cell table:style-name="ce191" table:formula="of:=IF([.$C20]=&quot;&quot;;&quot;&quot;;[.$G20]*(1+[.$B20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21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21]=&quot;&quot;;[.E21]=&quot;&quot;);0;[.D21]*[.E21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21]=&quot;&quot;;&quot;&quot;;[.$G21]*(1+[.$B21])^([.I$1]-1))">
              <text:p><text:s/></text:p>
            </table:table-cell>
            <table:table-cell table:style-name="ce191" table:formula="of:=IF([.$C21]=&quot;&quot;;&quot;&quot;;[.$G21]*(1+[.$B21])^([.J$1]-1))">
              <text:p><text:s/></text:p>
            </table:table-cell>
            <table:table-cell table:style-name="ce191" table:formula="of:=IF([.$C21]=&quot;&quot;;&quot;&quot;;[.$G21]*(1+[.$B21])^([.K$1]-1))">
              <text:p><text:s/></text:p>
            </table:table-cell>
            <table:table-cell table:style-name="ce191" table:formula="of:=IF([.$C21]=&quot;&quot;;&quot;&quot;;[.$G21]*(1+[.$B21])^([.L$1]-1))">
              <text:p><text:s/></text:p>
            </table:table-cell>
            <table:table-cell table:style-name="ce191" table:formula="of:=IF([.$C21]=&quot;&quot;;&quot;&quot;;[.$G21]*(1+[.$B21])^([.M$1]-1))">
              <text:p><text:s/></text:p>
            </table:table-cell>
            <table:table-cell table:style-name="ce191" table:formula="of:=IF([.$C21]=&quot;&quot;;&quot;&quot;;[.$G21]*(1+[.$B21])^([.N$1]-1))">
              <text:p><text:s/></text:p>
            </table:table-cell>
            <table:table-cell table:style-name="ce191" table:formula="of:=IF([.$C21]=&quot;&quot;;&quot;&quot;;[.$G21]*(1+[.$B21])^([.O$1]-1))">
              <text:p><text:s/></text:p>
            </table:table-cell>
            <table:table-cell table:style-name="ce191" table:formula="of:=IF([.$C21]=&quot;&quot;;&quot;&quot;;[.$G21]*(1+[.$B21])^([.P$1]-1))">
              <text:p><text:s/></text:p>
            </table:table-cell>
            <table:table-cell table:style-name="ce191" table:formula="of:=IF([.$C21]=&quot;&quot;;&quot;&quot;;[.$G21]*(1+[.$B21])^([.Q$1]-1))">
              <text:p><text:s/></text:p>
            </table:table-cell>
            <table:table-cell table:style-name="ce191" table:formula="of:=IF([.$C21]=&quot;&quot;;&quot;&quot;;[.$G21]*(1+[.$B21])^([.R$1]-1))">
              <text:p><text:s/></text:p>
            </table:table-cell>
            <table:table-cell table:style-name="ce191" table:formula="of:=IF([.$C21]=&quot;&quot;;&quot;&quot;;[.$G21]*(1+[.$B21])^([.S$1]-1))">
              <text:p><text:s/></text:p>
            </table:table-cell>
            <table:table-cell table:style-name="ce191" table:formula="of:=IF([.$C21]=&quot;&quot;;&quot;&quot;;[.$G21]*(1+[.$B21])^([.T$1]-1))">
              <text:p><text:s/></text:p>
            </table:table-cell>
            <table:table-cell table:style-name="ce191" table:formula="of:=IF([.$C21]=&quot;&quot;;&quot;&quot;;[.$G21]*(1+[.$B21])^([.U$1]-1))">
              <text:p><text:s/></text:p>
            </table:table-cell>
            <table:table-cell table:style-name="ce191" table:formula="of:=IF([.$C21]=&quot;&quot;;&quot;&quot;;[.$G21]*(1+[.$B21])^([.V$1]-1))">
              <text:p><text:s/></text:p>
            </table:table-cell>
            <table:table-cell table:style-name="ce191" table:formula="of:=IF([.$C21]=&quot;&quot;;&quot;&quot;;[.$G21]*(1+[.$B21])^([.W$1]-1))">
              <text:p><text:s/></text:p>
            </table:table-cell>
            <table:table-cell table:style-name="ce191" table:formula="of:=IF([.$C21]=&quot;&quot;;&quot;&quot;;[.$G21]*(1+[.$B21])^([.X$1]-1))">
              <text:p><text:s/></text:p>
            </table:table-cell>
            <table:table-cell table:style-name="ce191" table:formula="of:=IF([.$C21]=&quot;&quot;;&quot;&quot;;[.$G21]*(1+[.$B21])^([.Y$1]-1))">
              <text:p><text:s/></text:p>
            </table:table-cell>
            <table:table-cell table:style-name="ce191" table:formula="of:=IF([.$C21]=&quot;&quot;;&quot;&quot;;[.$G21]*(1+[.$B21])^([.Z$1]-1))">
              <text:p><text:s/></text:p>
            </table:table-cell>
            <table:table-cell table:style-name="ce191" table:formula="of:=IF([.$C21]=&quot;&quot;;&quot;&quot;;[.$G21]*(1+[.$B21])^([.AA$1]-1))">
              <text:p><text:s/></text:p>
            </table:table-cell>
            <table:table-cell table:style-name="ce191" table:formula="of:=IF([.$C21]=&quot;&quot;;&quot;&quot;;[.$G21]*(1+[.$B21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22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22]=&quot;&quot;;[.E22]=&quot;&quot;);0;[.D22]*[.E22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22]=&quot;&quot;;&quot;&quot;;[.$G22]*(1+[.$B22])^([.I$1]-1))">
              <text:p><text:s/></text:p>
            </table:table-cell>
            <table:table-cell table:style-name="ce191" table:formula="of:=IF([.$C22]=&quot;&quot;;&quot;&quot;;[.$G22]*(1+[.$B22])^([.J$1]-1))">
              <text:p><text:s/></text:p>
            </table:table-cell>
            <table:table-cell table:style-name="ce191" table:formula="of:=IF([.$C22]=&quot;&quot;;&quot;&quot;;[.$G22]*(1+[.$B22])^([.K$1]-1))">
              <text:p><text:s/></text:p>
            </table:table-cell>
            <table:table-cell table:style-name="ce191" table:formula="of:=IF([.$C22]=&quot;&quot;;&quot;&quot;;[.$G22]*(1+[.$B22])^([.L$1]-1))">
              <text:p><text:s/></text:p>
            </table:table-cell>
            <table:table-cell table:style-name="ce191" table:formula="of:=IF([.$C22]=&quot;&quot;;&quot;&quot;;[.$G22]*(1+[.$B22])^([.M$1]-1))">
              <text:p><text:s/></text:p>
            </table:table-cell>
            <table:table-cell table:style-name="ce191" table:formula="of:=IF([.$C22]=&quot;&quot;;&quot;&quot;;[.$G22]*(1+[.$B22])^([.N$1]-1))">
              <text:p><text:s/></text:p>
            </table:table-cell>
            <table:table-cell table:style-name="ce191" table:formula="of:=IF([.$C22]=&quot;&quot;;&quot;&quot;;[.$G22]*(1+[.$B22])^([.O$1]-1))">
              <text:p><text:s/></text:p>
            </table:table-cell>
            <table:table-cell table:style-name="ce191" table:formula="of:=IF([.$C22]=&quot;&quot;;&quot;&quot;;[.$G22]*(1+[.$B22])^([.P$1]-1))">
              <text:p><text:s/></text:p>
            </table:table-cell>
            <table:table-cell table:style-name="ce191" table:formula="of:=IF([.$C22]=&quot;&quot;;&quot;&quot;;[.$G22]*(1+[.$B22])^([.Q$1]-1))">
              <text:p><text:s/></text:p>
            </table:table-cell>
            <table:table-cell table:style-name="ce191" table:formula="of:=IF([.$C22]=&quot;&quot;;&quot;&quot;;[.$G22]*(1+[.$B22])^([.R$1]-1))">
              <text:p><text:s/></text:p>
            </table:table-cell>
            <table:table-cell table:style-name="ce191" table:formula="of:=IF([.$C22]=&quot;&quot;;&quot;&quot;;[.$G22]*(1+[.$B22])^([.S$1]-1))">
              <text:p><text:s/></text:p>
            </table:table-cell>
            <table:table-cell table:style-name="ce191" table:formula="of:=IF([.$C22]=&quot;&quot;;&quot;&quot;;[.$G22]*(1+[.$B22])^([.T$1]-1))">
              <text:p><text:s/></text:p>
            </table:table-cell>
            <table:table-cell table:style-name="ce191" table:formula="of:=IF([.$C22]=&quot;&quot;;&quot;&quot;;[.$G22]*(1+[.$B22])^([.U$1]-1))">
              <text:p><text:s/></text:p>
            </table:table-cell>
            <table:table-cell table:style-name="ce191" table:formula="of:=IF([.$C22]=&quot;&quot;;&quot;&quot;;[.$G22]*(1+[.$B22])^([.V$1]-1))">
              <text:p><text:s/></text:p>
            </table:table-cell>
            <table:table-cell table:style-name="ce191" table:formula="of:=IF([.$C22]=&quot;&quot;;&quot;&quot;;[.$G22]*(1+[.$B22])^([.W$1]-1))">
              <text:p><text:s/></text:p>
            </table:table-cell>
            <table:table-cell table:style-name="ce191" table:formula="of:=IF([.$C22]=&quot;&quot;;&quot;&quot;;[.$G22]*(1+[.$B22])^([.X$1]-1))">
              <text:p><text:s/></text:p>
            </table:table-cell>
            <table:table-cell table:style-name="ce191" table:formula="of:=IF([.$C22]=&quot;&quot;;&quot;&quot;;[.$G22]*(1+[.$B22])^([.Y$1]-1))">
              <text:p><text:s/></text:p>
            </table:table-cell>
            <table:table-cell table:style-name="ce191" table:formula="of:=IF([.$C22]=&quot;&quot;;&quot;&quot;;[.$G22]*(1+[.$B22])^([.Z$1]-1))">
              <text:p><text:s/></text:p>
            </table:table-cell>
            <table:table-cell table:style-name="ce191" table:formula="of:=IF([.$C22]=&quot;&quot;;&quot;&quot;;[.$G22]*(1+[.$B22])^([.AA$1]-1))">
              <text:p><text:s/></text:p>
            </table:table-cell>
            <table:table-cell table:style-name="ce191" table:formula="of:=IF([.$C22]=&quot;&quot;;&quot;&quot;;[.$G22]*(1+[.$B22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23]=0;&quot;&quot;;&quot;.&quot;)">
              <text:p/>
            </table:table-cell>
            <table:table-cell table:style-name="ce66"/>
            <table:table-cell table:style-name="ce85"/>
            <table:table-cell table:style-name="ce106"/>
            <table:table-cell table:style-name="ce122"/>
            <table:table-cell table:style-name="ce146"/>
            <table:table-cell table:style-name="ce159" table:formula="of:=[.D23]*[.E23]" office:value-type="float" office:value="0" calcext:value-type="float">
              <text:p><text:s/>- <text:s text:c="2"/>€ </text:p>
            </table:table-cell>
            <table:table-cell table:style-name="ce172"/>
            <table:table-cell table:style-name="ce185" table:formula="of:=IF([.$C23]=&quot;&quot;;&quot;&quot;;[.$G23]*(1+[.$B23])^([.I$1]-1))">
              <text:p><text:s/></text:p>
            </table:table-cell>
            <table:table-cell table:style-name="ce199" table:formula="of:=IF([.$C23]=&quot;&quot;;&quot;&quot;;[.$G23]*(1+[.$B23])^([.J$1]-1))">
              <text:p><text:s/></text:p>
            </table:table-cell>
            <table:table-cell table:style-name="ce199" table:formula="of:=IF([.$C23]=&quot;&quot;;&quot;&quot;;[.$G23]*(1+[.$B23])^([.K$1]-1))">
              <text:p><text:s/></text:p>
            </table:table-cell>
            <table:table-cell table:style-name="ce199" table:formula="of:=IF([.$C23]=&quot;&quot;;&quot;&quot;;[.$G23]*(1+[.$B23])^([.L$1]-1))">
              <text:p><text:s/></text:p>
            </table:table-cell>
            <table:table-cell table:style-name="ce199" table:formula="of:=IF([.$C23]=&quot;&quot;;&quot;&quot;;[.$G23]*(1+[.$B23])^([.M$1]-1))">
              <text:p><text:s/></text:p>
            </table:table-cell>
            <table:table-cell table:style-name="ce199" table:formula="of:=IF([.$C23]=&quot;&quot;;&quot;&quot;;[.$G23]*(1+[.$B23])^([.N$1]-1))">
              <text:p><text:s/></text:p>
            </table:table-cell>
            <table:table-cell table:style-name="ce199" table:formula="of:=IF([.$C23]=&quot;&quot;;&quot;&quot;;[.$G23]*(1+[.$B23])^([.O$1]-1))">
              <text:p><text:s/></text:p>
            </table:table-cell>
            <table:table-cell table:style-name="ce199" table:formula="of:=IF([.$C23]=&quot;&quot;;&quot;&quot;;[.$G23]*(1+[.$B23])^([.P$1]-1))">
              <text:p><text:s/></text:p>
            </table:table-cell>
            <table:table-cell table:style-name="ce199" table:formula="of:=IF([.$C23]=&quot;&quot;;&quot;&quot;;[.$G23]*(1+[.$B23])^([.Q$1]-1))">
              <text:p><text:s/></text:p>
            </table:table-cell>
            <table:table-cell table:style-name="ce199" table:formula="of:=IF([.$C23]=&quot;&quot;;&quot;&quot;;[.$G23]*(1+[.$B23])^([.R$1]-1))">
              <text:p><text:s/></text:p>
            </table:table-cell>
            <table:table-cell table:style-name="ce199" table:formula="of:=IF([.$C23]=&quot;&quot;;&quot;&quot;;[.$G23]*(1+[.$B23])^([.S$1]-1))">
              <text:p><text:s/></text:p>
            </table:table-cell>
            <table:table-cell table:style-name="ce199" table:formula="of:=IF([.$C23]=&quot;&quot;;&quot;&quot;;[.$G23]*(1+[.$B23])^([.T$1]-1))">
              <text:p><text:s/></text:p>
            </table:table-cell>
            <table:table-cell table:style-name="ce199" table:formula="of:=IF([.$C23]=&quot;&quot;;&quot;&quot;;[.$G23]*(1+[.$B23])^([.U$1]-1))">
              <text:p><text:s/></text:p>
            </table:table-cell>
            <table:table-cell table:style-name="ce199" table:formula="of:=IF([.$C23]=&quot;&quot;;&quot;&quot;;[.$G23]*(1+[.$B23])^([.V$1]-1))">
              <text:p><text:s/></text:p>
            </table:table-cell>
            <table:table-cell table:style-name="ce199" table:formula="of:=IF([.$C23]=&quot;&quot;;&quot;&quot;;[.$G23]*(1+[.$B23])^([.W$1]-1))">
              <text:p><text:s/></text:p>
            </table:table-cell>
            <table:table-cell table:style-name="ce199" table:formula="of:=IF([.$C23]=&quot;&quot;;&quot;&quot;;[.$G23]*(1+[.$B23])^([.X$1]-1))">
              <text:p><text:s/></text:p>
            </table:table-cell>
            <table:table-cell table:style-name="ce199" table:formula="of:=IF([.$C23]=&quot;&quot;;&quot;&quot;;[.$G23]*(1+[.$B23])^([.Y$1]-1))">
              <text:p><text:s/></text:p>
            </table:table-cell>
            <table:table-cell table:style-name="ce199" table:formula="of:=IF([.$C23]=&quot;&quot;;&quot;&quot;;[.$G23]*(1+[.$B23])^([.Z$1]-1))">
              <text:p><text:s/></text:p>
            </table:table-cell>
            <table:table-cell table:style-name="ce199" table:formula="of:=IF([.$C23]=&quot;&quot;;&quot;&quot;;[.$G23]*(1+[.$B23])^([.AA$1]-1))">
              <text:p><text:s/></text:p>
            </table:table-cell>
            <table:table-cell table:style-name="ce199" table:formula="of:=IF([.$C23]=&quot;&quot;;&quot;&quot;;[.$G23]*(1+[.$B23])^([.AB$1]-1))">
              <text:p><text:s/></text:p>
            </table:table-cell>
            <table:table-cell table:number-columns-repeated="36"/>
          </table:table-row>
        </table:table-row-group>
        <table:table-row table:style-name="ro12">
          <table:table-cell table:style-name="ce57" table:formula="of:=IF([.G24]=0;&quot;&quot;;&quot;.&quot;)" office:value-type="string" office:string-value="." calcext:value-type="string">
            <text:p>.</text:p>
          </table:table-cell>
          <table:table-cell table:style-name="ce67" office:value-type="string" calcext:value-type="string" table:number-columns-spanned="2" table:number-rows-spanned="1">
            <text:p>CHARGES</text:p>
          </table:table-cell>
          <table:covered-table-cell table:style-name="ce67"/>
          <table:table-cell table:style-name="ce107" office:value-type="string" office:string-value="Prix unitaire (€/u)" calcext:value-type="string" table:number-columns-spanned="1" table:number-rows-spanned="2">
            <text:p><text:s/>Prix unitaire (€/u)</text:p>
          </table:table-cell>
          <table:table-cell table:style-name="ce123" office:value-type="string" calcext:value-type="string" table:number-columns-spanned="2" table:number-rows-spanned="1">
            <text:p>Nombre d'unité</text:p>
          </table:table-cell>
          <table:covered-table-cell table:style-name="ce123"/>
          <table:table-cell table:style-name="ce160" office:value-type="string" office:string-value="Prix total (€)" calcext:value-type="string">
            <text:p><text:s/>Prix total (€)</text:p>
          </table:table-cell>
          <table:table-cell table:style-name="ce173" office:value-type="string" office:string-value="Source" calcext:value-type="string" table:number-columns-spanned="1" table:number-rows-spanned="2">
            <text:p><text:s/>Source</text:p>
          </table:table-cell>
          <table:table-cell table:style-name="ce186" table:formula="of:=SUM([.I26:.I45])" office:value-type="float" office:value="3.66443973423791" calcext:value-type="float" table:number-columns-spanned="1" table:number-rows-spanned="2">
            <text:p><text:s/>3,66 € </text:p>
          </table:table-cell>
          <table:table-cell table:style-name="ce200" table:formula="of:=SUM([.J26:.J45])" office:value-type="float" office:value="3.71940633025148" calcext:value-type="float" table:number-columns-spanned="1" table:number-rows-spanned="2">
            <text:p><text:s/>3,72 € </text:p>
          </table:table-cell>
          <table:table-cell table:style-name="ce200" table:formula="of:=SUM([.K26:.K45])" office:value-type="float" office:value="3.77519742520525" calcext:value-type="float" table:number-columns-spanned="1" table:number-rows-spanned="2">
            <text:p><text:s/>3,78 € </text:p>
          </table:table-cell>
          <table:table-cell table:style-name="ce200" table:formula="of:=SUM([.L26:.L45])" office:value-type="float" office:value="3.83182538658333" calcext:value-type="float" table:number-columns-spanned="1" table:number-rows-spanned="2">
            <text:p><text:s/>3,83 € </text:p>
          </table:table-cell>
          <table:table-cell table:style-name="ce200" table:formula="of:=SUM([.M26:.M45])" office:value-type="float" office:value="3.88930276738208" calcext:value-type="float" table:number-columns-spanned="1" table:number-rows-spanned="2">
            <text:p><text:s/>3,89 € </text:p>
          </table:table-cell>
          <table:table-cell table:style-name="ce200" table:formula="of:=SUM([.N26:.N45])" office:value-type="float" office:value="3.94764230889281" calcext:value-type="float" table:number-columns-spanned="1" table:number-rows-spanned="2">
            <text:p><text:s/>3,95 € </text:p>
          </table:table-cell>
          <table:table-cell table:style-name="ce200" table:formula="of:=SUM([.O26:.O45])" office:value-type="float" office:value="4.00685694352621" calcext:value-type="float" table:number-columns-spanned="1" table:number-rows-spanned="2">
            <text:p><text:s/>4,01 € </text:p>
          </table:table-cell>
          <table:table-cell table:style-name="ce200" table:formula="of:=SUM([.P26:.P45])" office:value-type="float" office:value="4.0669597976791" calcext:value-type="float" table:number-columns-spanned="1" table:number-rows-spanned="2">
            <text:p><text:s/>4,07 € </text:p>
          </table:table-cell>
          <table:table-cell table:style-name="ce200" table:formula="of:=SUM([.Q26:.Q45])" office:value-type="float" office:value="4.12796419464428" calcext:value-type="float" table:number-columns-spanned="1" table:number-rows-spanned="2">
            <text:p><text:s/>4,13 € </text:p>
          </table:table-cell>
          <table:table-cell table:style-name="ce200" table:formula="of:=SUM([.R26:.R45])" office:value-type="float" office:value="4.18988365756395" calcext:value-type="float" table:number-columns-spanned="1" table:number-rows-spanned="2">
            <text:p><text:s/>4,19 € </text:p>
          </table:table-cell>
          <table:table-cell table:style-name="ce200" table:formula="of:=SUM([.S26:.S45])" office:value-type="float" office:value="4.25273191242741" calcext:value-type="float" table:number-columns-spanned="1" table:number-rows-spanned="2">
            <text:p><text:s/>4,25 € </text:p>
          </table:table-cell>
          <table:table-cell table:style-name="ce200" table:formula="of:=SUM([.T26:.T45])" office:value-type="float" office:value="4.31652289111382" calcext:value-type="float" table:number-columns-spanned="1" table:number-rows-spanned="2">
            <text:p><text:s/>4,32 € </text:p>
          </table:table-cell>
          <table:table-cell table:style-name="ce200" table:formula="of:=SUM([.U26:.U45])" office:value-type="float" office:value="4.38127073448052" calcext:value-type="float" table:number-columns-spanned="1" table:number-rows-spanned="2">
            <text:p><text:s/>4,38 € </text:p>
          </table:table-cell>
          <table:table-cell table:style-name="ce200" table:formula="of:=SUM([.V26:.V45])" office:value-type="float" office:value="4.44698979549773" calcext:value-type="float" table:number-columns-spanned="1" table:number-rows-spanned="2">
            <text:p><text:s/>4,45 € </text:p>
          </table:table-cell>
          <table:table-cell table:style-name="ce200" table:formula="of:=SUM([.W26:.W45])" office:value-type="float" office:value="4.5136946424302" calcext:value-type="float" table:number-columns-spanned="1" table:number-rows-spanned="2">
            <text:p><text:s/>4,51 € </text:p>
          </table:table-cell>
          <table:table-cell table:style-name="ce200" table:formula="of:=SUM([.X26:.X45])" office:value-type="float" office:value="4.58140006206665" calcext:value-type="float" table:number-columns-spanned="1" table:number-rows-spanned="2">
            <text:p><text:s/>4,58 € </text:p>
          </table:table-cell>
          <table:table-cell table:style-name="ce200" table:formula="of:=SUM([.Y26:.Y45])" office:value-type="float" office:value="4.65012106299765" calcext:value-type="float" table:number-columns-spanned="1" table:number-rows-spanned="2">
            <text:p><text:s/>4,65 € </text:p>
          </table:table-cell>
          <table:table-cell table:style-name="ce200" table:formula="of:=SUM([.Z26:.Z45])" office:value-type="float" office:value="4.71987287894261" calcext:value-type="float" table:number-columns-spanned="1" table:number-rows-spanned="2">
            <text:p><text:s/>4,72 € </text:p>
          </table:table-cell>
          <table:table-cell table:style-name="ce200" table:formula="of:=SUM([.AA26:.AA45])" office:value-type="float" office:value="4.79067097212675" calcext:value-type="float" table:number-columns-spanned="1" table:number-rows-spanned="2">
            <text:p><text:s/>4,79 € </text:p>
          </table:table-cell>
          <table:table-cell table:style-name="ce200" table:formula="of:=SUM([.AB26:.AB45])" office:value-type="float" office:value="4.86253103670865" calcext:value-type="float" table:number-columns-spanned="1" table:number-rows-spanned="2">
            <text:p><text:s/>4,86 € </text:p>
          </table:table-cell>
          <table:table-cell table:number-columns-repeated="36"/>
        </table:table-row>
        <table:table-row table:style-name="ro12">
          <table:table-cell table:style-name="ce57" table:formula="of:=IF([.G25]=0;&quot;&quot;;&quot;.&quot;)" office:value-type="string" office:string-value="." calcext:value-type="string">
            <text:p>.</text:p>
          </table:table-cell>
          <table:table-cell table:style-name="ce68" office:value-type="string" calcext:value-type="string">
            <text:p>Taux d'inflation</text:p>
          </table:table-cell>
          <table:table-cell table:style-name="ce86"/>
          <table:covered-table-cell table:style-name="ce107"/>
          <table:table-cell table:style-name="ce124" office:value-type="string" calcext:value-type="string">
            <text:p>Valeur</text:p>
          </table:table-cell>
          <table:table-cell table:style-name="ce147" office:value-type="string" calcext:value-type="string">
            <text:p>Unité</text:p>
          </table:table-cell>
          <table:table-cell table:style-name="ce161" table:formula="of:=SUM([.G26:.G45])" office:value-type="float" office:value="3.66443973423791" calcext:value-type="float">
            <text:p><text:s/>4 € </text:p>
          </table:table-cell>
          <table:covered-table-cell table:style-name="ce173"/>
          <table:covered-table-cell table:style-name="ce186"/>
          <table:covered-table-cell table:number-columns-repeated="19" table:style-name="ce200"/>
          <table:table-cell table:number-columns-repeated="36"/>
        </table:table-row>
        <table:table-row-group>
          <table:table-row table:style-name="ro7">
            <table:table-cell table:style-name="ce57" table:formula="of:=IF([.G26]=0;&quot;&quot;;&quot;.&quot;)" office:value-type="string" office:string-value="." calcext:value-type="string">
              <text:p>.</text:p>
            </table:table-cell>
            <table:table-cell table:style-name="ce64" office:value-type="percentage" office:value="0.015" calcext:value-type="percentage">
              <text:p>1,5%</text:p>
            </table:table-cell>
            <table:table-cell table:style-name="ce83" office:value-type="string" calcext:value-type="string">
              <text:p>Consommation d'électricité</text:p>
            </table:table-cell>
            <table:table-cell table:style-name="ce103" office:value-type="float" office:value="0.1797" calcext:value-type="float">
              <text:p><text:s/>0,18 € </text:p>
            </table:table-cell>
            <table:table-cell table:style-name="ce120" table:formula="of:=(SUM([$'Bilan technique'.C25:.N25])+SUM([$'Bilan technique'.C31:.N31]))/1000" office:value-type="float" office:value="20.3919851654864" calcext:value-type="float">
              <text:p>20,4</text:p>
            </table:table-cell>
            <table:table-cell table:style-name="ce144" office:value-type="string" calcext:value-type="string">
              <text:p>kWh</text:p>
            </table:table-cell>
            <table:table-cell table:style-name="ce157" table:formula="of:=IF(OR([.D26]=&quot;&quot;;[.E26]=&quot;&quot;);0;[.D26]*[.E26])" office:value-type="float" office:value="3.66443973423791" calcext:value-type="float">
              <text:p><text:s/>3,66 € </text:p>
            </table:table-cell>
            <table:table-cell table:style-name="ce170"/>
            <table:table-cell table:style-name="ce183" table:formula="of:=IF([.$C26]=&quot;&quot;;&quot;&quot;;[.$G26]*(1+[.$B26])^([.I$1]-1))" office:value-type="float" office:value="3.66443973423791" calcext:value-type="float">
              <text:p><text:s/>3,66 € </text:p>
            </table:table-cell>
            <table:table-cell table:style-name="ce190" table:formula="of:=IF([.$C26]=&quot;&quot;;&quot;&quot;;[.$G26]*(1+[.$B26])^([.J$1]-1))" office:value-type="float" office:value="3.71940633025148" calcext:value-type="float">
              <text:p><text:s/>3,72 € </text:p>
            </table:table-cell>
            <table:table-cell table:style-name="ce190" table:formula="of:=IF([.$C26]=&quot;&quot;;&quot;&quot;;[.$G26]*(1+[.$B26])^([.K$1]-1))" office:value-type="float" office:value="3.77519742520525" calcext:value-type="float">
              <text:p><text:s/>3,78 € </text:p>
            </table:table-cell>
            <table:table-cell table:style-name="ce190" table:formula="of:=IF([.$C26]=&quot;&quot;;&quot;&quot;;[.$G26]*(1+[.$B26])^([.L$1]-1))" office:value-type="float" office:value="3.83182538658333" calcext:value-type="float">
              <text:p><text:s/>3,83 € </text:p>
            </table:table-cell>
            <table:table-cell table:style-name="ce190" table:formula="of:=IF([.$C26]=&quot;&quot;;&quot;&quot;;[.$G26]*(1+[.$B26])^([.M$1]-1))" office:value-type="float" office:value="3.88930276738208" calcext:value-type="float">
              <text:p><text:s/>3,89 € </text:p>
            </table:table-cell>
            <table:table-cell table:style-name="ce190" table:formula="of:=IF([.$C26]=&quot;&quot;;&quot;&quot;;[.$G26]*(1+[.$B26])^([.N$1]-1))" office:value-type="float" office:value="3.94764230889281" calcext:value-type="float">
              <text:p><text:s/>3,95 € </text:p>
            </table:table-cell>
            <table:table-cell table:style-name="ce190" table:formula="of:=IF([.$C26]=&quot;&quot;;&quot;&quot;;[.$G26]*(1+[.$B26])^([.O$1]-1))" office:value-type="float" office:value="4.00685694352621" calcext:value-type="float">
              <text:p><text:s/>4,01 € </text:p>
            </table:table-cell>
            <table:table-cell table:style-name="ce190" table:formula="of:=IF([.$C26]=&quot;&quot;;&quot;&quot;;[.$G26]*(1+[.$B26])^([.P$1]-1))" office:value-type="float" office:value="4.0669597976791" calcext:value-type="float">
              <text:p><text:s/>4,07 € </text:p>
            </table:table-cell>
            <table:table-cell table:style-name="ce190" table:formula="of:=IF([.$C26]=&quot;&quot;;&quot;&quot;;[.$G26]*(1+[.$B26])^([.Q$1]-1))" office:value-type="float" office:value="4.12796419464428" calcext:value-type="float">
              <text:p><text:s/>4,13 € </text:p>
            </table:table-cell>
            <table:table-cell table:style-name="ce190" table:formula="of:=IF([.$C26]=&quot;&quot;;&quot;&quot;;[.$G26]*(1+[.$B26])^([.R$1]-1))" office:value-type="float" office:value="4.18988365756395" calcext:value-type="float">
              <text:p><text:s/>4,19 € </text:p>
            </table:table-cell>
            <table:table-cell table:style-name="ce190" table:formula="of:=IF([.$C26]=&quot;&quot;;&quot;&quot;;[.$G26]*(1+[.$B26])^([.S$1]-1))" office:value-type="float" office:value="4.25273191242741" calcext:value-type="float">
              <text:p><text:s/>4,25 € </text:p>
            </table:table-cell>
            <table:table-cell table:style-name="ce190" table:formula="of:=IF([.$C26]=&quot;&quot;;&quot;&quot;;[.$G26]*(1+[.$B26])^([.T$1]-1))" office:value-type="float" office:value="4.31652289111382" calcext:value-type="float">
              <text:p><text:s/>4,32 € </text:p>
            </table:table-cell>
            <table:table-cell table:style-name="ce190" table:formula="of:=IF([.$C26]=&quot;&quot;;&quot;&quot;;[.$G26]*(1+[.$B26])^([.U$1]-1))" office:value-type="float" office:value="4.38127073448052" calcext:value-type="float">
              <text:p><text:s/>4,38 € </text:p>
            </table:table-cell>
            <table:table-cell table:style-name="ce190" table:formula="of:=IF([.$C26]=&quot;&quot;;&quot;&quot;;[.$G26]*(1+[.$B26])^([.V$1]-1))" office:value-type="float" office:value="4.44698979549773" calcext:value-type="float">
              <text:p><text:s/>4,45 € </text:p>
            </table:table-cell>
            <table:table-cell table:style-name="ce190" table:formula="of:=IF([.$C26]=&quot;&quot;;&quot;&quot;;[.$G26]*(1+[.$B26])^([.W$1]-1))" office:value-type="float" office:value="4.5136946424302" calcext:value-type="float">
              <text:p><text:s/>4,51 € </text:p>
            </table:table-cell>
            <table:table-cell table:style-name="ce190" table:formula="of:=IF([.$C26]=&quot;&quot;;&quot;&quot;;[.$G26]*(1+[.$B26])^([.X$1]-1))" office:value-type="float" office:value="4.58140006206665" calcext:value-type="float">
              <text:p><text:s/>4,58 € </text:p>
            </table:table-cell>
            <table:table-cell table:style-name="ce190" table:formula="of:=IF([.$C26]=&quot;&quot;;&quot;&quot;;[.$G26]*(1+[.$B26])^([.Y$1]-1))" office:value-type="float" office:value="4.65012106299765" calcext:value-type="float">
              <text:p><text:s/>4,65 € </text:p>
            </table:table-cell>
            <table:table-cell table:style-name="ce190" table:formula="of:=IF([.$C26]=&quot;&quot;;&quot;&quot;;[.$G26]*(1+[.$B26])^([.Z$1]-1))" office:value-type="float" office:value="4.71987287894261" calcext:value-type="float">
              <text:p><text:s/>4,72 € </text:p>
            </table:table-cell>
            <table:table-cell table:style-name="ce190" table:formula="of:=IF([.$C26]=&quot;&quot;;&quot;&quot;;[.$G26]*(1+[.$B26])^([.AA$1]-1))" office:value-type="float" office:value="4.79067097212675" calcext:value-type="float">
              <text:p><text:s/>4,79 € </text:p>
            </table:table-cell>
            <table:table-cell table:style-name="ce190" table:formula="of:=IF([.$C26]=&quot;&quot;;&quot;&quot;;[.$G26]*(1+[.$B26])^([.AB$1]-1))" office:value-type="float" office:value="4.86253103670865" calcext:value-type="float">
              <text:p><text:s/>4,86 € </text:p>
            </table:table-cell>
            <table:table-cell table:number-columns-repeated="36"/>
          </table:table-row>
          <table:table-row table:style-name="ro7">
            <table:table-cell table:style-name="ce57" table:formula="of:=IF([.G27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27]=&quot;&quot;;[.E27]=&quot;&quot;);0;[.D27]*[.E27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27]=&quot;&quot;;&quot;&quot;;[.$G27]*(1+[.$B27])^([.I$1]-1))">
              <text:p><text:s/></text:p>
            </table:table-cell>
            <table:table-cell table:style-name="ce191" table:formula="of:=IF([.$C27]=&quot;&quot;;&quot;&quot;;[.$G27]*(1+[.$B27])^([.J$1]-1))">
              <text:p><text:s/></text:p>
            </table:table-cell>
            <table:table-cell table:style-name="ce191" table:formula="of:=IF([.$C27]=&quot;&quot;;&quot;&quot;;[.$G27]*(1+[.$B27])^([.K$1]-1))">
              <text:p><text:s/></text:p>
            </table:table-cell>
            <table:table-cell table:style-name="ce191" table:formula="of:=IF([.$C27]=&quot;&quot;;&quot;&quot;;[.$G27]*(1+[.$B27])^([.L$1]-1))">
              <text:p><text:s/></text:p>
            </table:table-cell>
            <table:table-cell table:style-name="ce191" table:formula="of:=IF([.$C27]=&quot;&quot;;&quot;&quot;;[.$G27]*(1+[.$B27])^([.M$1]-1))">
              <text:p><text:s/></text:p>
            </table:table-cell>
            <table:table-cell table:style-name="ce191" table:formula="of:=IF([.$C27]=&quot;&quot;;&quot;&quot;;[.$G27]*(1+[.$B27])^([.N$1]-1))">
              <text:p><text:s/></text:p>
            </table:table-cell>
            <table:table-cell table:style-name="ce191" table:formula="of:=IF([.$C27]=&quot;&quot;;&quot;&quot;;[.$G27]*(1+[.$B27])^([.O$1]-1))">
              <text:p><text:s/></text:p>
            </table:table-cell>
            <table:table-cell table:style-name="ce191" table:formula="of:=IF([.$C27]=&quot;&quot;;&quot;&quot;;[.$G27]*(1+[.$B27])^([.P$1]-1))">
              <text:p><text:s/></text:p>
            </table:table-cell>
            <table:table-cell table:style-name="ce191" table:formula="of:=IF([.$C27]=&quot;&quot;;&quot;&quot;;[.$G27]*(1+[.$B27])^([.Q$1]-1))">
              <text:p><text:s/></text:p>
            </table:table-cell>
            <table:table-cell table:style-name="ce191" table:formula="of:=IF([.$C27]=&quot;&quot;;&quot;&quot;;[.$G27]*(1+[.$B27])^([.R$1]-1))">
              <text:p><text:s/></text:p>
            </table:table-cell>
            <table:table-cell table:style-name="ce191" table:formula="of:=IF([.$C27]=&quot;&quot;;&quot;&quot;;[.$G27]*(1+[.$B27])^([.S$1]-1))">
              <text:p><text:s/></text:p>
            </table:table-cell>
            <table:table-cell table:style-name="ce191" table:formula="of:=IF([.$C27]=&quot;&quot;;&quot;&quot;;[.$G27]*(1+[.$B27])^([.T$1]-1))">
              <text:p><text:s/></text:p>
            </table:table-cell>
            <table:table-cell table:style-name="ce191" table:formula="of:=IF([.$C27]=&quot;&quot;;&quot;&quot;;[.$G27]*(1+[.$B27])^([.U$1]-1))">
              <text:p><text:s/></text:p>
            </table:table-cell>
            <table:table-cell table:style-name="ce191" table:formula="of:=IF([.$C27]=&quot;&quot;;&quot;&quot;;[.$G27]*(1+[.$B27])^([.V$1]-1))">
              <text:p><text:s/></text:p>
            </table:table-cell>
            <table:table-cell table:style-name="ce191" table:formula="of:=IF([.$C27]=&quot;&quot;;&quot;&quot;;[.$G27]*(1+[.$B27])^([.W$1]-1))">
              <text:p><text:s/></text:p>
            </table:table-cell>
            <table:table-cell table:style-name="ce191" table:formula="of:=IF([.$C27]=&quot;&quot;;&quot;&quot;;[.$G27]*(1+[.$B27])^([.X$1]-1))">
              <text:p><text:s/></text:p>
            </table:table-cell>
            <table:table-cell table:style-name="ce191" table:formula="of:=IF([.$C27]=&quot;&quot;;&quot;&quot;;[.$G27]*(1+[.$B27])^([.Y$1]-1))">
              <text:p><text:s/></text:p>
            </table:table-cell>
            <table:table-cell table:style-name="ce191" table:formula="of:=IF([.$C27]=&quot;&quot;;&quot;&quot;;[.$G27]*(1+[.$B27])^([.Z$1]-1))">
              <text:p><text:s/></text:p>
            </table:table-cell>
            <table:table-cell table:style-name="ce191" table:formula="of:=IF([.$C27]=&quot;&quot;;&quot;&quot;;[.$G27]*(1+[.$B27])^([.AA$1]-1))">
              <text:p><text:s/></text:p>
            </table:table-cell>
            <table:table-cell table:style-name="ce191" table:formula="of:=IF([.$C27]=&quot;&quot;;&quot;&quot;;[.$G27]*(1+[.$B27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28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28]=&quot;&quot;;[.E28]=&quot;&quot;);0;[.D28]*[.E28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28]=&quot;&quot;;&quot;&quot;;[.$G28]*(1+[.$B28])^([.I$1]-1))">
              <text:p><text:s/></text:p>
            </table:table-cell>
            <table:table-cell table:style-name="ce191" table:formula="of:=IF([.$C28]=&quot;&quot;;&quot;&quot;;[.$G28]*(1+[.$B28])^([.J$1]-1))">
              <text:p><text:s/></text:p>
            </table:table-cell>
            <table:table-cell table:style-name="ce191" table:formula="of:=IF([.$C28]=&quot;&quot;;&quot;&quot;;[.$G28]*(1+[.$B28])^([.K$1]-1))">
              <text:p><text:s/></text:p>
            </table:table-cell>
            <table:table-cell table:style-name="ce191" table:formula="of:=IF([.$C28]=&quot;&quot;;&quot;&quot;;[.$G28]*(1+[.$B28])^([.L$1]-1))">
              <text:p><text:s/></text:p>
            </table:table-cell>
            <table:table-cell table:style-name="ce191" table:formula="of:=IF([.$C28]=&quot;&quot;;&quot;&quot;;[.$G28]*(1+[.$B28])^([.M$1]-1))">
              <text:p><text:s/></text:p>
            </table:table-cell>
            <table:table-cell table:style-name="ce191" table:formula="of:=IF([.$C28]=&quot;&quot;;&quot;&quot;;[.$G28]*(1+[.$B28])^([.N$1]-1))">
              <text:p><text:s/></text:p>
            </table:table-cell>
            <table:table-cell table:style-name="ce191" table:formula="of:=IF([.$C28]=&quot;&quot;;&quot;&quot;;[.$G28]*(1+[.$B28])^([.O$1]-1))">
              <text:p><text:s/></text:p>
            </table:table-cell>
            <table:table-cell table:style-name="ce191" table:formula="of:=IF([.$C28]=&quot;&quot;;&quot;&quot;;[.$G28]*(1+[.$B28])^([.P$1]-1))">
              <text:p><text:s/></text:p>
            </table:table-cell>
            <table:table-cell table:style-name="ce191" table:formula="of:=IF([.$C28]=&quot;&quot;;&quot;&quot;;[.$G28]*(1+[.$B28])^([.Q$1]-1))">
              <text:p><text:s/></text:p>
            </table:table-cell>
            <table:table-cell table:style-name="ce191" table:formula="of:=IF([.$C28]=&quot;&quot;;&quot;&quot;;[.$G28]*(1+[.$B28])^([.R$1]-1))">
              <text:p><text:s/></text:p>
            </table:table-cell>
            <table:table-cell table:style-name="ce191" table:formula="of:=IF([.$C28]=&quot;&quot;;&quot;&quot;;[.$G28]*(1+[.$B28])^([.S$1]-1))">
              <text:p><text:s/></text:p>
            </table:table-cell>
            <table:table-cell table:style-name="ce191" table:formula="of:=IF([.$C28]=&quot;&quot;;&quot;&quot;;[.$G28]*(1+[.$B28])^([.T$1]-1))">
              <text:p><text:s/></text:p>
            </table:table-cell>
            <table:table-cell table:style-name="ce191" table:formula="of:=IF([.$C28]=&quot;&quot;;&quot;&quot;;[.$G28]*(1+[.$B28])^([.U$1]-1))">
              <text:p><text:s/></text:p>
            </table:table-cell>
            <table:table-cell table:style-name="ce191" table:formula="of:=IF([.$C28]=&quot;&quot;;&quot;&quot;;[.$G28]*(1+[.$B28])^([.V$1]-1))">
              <text:p><text:s/></text:p>
            </table:table-cell>
            <table:table-cell table:style-name="ce191" table:formula="of:=IF([.$C28]=&quot;&quot;;&quot;&quot;;[.$G28]*(1+[.$B28])^([.W$1]-1))">
              <text:p><text:s/></text:p>
            </table:table-cell>
            <table:table-cell table:style-name="ce191" table:formula="of:=IF([.$C28]=&quot;&quot;;&quot;&quot;;[.$G28]*(1+[.$B28])^([.X$1]-1))">
              <text:p><text:s/></text:p>
            </table:table-cell>
            <table:table-cell table:style-name="ce191" table:formula="of:=IF([.$C28]=&quot;&quot;;&quot;&quot;;[.$G28]*(1+[.$B28])^([.Y$1]-1))">
              <text:p><text:s/></text:p>
            </table:table-cell>
            <table:table-cell table:style-name="ce191" table:formula="of:=IF([.$C28]=&quot;&quot;;&quot;&quot;;[.$G28]*(1+[.$B28])^([.Z$1]-1))">
              <text:p><text:s/></text:p>
            </table:table-cell>
            <table:table-cell table:style-name="ce191" table:formula="of:=IF([.$C28]=&quot;&quot;;&quot;&quot;;[.$G28]*(1+[.$B28])^([.AA$1]-1))">
              <text:p><text:s/></text:p>
            </table:table-cell>
            <table:table-cell table:style-name="ce191" table:formula="of:=IF([.$C28]=&quot;&quot;;&quot;&quot;;[.$G28]*(1+[.$B28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29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29]=&quot;&quot;;[.E29]=&quot;&quot;);0;[.D29]*[.E29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29]=&quot;&quot;;&quot;&quot;;[.$G29]*(1+[.$B29])^([.I$1]-1))">
              <text:p><text:s/></text:p>
            </table:table-cell>
            <table:table-cell table:style-name="ce191" table:formula="of:=IF([.$C29]=&quot;&quot;;&quot;&quot;;[.$G29]*(1+[.$B29])^([.J$1]-1))">
              <text:p><text:s/></text:p>
            </table:table-cell>
            <table:table-cell table:style-name="ce191" table:formula="of:=IF([.$C29]=&quot;&quot;;&quot;&quot;;[.$G29]*(1+[.$B29])^([.K$1]-1))">
              <text:p><text:s/></text:p>
            </table:table-cell>
            <table:table-cell table:style-name="ce191" table:formula="of:=IF([.$C29]=&quot;&quot;;&quot;&quot;;[.$G29]*(1+[.$B29])^([.L$1]-1))">
              <text:p><text:s/></text:p>
            </table:table-cell>
            <table:table-cell table:style-name="ce191" table:formula="of:=IF([.$C29]=&quot;&quot;;&quot;&quot;;[.$G29]*(1+[.$B29])^([.M$1]-1))">
              <text:p><text:s/></text:p>
            </table:table-cell>
            <table:table-cell table:style-name="ce191" table:formula="of:=IF([.$C29]=&quot;&quot;;&quot;&quot;;[.$G29]*(1+[.$B29])^([.N$1]-1))">
              <text:p><text:s/></text:p>
            </table:table-cell>
            <table:table-cell table:style-name="ce191" table:formula="of:=IF([.$C29]=&quot;&quot;;&quot;&quot;;[.$G29]*(1+[.$B29])^([.O$1]-1))">
              <text:p><text:s/></text:p>
            </table:table-cell>
            <table:table-cell table:style-name="ce191" table:formula="of:=IF([.$C29]=&quot;&quot;;&quot;&quot;;[.$G29]*(1+[.$B29])^([.P$1]-1))">
              <text:p><text:s/></text:p>
            </table:table-cell>
            <table:table-cell table:style-name="ce191" table:formula="of:=IF([.$C29]=&quot;&quot;;&quot;&quot;;[.$G29]*(1+[.$B29])^([.Q$1]-1))">
              <text:p><text:s/></text:p>
            </table:table-cell>
            <table:table-cell table:style-name="ce191" table:formula="of:=IF([.$C29]=&quot;&quot;;&quot;&quot;;[.$G29]*(1+[.$B29])^([.R$1]-1))">
              <text:p><text:s/></text:p>
            </table:table-cell>
            <table:table-cell table:style-name="ce191" table:formula="of:=IF([.$C29]=&quot;&quot;;&quot;&quot;;[.$G29]*(1+[.$B29])^([.S$1]-1))">
              <text:p><text:s/></text:p>
            </table:table-cell>
            <table:table-cell table:style-name="ce191" table:formula="of:=IF([.$C29]=&quot;&quot;;&quot;&quot;;[.$G29]*(1+[.$B29])^([.T$1]-1))">
              <text:p><text:s/></text:p>
            </table:table-cell>
            <table:table-cell table:style-name="ce191" table:formula="of:=IF([.$C29]=&quot;&quot;;&quot;&quot;;[.$G29]*(1+[.$B29])^([.U$1]-1))">
              <text:p><text:s/></text:p>
            </table:table-cell>
            <table:table-cell table:style-name="ce191" table:formula="of:=IF([.$C29]=&quot;&quot;;&quot;&quot;;[.$G29]*(1+[.$B29])^([.V$1]-1))">
              <text:p><text:s/></text:p>
            </table:table-cell>
            <table:table-cell table:style-name="ce191" table:formula="of:=IF([.$C29]=&quot;&quot;;&quot;&quot;;[.$G29]*(1+[.$B29])^([.W$1]-1))">
              <text:p><text:s/></text:p>
            </table:table-cell>
            <table:table-cell table:style-name="ce191" table:formula="of:=IF([.$C29]=&quot;&quot;;&quot;&quot;;[.$G29]*(1+[.$B29])^([.X$1]-1))">
              <text:p><text:s/></text:p>
            </table:table-cell>
            <table:table-cell table:style-name="ce191" table:formula="of:=IF([.$C29]=&quot;&quot;;&quot;&quot;;[.$G29]*(1+[.$B29])^([.Y$1]-1))">
              <text:p><text:s/></text:p>
            </table:table-cell>
            <table:table-cell table:style-name="ce191" table:formula="of:=IF([.$C29]=&quot;&quot;;&quot;&quot;;[.$G29]*(1+[.$B29])^([.Z$1]-1))">
              <text:p><text:s/></text:p>
            </table:table-cell>
            <table:table-cell table:style-name="ce191" table:formula="of:=IF([.$C29]=&quot;&quot;;&quot;&quot;;[.$G29]*(1+[.$B29])^([.AA$1]-1))">
              <text:p><text:s/></text:p>
            </table:table-cell>
            <table:table-cell table:style-name="ce191" table:formula="of:=IF([.$C29]=&quot;&quot;;&quot;&quot;;[.$G29]*(1+[.$B29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0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0]=&quot;&quot;;[.E30]=&quot;&quot;);0;[.D30]*[.E30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0]=&quot;&quot;;&quot;&quot;;[.$G30]*(1+[.$B30])^([.I$1]-1))">
              <text:p><text:s/></text:p>
            </table:table-cell>
            <table:table-cell table:style-name="ce191" table:formula="of:=IF([.$C30]=&quot;&quot;;&quot;&quot;;[.$G30]*(1+[.$B30])^([.J$1]-1))">
              <text:p><text:s/></text:p>
            </table:table-cell>
            <table:table-cell table:style-name="ce191" table:formula="of:=IF([.$C30]=&quot;&quot;;&quot;&quot;;[.$G30]*(1+[.$B30])^([.K$1]-1))">
              <text:p><text:s/></text:p>
            </table:table-cell>
            <table:table-cell table:style-name="ce191" table:formula="of:=IF([.$C30]=&quot;&quot;;&quot;&quot;;[.$G30]*(1+[.$B30])^([.L$1]-1))">
              <text:p><text:s/></text:p>
            </table:table-cell>
            <table:table-cell table:style-name="ce191" table:formula="of:=IF([.$C30]=&quot;&quot;;&quot;&quot;;[.$G30]*(1+[.$B30])^([.M$1]-1))">
              <text:p><text:s/></text:p>
            </table:table-cell>
            <table:table-cell table:style-name="ce191" table:formula="of:=IF([.$C30]=&quot;&quot;;&quot;&quot;;[.$G30]*(1+[.$B30])^([.N$1]-1))">
              <text:p><text:s/></text:p>
            </table:table-cell>
            <table:table-cell table:style-name="ce191" table:formula="of:=IF([.$C30]=&quot;&quot;;&quot;&quot;;[.$G30]*(1+[.$B30])^([.O$1]-1))">
              <text:p><text:s/></text:p>
            </table:table-cell>
            <table:table-cell table:style-name="ce191" table:formula="of:=IF([.$C30]=&quot;&quot;;&quot;&quot;;[.$G30]*(1+[.$B30])^([.P$1]-1))">
              <text:p><text:s/></text:p>
            </table:table-cell>
            <table:table-cell table:style-name="ce191" table:formula="of:=IF([.$C30]=&quot;&quot;;&quot;&quot;;[.$G30]*(1+[.$B30])^([.Q$1]-1))">
              <text:p><text:s/></text:p>
            </table:table-cell>
            <table:table-cell table:style-name="ce191" table:formula="of:=IF([.$C30]=&quot;&quot;;&quot;&quot;;[.$G30]*(1+[.$B30])^([.R$1]-1))">
              <text:p><text:s/></text:p>
            </table:table-cell>
            <table:table-cell table:style-name="ce191" table:formula="of:=IF([.$C30]=&quot;&quot;;&quot;&quot;;[.$G30]*(1+[.$B30])^([.S$1]-1))">
              <text:p><text:s/></text:p>
            </table:table-cell>
            <table:table-cell table:style-name="ce191" table:formula="of:=IF([.$C30]=&quot;&quot;;&quot;&quot;;[.$G30]*(1+[.$B30])^([.T$1]-1))">
              <text:p><text:s/></text:p>
            </table:table-cell>
            <table:table-cell table:style-name="ce191" table:formula="of:=IF([.$C30]=&quot;&quot;;&quot;&quot;;[.$G30]*(1+[.$B30])^([.U$1]-1))">
              <text:p><text:s/></text:p>
            </table:table-cell>
            <table:table-cell table:style-name="ce191" table:formula="of:=IF([.$C30]=&quot;&quot;;&quot;&quot;;[.$G30]*(1+[.$B30])^([.V$1]-1))">
              <text:p><text:s/></text:p>
            </table:table-cell>
            <table:table-cell table:style-name="ce191" table:formula="of:=IF([.$C30]=&quot;&quot;;&quot;&quot;;[.$G30]*(1+[.$B30])^([.W$1]-1))">
              <text:p><text:s/></text:p>
            </table:table-cell>
            <table:table-cell table:style-name="ce191" table:formula="of:=IF([.$C30]=&quot;&quot;;&quot;&quot;;[.$G30]*(1+[.$B30])^([.X$1]-1))">
              <text:p><text:s/></text:p>
            </table:table-cell>
            <table:table-cell table:style-name="ce191" table:formula="of:=IF([.$C30]=&quot;&quot;;&quot;&quot;;[.$G30]*(1+[.$B30])^([.Y$1]-1))">
              <text:p><text:s/></text:p>
            </table:table-cell>
            <table:table-cell table:style-name="ce191" table:formula="of:=IF([.$C30]=&quot;&quot;;&quot;&quot;;[.$G30]*(1+[.$B30])^([.Z$1]-1))">
              <text:p><text:s/></text:p>
            </table:table-cell>
            <table:table-cell table:style-name="ce191" table:formula="of:=IF([.$C30]=&quot;&quot;;&quot;&quot;;[.$G30]*(1+[.$B30])^([.AA$1]-1))">
              <text:p><text:s/></text:p>
            </table:table-cell>
            <table:table-cell table:style-name="ce191" table:formula="of:=IF([.$C30]=&quot;&quot;;&quot;&quot;;[.$G30]*(1+[.$B30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1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1]=&quot;&quot;;[.E31]=&quot;&quot;);0;[.D31]*[.E31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1]=&quot;&quot;;&quot;&quot;;[.$G31]*(1+[.$B31])^([.I$1]-1))">
              <text:p><text:s/></text:p>
            </table:table-cell>
            <table:table-cell table:style-name="ce191" table:formula="of:=IF([.$C31]=&quot;&quot;;&quot;&quot;;[.$G31]*(1+[.$B31])^([.J$1]-1))">
              <text:p><text:s/></text:p>
            </table:table-cell>
            <table:table-cell table:style-name="ce191" table:formula="of:=IF([.$C31]=&quot;&quot;;&quot;&quot;;[.$G31]*(1+[.$B31])^([.K$1]-1))">
              <text:p><text:s/></text:p>
            </table:table-cell>
            <table:table-cell table:style-name="ce191" table:formula="of:=IF([.$C31]=&quot;&quot;;&quot;&quot;;[.$G31]*(1+[.$B31])^([.L$1]-1))">
              <text:p><text:s/></text:p>
            </table:table-cell>
            <table:table-cell table:style-name="ce191" table:formula="of:=IF([.$C31]=&quot;&quot;;&quot;&quot;;[.$G31]*(1+[.$B31])^([.M$1]-1))">
              <text:p><text:s/></text:p>
            </table:table-cell>
            <table:table-cell table:style-name="ce191" table:formula="of:=IF([.$C31]=&quot;&quot;;&quot;&quot;;[.$G31]*(1+[.$B31])^([.N$1]-1))">
              <text:p><text:s/></text:p>
            </table:table-cell>
            <table:table-cell table:style-name="ce191" table:formula="of:=IF([.$C31]=&quot;&quot;;&quot;&quot;;[.$G31]*(1+[.$B31])^([.O$1]-1))">
              <text:p><text:s/></text:p>
            </table:table-cell>
            <table:table-cell table:style-name="ce191" table:formula="of:=IF([.$C31]=&quot;&quot;;&quot;&quot;;[.$G31]*(1+[.$B31])^([.P$1]-1))">
              <text:p><text:s/></text:p>
            </table:table-cell>
            <table:table-cell table:style-name="ce191" table:formula="of:=IF([.$C31]=&quot;&quot;;&quot;&quot;;[.$G31]*(1+[.$B31])^([.Q$1]-1))">
              <text:p><text:s/></text:p>
            </table:table-cell>
            <table:table-cell table:style-name="ce191" table:formula="of:=IF([.$C31]=&quot;&quot;;&quot;&quot;;[.$G31]*(1+[.$B31])^([.R$1]-1))">
              <text:p><text:s/></text:p>
            </table:table-cell>
            <table:table-cell table:style-name="ce191" table:formula="of:=IF([.$C31]=&quot;&quot;;&quot;&quot;;[.$G31]*(1+[.$B31])^([.S$1]-1))">
              <text:p><text:s/></text:p>
            </table:table-cell>
            <table:table-cell table:style-name="ce191" table:formula="of:=IF([.$C31]=&quot;&quot;;&quot;&quot;;[.$G31]*(1+[.$B31])^([.T$1]-1))">
              <text:p><text:s/></text:p>
            </table:table-cell>
            <table:table-cell table:style-name="ce191" table:formula="of:=IF([.$C31]=&quot;&quot;;&quot;&quot;;[.$G31]*(1+[.$B31])^([.U$1]-1))">
              <text:p><text:s/></text:p>
            </table:table-cell>
            <table:table-cell table:style-name="ce191" table:formula="of:=IF([.$C31]=&quot;&quot;;&quot;&quot;;[.$G31]*(1+[.$B31])^([.V$1]-1))">
              <text:p><text:s/></text:p>
            </table:table-cell>
            <table:table-cell table:style-name="ce191" table:formula="of:=IF([.$C31]=&quot;&quot;;&quot;&quot;;[.$G31]*(1+[.$B31])^([.W$1]-1))">
              <text:p><text:s/></text:p>
            </table:table-cell>
            <table:table-cell table:style-name="ce191" table:formula="of:=IF([.$C31]=&quot;&quot;;&quot;&quot;;[.$G31]*(1+[.$B31])^([.X$1]-1))">
              <text:p><text:s/></text:p>
            </table:table-cell>
            <table:table-cell table:style-name="ce191" table:formula="of:=IF([.$C31]=&quot;&quot;;&quot;&quot;;[.$G31]*(1+[.$B31])^([.Y$1]-1))">
              <text:p><text:s/></text:p>
            </table:table-cell>
            <table:table-cell table:style-name="ce191" table:formula="of:=IF([.$C31]=&quot;&quot;;&quot;&quot;;[.$G31]*(1+[.$B31])^([.Z$1]-1))">
              <text:p><text:s/></text:p>
            </table:table-cell>
            <table:table-cell table:style-name="ce191" table:formula="of:=IF([.$C31]=&quot;&quot;;&quot;&quot;;[.$G31]*(1+[.$B31])^([.AA$1]-1))">
              <text:p><text:s/></text:p>
            </table:table-cell>
            <table:table-cell table:style-name="ce191" table:formula="of:=IF([.$C31]=&quot;&quot;;&quot;&quot;;[.$G31]*(1+[.$B31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2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2]=&quot;&quot;;[.E32]=&quot;&quot;);0;[.D32]*[.E32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2]=&quot;&quot;;&quot;&quot;;[.$G32]*(1+[.$B32])^([.I$1]-1))">
              <text:p><text:s/></text:p>
            </table:table-cell>
            <table:table-cell table:style-name="ce191" table:formula="of:=IF([.$C32]=&quot;&quot;;&quot;&quot;;[.$G32]*(1+[.$B32])^([.J$1]-1))">
              <text:p><text:s/></text:p>
            </table:table-cell>
            <table:table-cell table:style-name="ce191" table:formula="of:=IF([.$C32]=&quot;&quot;;&quot;&quot;;[.$G32]*(1+[.$B32])^([.K$1]-1))">
              <text:p><text:s/></text:p>
            </table:table-cell>
            <table:table-cell table:style-name="ce191" table:formula="of:=IF([.$C32]=&quot;&quot;;&quot;&quot;;[.$G32]*(1+[.$B32])^([.L$1]-1))">
              <text:p><text:s/></text:p>
            </table:table-cell>
            <table:table-cell table:style-name="ce191" table:formula="of:=IF([.$C32]=&quot;&quot;;&quot;&quot;;[.$G32]*(1+[.$B32])^([.M$1]-1))">
              <text:p><text:s/></text:p>
            </table:table-cell>
            <table:table-cell table:style-name="ce191" table:formula="of:=IF([.$C32]=&quot;&quot;;&quot;&quot;;[.$G32]*(1+[.$B32])^([.N$1]-1))">
              <text:p><text:s/></text:p>
            </table:table-cell>
            <table:table-cell table:style-name="ce191" table:formula="of:=IF([.$C32]=&quot;&quot;;&quot;&quot;;[.$G32]*(1+[.$B32])^([.O$1]-1))">
              <text:p><text:s/></text:p>
            </table:table-cell>
            <table:table-cell table:style-name="ce191" table:formula="of:=IF([.$C32]=&quot;&quot;;&quot;&quot;;[.$G32]*(1+[.$B32])^([.P$1]-1))">
              <text:p><text:s/></text:p>
            </table:table-cell>
            <table:table-cell table:style-name="ce191" table:formula="of:=IF([.$C32]=&quot;&quot;;&quot;&quot;;[.$G32]*(1+[.$B32])^([.Q$1]-1))">
              <text:p><text:s/></text:p>
            </table:table-cell>
            <table:table-cell table:style-name="ce191" table:formula="of:=IF([.$C32]=&quot;&quot;;&quot;&quot;;[.$G32]*(1+[.$B32])^([.R$1]-1))">
              <text:p><text:s/></text:p>
            </table:table-cell>
            <table:table-cell table:style-name="ce191" table:formula="of:=IF([.$C32]=&quot;&quot;;&quot;&quot;;[.$G32]*(1+[.$B32])^([.S$1]-1))">
              <text:p><text:s/></text:p>
            </table:table-cell>
            <table:table-cell table:style-name="ce191" table:formula="of:=IF([.$C32]=&quot;&quot;;&quot;&quot;;[.$G32]*(1+[.$B32])^([.T$1]-1))">
              <text:p><text:s/></text:p>
            </table:table-cell>
            <table:table-cell table:style-name="ce191" table:formula="of:=IF([.$C32]=&quot;&quot;;&quot;&quot;;[.$G32]*(1+[.$B32])^([.U$1]-1))">
              <text:p><text:s/></text:p>
            </table:table-cell>
            <table:table-cell table:style-name="ce191" table:formula="of:=IF([.$C32]=&quot;&quot;;&quot;&quot;;[.$G32]*(1+[.$B32])^([.V$1]-1))">
              <text:p><text:s/></text:p>
            </table:table-cell>
            <table:table-cell table:style-name="ce191" table:formula="of:=IF([.$C32]=&quot;&quot;;&quot;&quot;;[.$G32]*(1+[.$B32])^([.W$1]-1))">
              <text:p><text:s/></text:p>
            </table:table-cell>
            <table:table-cell table:style-name="ce191" table:formula="of:=IF([.$C32]=&quot;&quot;;&quot;&quot;;[.$G32]*(1+[.$B32])^([.X$1]-1))">
              <text:p><text:s/></text:p>
            </table:table-cell>
            <table:table-cell table:style-name="ce191" table:formula="of:=IF([.$C32]=&quot;&quot;;&quot;&quot;;[.$G32]*(1+[.$B32])^([.Y$1]-1))">
              <text:p><text:s/></text:p>
            </table:table-cell>
            <table:table-cell table:style-name="ce191" table:formula="of:=IF([.$C32]=&quot;&quot;;&quot;&quot;;[.$G32]*(1+[.$B32])^([.Z$1]-1))">
              <text:p><text:s/></text:p>
            </table:table-cell>
            <table:table-cell table:style-name="ce191" table:formula="of:=IF([.$C32]=&quot;&quot;;&quot;&quot;;[.$G32]*(1+[.$B32])^([.AA$1]-1))">
              <text:p><text:s/></text:p>
            </table:table-cell>
            <table:table-cell table:style-name="ce191" table:formula="of:=IF([.$C32]=&quot;&quot;;&quot;&quot;;[.$G32]*(1+[.$B32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3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3]=&quot;&quot;;[.E33]=&quot;&quot;);0;[.D33]*[.E33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3]=&quot;&quot;;&quot;&quot;;[.$G33]*(1+[.$B33])^([.I$1]-1))">
              <text:p><text:s/></text:p>
            </table:table-cell>
            <table:table-cell table:style-name="ce191" table:formula="of:=IF([.$C33]=&quot;&quot;;&quot;&quot;;[.$G33]*(1+[.$B33])^([.J$1]-1))">
              <text:p><text:s/></text:p>
            </table:table-cell>
            <table:table-cell table:style-name="ce191" table:formula="of:=IF([.$C33]=&quot;&quot;;&quot;&quot;;[.$G33]*(1+[.$B33])^([.K$1]-1))">
              <text:p><text:s/></text:p>
            </table:table-cell>
            <table:table-cell table:style-name="ce191" table:formula="of:=IF([.$C33]=&quot;&quot;;&quot;&quot;;[.$G33]*(1+[.$B33])^([.L$1]-1))">
              <text:p><text:s/></text:p>
            </table:table-cell>
            <table:table-cell table:style-name="ce191" table:formula="of:=IF([.$C33]=&quot;&quot;;&quot;&quot;;[.$G33]*(1+[.$B33])^([.M$1]-1))">
              <text:p><text:s/></text:p>
            </table:table-cell>
            <table:table-cell table:style-name="ce191" table:formula="of:=IF([.$C33]=&quot;&quot;;&quot;&quot;;[.$G33]*(1+[.$B33])^([.N$1]-1))">
              <text:p><text:s/></text:p>
            </table:table-cell>
            <table:table-cell table:style-name="ce191" table:formula="of:=IF([.$C33]=&quot;&quot;;&quot;&quot;;[.$G33]*(1+[.$B33])^([.O$1]-1))">
              <text:p><text:s/></text:p>
            </table:table-cell>
            <table:table-cell table:style-name="ce191" table:formula="of:=IF([.$C33]=&quot;&quot;;&quot;&quot;;[.$G33]*(1+[.$B33])^([.P$1]-1))">
              <text:p><text:s/></text:p>
            </table:table-cell>
            <table:table-cell table:style-name="ce191" table:formula="of:=IF([.$C33]=&quot;&quot;;&quot;&quot;;[.$G33]*(1+[.$B33])^([.Q$1]-1))">
              <text:p><text:s/></text:p>
            </table:table-cell>
            <table:table-cell table:style-name="ce191" table:formula="of:=IF([.$C33]=&quot;&quot;;&quot;&quot;;[.$G33]*(1+[.$B33])^([.R$1]-1))">
              <text:p><text:s/></text:p>
            </table:table-cell>
            <table:table-cell table:style-name="ce191" table:formula="of:=IF([.$C33]=&quot;&quot;;&quot;&quot;;[.$G33]*(1+[.$B33])^([.S$1]-1))">
              <text:p><text:s/></text:p>
            </table:table-cell>
            <table:table-cell table:style-name="ce191" table:formula="of:=IF([.$C33]=&quot;&quot;;&quot;&quot;;[.$G33]*(1+[.$B33])^([.T$1]-1))">
              <text:p><text:s/></text:p>
            </table:table-cell>
            <table:table-cell table:style-name="ce191" table:formula="of:=IF([.$C33]=&quot;&quot;;&quot;&quot;;[.$G33]*(1+[.$B33])^([.U$1]-1))">
              <text:p><text:s/></text:p>
            </table:table-cell>
            <table:table-cell table:style-name="ce191" table:formula="of:=IF([.$C33]=&quot;&quot;;&quot;&quot;;[.$G33]*(1+[.$B33])^([.V$1]-1))">
              <text:p><text:s/></text:p>
            </table:table-cell>
            <table:table-cell table:style-name="ce191" table:formula="of:=IF([.$C33]=&quot;&quot;;&quot;&quot;;[.$G33]*(1+[.$B33])^([.W$1]-1))">
              <text:p><text:s/></text:p>
            </table:table-cell>
            <table:table-cell table:style-name="ce191" table:formula="of:=IF([.$C33]=&quot;&quot;;&quot;&quot;;[.$G33]*(1+[.$B33])^([.X$1]-1))">
              <text:p><text:s/></text:p>
            </table:table-cell>
            <table:table-cell table:style-name="ce191" table:formula="of:=IF([.$C33]=&quot;&quot;;&quot;&quot;;[.$G33]*(1+[.$B33])^([.Y$1]-1))">
              <text:p><text:s/></text:p>
            </table:table-cell>
            <table:table-cell table:style-name="ce191" table:formula="of:=IF([.$C33]=&quot;&quot;;&quot;&quot;;[.$G33]*(1+[.$B33])^([.Z$1]-1))">
              <text:p><text:s/></text:p>
            </table:table-cell>
            <table:table-cell table:style-name="ce191" table:formula="of:=IF([.$C33]=&quot;&quot;;&quot;&quot;;[.$G33]*(1+[.$B33])^([.AA$1]-1))">
              <text:p><text:s/></text:p>
            </table:table-cell>
            <table:table-cell table:style-name="ce191" table:formula="of:=IF([.$C33]=&quot;&quot;;&quot;&quot;;[.$G33]*(1+[.$B33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4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4]=&quot;&quot;;[.E34]=&quot;&quot;);0;[.D34]*[.E34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4]=&quot;&quot;;&quot;&quot;;[.$G34]*(1+[.$B34])^([.I$1]-1))">
              <text:p><text:s/></text:p>
            </table:table-cell>
            <table:table-cell table:style-name="ce191" table:formula="of:=IF([.$C34]=&quot;&quot;;&quot;&quot;;[.$G34]*(1+[.$B34])^([.J$1]-1))">
              <text:p><text:s/></text:p>
            </table:table-cell>
            <table:table-cell table:style-name="ce191" table:formula="of:=IF([.$C34]=&quot;&quot;;&quot;&quot;;[.$G34]*(1+[.$B34])^([.K$1]-1))">
              <text:p><text:s/></text:p>
            </table:table-cell>
            <table:table-cell table:style-name="ce191" table:formula="of:=IF([.$C34]=&quot;&quot;;&quot;&quot;;[.$G34]*(1+[.$B34])^([.L$1]-1))">
              <text:p><text:s/></text:p>
            </table:table-cell>
            <table:table-cell table:style-name="ce191" table:formula="of:=IF([.$C34]=&quot;&quot;;&quot;&quot;;[.$G34]*(1+[.$B34])^([.M$1]-1))">
              <text:p><text:s/></text:p>
            </table:table-cell>
            <table:table-cell table:style-name="ce191" table:formula="of:=IF([.$C34]=&quot;&quot;;&quot;&quot;;[.$G34]*(1+[.$B34])^([.N$1]-1))">
              <text:p><text:s/></text:p>
            </table:table-cell>
            <table:table-cell table:style-name="ce191" table:formula="of:=IF([.$C34]=&quot;&quot;;&quot;&quot;;[.$G34]*(1+[.$B34])^([.O$1]-1))">
              <text:p><text:s/></text:p>
            </table:table-cell>
            <table:table-cell table:style-name="ce191" table:formula="of:=IF([.$C34]=&quot;&quot;;&quot;&quot;;[.$G34]*(1+[.$B34])^([.P$1]-1))">
              <text:p><text:s/></text:p>
            </table:table-cell>
            <table:table-cell table:style-name="ce191" table:formula="of:=IF([.$C34]=&quot;&quot;;&quot;&quot;;[.$G34]*(1+[.$B34])^([.Q$1]-1))">
              <text:p><text:s/></text:p>
            </table:table-cell>
            <table:table-cell table:style-name="ce191" table:formula="of:=IF([.$C34]=&quot;&quot;;&quot;&quot;;[.$G34]*(1+[.$B34])^([.R$1]-1))">
              <text:p><text:s/></text:p>
            </table:table-cell>
            <table:table-cell table:style-name="ce191" table:formula="of:=IF([.$C34]=&quot;&quot;;&quot;&quot;;[.$G34]*(1+[.$B34])^([.S$1]-1))">
              <text:p><text:s/></text:p>
            </table:table-cell>
            <table:table-cell table:style-name="ce191" table:formula="of:=IF([.$C34]=&quot;&quot;;&quot;&quot;;[.$G34]*(1+[.$B34])^([.T$1]-1))">
              <text:p><text:s/></text:p>
            </table:table-cell>
            <table:table-cell table:style-name="ce191" table:formula="of:=IF([.$C34]=&quot;&quot;;&quot;&quot;;[.$G34]*(1+[.$B34])^([.U$1]-1))">
              <text:p><text:s/></text:p>
            </table:table-cell>
            <table:table-cell table:style-name="ce191" table:formula="of:=IF([.$C34]=&quot;&quot;;&quot;&quot;;[.$G34]*(1+[.$B34])^([.V$1]-1))">
              <text:p><text:s/></text:p>
            </table:table-cell>
            <table:table-cell table:style-name="ce191" table:formula="of:=IF([.$C34]=&quot;&quot;;&quot;&quot;;[.$G34]*(1+[.$B34])^([.W$1]-1))">
              <text:p><text:s/></text:p>
            </table:table-cell>
            <table:table-cell table:style-name="ce191" table:formula="of:=IF([.$C34]=&quot;&quot;;&quot;&quot;;[.$G34]*(1+[.$B34])^([.X$1]-1))">
              <text:p><text:s/></text:p>
            </table:table-cell>
            <table:table-cell table:style-name="ce191" table:formula="of:=IF([.$C34]=&quot;&quot;;&quot;&quot;;[.$G34]*(1+[.$B34])^([.Y$1]-1))">
              <text:p><text:s/></text:p>
            </table:table-cell>
            <table:table-cell table:style-name="ce191" table:formula="of:=IF([.$C34]=&quot;&quot;;&quot;&quot;;[.$G34]*(1+[.$B34])^([.Z$1]-1))">
              <text:p><text:s/></text:p>
            </table:table-cell>
            <table:table-cell table:style-name="ce191" table:formula="of:=IF([.$C34]=&quot;&quot;;&quot;&quot;;[.$G34]*(1+[.$B34])^([.AA$1]-1))">
              <text:p><text:s/></text:p>
            </table:table-cell>
            <table:table-cell table:style-name="ce191" table:formula="of:=IF([.$C34]=&quot;&quot;;&quot;&quot;;[.$G34]*(1+[.$B34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5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5]=&quot;&quot;;[.E35]=&quot;&quot;);0;[.D35]*[.E35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5]=&quot;&quot;;&quot;&quot;;[.$G35]*(1+[.$B35])^([.I$1]-1))">
              <text:p><text:s/></text:p>
            </table:table-cell>
            <table:table-cell table:style-name="ce191" table:formula="of:=IF([.$C35]=&quot;&quot;;&quot;&quot;;[.$G35]*(1+[.$B35])^([.J$1]-1))">
              <text:p><text:s/></text:p>
            </table:table-cell>
            <table:table-cell table:style-name="ce191" table:formula="of:=IF([.$C35]=&quot;&quot;;&quot;&quot;;[.$G35]*(1+[.$B35])^([.K$1]-1))">
              <text:p><text:s/></text:p>
            </table:table-cell>
            <table:table-cell table:style-name="ce191" table:formula="of:=IF([.$C35]=&quot;&quot;;&quot;&quot;;[.$G35]*(1+[.$B35])^([.L$1]-1))">
              <text:p><text:s/></text:p>
            </table:table-cell>
            <table:table-cell table:style-name="ce191" table:formula="of:=IF([.$C35]=&quot;&quot;;&quot;&quot;;[.$G35]*(1+[.$B35])^([.M$1]-1))">
              <text:p><text:s/></text:p>
            </table:table-cell>
            <table:table-cell table:style-name="ce191" table:formula="of:=IF([.$C35]=&quot;&quot;;&quot;&quot;;[.$G35]*(1+[.$B35])^([.N$1]-1))">
              <text:p><text:s/></text:p>
            </table:table-cell>
            <table:table-cell table:style-name="ce191" table:formula="of:=IF([.$C35]=&quot;&quot;;&quot;&quot;;[.$G35]*(1+[.$B35])^([.O$1]-1))">
              <text:p><text:s/></text:p>
            </table:table-cell>
            <table:table-cell table:style-name="ce191" table:formula="of:=IF([.$C35]=&quot;&quot;;&quot;&quot;;[.$G35]*(1+[.$B35])^([.P$1]-1))">
              <text:p><text:s/></text:p>
            </table:table-cell>
            <table:table-cell table:style-name="ce191" table:formula="of:=IF([.$C35]=&quot;&quot;;&quot;&quot;;[.$G35]*(1+[.$B35])^([.Q$1]-1))">
              <text:p><text:s/></text:p>
            </table:table-cell>
            <table:table-cell table:style-name="ce191" table:formula="of:=IF([.$C35]=&quot;&quot;;&quot;&quot;;[.$G35]*(1+[.$B35])^([.R$1]-1))">
              <text:p><text:s/></text:p>
            </table:table-cell>
            <table:table-cell table:style-name="ce191" table:formula="of:=IF([.$C35]=&quot;&quot;;&quot;&quot;;[.$G35]*(1+[.$B35])^([.S$1]-1))">
              <text:p><text:s/></text:p>
            </table:table-cell>
            <table:table-cell table:style-name="ce191" table:formula="of:=IF([.$C35]=&quot;&quot;;&quot;&quot;;[.$G35]*(1+[.$B35])^([.T$1]-1))">
              <text:p><text:s/></text:p>
            </table:table-cell>
            <table:table-cell table:style-name="ce191" table:formula="of:=IF([.$C35]=&quot;&quot;;&quot;&quot;;[.$G35]*(1+[.$B35])^([.U$1]-1))">
              <text:p><text:s/></text:p>
            </table:table-cell>
            <table:table-cell table:style-name="ce191" table:formula="of:=IF([.$C35]=&quot;&quot;;&quot;&quot;;[.$G35]*(1+[.$B35])^([.V$1]-1))">
              <text:p><text:s/></text:p>
            </table:table-cell>
            <table:table-cell table:style-name="ce191" table:formula="of:=IF([.$C35]=&quot;&quot;;&quot;&quot;;[.$G35]*(1+[.$B35])^([.W$1]-1))">
              <text:p><text:s/></text:p>
            </table:table-cell>
            <table:table-cell table:style-name="ce191" table:formula="of:=IF([.$C35]=&quot;&quot;;&quot;&quot;;[.$G35]*(1+[.$B35])^([.X$1]-1))">
              <text:p><text:s/></text:p>
            </table:table-cell>
            <table:table-cell table:style-name="ce191" table:formula="of:=IF([.$C35]=&quot;&quot;;&quot;&quot;;[.$G35]*(1+[.$B35])^([.Y$1]-1))">
              <text:p><text:s/></text:p>
            </table:table-cell>
            <table:table-cell table:style-name="ce191" table:formula="of:=IF([.$C35]=&quot;&quot;;&quot;&quot;;[.$G35]*(1+[.$B35])^([.Z$1]-1))">
              <text:p><text:s/></text:p>
            </table:table-cell>
            <table:table-cell table:style-name="ce191" table:formula="of:=IF([.$C35]=&quot;&quot;;&quot;&quot;;[.$G35]*(1+[.$B35])^([.AA$1]-1))">
              <text:p><text:s/></text:p>
            </table:table-cell>
            <table:table-cell table:style-name="ce191" table:formula="of:=IF([.$C35]=&quot;&quot;;&quot;&quot;;[.$G35]*(1+[.$B35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6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6]=&quot;&quot;;[.E36]=&quot;&quot;);0;[.D36]*[.E36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6]=&quot;&quot;;&quot;&quot;;[.$G36]*(1+[.$B36])^([.I$1]-1))">
              <text:p><text:s/></text:p>
            </table:table-cell>
            <table:table-cell table:style-name="ce191" table:formula="of:=IF([.$C36]=&quot;&quot;;&quot;&quot;;[.$G36]*(1+[.$B36])^([.J$1]-1))">
              <text:p><text:s/></text:p>
            </table:table-cell>
            <table:table-cell table:style-name="ce191" table:formula="of:=IF([.$C36]=&quot;&quot;;&quot;&quot;;[.$G36]*(1+[.$B36])^([.K$1]-1))">
              <text:p><text:s/></text:p>
            </table:table-cell>
            <table:table-cell table:style-name="ce191" table:formula="of:=IF([.$C36]=&quot;&quot;;&quot;&quot;;[.$G36]*(1+[.$B36])^([.L$1]-1))">
              <text:p><text:s/></text:p>
            </table:table-cell>
            <table:table-cell table:style-name="ce191" table:formula="of:=IF([.$C36]=&quot;&quot;;&quot;&quot;;[.$G36]*(1+[.$B36])^([.M$1]-1))">
              <text:p><text:s/></text:p>
            </table:table-cell>
            <table:table-cell table:style-name="ce191" table:formula="of:=IF([.$C36]=&quot;&quot;;&quot;&quot;;[.$G36]*(1+[.$B36])^([.N$1]-1))">
              <text:p><text:s/></text:p>
            </table:table-cell>
            <table:table-cell table:style-name="ce191" table:formula="of:=IF([.$C36]=&quot;&quot;;&quot;&quot;;[.$G36]*(1+[.$B36])^([.O$1]-1))">
              <text:p><text:s/></text:p>
            </table:table-cell>
            <table:table-cell table:style-name="ce191" table:formula="of:=IF([.$C36]=&quot;&quot;;&quot;&quot;;[.$G36]*(1+[.$B36])^([.P$1]-1))">
              <text:p><text:s/></text:p>
            </table:table-cell>
            <table:table-cell table:style-name="ce191" table:formula="of:=IF([.$C36]=&quot;&quot;;&quot;&quot;;[.$G36]*(1+[.$B36])^([.Q$1]-1))">
              <text:p><text:s/></text:p>
            </table:table-cell>
            <table:table-cell table:style-name="ce191" table:formula="of:=IF([.$C36]=&quot;&quot;;&quot;&quot;;[.$G36]*(1+[.$B36])^([.R$1]-1))">
              <text:p><text:s/></text:p>
            </table:table-cell>
            <table:table-cell table:style-name="ce191" table:formula="of:=IF([.$C36]=&quot;&quot;;&quot;&quot;;[.$G36]*(1+[.$B36])^([.S$1]-1))">
              <text:p><text:s/></text:p>
            </table:table-cell>
            <table:table-cell table:style-name="ce191" table:formula="of:=IF([.$C36]=&quot;&quot;;&quot;&quot;;[.$G36]*(1+[.$B36])^([.T$1]-1))">
              <text:p><text:s/></text:p>
            </table:table-cell>
            <table:table-cell table:style-name="ce191" table:formula="of:=IF([.$C36]=&quot;&quot;;&quot;&quot;;[.$G36]*(1+[.$B36])^([.U$1]-1))">
              <text:p><text:s/></text:p>
            </table:table-cell>
            <table:table-cell table:style-name="ce191" table:formula="of:=IF([.$C36]=&quot;&quot;;&quot;&quot;;[.$G36]*(1+[.$B36])^([.V$1]-1))">
              <text:p><text:s/></text:p>
            </table:table-cell>
            <table:table-cell table:style-name="ce191" table:formula="of:=IF([.$C36]=&quot;&quot;;&quot;&quot;;[.$G36]*(1+[.$B36])^([.W$1]-1))">
              <text:p><text:s/></text:p>
            </table:table-cell>
            <table:table-cell table:style-name="ce191" table:formula="of:=IF([.$C36]=&quot;&quot;;&quot;&quot;;[.$G36]*(1+[.$B36])^([.X$1]-1))">
              <text:p><text:s/></text:p>
            </table:table-cell>
            <table:table-cell table:style-name="ce191" table:formula="of:=IF([.$C36]=&quot;&quot;;&quot;&quot;;[.$G36]*(1+[.$B36])^([.Y$1]-1))">
              <text:p><text:s/></text:p>
            </table:table-cell>
            <table:table-cell table:style-name="ce191" table:formula="of:=IF([.$C36]=&quot;&quot;;&quot;&quot;;[.$G36]*(1+[.$B36])^([.Z$1]-1))">
              <text:p><text:s/></text:p>
            </table:table-cell>
            <table:table-cell table:style-name="ce191" table:formula="of:=IF([.$C36]=&quot;&quot;;&quot;&quot;;[.$G36]*(1+[.$B36])^([.AA$1]-1))">
              <text:p><text:s/></text:p>
            </table:table-cell>
            <table:table-cell table:style-name="ce191" table:formula="of:=IF([.$C36]=&quot;&quot;;&quot;&quot;;[.$G36]*(1+[.$B36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7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7]=&quot;&quot;;[.E37]=&quot;&quot;);0;[.D37]*[.E37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7]=&quot;&quot;;&quot;&quot;;[.$G37]*(1+[.$B37])^([.I$1]-1))">
              <text:p><text:s/></text:p>
            </table:table-cell>
            <table:table-cell table:style-name="ce191" table:formula="of:=IF([.$C37]=&quot;&quot;;&quot;&quot;;[.$G37]*(1+[.$B37])^([.J$1]-1))">
              <text:p><text:s/></text:p>
            </table:table-cell>
            <table:table-cell table:style-name="ce191" table:formula="of:=IF([.$C37]=&quot;&quot;;&quot;&quot;;[.$G37]*(1+[.$B37])^([.K$1]-1))">
              <text:p><text:s/></text:p>
            </table:table-cell>
            <table:table-cell table:style-name="ce191" table:formula="of:=IF([.$C37]=&quot;&quot;;&quot;&quot;;[.$G37]*(1+[.$B37])^([.L$1]-1))">
              <text:p><text:s/></text:p>
            </table:table-cell>
            <table:table-cell table:style-name="ce191" table:formula="of:=IF([.$C37]=&quot;&quot;;&quot;&quot;;[.$G37]*(1+[.$B37])^([.M$1]-1))">
              <text:p><text:s/></text:p>
            </table:table-cell>
            <table:table-cell table:style-name="ce191" table:formula="of:=IF([.$C37]=&quot;&quot;;&quot;&quot;;[.$G37]*(1+[.$B37])^([.N$1]-1))">
              <text:p><text:s/></text:p>
            </table:table-cell>
            <table:table-cell table:style-name="ce191" table:formula="of:=IF([.$C37]=&quot;&quot;;&quot;&quot;;[.$G37]*(1+[.$B37])^([.O$1]-1))">
              <text:p><text:s/></text:p>
            </table:table-cell>
            <table:table-cell table:style-name="ce191" table:formula="of:=IF([.$C37]=&quot;&quot;;&quot;&quot;;[.$G37]*(1+[.$B37])^([.P$1]-1))">
              <text:p><text:s/></text:p>
            </table:table-cell>
            <table:table-cell table:style-name="ce191" table:formula="of:=IF([.$C37]=&quot;&quot;;&quot;&quot;;[.$G37]*(1+[.$B37])^([.Q$1]-1))">
              <text:p><text:s/></text:p>
            </table:table-cell>
            <table:table-cell table:style-name="ce191" table:formula="of:=IF([.$C37]=&quot;&quot;;&quot;&quot;;[.$G37]*(1+[.$B37])^([.R$1]-1))">
              <text:p><text:s/></text:p>
            </table:table-cell>
            <table:table-cell table:style-name="ce191" table:formula="of:=IF([.$C37]=&quot;&quot;;&quot;&quot;;[.$G37]*(1+[.$B37])^([.S$1]-1))">
              <text:p><text:s/></text:p>
            </table:table-cell>
            <table:table-cell table:style-name="ce191" table:formula="of:=IF([.$C37]=&quot;&quot;;&quot;&quot;;[.$G37]*(1+[.$B37])^([.T$1]-1))">
              <text:p><text:s/></text:p>
            </table:table-cell>
            <table:table-cell table:style-name="ce191" table:formula="of:=IF([.$C37]=&quot;&quot;;&quot;&quot;;[.$G37]*(1+[.$B37])^([.U$1]-1))">
              <text:p><text:s/></text:p>
            </table:table-cell>
            <table:table-cell table:style-name="ce191" table:formula="of:=IF([.$C37]=&quot;&quot;;&quot;&quot;;[.$G37]*(1+[.$B37])^([.V$1]-1))">
              <text:p><text:s/></text:p>
            </table:table-cell>
            <table:table-cell table:style-name="ce191" table:formula="of:=IF([.$C37]=&quot;&quot;;&quot;&quot;;[.$G37]*(1+[.$B37])^([.W$1]-1))">
              <text:p><text:s/></text:p>
            </table:table-cell>
            <table:table-cell table:style-name="ce191" table:formula="of:=IF([.$C37]=&quot;&quot;;&quot;&quot;;[.$G37]*(1+[.$B37])^([.X$1]-1))">
              <text:p><text:s/></text:p>
            </table:table-cell>
            <table:table-cell table:style-name="ce191" table:formula="of:=IF([.$C37]=&quot;&quot;;&quot;&quot;;[.$G37]*(1+[.$B37])^([.Y$1]-1))">
              <text:p><text:s/></text:p>
            </table:table-cell>
            <table:table-cell table:style-name="ce191" table:formula="of:=IF([.$C37]=&quot;&quot;;&quot;&quot;;[.$G37]*(1+[.$B37])^([.Z$1]-1))">
              <text:p><text:s/></text:p>
            </table:table-cell>
            <table:table-cell table:style-name="ce191" table:formula="of:=IF([.$C37]=&quot;&quot;;&quot;&quot;;[.$G37]*(1+[.$B37])^([.AA$1]-1))">
              <text:p><text:s/></text:p>
            </table:table-cell>
            <table:table-cell table:style-name="ce191" table:formula="of:=IF([.$C37]=&quot;&quot;;&quot;&quot;;[.$G37]*(1+[.$B37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8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8]=&quot;&quot;;[.E38]=&quot;&quot;);0;[.D38]*[.E38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8]=&quot;&quot;;&quot;&quot;;[.$G38]*(1+[.$B38])^([.I$1]-1))">
              <text:p><text:s/></text:p>
            </table:table-cell>
            <table:table-cell table:style-name="ce191" table:formula="of:=IF([.$C38]=&quot;&quot;;&quot;&quot;;[.$G38]*(1+[.$B38])^([.J$1]-1))">
              <text:p><text:s/></text:p>
            </table:table-cell>
            <table:table-cell table:style-name="ce191" table:formula="of:=IF([.$C38]=&quot;&quot;;&quot;&quot;;[.$G38]*(1+[.$B38])^([.K$1]-1))">
              <text:p><text:s/></text:p>
            </table:table-cell>
            <table:table-cell table:style-name="ce191" table:formula="of:=IF([.$C38]=&quot;&quot;;&quot;&quot;;[.$G38]*(1+[.$B38])^([.L$1]-1))">
              <text:p><text:s/></text:p>
            </table:table-cell>
            <table:table-cell table:style-name="ce191" table:formula="of:=IF([.$C38]=&quot;&quot;;&quot;&quot;;[.$G38]*(1+[.$B38])^([.M$1]-1))">
              <text:p><text:s/></text:p>
            </table:table-cell>
            <table:table-cell table:style-name="ce191" table:formula="of:=IF([.$C38]=&quot;&quot;;&quot;&quot;;[.$G38]*(1+[.$B38])^([.N$1]-1))">
              <text:p><text:s/></text:p>
            </table:table-cell>
            <table:table-cell table:style-name="ce191" table:formula="of:=IF([.$C38]=&quot;&quot;;&quot;&quot;;[.$G38]*(1+[.$B38])^([.O$1]-1))">
              <text:p><text:s/></text:p>
            </table:table-cell>
            <table:table-cell table:style-name="ce191" table:formula="of:=IF([.$C38]=&quot;&quot;;&quot;&quot;;[.$G38]*(1+[.$B38])^([.P$1]-1))">
              <text:p><text:s/></text:p>
            </table:table-cell>
            <table:table-cell table:style-name="ce191" table:formula="of:=IF([.$C38]=&quot;&quot;;&quot;&quot;;[.$G38]*(1+[.$B38])^([.Q$1]-1))">
              <text:p><text:s/></text:p>
            </table:table-cell>
            <table:table-cell table:style-name="ce191" table:formula="of:=IF([.$C38]=&quot;&quot;;&quot;&quot;;[.$G38]*(1+[.$B38])^([.R$1]-1))">
              <text:p><text:s/></text:p>
            </table:table-cell>
            <table:table-cell table:style-name="ce191" table:formula="of:=IF([.$C38]=&quot;&quot;;&quot;&quot;;[.$G38]*(1+[.$B38])^([.S$1]-1))">
              <text:p><text:s/></text:p>
            </table:table-cell>
            <table:table-cell table:style-name="ce191" table:formula="of:=IF([.$C38]=&quot;&quot;;&quot;&quot;;[.$G38]*(1+[.$B38])^([.T$1]-1))">
              <text:p><text:s/></text:p>
            </table:table-cell>
            <table:table-cell table:style-name="ce191" table:formula="of:=IF([.$C38]=&quot;&quot;;&quot;&quot;;[.$G38]*(1+[.$B38])^([.U$1]-1))">
              <text:p><text:s/></text:p>
            </table:table-cell>
            <table:table-cell table:style-name="ce191" table:formula="of:=IF([.$C38]=&quot;&quot;;&quot;&quot;;[.$G38]*(1+[.$B38])^([.V$1]-1))">
              <text:p><text:s/></text:p>
            </table:table-cell>
            <table:table-cell table:style-name="ce191" table:formula="of:=IF([.$C38]=&quot;&quot;;&quot;&quot;;[.$G38]*(1+[.$B38])^([.W$1]-1))">
              <text:p><text:s/></text:p>
            </table:table-cell>
            <table:table-cell table:style-name="ce191" table:formula="of:=IF([.$C38]=&quot;&quot;;&quot;&quot;;[.$G38]*(1+[.$B38])^([.X$1]-1))">
              <text:p><text:s/></text:p>
            </table:table-cell>
            <table:table-cell table:style-name="ce191" table:formula="of:=IF([.$C38]=&quot;&quot;;&quot;&quot;;[.$G38]*(1+[.$B38])^([.Y$1]-1))">
              <text:p><text:s/></text:p>
            </table:table-cell>
            <table:table-cell table:style-name="ce191" table:formula="of:=IF([.$C38]=&quot;&quot;;&quot;&quot;;[.$G38]*(1+[.$B38])^([.Z$1]-1))">
              <text:p><text:s/></text:p>
            </table:table-cell>
            <table:table-cell table:style-name="ce191" table:formula="of:=IF([.$C38]=&quot;&quot;;&quot;&quot;;[.$G38]*(1+[.$B38])^([.AA$1]-1))">
              <text:p><text:s/></text:p>
            </table:table-cell>
            <table:table-cell table:style-name="ce191" table:formula="of:=IF([.$C38]=&quot;&quot;;&quot;&quot;;[.$G38]*(1+[.$B38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39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39]=&quot;&quot;;[.E39]=&quot;&quot;);0;[.D39]*[.E39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39]=&quot;&quot;;&quot;&quot;;[.$G39]*(1+[.$B39])^([.I$1]-1))">
              <text:p><text:s/></text:p>
            </table:table-cell>
            <table:table-cell table:style-name="ce191" table:formula="of:=IF([.$C39]=&quot;&quot;;&quot;&quot;;[.$G39]*(1+[.$B39])^([.J$1]-1))">
              <text:p><text:s/></text:p>
            </table:table-cell>
            <table:table-cell table:style-name="ce191" table:formula="of:=IF([.$C39]=&quot;&quot;;&quot;&quot;;[.$G39]*(1+[.$B39])^([.K$1]-1))">
              <text:p><text:s/></text:p>
            </table:table-cell>
            <table:table-cell table:style-name="ce191" table:formula="of:=IF([.$C39]=&quot;&quot;;&quot;&quot;;[.$G39]*(1+[.$B39])^([.L$1]-1))">
              <text:p><text:s/></text:p>
            </table:table-cell>
            <table:table-cell table:style-name="ce191" table:formula="of:=IF([.$C39]=&quot;&quot;;&quot;&quot;;[.$G39]*(1+[.$B39])^([.M$1]-1))">
              <text:p><text:s/></text:p>
            </table:table-cell>
            <table:table-cell table:style-name="ce191" table:formula="of:=IF([.$C39]=&quot;&quot;;&quot;&quot;;[.$G39]*(1+[.$B39])^([.N$1]-1))">
              <text:p><text:s/></text:p>
            </table:table-cell>
            <table:table-cell table:style-name="ce191" table:formula="of:=IF([.$C39]=&quot;&quot;;&quot;&quot;;[.$G39]*(1+[.$B39])^([.O$1]-1))">
              <text:p><text:s/></text:p>
            </table:table-cell>
            <table:table-cell table:style-name="ce191" table:formula="of:=IF([.$C39]=&quot;&quot;;&quot;&quot;;[.$G39]*(1+[.$B39])^([.P$1]-1))">
              <text:p><text:s/></text:p>
            </table:table-cell>
            <table:table-cell table:style-name="ce191" table:formula="of:=IF([.$C39]=&quot;&quot;;&quot;&quot;;[.$G39]*(1+[.$B39])^([.Q$1]-1))">
              <text:p><text:s/></text:p>
            </table:table-cell>
            <table:table-cell table:style-name="ce191" table:formula="of:=IF([.$C39]=&quot;&quot;;&quot;&quot;;[.$G39]*(1+[.$B39])^([.R$1]-1))">
              <text:p><text:s/></text:p>
            </table:table-cell>
            <table:table-cell table:style-name="ce191" table:formula="of:=IF([.$C39]=&quot;&quot;;&quot;&quot;;[.$G39]*(1+[.$B39])^([.S$1]-1))">
              <text:p><text:s/></text:p>
            </table:table-cell>
            <table:table-cell table:style-name="ce191" table:formula="of:=IF([.$C39]=&quot;&quot;;&quot;&quot;;[.$G39]*(1+[.$B39])^([.T$1]-1))">
              <text:p><text:s/></text:p>
            </table:table-cell>
            <table:table-cell table:style-name="ce191" table:formula="of:=IF([.$C39]=&quot;&quot;;&quot;&quot;;[.$G39]*(1+[.$B39])^([.U$1]-1))">
              <text:p><text:s/></text:p>
            </table:table-cell>
            <table:table-cell table:style-name="ce191" table:formula="of:=IF([.$C39]=&quot;&quot;;&quot;&quot;;[.$G39]*(1+[.$B39])^([.V$1]-1))">
              <text:p><text:s/></text:p>
            </table:table-cell>
            <table:table-cell table:style-name="ce191" table:formula="of:=IF([.$C39]=&quot;&quot;;&quot;&quot;;[.$G39]*(1+[.$B39])^([.W$1]-1))">
              <text:p><text:s/></text:p>
            </table:table-cell>
            <table:table-cell table:style-name="ce191" table:formula="of:=IF([.$C39]=&quot;&quot;;&quot;&quot;;[.$G39]*(1+[.$B39])^([.X$1]-1))">
              <text:p><text:s/></text:p>
            </table:table-cell>
            <table:table-cell table:style-name="ce191" table:formula="of:=IF([.$C39]=&quot;&quot;;&quot;&quot;;[.$G39]*(1+[.$B39])^([.Y$1]-1))">
              <text:p><text:s/></text:p>
            </table:table-cell>
            <table:table-cell table:style-name="ce191" table:formula="of:=IF([.$C39]=&quot;&quot;;&quot;&quot;;[.$G39]*(1+[.$B39])^([.Z$1]-1))">
              <text:p><text:s/></text:p>
            </table:table-cell>
            <table:table-cell table:style-name="ce191" table:formula="of:=IF([.$C39]=&quot;&quot;;&quot;&quot;;[.$G39]*(1+[.$B39])^([.AA$1]-1))">
              <text:p><text:s/></text:p>
            </table:table-cell>
            <table:table-cell table:style-name="ce191" table:formula="of:=IF([.$C39]=&quot;&quot;;&quot;&quot;;[.$G39]*(1+[.$B39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40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40]=&quot;&quot;;[.E40]=&quot;&quot;);0;[.D40]*[.E40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40]=&quot;&quot;;&quot;&quot;;[.$G40]*(1+[.$B40])^([.I$1]-1))">
              <text:p><text:s/></text:p>
            </table:table-cell>
            <table:table-cell table:style-name="ce191" table:formula="of:=IF([.$C40]=&quot;&quot;;&quot;&quot;;[.$G40]*(1+[.$B40])^([.J$1]-1))">
              <text:p><text:s/></text:p>
            </table:table-cell>
            <table:table-cell table:style-name="ce191" table:formula="of:=IF([.$C40]=&quot;&quot;;&quot;&quot;;[.$G40]*(1+[.$B40])^([.K$1]-1))">
              <text:p><text:s/></text:p>
            </table:table-cell>
            <table:table-cell table:style-name="ce191" table:formula="of:=IF([.$C40]=&quot;&quot;;&quot;&quot;;[.$G40]*(1+[.$B40])^([.L$1]-1))">
              <text:p><text:s/></text:p>
            </table:table-cell>
            <table:table-cell table:style-name="ce191" table:formula="of:=IF([.$C40]=&quot;&quot;;&quot;&quot;;[.$G40]*(1+[.$B40])^([.M$1]-1))">
              <text:p><text:s/></text:p>
            </table:table-cell>
            <table:table-cell table:style-name="ce191" table:formula="of:=IF([.$C40]=&quot;&quot;;&quot;&quot;;[.$G40]*(1+[.$B40])^([.N$1]-1))">
              <text:p><text:s/></text:p>
            </table:table-cell>
            <table:table-cell table:style-name="ce191" table:formula="of:=IF([.$C40]=&quot;&quot;;&quot;&quot;;[.$G40]*(1+[.$B40])^([.O$1]-1))">
              <text:p><text:s/></text:p>
            </table:table-cell>
            <table:table-cell table:style-name="ce191" table:formula="of:=IF([.$C40]=&quot;&quot;;&quot;&quot;;[.$G40]*(1+[.$B40])^([.P$1]-1))">
              <text:p><text:s/></text:p>
            </table:table-cell>
            <table:table-cell table:style-name="ce191" table:formula="of:=IF([.$C40]=&quot;&quot;;&quot;&quot;;[.$G40]*(1+[.$B40])^([.Q$1]-1))">
              <text:p><text:s/></text:p>
            </table:table-cell>
            <table:table-cell table:style-name="ce191" table:formula="of:=IF([.$C40]=&quot;&quot;;&quot;&quot;;[.$G40]*(1+[.$B40])^([.R$1]-1))">
              <text:p><text:s/></text:p>
            </table:table-cell>
            <table:table-cell table:style-name="ce191" table:formula="of:=IF([.$C40]=&quot;&quot;;&quot;&quot;;[.$G40]*(1+[.$B40])^([.S$1]-1))">
              <text:p><text:s/></text:p>
            </table:table-cell>
            <table:table-cell table:style-name="ce191" table:formula="of:=IF([.$C40]=&quot;&quot;;&quot;&quot;;[.$G40]*(1+[.$B40])^([.T$1]-1))">
              <text:p><text:s/></text:p>
            </table:table-cell>
            <table:table-cell table:style-name="ce191" table:formula="of:=IF([.$C40]=&quot;&quot;;&quot;&quot;;[.$G40]*(1+[.$B40])^([.U$1]-1))">
              <text:p><text:s/></text:p>
            </table:table-cell>
            <table:table-cell table:style-name="ce191" table:formula="of:=IF([.$C40]=&quot;&quot;;&quot;&quot;;[.$G40]*(1+[.$B40])^([.V$1]-1))">
              <text:p><text:s/></text:p>
            </table:table-cell>
            <table:table-cell table:style-name="ce191" table:formula="of:=IF([.$C40]=&quot;&quot;;&quot;&quot;;[.$G40]*(1+[.$B40])^([.W$1]-1))">
              <text:p><text:s/></text:p>
            </table:table-cell>
            <table:table-cell table:style-name="ce191" table:formula="of:=IF([.$C40]=&quot;&quot;;&quot;&quot;;[.$G40]*(1+[.$B40])^([.X$1]-1))">
              <text:p><text:s/></text:p>
            </table:table-cell>
            <table:table-cell table:style-name="ce191" table:formula="of:=IF([.$C40]=&quot;&quot;;&quot;&quot;;[.$G40]*(1+[.$B40])^([.Y$1]-1))">
              <text:p><text:s/></text:p>
            </table:table-cell>
            <table:table-cell table:style-name="ce191" table:formula="of:=IF([.$C40]=&quot;&quot;;&quot;&quot;;[.$G40]*(1+[.$B40])^([.Z$1]-1))">
              <text:p><text:s/></text:p>
            </table:table-cell>
            <table:table-cell table:style-name="ce191" table:formula="of:=IF([.$C40]=&quot;&quot;;&quot;&quot;;[.$G40]*(1+[.$B40])^([.AA$1]-1))">
              <text:p><text:s/></text:p>
            </table:table-cell>
            <table:table-cell table:style-name="ce191" table:formula="of:=IF([.$C40]=&quot;&quot;;&quot;&quot;;[.$G40]*(1+[.$B40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41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41]=&quot;&quot;;[.E41]=&quot;&quot;);0;[.D41]*[.E41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41]=&quot;&quot;;&quot;&quot;;[.$G41]*(1+[.$B41])^([.I$1]-1))">
              <text:p><text:s/></text:p>
            </table:table-cell>
            <table:table-cell table:style-name="ce191" table:formula="of:=IF([.$C41]=&quot;&quot;;&quot;&quot;;[.$G41]*(1+[.$B41])^([.J$1]-1))">
              <text:p><text:s/></text:p>
            </table:table-cell>
            <table:table-cell table:style-name="ce191" table:formula="of:=IF([.$C41]=&quot;&quot;;&quot;&quot;;[.$G41]*(1+[.$B41])^([.K$1]-1))">
              <text:p><text:s/></text:p>
            </table:table-cell>
            <table:table-cell table:style-name="ce191" table:formula="of:=IF([.$C41]=&quot;&quot;;&quot;&quot;;[.$G41]*(1+[.$B41])^([.L$1]-1))">
              <text:p><text:s/></text:p>
            </table:table-cell>
            <table:table-cell table:style-name="ce191" table:formula="of:=IF([.$C41]=&quot;&quot;;&quot;&quot;;[.$G41]*(1+[.$B41])^([.M$1]-1))">
              <text:p><text:s/></text:p>
            </table:table-cell>
            <table:table-cell table:style-name="ce191" table:formula="of:=IF([.$C41]=&quot;&quot;;&quot;&quot;;[.$G41]*(1+[.$B41])^([.N$1]-1))">
              <text:p><text:s/></text:p>
            </table:table-cell>
            <table:table-cell table:style-name="ce191" table:formula="of:=IF([.$C41]=&quot;&quot;;&quot;&quot;;[.$G41]*(1+[.$B41])^([.O$1]-1))">
              <text:p><text:s/></text:p>
            </table:table-cell>
            <table:table-cell table:style-name="ce191" table:formula="of:=IF([.$C41]=&quot;&quot;;&quot;&quot;;[.$G41]*(1+[.$B41])^([.P$1]-1))">
              <text:p><text:s/></text:p>
            </table:table-cell>
            <table:table-cell table:style-name="ce191" table:formula="of:=IF([.$C41]=&quot;&quot;;&quot;&quot;;[.$G41]*(1+[.$B41])^([.Q$1]-1))">
              <text:p><text:s/></text:p>
            </table:table-cell>
            <table:table-cell table:style-name="ce191" table:formula="of:=IF([.$C41]=&quot;&quot;;&quot;&quot;;[.$G41]*(1+[.$B41])^([.R$1]-1))">
              <text:p><text:s/></text:p>
            </table:table-cell>
            <table:table-cell table:style-name="ce191" table:formula="of:=IF([.$C41]=&quot;&quot;;&quot;&quot;;[.$G41]*(1+[.$B41])^([.S$1]-1))">
              <text:p><text:s/></text:p>
            </table:table-cell>
            <table:table-cell table:style-name="ce191" table:formula="of:=IF([.$C41]=&quot;&quot;;&quot;&quot;;[.$G41]*(1+[.$B41])^([.T$1]-1))">
              <text:p><text:s/></text:p>
            </table:table-cell>
            <table:table-cell table:style-name="ce191" table:formula="of:=IF([.$C41]=&quot;&quot;;&quot;&quot;;[.$G41]*(1+[.$B41])^([.U$1]-1))">
              <text:p><text:s/></text:p>
            </table:table-cell>
            <table:table-cell table:style-name="ce191" table:formula="of:=IF([.$C41]=&quot;&quot;;&quot;&quot;;[.$G41]*(1+[.$B41])^([.V$1]-1))">
              <text:p><text:s/></text:p>
            </table:table-cell>
            <table:table-cell table:style-name="ce191" table:formula="of:=IF([.$C41]=&quot;&quot;;&quot;&quot;;[.$G41]*(1+[.$B41])^([.W$1]-1))">
              <text:p><text:s/></text:p>
            </table:table-cell>
            <table:table-cell table:style-name="ce191" table:formula="of:=IF([.$C41]=&quot;&quot;;&quot;&quot;;[.$G41]*(1+[.$B41])^([.X$1]-1))">
              <text:p><text:s/></text:p>
            </table:table-cell>
            <table:table-cell table:style-name="ce191" table:formula="of:=IF([.$C41]=&quot;&quot;;&quot;&quot;;[.$G41]*(1+[.$B41])^([.Y$1]-1))">
              <text:p><text:s/></text:p>
            </table:table-cell>
            <table:table-cell table:style-name="ce191" table:formula="of:=IF([.$C41]=&quot;&quot;;&quot;&quot;;[.$G41]*(1+[.$B41])^([.Z$1]-1))">
              <text:p><text:s/></text:p>
            </table:table-cell>
            <table:table-cell table:style-name="ce191" table:formula="of:=IF([.$C41]=&quot;&quot;;&quot;&quot;;[.$G41]*(1+[.$B41])^([.AA$1]-1))">
              <text:p><text:s/></text:p>
            </table:table-cell>
            <table:table-cell table:style-name="ce191" table:formula="of:=IF([.$C41]=&quot;&quot;;&quot;&quot;;[.$G41]*(1+[.$B41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42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42]=&quot;&quot;;[.E42]=&quot;&quot;);0;[.D42]*[.E42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42]=&quot;&quot;;&quot;&quot;;[.$G42]*(1+[.$B42])^([.I$1]-1))">
              <text:p><text:s/></text:p>
            </table:table-cell>
            <table:table-cell table:style-name="ce191" table:formula="of:=IF([.$C42]=&quot;&quot;;&quot;&quot;;[.$G42]*(1+[.$B42])^([.J$1]-1))">
              <text:p><text:s/></text:p>
            </table:table-cell>
            <table:table-cell table:style-name="ce191" table:formula="of:=IF([.$C42]=&quot;&quot;;&quot;&quot;;[.$G42]*(1+[.$B42])^([.K$1]-1))">
              <text:p><text:s/></text:p>
            </table:table-cell>
            <table:table-cell table:style-name="ce191" table:formula="of:=IF([.$C42]=&quot;&quot;;&quot;&quot;;[.$G42]*(1+[.$B42])^([.L$1]-1))">
              <text:p><text:s/></text:p>
            </table:table-cell>
            <table:table-cell table:style-name="ce191" table:formula="of:=IF([.$C42]=&quot;&quot;;&quot;&quot;;[.$G42]*(1+[.$B42])^([.M$1]-1))">
              <text:p><text:s/></text:p>
            </table:table-cell>
            <table:table-cell table:style-name="ce191" table:formula="of:=IF([.$C42]=&quot;&quot;;&quot;&quot;;[.$G42]*(1+[.$B42])^([.N$1]-1))">
              <text:p><text:s/></text:p>
            </table:table-cell>
            <table:table-cell table:style-name="ce191" table:formula="of:=IF([.$C42]=&quot;&quot;;&quot;&quot;;[.$G42]*(1+[.$B42])^([.O$1]-1))">
              <text:p><text:s/></text:p>
            </table:table-cell>
            <table:table-cell table:style-name="ce191" table:formula="of:=IF([.$C42]=&quot;&quot;;&quot;&quot;;[.$G42]*(1+[.$B42])^([.P$1]-1))">
              <text:p><text:s/></text:p>
            </table:table-cell>
            <table:table-cell table:style-name="ce191" table:formula="of:=IF([.$C42]=&quot;&quot;;&quot;&quot;;[.$G42]*(1+[.$B42])^([.Q$1]-1))">
              <text:p><text:s/></text:p>
            </table:table-cell>
            <table:table-cell table:style-name="ce191" table:formula="of:=IF([.$C42]=&quot;&quot;;&quot;&quot;;[.$G42]*(1+[.$B42])^([.R$1]-1))">
              <text:p><text:s/></text:p>
            </table:table-cell>
            <table:table-cell table:style-name="ce191" table:formula="of:=IF([.$C42]=&quot;&quot;;&quot;&quot;;[.$G42]*(1+[.$B42])^([.S$1]-1))">
              <text:p><text:s/></text:p>
            </table:table-cell>
            <table:table-cell table:style-name="ce191" table:formula="of:=IF([.$C42]=&quot;&quot;;&quot;&quot;;[.$G42]*(1+[.$B42])^([.T$1]-1))">
              <text:p><text:s/></text:p>
            </table:table-cell>
            <table:table-cell table:style-name="ce191" table:formula="of:=IF([.$C42]=&quot;&quot;;&quot;&quot;;[.$G42]*(1+[.$B42])^([.U$1]-1))">
              <text:p><text:s/></text:p>
            </table:table-cell>
            <table:table-cell table:style-name="ce191" table:formula="of:=IF([.$C42]=&quot;&quot;;&quot;&quot;;[.$G42]*(1+[.$B42])^([.V$1]-1))">
              <text:p><text:s/></text:p>
            </table:table-cell>
            <table:table-cell table:style-name="ce191" table:formula="of:=IF([.$C42]=&quot;&quot;;&quot;&quot;;[.$G42]*(1+[.$B42])^([.W$1]-1))">
              <text:p><text:s/></text:p>
            </table:table-cell>
            <table:table-cell table:style-name="ce191" table:formula="of:=IF([.$C42]=&quot;&quot;;&quot;&quot;;[.$G42]*(1+[.$B42])^([.X$1]-1))">
              <text:p><text:s/></text:p>
            </table:table-cell>
            <table:table-cell table:style-name="ce191" table:formula="of:=IF([.$C42]=&quot;&quot;;&quot;&quot;;[.$G42]*(1+[.$B42])^([.Y$1]-1))">
              <text:p><text:s/></text:p>
            </table:table-cell>
            <table:table-cell table:style-name="ce191" table:formula="of:=IF([.$C42]=&quot;&quot;;&quot;&quot;;[.$G42]*(1+[.$B42])^([.Z$1]-1))">
              <text:p><text:s/></text:p>
            </table:table-cell>
            <table:table-cell table:style-name="ce191" table:formula="of:=IF([.$C42]=&quot;&quot;;&quot;&quot;;[.$G42]*(1+[.$B42])^([.AA$1]-1))">
              <text:p><text:s/></text:p>
            </table:table-cell>
            <table:table-cell table:style-name="ce191" table:formula="of:=IF([.$C42]=&quot;&quot;;&quot;&quot;;[.$G42]*(1+[.$B42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43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43]=&quot;&quot;;[.E43]=&quot;&quot;);0;[.D43]*[.E43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43]=&quot;&quot;;&quot;&quot;;[.$G43]*(1+[.$B43])^([.I$1]-1))">
              <text:p><text:s/></text:p>
            </table:table-cell>
            <table:table-cell table:style-name="ce191" table:formula="of:=IF([.$C43]=&quot;&quot;;&quot;&quot;;[.$G43]*(1+[.$B43])^([.J$1]-1))">
              <text:p><text:s/></text:p>
            </table:table-cell>
            <table:table-cell table:style-name="ce191" table:formula="of:=IF([.$C43]=&quot;&quot;;&quot;&quot;;[.$G43]*(1+[.$B43])^([.K$1]-1))">
              <text:p><text:s/></text:p>
            </table:table-cell>
            <table:table-cell table:style-name="ce191" table:formula="of:=IF([.$C43]=&quot;&quot;;&quot;&quot;;[.$G43]*(1+[.$B43])^([.L$1]-1))">
              <text:p><text:s/></text:p>
            </table:table-cell>
            <table:table-cell table:style-name="ce191" table:formula="of:=IF([.$C43]=&quot;&quot;;&quot;&quot;;[.$G43]*(1+[.$B43])^([.M$1]-1))">
              <text:p><text:s/></text:p>
            </table:table-cell>
            <table:table-cell table:style-name="ce191" table:formula="of:=IF([.$C43]=&quot;&quot;;&quot;&quot;;[.$G43]*(1+[.$B43])^([.N$1]-1))">
              <text:p><text:s/></text:p>
            </table:table-cell>
            <table:table-cell table:style-name="ce191" table:formula="of:=IF([.$C43]=&quot;&quot;;&quot;&quot;;[.$G43]*(1+[.$B43])^([.O$1]-1))">
              <text:p><text:s/></text:p>
            </table:table-cell>
            <table:table-cell table:style-name="ce191" table:formula="of:=IF([.$C43]=&quot;&quot;;&quot;&quot;;[.$G43]*(1+[.$B43])^([.P$1]-1))">
              <text:p><text:s/></text:p>
            </table:table-cell>
            <table:table-cell table:style-name="ce191" table:formula="of:=IF([.$C43]=&quot;&quot;;&quot;&quot;;[.$G43]*(1+[.$B43])^([.Q$1]-1))">
              <text:p><text:s/></text:p>
            </table:table-cell>
            <table:table-cell table:style-name="ce191" table:formula="of:=IF([.$C43]=&quot;&quot;;&quot;&quot;;[.$G43]*(1+[.$B43])^([.R$1]-1))">
              <text:p><text:s/></text:p>
            </table:table-cell>
            <table:table-cell table:style-name="ce191" table:formula="of:=IF([.$C43]=&quot;&quot;;&quot;&quot;;[.$G43]*(1+[.$B43])^([.S$1]-1))">
              <text:p><text:s/></text:p>
            </table:table-cell>
            <table:table-cell table:style-name="ce191" table:formula="of:=IF([.$C43]=&quot;&quot;;&quot;&quot;;[.$G43]*(1+[.$B43])^([.T$1]-1))">
              <text:p><text:s/></text:p>
            </table:table-cell>
            <table:table-cell table:style-name="ce191" table:formula="of:=IF([.$C43]=&quot;&quot;;&quot;&quot;;[.$G43]*(1+[.$B43])^([.U$1]-1))">
              <text:p><text:s/></text:p>
            </table:table-cell>
            <table:table-cell table:style-name="ce191" table:formula="of:=IF([.$C43]=&quot;&quot;;&quot;&quot;;[.$G43]*(1+[.$B43])^([.V$1]-1))">
              <text:p><text:s/></text:p>
            </table:table-cell>
            <table:table-cell table:style-name="ce191" table:formula="of:=IF([.$C43]=&quot;&quot;;&quot;&quot;;[.$G43]*(1+[.$B43])^([.W$1]-1))">
              <text:p><text:s/></text:p>
            </table:table-cell>
            <table:table-cell table:style-name="ce191" table:formula="of:=IF([.$C43]=&quot;&quot;;&quot;&quot;;[.$G43]*(1+[.$B43])^([.X$1]-1))">
              <text:p><text:s/></text:p>
            </table:table-cell>
            <table:table-cell table:style-name="ce191" table:formula="of:=IF([.$C43]=&quot;&quot;;&quot;&quot;;[.$G43]*(1+[.$B43])^([.Y$1]-1))">
              <text:p><text:s/></text:p>
            </table:table-cell>
            <table:table-cell table:style-name="ce191" table:formula="of:=IF([.$C43]=&quot;&quot;;&quot;&quot;;[.$G43]*(1+[.$B43])^([.Z$1]-1))">
              <text:p><text:s/></text:p>
            </table:table-cell>
            <table:table-cell table:style-name="ce191" table:formula="of:=IF([.$C43]=&quot;&quot;;&quot;&quot;;[.$G43]*(1+[.$B43])^([.AA$1]-1))">
              <text:p><text:s/></text:p>
            </table:table-cell>
            <table:table-cell table:style-name="ce191" table:formula="of:=IF([.$C43]=&quot;&quot;;&quot;&quot;;[.$G43]*(1+[.$B43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44]=0;&quot;&quot;;&quot;.&quot;)">
              <text:p/>
            </table:table-cell>
            <table:table-cell table:style-name="ce65"/>
            <table:table-cell table:style-name="ce84"/>
            <table:table-cell table:style-name="ce105"/>
            <table:table-cell table:style-name="ce121"/>
            <table:table-cell table:style-name="ce145"/>
            <table:table-cell table:style-name="ce158" table:formula="of:=IF(OR([.D44]=&quot;&quot;;[.E44]=&quot;&quot;);0;[.D44]*[.E44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84" table:formula="of:=IF([.$C44]=&quot;&quot;;&quot;&quot;;[.$G44]*(1+[.$B44])^([.I$1]-1))">
              <text:p><text:s/></text:p>
            </table:table-cell>
            <table:table-cell table:style-name="ce191" table:formula="of:=IF([.$C44]=&quot;&quot;;&quot;&quot;;[.$G44]*(1+[.$B44])^([.J$1]-1))">
              <text:p><text:s/></text:p>
            </table:table-cell>
            <table:table-cell table:style-name="ce191" table:formula="of:=IF([.$C44]=&quot;&quot;;&quot;&quot;;[.$G44]*(1+[.$B44])^([.K$1]-1))">
              <text:p><text:s/></text:p>
            </table:table-cell>
            <table:table-cell table:style-name="ce191" table:formula="of:=IF([.$C44]=&quot;&quot;;&quot;&quot;;[.$G44]*(1+[.$B44])^([.L$1]-1))">
              <text:p><text:s/></text:p>
            </table:table-cell>
            <table:table-cell table:style-name="ce191" table:formula="of:=IF([.$C44]=&quot;&quot;;&quot;&quot;;[.$G44]*(1+[.$B44])^([.M$1]-1))">
              <text:p><text:s/></text:p>
            </table:table-cell>
            <table:table-cell table:style-name="ce191" table:formula="of:=IF([.$C44]=&quot;&quot;;&quot;&quot;;[.$G44]*(1+[.$B44])^([.N$1]-1))">
              <text:p><text:s/></text:p>
            </table:table-cell>
            <table:table-cell table:style-name="ce191" table:formula="of:=IF([.$C44]=&quot;&quot;;&quot;&quot;;[.$G44]*(1+[.$B44])^([.O$1]-1))">
              <text:p><text:s/></text:p>
            </table:table-cell>
            <table:table-cell table:style-name="ce191" table:formula="of:=IF([.$C44]=&quot;&quot;;&quot;&quot;;[.$G44]*(1+[.$B44])^([.P$1]-1))">
              <text:p><text:s/></text:p>
            </table:table-cell>
            <table:table-cell table:style-name="ce191" table:formula="of:=IF([.$C44]=&quot;&quot;;&quot;&quot;;[.$G44]*(1+[.$B44])^([.Q$1]-1))">
              <text:p><text:s/></text:p>
            </table:table-cell>
            <table:table-cell table:style-name="ce191" table:formula="of:=IF([.$C44]=&quot;&quot;;&quot;&quot;;[.$G44]*(1+[.$B44])^([.R$1]-1))">
              <text:p><text:s/></text:p>
            </table:table-cell>
            <table:table-cell table:style-name="ce191" table:formula="of:=IF([.$C44]=&quot;&quot;;&quot;&quot;;[.$G44]*(1+[.$B44])^([.S$1]-1))">
              <text:p><text:s/></text:p>
            </table:table-cell>
            <table:table-cell table:style-name="ce191" table:formula="of:=IF([.$C44]=&quot;&quot;;&quot;&quot;;[.$G44]*(1+[.$B44])^([.T$1]-1))">
              <text:p><text:s/></text:p>
            </table:table-cell>
            <table:table-cell table:style-name="ce191" table:formula="of:=IF([.$C44]=&quot;&quot;;&quot;&quot;;[.$G44]*(1+[.$B44])^([.U$1]-1))">
              <text:p><text:s/></text:p>
            </table:table-cell>
            <table:table-cell table:style-name="ce191" table:formula="of:=IF([.$C44]=&quot;&quot;;&quot;&quot;;[.$G44]*(1+[.$B44])^([.V$1]-1))">
              <text:p><text:s/></text:p>
            </table:table-cell>
            <table:table-cell table:style-name="ce191" table:formula="of:=IF([.$C44]=&quot;&quot;;&quot;&quot;;[.$G44]*(1+[.$B44])^([.W$1]-1))">
              <text:p><text:s/></text:p>
            </table:table-cell>
            <table:table-cell table:style-name="ce191" table:formula="of:=IF([.$C44]=&quot;&quot;;&quot;&quot;;[.$G44]*(1+[.$B44])^([.X$1]-1))">
              <text:p><text:s/></text:p>
            </table:table-cell>
            <table:table-cell table:style-name="ce191" table:formula="of:=IF([.$C44]=&quot;&quot;;&quot;&quot;;[.$G44]*(1+[.$B44])^([.Y$1]-1))">
              <text:p><text:s/></text:p>
            </table:table-cell>
            <table:table-cell table:style-name="ce191" table:formula="of:=IF([.$C44]=&quot;&quot;;&quot;&quot;;[.$G44]*(1+[.$B44])^([.Z$1]-1))">
              <text:p><text:s/></text:p>
            </table:table-cell>
            <table:table-cell table:style-name="ce191" table:formula="of:=IF([.$C44]=&quot;&quot;;&quot;&quot;;[.$G44]*(1+[.$B44])^([.AA$1]-1))">
              <text:p><text:s/></text:p>
            </table:table-cell>
            <table:table-cell table:style-name="ce191" table:formula="of:=IF([.$C44]=&quot;&quot;;&quot;&quot;;[.$G44]*(1+[.$B44])^([.AB$1]-1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45]=0;&quot;&quot;;&quot;.&quot;)">
              <text:p/>
            </table:table-cell>
            <table:table-cell table:style-name="ce69"/>
            <table:table-cell table:style-name="ce87"/>
            <table:table-cell table:style-name="ce108"/>
            <table:table-cell table:style-name="ce125"/>
            <table:table-cell table:style-name="ce148"/>
            <table:table-cell table:style-name="ce162" table:formula="of:=[.D45]*[.E45]" office:value-type="float" office:value="0" calcext:value-type="float">
              <text:p><text:s/>- <text:s text:c="2"/>€ </text:p>
            </table:table-cell>
            <table:table-cell table:style-name="ce174"/>
            <table:table-cell table:style-name="ce185" table:formula="of:=IF([.$C45]=&quot;&quot;;&quot;&quot;;[.$G45]*(1+[.$B45])^([.I$1]-1))">
              <text:p><text:s/></text:p>
            </table:table-cell>
            <table:table-cell table:style-name="ce199" table:formula="of:=IF([.$C45]=&quot;&quot;;&quot;&quot;;[.$G45]*(1+[.$B45])^([.J$1]-1))">
              <text:p><text:s/></text:p>
            </table:table-cell>
            <table:table-cell table:style-name="ce199" table:formula="of:=IF([.$C45]=&quot;&quot;;&quot;&quot;;[.$G45]*(1+[.$B45])^([.K$1]-1))">
              <text:p><text:s/></text:p>
            </table:table-cell>
            <table:table-cell table:style-name="ce199" table:formula="of:=IF([.$C45]=&quot;&quot;;&quot;&quot;;[.$G45]*(1+[.$B45])^([.L$1]-1))">
              <text:p><text:s/></text:p>
            </table:table-cell>
            <table:table-cell table:style-name="ce199" table:formula="of:=IF([.$C45]=&quot;&quot;;&quot;&quot;;[.$G45]*(1+[.$B45])^([.M$1]-1))">
              <text:p><text:s/></text:p>
            </table:table-cell>
            <table:table-cell table:style-name="ce199" table:formula="of:=IF([.$C45]=&quot;&quot;;&quot;&quot;;[.$G45]*(1+[.$B45])^([.N$1]-1))">
              <text:p><text:s/></text:p>
            </table:table-cell>
            <table:table-cell table:style-name="ce199" table:formula="of:=IF([.$C45]=&quot;&quot;;&quot;&quot;;[.$G45]*(1+[.$B45])^([.O$1]-1))">
              <text:p><text:s/></text:p>
            </table:table-cell>
            <table:table-cell table:style-name="ce199" table:formula="of:=IF([.$C45]=&quot;&quot;;&quot;&quot;;[.$G45]*(1+[.$B45])^([.P$1]-1))">
              <text:p><text:s/></text:p>
            </table:table-cell>
            <table:table-cell table:style-name="ce199" table:formula="of:=IF([.$C45]=&quot;&quot;;&quot;&quot;;[.$G45]*(1+[.$B45])^([.Q$1]-1))">
              <text:p><text:s/></text:p>
            </table:table-cell>
            <table:table-cell table:style-name="ce199" table:formula="of:=IF([.$C45]=&quot;&quot;;&quot;&quot;;[.$G45]*(1+[.$B45])^([.R$1]-1))">
              <text:p><text:s/></text:p>
            </table:table-cell>
            <table:table-cell table:style-name="ce199" table:formula="of:=IF([.$C45]=&quot;&quot;;&quot;&quot;;[.$G45]*(1+[.$B45])^([.S$1]-1))">
              <text:p><text:s/></text:p>
            </table:table-cell>
            <table:table-cell table:style-name="ce199" table:formula="of:=IF([.$C45]=&quot;&quot;;&quot;&quot;;[.$G45]*(1+[.$B45])^([.T$1]-1))">
              <text:p><text:s/></text:p>
            </table:table-cell>
            <table:table-cell table:style-name="ce199" table:formula="of:=IF([.$C45]=&quot;&quot;;&quot;&quot;;[.$G45]*(1+[.$B45])^([.U$1]-1))">
              <text:p><text:s/></text:p>
            </table:table-cell>
            <table:table-cell table:style-name="ce199" table:formula="of:=IF([.$C45]=&quot;&quot;;&quot;&quot;;[.$G45]*(1+[.$B45])^([.V$1]-1))">
              <text:p><text:s/></text:p>
            </table:table-cell>
            <table:table-cell table:style-name="ce199" table:formula="of:=IF([.$C45]=&quot;&quot;;&quot;&quot;;[.$G45]*(1+[.$B45])^([.W$1]-1))">
              <text:p><text:s/></text:p>
            </table:table-cell>
            <table:table-cell table:style-name="ce199" table:formula="of:=IF([.$C45]=&quot;&quot;;&quot;&quot;;[.$G45]*(1+[.$B45])^([.X$1]-1))">
              <text:p><text:s/></text:p>
            </table:table-cell>
            <table:table-cell table:style-name="ce199" table:formula="of:=IF([.$C45]=&quot;&quot;;&quot;&quot;;[.$G45]*(1+[.$B45])^([.Y$1]-1))">
              <text:p><text:s/></text:p>
            </table:table-cell>
            <table:table-cell table:style-name="ce199" table:formula="of:=IF([.$C45]=&quot;&quot;;&quot;&quot;;[.$G45]*(1+[.$B45])^([.Z$1]-1))">
              <text:p><text:s/></text:p>
            </table:table-cell>
            <table:table-cell table:style-name="ce199" table:formula="of:=IF([.$C45]=&quot;&quot;;&quot;&quot;;[.$G45]*(1+[.$B45])^([.AA$1]-1))">
              <text:p><text:s/></text:p>
            </table:table-cell>
            <table:table-cell table:style-name="ce199" table:formula="of:=IF([.$C45]=&quot;&quot;;&quot;&quot;;[.$G45]*(1+[.$B45])^([.AB$1]-1))">
              <text:p><text:s/></text:p>
            </table:table-cell>
            <table:table-cell table:number-columns-repeated="36"/>
          </table:table-row>
        </table:table-row-group>
        <table:table-row table:style-name="ro8">
          <table:table-cell table:style-name="ce58" office:value-type="string" calcext:value-type="string">
            <text:p>.</text:p>
          </table:table-cell>
          <table:table-cell table:style-name="ce70" office:value-type="string" calcext:value-type="string">
            <text:p>VALEUR AJOUTEE / EBE</text:p>
          </table:table-cell>
          <table:table-cell table:style-name="ce70" table:number-columns-repeated="4"/>
          <table:table-cell table:style-name="ce163" office:value-type="string" calcext:value-type="string">
            <text:p>Investissement</text:p>
          </table:table-cell>
          <table:table-cell table:style-name="ce175" table:formula="of:=-[.G48]" office:value-type="float" office:value="-309.03" calcext:value-type="float">
            <text:p>-309,03 € </text:p>
          </table:table-cell>
          <table:table-cell table:style-name="ce187" table:formula="of:=[.I2]-[.I24]" office:value-type="float" office:value="8.34844026576209" calcext:value-type="float">
            <text:p><text:s/>8,35 € </text:p>
          </table:table-cell>
          <table:table-cell table:style-name="ce187" table:formula="of:=[.J2]-[.J24]" office:value-type="float" office:value="8.47366686974852" calcext:value-type="float">
            <text:p><text:s/>8,47 € </text:p>
          </table:table-cell>
          <table:table-cell table:style-name="ce187" table:formula="of:=[.K2]-[.K24]" office:value-type="float" office:value="8.60077187279475" calcext:value-type="float">
            <text:p><text:s/>8,60 € </text:p>
          </table:table-cell>
          <table:table-cell table:style-name="ce187" table:formula="of:=[.L2]-[.L24]" office:value-type="float" office:value="8.72978345088667" calcext:value-type="float">
            <text:p><text:s/>8,73 € </text:p>
          </table:table-cell>
          <table:table-cell table:style-name="ce187" table:formula="of:=[.M2]-[.M24]" office:value-type="float" office:value="8.86073020264997" calcext:value-type="float">
            <text:p><text:s/>8,86 € </text:p>
          </table:table-cell>
          <table:table-cell table:style-name="ce187" table:formula="of:=[.N2]-[.N24]" office:value-type="float" office:value="8.99364115568971" calcext:value-type="float">
            <text:p><text:s/>8,99 € </text:p>
          </table:table-cell>
          <table:table-cell table:style-name="ce187" table:formula="of:=[.O2]-[.O24]" office:value-type="float" office:value="9.12854577302506" calcext:value-type="float">
            <text:p><text:s/>9,13 € </text:p>
          </table:table-cell>
          <table:table-cell table:style-name="ce187" table:formula="of:=[.P2]-[.P24]" office:value-type="float" office:value="9.26547395962044" calcext:value-type="float">
            <text:p><text:s/>9,27 € </text:p>
          </table:table-cell>
          <table:table-cell table:style-name="ce187" table:formula="of:=[.Q2]-[.Q24]" office:value-type="float" office:value="9.40445606901474" calcext:value-type="float">
            <text:p><text:s/>9,40 € </text:p>
          </table:table-cell>
          <table:table-cell table:style-name="ce187" table:formula="of:=[.R2]-[.R24]" office:value-type="float" office:value="9.54552291004996" calcext:value-type="float">
            <text:p><text:s/>9,55 € </text:p>
          </table:table-cell>
          <table:table-cell table:style-name="ce187" table:formula="of:=[.S2]-[.S24]" office:value-type="float" office:value="9.68870575370071" calcext:value-type="float">
            <text:p><text:s/>9,69 € </text:p>
          </table:table-cell>
          <table:table-cell table:style-name="ce187" table:formula="of:=[.T2]-[.T24]" office:value-type="float" office:value="9.83403634000622" calcext:value-type="float">
            <text:p><text:s/>9,83 € </text:p>
          </table:table-cell>
          <table:table-cell table:style-name="ce187" table:formula="of:=[.U2]-[.U24]" office:value-type="float" office:value="9.98154688510631" calcext:value-type="float">
            <text:p><text:s/>9,98 € </text:p>
          </table:table-cell>
          <table:table-cell table:style-name="ce187" table:formula="of:=[.V2]-[.V24]" office:value-type="float" office:value="10.1312700883829" calcext:value-type="float">
            <text:p><text:s/>10,13 € </text:p>
          </table:table-cell>
          <table:table-cell table:style-name="ce187" table:formula="of:=[.W2]-[.W24]" office:value-type="float" office:value="10.2832391397086" calcext:value-type="float">
            <text:p><text:s/>10,28 € </text:p>
          </table:table-cell>
          <table:table-cell table:style-name="ce187" table:formula="of:=[.X2]-[.X24]" office:value-type="float" office:value="10.4374877268043" calcext:value-type="float">
            <text:p><text:s/>10,44 € </text:p>
          </table:table-cell>
          <table:table-cell table:style-name="ce187" table:formula="of:=[.Y2]-[.Y24]" office:value-type="float" office:value="10.5940500427063" calcext:value-type="float">
            <text:p><text:s/>10,59 € </text:p>
          </table:table-cell>
          <table:table-cell table:style-name="ce187" table:formula="of:=[.Z2]-[.Z24]" office:value-type="float" office:value="10.7529607933469" calcext:value-type="float">
            <text:p><text:s/>10,75 € </text:p>
          </table:table-cell>
          <table:table-cell table:style-name="ce187" table:formula="of:=[.AA2]-[.AA24]" office:value-type="float" office:value="10.9142552052471" calcext:value-type="float">
            <text:p><text:s/>10,91 € </text:p>
          </table:table-cell>
          <table:table-cell table:style-name="ce187" table:formula="of:=[.AB2]-[.AB24]" office:value-type="float" office:value="11.0779690333258" calcext:value-type="float">
            <text:p><text:s/>11,08 € </text:p>
          </table:table-cell>
          <table:table-cell table:number-columns-repeated="36"/>
        </table:table-row>
        <table:table-row table:style-name="ro10">
          <table:table-cell table:style-name="ce57" table:formula="of:=IF([.G47]=0;&quot;&quot;;&quot;.&quot;)" office:value-type="string" office:string-value="." calcext:value-type="string">
            <text:p>.</text:p>
          </table:table-cell>
          <table:table-cell table:style-name="ce71" office:value-type="string" calcext:value-type="string" table:number-columns-spanned="2" table:number-rows-spanned="1">
            <text:p>INVESTISSEMENTS</text:p>
          </table:table-cell>
          <table:covered-table-cell table:style-name="ce71"/>
          <table:table-cell table:style-name="ce109" office:value-type="string" office:string-value="Prix unitaire (€/u)" calcext:value-type="string" table:number-columns-spanned="1" table:number-rows-spanned="2">
            <text:p><text:s/>Prix unitaire (€/u)</text:p>
          </table:table-cell>
          <table:table-cell table:style-name="ce126" office:value-type="string" calcext:value-type="string" table:number-columns-spanned="2" table:number-rows-spanned="1">
            <text:p>Nombre d'unité</text:p>
          </table:table-cell>
          <table:covered-table-cell table:style-name="ce126"/>
          <table:table-cell table:style-name="ce164" office:value-type="string" office:string-value="Prix total (€)" calcext:value-type="string">
            <text:p><text:s/>Prix total (€)</text:p>
          </table:table-cell>
          <table:table-cell table:style-name="ce176" office:value-type="string" office:string-value="Source" calcext:value-type="string" table:number-columns-spanned="1" table:number-rows-spanned="2">
            <text:p><text:s/>Source</text:p>
          </table:table-cell>
          <table:table-cell table:style-name="ce188" table:formula="of:=SUM([.I49];[.I71];[.I74];[.I82];[.I86])" office:value-type="float" office:value="61.5126666666667" calcext:value-type="float" table:number-columns-spanned="1" table:number-rows-spanned="2">
            <text:p><text:s/>61,51 € </text:p>
          </table:table-cell>
          <table:table-cell table:style-name="ce201" table:formula="of:=SUM([.J49];[.J71];[.J74];[.J82];[.J86])" office:value-type="float" office:value="61.5126666666667" calcext:value-type="float" table:number-columns-spanned="1" table:number-rows-spanned="2">
            <text:p><text:s/>61,51 € </text:p>
          </table:table-cell>
          <table:table-cell table:style-name="ce201" table:formula="of:=SUM([.K49];[.K71];[.K74];[.K82];[.K86])" office:value-type="float" office:value="61.5126666666667" calcext:value-type="float" table:number-columns-spanned="1" table:number-rows-spanned="2">
            <text:p><text:s/>61,51 € </text:p>
          </table:table-cell>
          <table:table-cell table:style-name="ce201" table:formula="of:=SUM([.L49];[.L71];[.L74];[.L82];[.L86])" office:value-type="float" office:value="61.5126666666667" calcext:value-type="float" table:number-columns-spanned="1" table:number-rows-spanned="2">
            <text:p><text:s/>61,51 € </text:p>
          </table:table-cell>
          <table:table-cell table:style-name="ce201" table:formula="of:=SUM([.M49];[.M71];[.M74];[.M82];[.M86])" office:value-type="float" office:value="61.5126666666667" calcext:value-type="float" table:number-columns-spanned="1" table:number-rows-spanned="2">
            <text:p><text:s/>61,51 € </text:p>
          </table:table-cell>
          <table:table-cell table:style-name="ce201" table:formula="of:=SUM([.N49];[.N71];[.N74];[.N82];[.N86])" office:value-type="float" office:value="0.366666666666667" calcext:value-type="float" table:number-columns-spanned="1" table:number-rows-spanned="2">
            <text:p><text:s/>0,37 € </text:p>
          </table:table-cell>
          <table:table-cell table:style-name="ce201" table:formula="of:=SUM([.O49];[.O71];[.O74];[.O82];[.O86])" office:value-type="float" office:value="0.366666666666667" calcext:value-type="float" table:number-columns-spanned="1" table:number-rows-spanned="2">
            <text:p><text:s/>0,37 € </text:p>
          </table:table-cell>
          <table:table-cell table:style-name="ce201" table:formula="of:=SUM([.P49];[.P71];[.P74];[.P82];[.P86])" office:value-type="float" office:value="0.366666666666667" calcext:value-type="float" table:number-columns-spanned="1" table:number-rows-spanned="2">
            <text:p><text:s/>0,37 € </text:p>
          </table:table-cell>
          <table:table-cell table:style-name="ce201" table:formula="of:=SUM([.Q49];[.Q71];[.Q74];[.Q82];[.Q86])" office:value-type="float" office:value="0.366666666666667" calcext:value-type="float" table:number-columns-spanned="1" table:number-rows-spanned="2">
            <text:p><text:s/>0,37 € </text:p>
          </table:table-cell>
          <table:table-cell table:style-name="ce201" table:formula="of:=SUM([.R49];[.R71];[.R74];[.R82];[.R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S49];[.S71];[.S74];[.S82];[.S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T49];[.T71];[.T74];[.T82];[.T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U49];[.U71];[.U74];[.U82];[.U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V49];[.V71];[.V74];[.V82];[.V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W49];[.W71];[.W74];[.W82];[.W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X49];[.X71];[.X74];[.X82];[.X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Y49];[.Y71];[.Y74];[.Y82];[.Y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Z49];[.Z71];[.Z74];[.Z82];[.Z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AA49];[.AA71];[.AA74];[.AA82];[.AA86])" office:value-type="float" office:value="0" calcext:value-type="float" table:number-columns-spanned="1" table:number-rows-spanned="2">
            <text:p><text:s/>- <text:s text:c="2"/>€ </text:p>
          </table:table-cell>
          <table:table-cell table:style-name="ce201" table:formula="of:=SUM([.AB49];[.AB71];[.AB74];[.AB82];[.AB86])" office:value-type="float" office:value="0" calcext:value-type="float" table:number-columns-spanned="1" table:number-rows-spanned="2">
            <text:p><text:s/>- <text:s text:c="2"/>€ </text:p>
          </table:table-cell>
          <table:table-cell table:number-columns-repeated="36"/>
        </table:table-row>
        <table:table-row table:style-name="ro10">
          <table:table-cell table:style-name="ce57" table:formula="of:=IF([.G48]=0;&quot;&quot;;&quot;.&quot;)" office:value-type="string" office:string-value="." calcext:value-type="string">
            <text:p>.</text:p>
          </table:table-cell>
          <table:table-cell table:style-name="ce72" office:value-type="string" calcext:value-type="string">
            <text:p>Amortissement</text:p>
          </table:table-cell>
          <table:table-cell table:style-name="ce88"/>
          <table:covered-table-cell table:style-name="ce109"/>
          <table:table-cell table:style-name="ce127" office:value-type="string" calcext:value-type="string">
            <text:p>Valeur</text:p>
          </table:table-cell>
          <table:table-cell table:style-name="ce149" office:value-type="string" calcext:value-type="string">
            <text:p>Unité</text:p>
          </table:table-cell>
          <table:table-cell table:style-name="ce165" table:formula="of:=[.G49]+[.G71]+[.G74]+[.G82]+[.G86]" office:value-type="float" office:value="309.03" calcext:value-type="float">
            <text:p><text:s/>309 € </text:p>
          </table:table-cell>
          <table:covered-table-cell table:style-name="ce176"/>
          <table:covered-table-cell table:style-name="ce188"/>
          <table:covered-table-cell table:number-columns-repeated="19" table:style-name="ce201"/>
          <table:table-cell table:number-columns-repeated="36"/>
        </table:table-row>
        <table:table-row-group>
          <table:table-row table:style-name="ro10">
            <table:table-cell table:style-name="ce57" table:formula="of:=IF([.G49]=0;&quot;&quot;;&quot;.&quot;)" office:value-type="string" office:string-value="." calcext:value-type="string">
              <text:p>.</text:p>
            </table:table-cell>
            <table:table-cell table:style-name="ce73" office:value-type="string" calcext:value-type="string" table:number-columns-spanned="5" table:number-rows-spanned="1">
              <text:p>Partie digesteur</text:p>
            </table:table-cell>
            <table:covered-table-cell table:number-columns-repeated="4" table:style-name="ce73"/>
            <table:table-cell table:style-name="ce166" table:formula="of:=SUM([.G50:.G70])" office:value-type="float" office:value="160.74" calcext:value-type="float">
              <text:p><text:s/>161 € </text:p>
            </table:table-cell>
            <table:table-cell table:style-name="ce177"/>
            <table:table-cell table:style-name="ce189" table:formula="of:=SUM([.I50:.I70])" office:value-type="float" office:value="31.8546666666667" calcext:value-type="float">
              <text:p><text:s/>32 € </text:p>
            </table:table-cell>
            <table:table-cell table:style-name="ce202" table:formula="of:=SUM([.J50:.J70])" office:value-type="float" office:value="31.8546666666667" calcext:value-type="float">
              <text:p><text:s/>32 € </text:p>
            </table:table-cell>
            <table:table-cell table:style-name="ce202" table:formula="of:=SUM([.K50:.K70])" office:value-type="float" office:value="31.8546666666667" calcext:value-type="float">
              <text:p><text:s/>32 € </text:p>
            </table:table-cell>
            <table:table-cell table:style-name="ce202" table:formula="of:=SUM([.L50:.L70])" office:value-type="float" office:value="31.8546666666667" calcext:value-type="float">
              <text:p><text:s/>32 € </text:p>
            </table:table-cell>
            <table:table-cell table:style-name="ce202" table:formula="of:=SUM([.M50:.M70])" office:value-type="float" office:value="31.8546666666667" calcext:value-type="float">
              <text:p><text:s/>32 € </text:p>
            </table:table-cell>
            <table:table-cell table:style-name="ce202" table:formula="of:=SUM([.N50:.N70])" office:value-type="float" office:value="0.366666666666667" calcext:value-type="float">
              <text:p><text:s/>0 € </text:p>
            </table:table-cell>
            <table:table-cell table:style-name="ce202" table:formula="of:=SUM([.O50:.O70])" office:value-type="float" office:value="0.366666666666667" calcext:value-type="float">
              <text:p><text:s/>0 € </text:p>
            </table:table-cell>
            <table:table-cell table:style-name="ce202" table:formula="of:=SUM([.P50:.P70])" office:value-type="float" office:value="0.366666666666667" calcext:value-type="float">
              <text:p><text:s/>0 € </text:p>
            </table:table-cell>
            <table:table-cell table:style-name="ce202" table:formula="of:=SUM([.Q50:.Q70])" office:value-type="float" office:value="0.366666666666667" calcext:value-type="float">
              <text:p><text:s/>0 € </text:p>
            </table:table-cell>
            <table:table-cell table:style-name="ce202" table:formula="of:=SUM([.R50:.R70])" office:value-type="float" office:value="0" calcext:value-type="float">
              <text:p><text:s/>- <text:s text:c="2"/>€ </text:p>
            </table:table-cell>
            <table:table-cell table:style-name="ce202" table:formula="of:=SUM([.S50:.S70])" office:value-type="float" office:value="0" calcext:value-type="float">
              <text:p><text:s/>- <text:s text:c="2"/>€ </text:p>
            </table:table-cell>
            <table:table-cell table:style-name="ce202" table:formula="of:=SUM([.T50:.T70])" office:value-type="float" office:value="0" calcext:value-type="float">
              <text:p><text:s/>- <text:s text:c="2"/>€ </text:p>
            </table:table-cell>
            <table:table-cell table:style-name="ce202" table:formula="of:=SUM([.U50:.U70])" office:value-type="float" office:value="0" calcext:value-type="float">
              <text:p><text:s/>- <text:s text:c="2"/>€ </text:p>
            </table:table-cell>
            <table:table-cell table:style-name="ce202" table:formula="of:=SUM([.V50:.V70])" office:value-type="float" office:value="0" calcext:value-type="float">
              <text:p><text:s/>- <text:s text:c="2"/>€ </text:p>
            </table:table-cell>
            <table:table-cell table:style-name="ce202" table:formula="of:=SUM([.W50:.W70])" office:value-type="float" office:value="0" calcext:value-type="float">
              <text:p><text:s/>- <text:s text:c="2"/>€ </text:p>
            </table:table-cell>
            <table:table-cell table:style-name="ce202" table:formula="of:=SUM([.X50:.X70])" office:value-type="float" office:value="0" calcext:value-type="float">
              <text:p><text:s/>- <text:s text:c="2"/>€ </text:p>
            </table:table-cell>
            <table:table-cell table:style-name="ce202" table:formula="of:=SUM([.Y50:.Y70])" office:value-type="float" office:value="0" calcext:value-type="float">
              <text:p><text:s/>- <text:s text:c="2"/>€ </text:p>
            </table:table-cell>
            <table:table-cell table:style-name="ce202" table:formula="of:=SUM([.Z50:.Z70])" office:value-type="float" office:value="0" calcext:value-type="float">
              <text:p><text:s/>- <text:s text:c="2"/>€ </text:p>
            </table:table-cell>
            <table:table-cell table:style-name="ce202" table:formula="of:=SUM([.AA50:.AA70])" office:value-type="float" office:value="0" calcext:value-type="float">
              <text:p><text:s/>- <text:s text:c="2"/>€ </text:p>
            </table:table-cell>
            <table:table-cell table:style-name="ce202" table:formula="of:=SUM([.AB50:.AB70]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0]=0;&quot;&quot;;&quot;.&quot;)" office:value-type="string" office:string-value="." calcext:value-type="string">
              <text:p>.</text:p>
            </table:table-cell>
            <table:table-cell table:style-name="ce74" table:content-validation-name="val2" office:value-type="float" office:value="9" calcext:value-type="float">
              <text:p>9 ans</text:p>
            </table:table-cell>
            <table:table-cell table:style-name="ce89" office:value-type="string" calcext:value-type="string">
              <text:p>Colle PVC</text:p>
            </table:table-cell>
            <table:table-cell table:style-name="ce110" office:value-type="float" office:value="3.3" calcext:value-type="float">
              <text:p><text:s/>3,30 € </text:p>
            </table:table-cell>
            <table:table-cell table:style-name="ce128" office:value-type="float" office:value="1" calcext:value-type="float">
              <text:p>1</text:p>
            </table:table-cell>
            <table:table-cell table:style-name="ce150" office:value-type="string" calcext:value-type="string">
              <text:p>-</text:p>
            </table:table-cell>
            <table:table-cell table:style-name="ce167" table:formula="of:=IF(OR([.D50]=&quot;&quot;;[.E50]=&quot;&quot;);0;[.D50]*[.E50])" office:value-type="float" office:value="3.3" calcext:value-type="float">
              <text:p><text:s/>3 € </text:p>
            </table:table-cell>
            <table:table-cell table:style-name="ce178" office:value-type="string" calcext:value-type="string">
              <text:p>https://www.leroymerlin.fr/v3/p/produits/colle-en-tube-pvc-125-ml-e9926</text:p>
            </table:table-cell>
            <table:table-cell table:style-name="ce190" table:formula="of:=IF([.$C50]=&quot;&quot;;&quot;&quot;;IF([.I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J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K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L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M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N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O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P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Q$1]&lt;=[.$B50];[.$G50]/[.$B50];0))" office:value-type="float" office:value="0.366666666666667" calcext:value-type="float">
              <text:p><text:s/>0,37 € </text:p>
            </table:table-cell>
            <table:table-cell table:style-name="ce190" table:formula="of:=IF([.$C50]=&quot;&quot;;&quot;&quot;;IF([.R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S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T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U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V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W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X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Y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Z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AA$1]&lt;=[.$B50];[.$G50]/[.$B50];0))" office:value-type="float" office:value="0" calcext:value-type="float">
              <text:p><text:s/>- <text:s text:c="2"/>€ </text:p>
            </table:table-cell>
            <table:table-cell table:style-name="ce190" table:formula="of:=IF([.$C50]=&quot;&quot;;&quot;&quot;;IF([.AB$1]&lt;=[.$B50];[.$G50]/[.$B50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1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Pâte à joint plomberie</text:p>
            </table:table-cell>
            <table:table-cell table:style-name="ce105" office:value-type="float" office:value="8.35" calcext:value-type="float">
              <text:p><text:s/>8,35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51]=&quot;&quot;;[.E51]=&quot;&quot;);0;[.D51]*[.E51])" office:value-type="float" office:value="8.35" calcext:value-type="float">
              <text:p><text:s/>8 € </text:p>
            </table:table-cell>
            <table:table-cell table:style-name="ce171" office:value-type="string" calcext:value-type="string">
              <text:p>https://www.leroymerlin.fr/v3/p/produits/pate-d-etancheite-eau-potable-20-ml-geb-e1401469338?fbclid=IwAR1tVdZrIpCZd1bkL8l_cP4eK9i-3w3gEvPreml4FlXE4DmQgMQbigXk0lw</text:p>
            </table:table-cell>
            <table:table-cell table:style-name="ce191" table:formula="of:=IF([.$C51]=&quot;&quot;;&quot;&quot;;IF([.I$1]&lt;=[.$B51];[.$G51]/[.$B51];0))" office:value-type="float" office:value="1.67" calcext:value-type="float">
              <text:p><text:s/>1,67 € </text:p>
            </table:table-cell>
            <table:table-cell table:style-name="ce191" table:formula="of:=IF([.$C51]=&quot;&quot;;&quot;&quot;;IF([.J$1]&lt;=[.$B51];[.$G51]/[.$B51];0))" office:value-type="float" office:value="1.67" calcext:value-type="float">
              <text:p><text:s/>1,67 € </text:p>
            </table:table-cell>
            <table:table-cell table:style-name="ce191" table:formula="of:=IF([.$C51]=&quot;&quot;;&quot;&quot;;IF([.K$1]&lt;=[.$B51];[.$G51]/[.$B51];0))" office:value-type="float" office:value="1.67" calcext:value-type="float">
              <text:p><text:s/>1,67 € </text:p>
            </table:table-cell>
            <table:table-cell table:style-name="ce191" table:formula="of:=IF([.$C51]=&quot;&quot;;&quot;&quot;;IF([.L$1]&lt;=[.$B51];[.$G51]/[.$B51];0))" office:value-type="float" office:value="1.67" calcext:value-type="float">
              <text:p><text:s/>1,67 € </text:p>
            </table:table-cell>
            <table:table-cell table:style-name="ce191" table:formula="of:=IF([.$C51]=&quot;&quot;;&quot;&quot;;IF([.M$1]&lt;=[.$B51];[.$G51]/[.$B51];0))" office:value-type="float" office:value="1.67" calcext:value-type="float">
              <text:p><text:s/>1,67 € </text:p>
            </table:table-cell>
            <table:table-cell table:style-name="ce191" table:formula="of:=IF([.$C51]=&quot;&quot;;&quot;&quot;;IF([.N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O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P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Q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R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S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T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U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V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W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X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Y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Z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AA$1]&lt;=[.$B51];[.$G51]/[.$B51];0))" office:value-type="float" office:value="0" calcext:value-type="float">
              <text:p><text:s/>- <text:s text:c="2"/>€ </text:p>
            </table:table-cell>
            <table:table-cell table:style-name="ce191" table:formula="of:=IF([.$C51]=&quot;&quot;;&quot;&quot;;IF([.AB$1]&lt;=[.$B51];[.$G51]/[.$B51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2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mamelons à visser laiton M 15 x 21</text:p>
            </table:table-cell>
            <table:table-cell table:style-name="ce105" office:value-type="float" office:value="1.9" calcext:value-type="float">
              <text:p><text:s/>1,90 € </text:p>
            </table:table-cell>
            <table:table-cell table:style-name="ce129" office:value-type="float" office:value="7" calcext:value-type="float">
              <office:annotation draw:style-name="gr2" draw:text-style-name="P2" svg:width="11.287cm" svg:height="6.72cm" svg:x="23.832cm" svg:y="37.888cm" draw:caption-point-x="-0.407cm" draw:caption-point-y="-0.943cm">
                <dc:date>2022-06-28T00:00:00</dc:date>
                <text:p text:style-name="P1">======</text:p>
                <text:p text:style-name="P1">ID#AAAALozM6kA</text:p>
                <text:p text:style-name="P1">tc={B28F6A0A-7A5C-42B8-9F53-2627576D3D97} <text:s text:c="3"/>(2021-03-15 11:05:35)</text:p>
                <text:p text:style-name="P1">[Commentaire à thread]</text:p>
                <text:p text:style-name="P1"/>
                <text:p text:style-name="P1">Votre version d’Excel vous permet de lire ce commentaire à thread. Toutefois, les modifications qui y sont apportées seront supprimées si le fichier est ouvert dans une version plus récente d’Excel. En savoir plus : https://go.microsoft.com/fwlink/?linkid=870924</text:p>
                <text:p text:style-name="P1"/>
                <text:p text:style-name="P1">Commentaire :</text:p>
                <text:p text:style-name="P1"><text:s text:c="4"/>Les deux 7 vont ensemble</text:p>
              </office:annotation>
              <text:p>7</text:p>
            </table:table-cell>
            <table:table-cell table:style-name="ce151" office:value-type="string" calcext:value-type="string">
              <text:p>-</text:p>
            </table:table-cell>
            <table:table-cell table:style-name="ce158" table:formula="of:=IF(OR([.D52]=&quot;&quot;;[.E52]=&quot;&quot;);0;[.D52]*[.E52])" office:value-type="float" office:value="13.3" calcext:value-type="float">
              <text:p><text:s/>13 € </text:p>
            </table:table-cell>
            <table:table-cell table:style-name="ce171" office:value-type="string" calcext:value-type="string">
              <text:p>https://www.leroymerlin.fr/v3/p/produits/lot-de-2-mamelons-a-visser-laiton-m-15-x-21-pour-tube-en-cuivre-e9080?fbclid=IwAR1DvtsU9qk3VmveiUiYrZ23dD8DEo0ByLSe8sfHNIFTx3LrH4Dy4WJxZuQ</text:p>
            </table:table-cell>
            <table:table-cell table:style-name="ce191" table:formula="of:=IF([.$C52]=&quot;&quot;;&quot;&quot;;IF([.I$1]&lt;=[.$B52];[.$G52]/[.$B52];0))" office:value-type="float" office:value="2.66" calcext:value-type="float">
              <text:p><text:s/>2,66 € </text:p>
            </table:table-cell>
            <table:table-cell table:style-name="ce191" table:formula="of:=IF([.$C52]=&quot;&quot;;&quot;&quot;;IF([.J$1]&lt;=[.$B52];[.$G52]/[.$B52];0))" office:value-type="float" office:value="2.66" calcext:value-type="float">
              <text:p><text:s/>2,66 € </text:p>
            </table:table-cell>
            <table:table-cell table:style-name="ce191" table:formula="of:=IF([.$C52]=&quot;&quot;;&quot;&quot;;IF([.K$1]&lt;=[.$B52];[.$G52]/[.$B52];0))" office:value-type="float" office:value="2.66" calcext:value-type="float">
              <text:p><text:s/>2,66 € </text:p>
            </table:table-cell>
            <table:table-cell table:style-name="ce191" table:formula="of:=IF([.$C52]=&quot;&quot;;&quot;&quot;;IF([.L$1]&lt;=[.$B52];[.$G52]/[.$B52];0))" office:value-type="float" office:value="2.66" calcext:value-type="float">
              <text:p><text:s/>2,66 € </text:p>
            </table:table-cell>
            <table:table-cell table:style-name="ce191" table:formula="of:=IF([.$C52]=&quot;&quot;;&quot;&quot;;IF([.M$1]&lt;=[.$B52];[.$G52]/[.$B52];0))" office:value-type="float" office:value="2.66" calcext:value-type="float">
              <text:p><text:s/>2,66 € </text:p>
            </table:table-cell>
            <table:table-cell table:style-name="ce191" table:formula="of:=IF([.$C52]=&quot;&quot;;&quot;&quot;;IF([.N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O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P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Q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R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S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T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U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V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W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X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Y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Z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AA$1]&lt;=[.$B52];[.$G52]/[.$B52];0))" office:value-type="float" office:value="0" calcext:value-type="float">
              <text:p><text:s/>- <text:s text:c="2"/>€ </text:p>
            </table:table-cell>
            <table:table-cell table:style-name="ce191" table:formula="of:=IF([.$C52]=&quot;&quot;;&quot;&quot;;IF([.AB$1]&lt;=[.$B52];[.$G52]/[.$B52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3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Ecrou de 15mm</text:p>
            </table:table-cell>
            <table:table-cell table:style-name="ce105" office:value-type="float" office:value="2.65" calcext:value-type="float">
              <text:p><text:s/>2,65 € </text:p>
            </table:table-cell>
            <table:table-cell table:style-name="ce129" office:value-type="float" office:value="7" calcext:value-type="float">
              <text:p>7</text:p>
            </table:table-cell>
            <table:table-cell table:style-name="ce151" office:value-type="string" calcext:value-type="string">
              <text:p>-</text:p>
            </table:table-cell>
            <table:table-cell table:style-name="ce158" table:formula="of:=IF(OR([.D53]=&quot;&quot;;[.E53]=&quot;&quot;);0;[.D53]*[.E53])" office:value-type="float" office:value="18.55" calcext:value-type="float">
              <text:p><text:s/>19 € </text:p>
            </table:table-cell>
            <table:table-cell table:style-name="ce171" office:value-type="string" calcext:value-type="string">
              <text:p>https://stmartindheres.entrepot-du-bricolage.fr/pr-ecrou-femelle-15-21-avec-bague-bicone-pour-tube-de-cuivre-12mm-plba020402-638851,17878,198,775,1586,4082.htm?fbclid=IwAR0nI09ge_cpjkl7Ajrgsak5JHIKZxuplHGCMhNbgMkg6LW3FARwhTjE4Qc</text:p>
            </table:table-cell>
            <table:table-cell table:style-name="ce191" table:formula="of:=IF([.$C53]=&quot;&quot;;&quot;&quot;;IF([.I$1]&lt;=[.$B53];[.$G53]/[.$B53];0))" office:value-type="float" office:value="3.71" calcext:value-type="float">
              <text:p><text:s/>3,71 € </text:p>
            </table:table-cell>
            <table:table-cell table:style-name="ce191" table:formula="of:=IF([.$C53]=&quot;&quot;;&quot;&quot;;IF([.J$1]&lt;=[.$B53];[.$G53]/[.$B53];0))" office:value-type="float" office:value="3.71" calcext:value-type="float">
              <text:p><text:s/>3,71 € </text:p>
            </table:table-cell>
            <table:table-cell table:style-name="ce191" table:formula="of:=IF([.$C53]=&quot;&quot;;&quot;&quot;;IF([.K$1]&lt;=[.$B53];[.$G53]/[.$B53];0))" office:value-type="float" office:value="3.71" calcext:value-type="float">
              <text:p><text:s/>3,71 € </text:p>
            </table:table-cell>
            <table:table-cell table:style-name="ce191" table:formula="of:=IF([.$C53]=&quot;&quot;;&quot;&quot;;IF([.L$1]&lt;=[.$B53];[.$G53]/[.$B53];0))" office:value-type="float" office:value="3.71" calcext:value-type="float">
              <text:p><text:s/>3,71 € </text:p>
            </table:table-cell>
            <table:table-cell table:style-name="ce191" table:formula="of:=IF([.$C53]=&quot;&quot;;&quot;&quot;;IF([.M$1]&lt;=[.$B53];[.$G53]/[.$B53];0))" office:value-type="float" office:value="3.71" calcext:value-type="float">
              <text:p><text:s/>3,71 € </text:p>
            </table:table-cell>
            <table:table-cell table:style-name="ce191" table:formula="of:=IF([.$C53]=&quot;&quot;;&quot;&quot;;IF([.N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O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P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Q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R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S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T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U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V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W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X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Y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Z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AA$1]&lt;=[.$B53];[.$G53]/[.$B53];0))" office:value-type="float" office:value="0" calcext:value-type="float">
              <text:p><text:s/>- <text:s text:c="2"/>€ </text:p>
            </table:table-cell>
            <table:table-cell table:style-name="ce191" table:formula="of:=IF([.$C53]=&quot;&quot;;&quot;&quot;;IF([.AB$1]&lt;=[.$B53];[.$G53]/[.$B53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4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Raccord droit à glissement pour tube per</text:p>
            </table:table-cell>
            <table:table-cell table:style-name="ce105" office:value-type="float" office:value="2.3" calcext:value-type="float">
              <text:p><text:s/>2,30 € </text:p>
            </table:table-cell>
            <table:table-cell table:style-name="ce121" office:value-type="float" office:value="7" calcext:value-type="float">
              <text:p>7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54]=&quot;&quot;;[.E54]=&quot;&quot;);0;[.D54]*[.E54])" office:value-type="float" office:value="16.1" calcext:value-type="float">
              <text:p><text:s/>16 € </text:p>
            </table:table-cell>
            <table:table-cell table:style-name="ce171" office:value-type="string" calcext:value-type="string">
              <text:p>https://www.leroymerlin.fr/v3/p/produits/raccord-droit-a-glissement-laiton-m-15-x-21-pour-tube-en-per-e1401629883</text:p>
            </table:table-cell>
            <table:table-cell table:style-name="ce191" table:formula="of:=IF([.$C54]=&quot;&quot;;&quot;&quot;;IF([.I$1]&lt;=[.$B54];[.$G54]/[.$B54];0))" office:value-type="float" office:value="3.22" calcext:value-type="float">
              <text:p><text:s/>3,22 € </text:p>
            </table:table-cell>
            <table:table-cell table:style-name="ce191" table:formula="of:=IF([.$C54]=&quot;&quot;;&quot;&quot;;IF([.J$1]&lt;=[.$B54];[.$G54]/[.$B54];0))" office:value-type="float" office:value="3.22" calcext:value-type="float">
              <text:p><text:s/>3,22 € </text:p>
            </table:table-cell>
            <table:table-cell table:style-name="ce191" table:formula="of:=IF([.$C54]=&quot;&quot;;&quot;&quot;;IF([.K$1]&lt;=[.$B54];[.$G54]/[.$B54];0))" office:value-type="float" office:value="3.22" calcext:value-type="float">
              <text:p><text:s/>3,22 € </text:p>
            </table:table-cell>
            <table:table-cell table:style-name="ce191" table:formula="of:=IF([.$C54]=&quot;&quot;;&quot;&quot;;IF([.L$1]&lt;=[.$B54];[.$G54]/[.$B54];0))" office:value-type="float" office:value="3.22" calcext:value-type="float">
              <text:p><text:s/>3,22 € </text:p>
            </table:table-cell>
            <table:table-cell table:style-name="ce191" table:formula="of:=IF([.$C54]=&quot;&quot;;&quot;&quot;;IF([.M$1]&lt;=[.$B54];[.$G54]/[.$B54];0))" office:value-type="float" office:value="3.22" calcext:value-type="float">
              <text:p><text:s/>3,22 € </text:p>
            </table:table-cell>
            <table:table-cell table:style-name="ce191" table:formula="of:=IF([.$C54]=&quot;&quot;;&quot;&quot;;IF([.N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O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P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Q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R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S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T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U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V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W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X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Y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Z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AA$1]&lt;=[.$B54];[.$G54]/[.$B54];0))" office:value-type="float" office:value="0" calcext:value-type="float">
              <text:p><text:s/>- <text:s text:c="2"/>€ </text:p>
            </table:table-cell>
            <table:table-cell table:style-name="ce191" table:formula="of:=IF([.$C54]=&quot;&quot;;&quot;&quot;;IF([.AB$1]&lt;=[.$B54];[.$G54]/[.$B54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5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Tuyau pour gaz (butane/propane)</text:p>
            </table:table-cell>
            <table:table-cell table:style-name="ce105" office:value-type="float" office:value="5.8" calcext:value-type="float">
              <text:p><text:s/>5,80 € </text:p>
            </table:table-cell>
            <table:table-cell table:style-name="ce121" office:value-type="float" office:value="5" calcext:value-type="float">
              <text:p>5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55]=&quot;&quot;;[.E55]=&quot;&quot;);0;[.D55]*[.E55])" office:value-type="float" office:value="29" calcext:value-type="float">
              <text:p><text:s/>29 € </text:p>
            </table:table-cell>
            <table:table-cell table:style-name="ce171" office:value-type="string" calcext:value-type="string">
              <text:p>https://www.leroymerlin.fr/produits/chauffage-plomberie/raccordement-au-gaz/flexible-gaz/tuyau-caoutchouc-gaz-bp-garantie-5-ans-h-150cm-gazinox-66672452.html</text:p>
            </table:table-cell>
            <table:table-cell table:style-name="ce191" table:formula="of:=IF([.$C55]=&quot;&quot;;&quot;&quot;;IF([.I$1]&lt;=[.$B55];[.$G55]/[.$B55];0))" office:value-type="float" office:value="5.8" calcext:value-type="float">
              <text:p><text:s/>5,80 € </text:p>
            </table:table-cell>
            <table:table-cell table:style-name="ce191" table:formula="of:=IF([.$C55]=&quot;&quot;;&quot;&quot;;IF([.J$1]&lt;=[.$B55];[.$G55]/[.$B55];0))" office:value-type="float" office:value="5.8" calcext:value-type="float">
              <text:p><text:s/>5,80 € </text:p>
            </table:table-cell>
            <table:table-cell table:style-name="ce191" table:formula="of:=IF([.$C55]=&quot;&quot;;&quot;&quot;;IF([.K$1]&lt;=[.$B55];[.$G55]/[.$B55];0))" office:value-type="float" office:value="5.8" calcext:value-type="float">
              <text:p><text:s/>5,80 € </text:p>
            </table:table-cell>
            <table:table-cell table:style-name="ce191" table:formula="of:=IF([.$C55]=&quot;&quot;;&quot;&quot;;IF([.L$1]&lt;=[.$B55];[.$G55]/[.$B55];0))" office:value-type="float" office:value="5.8" calcext:value-type="float">
              <text:p><text:s/>5,80 € </text:p>
            </table:table-cell>
            <table:table-cell table:style-name="ce191" table:formula="of:=IF([.$C55]=&quot;&quot;;&quot;&quot;;IF([.M$1]&lt;=[.$B55];[.$G55]/[.$B55];0))" office:value-type="float" office:value="5.8" calcext:value-type="float">
              <text:p><text:s/>5,80 € </text:p>
            </table:table-cell>
            <table:table-cell table:style-name="ce191" table:formula="of:=IF([.$C55]=&quot;&quot;;&quot;&quot;;IF([.N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O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P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Q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R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S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T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U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V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W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X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Y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Z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AA$1]&lt;=[.$B55];[.$G55]/[.$B55];0))" office:value-type="float" office:value="0" calcext:value-type="float">
              <text:p><text:s/>- <text:s text:c="2"/>€ </text:p>
            </table:table-cell>
            <table:table-cell table:style-name="ce191" table:formula="of:=IF([.$C55]=&quot;&quot;;&quot;&quot;;IF([.AB$1]&lt;=[.$B55];[.$G55]/[.$B55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6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Manchon PVC à coller</text:p>
            </table:table-cell>
            <table:table-cell table:style-name="ce105" office:value-type="float" office:value="0.6" calcext:value-type="float">
              <text:p><text:s/>0,6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56]=&quot;&quot;;[.E56]=&quot;&quot;);0;[.D56]*[.E56])" office:value-type="float" office:value="0.6" calcext:value-type="float">
              <text:p><text:s/>1 € </text:p>
            </table:table-cell>
            <table:table-cell table:style-name="ce171" office:value-type="string" calcext:value-type="string">
              <text:p>https://www.leroymerlin.fr/v3/p/produits/manchon-en-pvc-a-coller-femelle-femelle-d-50-e10084</text:p>
            </table:table-cell>
            <table:table-cell table:style-name="ce191" table:formula="of:=IF([.$C56]=&quot;&quot;;&quot;&quot;;IF([.I$1]&lt;=[.$B56];[.$G56]/[.$B56];0))" office:value-type="float" office:value="0.12" calcext:value-type="float">
              <text:p><text:s/>0,12 € </text:p>
            </table:table-cell>
            <table:table-cell table:style-name="ce191" table:formula="of:=IF([.$C56]=&quot;&quot;;&quot;&quot;;IF([.J$1]&lt;=[.$B56];[.$G56]/[.$B56];0))" office:value-type="float" office:value="0.12" calcext:value-type="float">
              <text:p><text:s/>0,12 € </text:p>
            </table:table-cell>
            <table:table-cell table:style-name="ce191" table:formula="of:=IF([.$C56]=&quot;&quot;;&quot;&quot;;IF([.K$1]&lt;=[.$B56];[.$G56]/[.$B56];0))" office:value-type="float" office:value="0.12" calcext:value-type="float">
              <text:p><text:s/>0,12 € </text:p>
            </table:table-cell>
            <table:table-cell table:style-name="ce191" table:formula="of:=IF([.$C56]=&quot;&quot;;&quot;&quot;;IF([.L$1]&lt;=[.$B56];[.$G56]/[.$B56];0))" office:value-type="float" office:value="0.12" calcext:value-type="float">
              <text:p><text:s/>0,12 € </text:p>
            </table:table-cell>
            <table:table-cell table:style-name="ce191" table:formula="of:=IF([.$C56]=&quot;&quot;;&quot;&quot;;IF([.M$1]&lt;=[.$B56];[.$G56]/[.$B56];0))" office:value-type="float" office:value="0.12" calcext:value-type="float">
              <text:p><text:s/>0,12 € </text:p>
            </table:table-cell>
            <table:table-cell table:style-name="ce191" table:formula="of:=IF([.$C56]=&quot;&quot;;&quot;&quot;;IF([.N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O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P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Q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R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S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T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U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V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W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X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Y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Z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AA$1]&lt;=[.$B56];[.$G56]/[.$B56];0))" office:value-type="float" office:value="0" calcext:value-type="float">
              <text:p><text:s/>- <text:s text:c="2"/>€ </text:p>
            </table:table-cell>
            <table:table-cell table:style-name="ce191" table:formula="of:=IF([.$C56]=&quot;&quot;;&quot;&quot;;IF([.AB$1]&lt;=[.$B56];[.$G56]/[.$B56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7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Raccord Y</text:p>
            </table:table-cell>
            <table:table-cell table:style-name="ce105" office:value-type="float" office:value="2.7" calcext:value-type="float">
              <text:p><text:s/>2,7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57]=&quot;&quot;;[.E57]=&quot;&quot;);0;[.D57]*[.E57])" office:value-type="float" office:value="2.7" calcext:value-type="float">
              <text:p><text:s/>3 € </text:p>
            </table:table-cell>
            <table:table-cell table:style-name="ce171" office:value-type="string" calcext:value-type="string">
              <text:p>https://www.leroymerlin.fr/v3/p/produits/culotte-de-branchement-45-en-pvc-a-coller-femelle-femelle-d-50-e10079</text:p>
            </table:table-cell>
            <table:table-cell table:style-name="ce191" table:formula="of:=IF([.$C57]=&quot;&quot;;&quot;&quot;;IF([.I$1]&lt;=[.$B57];[.$G57]/[.$B57];0))" office:value-type="float" office:value="0.54" calcext:value-type="float">
              <text:p><text:s/>0,54 € </text:p>
            </table:table-cell>
            <table:table-cell table:style-name="ce191" table:formula="of:=IF([.$C57]=&quot;&quot;;&quot;&quot;;IF([.J$1]&lt;=[.$B57];[.$G57]/[.$B57];0))" office:value-type="float" office:value="0.54" calcext:value-type="float">
              <text:p><text:s/>0,54 € </text:p>
            </table:table-cell>
            <table:table-cell table:style-name="ce191" table:formula="of:=IF([.$C57]=&quot;&quot;;&quot;&quot;;IF([.K$1]&lt;=[.$B57];[.$G57]/[.$B57];0))" office:value-type="float" office:value="0.54" calcext:value-type="float">
              <text:p><text:s/>0,54 € </text:p>
            </table:table-cell>
            <table:table-cell table:style-name="ce191" table:formula="of:=IF([.$C57]=&quot;&quot;;&quot;&quot;;IF([.L$1]&lt;=[.$B57];[.$G57]/[.$B57];0))" office:value-type="float" office:value="0.54" calcext:value-type="float">
              <text:p><text:s/>0,54 € </text:p>
            </table:table-cell>
            <table:table-cell table:style-name="ce191" table:formula="of:=IF([.$C57]=&quot;&quot;;&quot;&quot;;IF([.M$1]&lt;=[.$B57];[.$G57]/[.$B57];0))" office:value-type="float" office:value="0.54" calcext:value-type="float">
              <text:p><text:s/>0,54 € </text:p>
            </table:table-cell>
            <table:table-cell table:style-name="ce191" table:formula="of:=IF([.$C57]=&quot;&quot;;&quot;&quot;;IF([.N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O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P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Q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R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S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T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U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V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W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X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Y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Z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AA$1]&lt;=[.$B57];[.$G57]/[.$B57];0))" office:value-type="float" office:value="0" calcext:value-type="float">
              <text:p><text:s/>- <text:s text:c="2"/>€ </text:p>
            </table:table-cell>
            <table:table-cell table:style-name="ce191" table:formula="of:=IF([.$C57]=&quot;&quot;;&quot;&quot;;IF([.AB$1]&lt;=[.$B57];[.$G57]/[.$B57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8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coude 45°</text:p>
            </table:table-cell>
            <table:table-cell table:style-name="ce105" office:value-type="float" office:value="1.52" calcext:value-type="float">
              <text:p><text:s/>1,52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58]=&quot;&quot;;[.E58]=&quot;&quot;);0;[.D58]*[.E58])" office:value-type="float" office:value="1.52" calcext:value-type="float">
              <text:p><text:s/>2 € </text:p>
            </table:table-cell>
            <table:table-cell table:style-name="ce171" office:value-type="string" calcext:value-type="string">
              <text:p>https://www.leroymerlin.fr/v3/p/produits/coude-45-en-pvc-a-coller-femelle-femelle-d-50-e1501301339</text:p>
            </table:table-cell>
            <table:table-cell table:style-name="ce191" table:formula="of:=IF([.$C58]=&quot;&quot;;&quot;&quot;;IF([.I$1]&lt;=[.$B58];[.$G58]/[.$B58];0))" office:value-type="float" office:value="0.304" calcext:value-type="float">
              <text:p><text:s/>0,30 € </text:p>
            </table:table-cell>
            <table:table-cell table:style-name="ce191" table:formula="of:=IF([.$C58]=&quot;&quot;;&quot;&quot;;IF([.J$1]&lt;=[.$B58];[.$G58]/[.$B58];0))" office:value-type="float" office:value="0.304" calcext:value-type="float">
              <text:p><text:s/>0,30 € </text:p>
            </table:table-cell>
            <table:table-cell table:style-name="ce191" table:formula="of:=IF([.$C58]=&quot;&quot;;&quot;&quot;;IF([.K$1]&lt;=[.$B58];[.$G58]/[.$B58];0))" office:value-type="float" office:value="0.304" calcext:value-type="float">
              <text:p><text:s/>0,30 € </text:p>
            </table:table-cell>
            <table:table-cell table:style-name="ce191" table:formula="of:=IF([.$C58]=&quot;&quot;;&quot;&quot;;IF([.L$1]&lt;=[.$B58];[.$G58]/[.$B58];0))" office:value-type="float" office:value="0.304" calcext:value-type="float">
              <text:p><text:s/>0,30 € </text:p>
            </table:table-cell>
            <table:table-cell table:style-name="ce191" table:formula="of:=IF([.$C58]=&quot;&quot;;&quot;&quot;;IF([.M$1]&lt;=[.$B58];[.$G58]/[.$B58];0))" office:value-type="float" office:value="0.304" calcext:value-type="float">
              <text:p><text:s/>0,30 € </text:p>
            </table:table-cell>
            <table:table-cell table:style-name="ce191" table:formula="of:=IF([.$C58]=&quot;&quot;;&quot;&quot;;IF([.N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O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P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Q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R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S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T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U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V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W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X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Y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Z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AA$1]&lt;=[.$B58];[.$G58]/[.$B58];0))" office:value-type="float" office:value="0" calcext:value-type="float">
              <text:p><text:s/>- <text:s text:c="2"/>€ </text:p>
            </table:table-cell>
            <table:table-cell table:style-name="ce191" table:formula="of:=IF([.$C58]=&quot;&quot;;&quot;&quot;;IF([.AB$1]&lt;=[.$B58];[.$G58]/[.$B58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59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coude 90° F-F</text:p>
            </table:table-cell>
            <table:table-cell table:style-name="ce105" office:value-type="float" office:value="1.21" calcext:value-type="float">
              <text:p><text:s/>1,21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59]=&quot;&quot;;[.E59]=&quot;&quot;);0;[.D59]*[.E59])" office:value-type="float" office:value="1.21" calcext:value-type="float">
              <text:p><text:s/>1 € </text:p>
            </table:table-cell>
            <table:table-cell table:style-name="ce171" office:value-type="string" calcext:value-type="string">
              <text:p>https://www.leroymerlin.fr/v3/p/produits/coude-90-en-pvc-a-coller-femelle-femelle-d-50-e1501301351</text:p>
            </table:table-cell>
            <table:table-cell table:style-name="ce191" table:formula="of:=IF([.$C59]=&quot;&quot;;&quot;&quot;;IF([.I$1]&lt;=[.$B59];[.$G59]/[.$B59];0))" office:value-type="float" office:value="0.242" calcext:value-type="float">
              <text:p><text:s/>0,24 € </text:p>
            </table:table-cell>
            <table:table-cell table:style-name="ce191" table:formula="of:=IF([.$C59]=&quot;&quot;;&quot;&quot;;IF([.J$1]&lt;=[.$B59];[.$G59]/[.$B59];0))" office:value-type="float" office:value="0.242" calcext:value-type="float">
              <text:p><text:s/>0,24 € </text:p>
            </table:table-cell>
            <table:table-cell table:style-name="ce191" table:formula="of:=IF([.$C59]=&quot;&quot;;&quot;&quot;;IF([.K$1]&lt;=[.$B59];[.$G59]/[.$B59];0))" office:value-type="float" office:value="0.242" calcext:value-type="float">
              <text:p><text:s/>0,24 € </text:p>
            </table:table-cell>
            <table:table-cell table:style-name="ce191" table:formula="of:=IF([.$C59]=&quot;&quot;;&quot;&quot;;IF([.L$1]&lt;=[.$B59];[.$G59]/[.$B59];0))" office:value-type="float" office:value="0.242" calcext:value-type="float">
              <text:p><text:s/>0,24 € </text:p>
            </table:table-cell>
            <table:table-cell table:style-name="ce191" table:formula="of:=IF([.$C59]=&quot;&quot;;&quot;&quot;;IF([.M$1]&lt;=[.$B59];[.$G59]/[.$B59];0))" office:value-type="float" office:value="0.242" calcext:value-type="float">
              <text:p><text:s/>0,24 € </text:p>
            </table:table-cell>
            <table:table-cell table:style-name="ce191" table:formula="of:=IF([.$C59]=&quot;&quot;;&quot;&quot;;IF([.N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O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P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Q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R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S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T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U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V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W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X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Y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Z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AA$1]&lt;=[.$B59];[.$G59]/[.$B59];0))" office:value-type="float" office:value="0" calcext:value-type="float">
              <text:p><text:s/>- <text:s text:c="2"/>€ </text:p>
            </table:table-cell>
            <table:table-cell table:style-name="ce191" table:formula="of:=IF([.$C59]=&quot;&quot;;&quot;&quot;;IF([.AB$1]&lt;=[.$B59];[.$G59]/[.$B59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0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Tuyaux PVC</text:p>
            </table:table-cell>
            <table:table-cell table:style-name="ce105" office:value-type="float" office:value="6.15" calcext:value-type="float">
              <text:p><text:s/>6,15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0]=&quot;&quot;;[.E60]=&quot;&quot;);0;[.D60]*[.E60])" office:value-type="float" office:value="6.15" calcext:value-type="float">
              <text:p><text:s/>6 € </text:p>
            </table:table-cell>
            <table:table-cell table:style-name="ce171" office:value-type="string" calcext:value-type="string">
              <text:p>https://www.leroymerlin.fr/v3/p/produits/tube-d-evacuation-pvc-diam-50-mm-l-1-m-e165536</text:p>
            </table:table-cell>
            <table:table-cell table:style-name="ce191" table:formula="of:=IF([.$C60]=&quot;&quot;;&quot;&quot;;IF([.I$1]&lt;=[.$B60];[.$G60]/[.$B60];0))" office:value-type="float" office:value="1.23" calcext:value-type="float">
              <text:p><text:s/>1,23 € </text:p>
            </table:table-cell>
            <table:table-cell table:style-name="ce191" table:formula="of:=IF([.$C60]=&quot;&quot;;&quot;&quot;;IF([.J$1]&lt;=[.$B60];[.$G60]/[.$B60];0))" office:value-type="float" office:value="1.23" calcext:value-type="float">
              <text:p><text:s/>1,23 € </text:p>
            </table:table-cell>
            <table:table-cell table:style-name="ce191" table:formula="of:=IF([.$C60]=&quot;&quot;;&quot;&quot;;IF([.K$1]&lt;=[.$B60];[.$G60]/[.$B60];0))" office:value-type="float" office:value="1.23" calcext:value-type="float">
              <text:p><text:s/>1,23 € </text:p>
            </table:table-cell>
            <table:table-cell table:style-name="ce191" table:formula="of:=IF([.$C60]=&quot;&quot;;&quot;&quot;;IF([.L$1]&lt;=[.$B60];[.$G60]/[.$B60];0))" office:value-type="float" office:value="1.23" calcext:value-type="float">
              <text:p><text:s/>1,23 € </text:p>
            </table:table-cell>
            <table:table-cell table:style-name="ce191" table:formula="of:=IF([.$C60]=&quot;&quot;;&quot;&quot;;IF([.M$1]&lt;=[.$B60];[.$G60]/[.$B60];0))" office:value-type="float" office:value="1.23" calcext:value-type="float">
              <text:p><text:s/>1,23 € </text:p>
            </table:table-cell>
            <table:table-cell table:style-name="ce191" table:formula="of:=IF([.$C60]=&quot;&quot;;&quot;&quot;;IF([.N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O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P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Q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R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S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T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U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V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W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X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Y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Z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AA$1]&lt;=[.$B60];[.$G60]/[.$B60];0))" office:value-type="float" office:value="0" calcext:value-type="float">
              <text:p><text:s/>- <text:s text:c="2"/>€ </text:p>
            </table:table-cell>
            <table:table-cell table:style-name="ce191" table:formula="of:=IF([.$C60]=&quot;&quot;;&quot;&quot;;IF([.AB$1]&lt;=[.$B60];[.$G60]/[.$B60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1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Bouchon PVC</text:p>
            </table:table-cell>
            <table:table-cell table:style-name="ce105" office:value-type="float" office:value="5.85" calcext:value-type="float">
              <text:p><text:s/>5,85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1]=&quot;&quot;;[.E61]=&quot;&quot;);0;[.D61]*[.E61])" office:value-type="float" office:value="5.85" calcext:value-type="float">
              <text:p><text:s/>6 € </text:p>
            </table:table-cell>
            <table:table-cell table:style-name="ce171" office:value-type="string" calcext:value-type="string">
              <text:p>https://www.leroymerlin.fr/v3/p/produits/bouchon-en-pvc-a-coller-male-d63-e9970</text:p>
            </table:table-cell>
            <table:table-cell table:style-name="ce191" table:formula="of:=IF([.$C61]=&quot;&quot;;&quot;&quot;;IF([.I$1]&lt;=[.$B61];[.$G61]/[.$B61];0))" office:value-type="float" office:value="1.17" calcext:value-type="float">
              <text:p><text:s/>1,17 € </text:p>
            </table:table-cell>
            <table:table-cell table:style-name="ce191" table:formula="of:=IF([.$C61]=&quot;&quot;;&quot;&quot;;IF([.J$1]&lt;=[.$B61];[.$G61]/[.$B61];0))" office:value-type="float" office:value="1.17" calcext:value-type="float">
              <text:p><text:s/>1,17 € </text:p>
            </table:table-cell>
            <table:table-cell table:style-name="ce191" table:formula="of:=IF([.$C61]=&quot;&quot;;&quot;&quot;;IF([.K$1]&lt;=[.$B61];[.$G61]/[.$B61];0))" office:value-type="float" office:value="1.17" calcext:value-type="float">
              <text:p><text:s/>1,17 € </text:p>
            </table:table-cell>
            <table:table-cell table:style-name="ce191" table:formula="of:=IF([.$C61]=&quot;&quot;;&quot;&quot;;IF([.L$1]&lt;=[.$B61];[.$G61]/[.$B61];0))" office:value-type="float" office:value="1.17" calcext:value-type="float">
              <text:p><text:s/>1,17 € </text:p>
            </table:table-cell>
            <table:table-cell table:style-name="ce191" table:formula="of:=IF([.$C61]=&quot;&quot;;&quot;&quot;;IF([.M$1]&lt;=[.$B61];[.$G61]/[.$B61];0))" office:value-type="float" office:value="1.17" calcext:value-type="float">
              <text:p><text:s/>1,17 € </text:p>
            </table:table-cell>
            <table:table-cell table:style-name="ce191" table:formula="of:=IF([.$C61]=&quot;&quot;;&quot;&quot;;IF([.N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O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P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Q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R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S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T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U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V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W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X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Y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Z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AA$1]&lt;=[.$B61];[.$G61]/[.$B61];0))" office:value-type="float" office:value="0" calcext:value-type="float">
              <text:p><text:s/>- <text:s text:c="2"/>€ </text:p>
            </table:table-cell>
            <table:table-cell table:style-name="ce191" table:formula="of:=IF([.$C61]=&quot;&quot;;&quot;&quot;;IF([.AB$1]&lt;=[.$B61];[.$G61]/[.$B61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2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coude 90° M-F</text:p>
            </table:table-cell>
            <table:table-cell table:style-name="ce105" office:value-type="float" office:value="1.21" calcext:value-type="float">
              <text:p><text:s/>1,21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2]=&quot;&quot;;[.E62]=&quot;&quot;);0;[.D62]*[.E62])" office:value-type="float" office:value="1.21" calcext:value-type="float">
              <text:p><text:s/>1 € </text:p>
            </table:table-cell>
            <table:table-cell table:style-name="ce171" office:value-type="string" calcext:value-type="string">
              <text:p>https://www.leroymerlin.fr/produits/chauffage-plomberie/circuit-alimentation-en-eau/tube-et-raccord-alimentation/raccord-alimentation/raccord-coude-90-a-glissement-laiton-f-15-x-21-pour-tube-en-per-70616210.html</text:p>
            </table:table-cell>
            <table:table-cell table:style-name="ce191" table:formula="of:=IF([.$C62]=&quot;&quot;;&quot;&quot;;IF([.I$1]&lt;=[.$B62];[.$G62]/[.$B62];0))" office:value-type="float" office:value="0.242" calcext:value-type="float">
              <text:p><text:s/>0,24 € </text:p>
            </table:table-cell>
            <table:table-cell table:style-name="ce191" table:formula="of:=IF([.$C62]=&quot;&quot;;&quot;&quot;;IF([.J$1]&lt;=[.$B62];[.$G62]/[.$B62];0))" office:value-type="float" office:value="0.242" calcext:value-type="float">
              <text:p><text:s/>0,24 € </text:p>
            </table:table-cell>
            <table:table-cell table:style-name="ce191" table:formula="of:=IF([.$C62]=&quot;&quot;;&quot;&quot;;IF([.K$1]&lt;=[.$B62];[.$G62]/[.$B62];0))" office:value-type="float" office:value="0.242" calcext:value-type="float">
              <text:p><text:s/>0,24 € </text:p>
            </table:table-cell>
            <table:table-cell table:style-name="ce191" table:formula="of:=IF([.$C62]=&quot;&quot;;&quot;&quot;;IF([.L$1]&lt;=[.$B62];[.$G62]/[.$B62];0))" office:value-type="float" office:value="0.242" calcext:value-type="float">
              <text:p><text:s/>0,24 € </text:p>
            </table:table-cell>
            <table:table-cell table:style-name="ce191" table:formula="of:=IF([.$C62]=&quot;&quot;;&quot;&quot;;IF([.M$1]&lt;=[.$B62];[.$G62]/[.$B62];0))" office:value-type="float" office:value="0.242" calcext:value-type="float">
              <text:p><text:s/>0,24 € </text:p>
            </table:table-cell>
            <table:table-cell table:style-name="ce191" table:formula="of:=IF([.$C62]=&quot;&quot;;&quot;&quot;;IF([.N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O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P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Q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R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S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T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U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V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W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X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Y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Z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AA$1]&lt;=[.$B62];[.$G62]/[.$B62];0))" office:value-type="float" office:value="0" calcext:value-type="float">
              <text:p><text:s/>- <text:s text:c="2"/>€ </text:p>
            </table:table-cell>
            <table:table-cell table:style-name="ce191" table:formula="of:=IF([.$C62]=&quot;&quot;;&quot;&quot;;IF([.AB$1]&lt;=[.$B62];[.$G62]/[.$B62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3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Bouchon PVC</text:p>
            </table:table-cell>
            <table:table-cell table:style-name="ce105" office:value-type="float" office:value="1" calcext:value-type="float">
              <text:p><text:s/>1,0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3]=&quot;&quot;;[.E63]=&quot;&quot;);0;[.D63]*[.E63])" office:value-type="float" office:value="1" calcext:value-type="float">
              <text:p><text:s/>1 € </text:p>
            </table:table-cell>
            <table:table-cell table:style-name="ce171" office:value-type="string" calcext:value-type="string">
              <text:p>https://www.leroymerlin.fr/v3/p/produits/bouchon-en-pvc-a-coller-male-d-50-e10085</text:p>
            </table:table-cell>
            <table:table-cell table:style-name="ce191" table:formula="of:=IF([.$C63]=&quot;&quot;;&quot;&quot;;IF([.I$1]&lt;=[.$B63];[.$G63]/[.$B63];0))" office:value-type="float" office:value="0.2" calcext:value-type="float">
              <text:p><text:s/>0,20 € </text:p>
            </table:table-cell>
            <table:table-cell table:style-name="ce191" table:formula="of:=IF([.$C63]=&quot;&quot;;&quot;&quot;;IF([.J$1]&lt;=[.$B63];[.$G63]/[.$B63];0))" office:value-type="float" office:value="0.2" calcext:value-type="float">
              <text:p><text:s/>0,20 € </text:p>
            </table:table-cell>
            <table:table-cell table:style-name="ce191" table:formula="of:=IF([.$C63]=&quot;&quot;;&quot;&quot;;IF([.K$1]&lt;=[.$B63];[.$G63]/[.$B63];0))" office:value-type="float" office:value="0.2" calcext:value-type="float">
              <text:p><text:s/>0,20 € </text:p>
            </table:table-cell>
            <table:table-cell table:style-name="ce191" table:formula="of:=IF([.$C63]=&quot;&quot;;&quot;&quot;;IF([.L$1]&lt;=[.$B63];[.$G63]/[.$B63];0))" office:value-type="float" office:value="0.2" calcext:value-type="float">
              <text:p><text:s/>0,20 € </text:p>
            </table:table-cell>
            <table:table-cell table:style-name="ce191" table:formula="of:=IF([.$C63]=&quot;&quot;;&quot;&quot;;IF([.M$1]&lt;=[.$B63];[.$G63]/[.$B63];0))" office:value-type="float" office:value="0.2" calcext:value-type="float">
              <text:p><text:s/>0,20 € </text:p>
            </table:table-cell>
            <table:table-cell table:style-name="ce191" table:formula="of:=IF([.$C63]=&quot;&quot;;&quot;&quot;;IF([.N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O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P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Q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R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S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T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U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V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W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X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Y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Z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AA$1]&lt;=[.$B63];[.$G63]/[.$B63];0))" office:value-type="float" office:value="0" calcext:value-type="float">
              <text:p><text:s/>- <text:s text:c="2"/>€ </text:p>
            </table:table-cell>
            <table:table-cell table:style-name="ce191" table:formula="of:=IF([.$C63]=&quot;&quot;;&quot;&quot;;IF([.AB$1]&lt;=[.$B63];[.$G63]/[.$B63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4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Charnière</text:p>
            </table:table-cell>
            <table:table-cell table:style-name="ce105" office:value-type="float" office:value="1.7" calcext:value-type="float">
              <text:p><text:s/>1,70 € 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4]=&quot;&quot;;[.E64]=&quot;&quot;);0;[.D64]*[.E64])" office:value-type="float" office:value="3.4" calcext:value-type="float">
              <text:p><text:s/>3 € </text:p>
            </table:table-cell>
            <table:table-cell table:style-name="ce171" office:value-type="string" calcext:value-type="string">
              <text:p>https://www.leroymerlin.fr/v3/p/produits/charniere-universelle-acier-pour-meuble-l-80-x-l-45-mm-e20371</text:p>
            </table:table-cell>
            <table:table-cell table:style-name="ce191" table:formula="of:=IF([.$C64]=&quot;&quot;;&quot;&quot;;IF([.I$1]&lt;=[.$B64];[.$G64]/[.$B64];0))" office:value-type="float" office:value="0.68" calcext:value-type="float">
              <text:p><text:s/>0,68 € </text:p>
            </table:table-cell>
            <table:table-cell table:style-name="ce191" table:formula="of:=IF([.$C64]=&quot;&quot;;&quot;&quot;;IF([.J$1]&lt;=[.$B64];[.$G64]/[.$B64];0))" office:value-type="float" office:value="0.68" calcext:value-type="float">
              <text:p><text:s/>0,68 € </text:p>
            </table:table-cell>
            <table:table-cell table:style-name="ce191" table:formula="of:=IF([.$C64]=&quot;&quot;;&quot;&quot;;IF([.K$1]&lt;=[.$B64];[.$G64]/[.$B64];0))" office:value-type="float" office:value="0.68" calcext:value-type="float">
              <text:p><text:s/>0,68 € </text:p>
            </table:table-cell>
            <table:table-cell table:style-name="ce191" table:formula="of:=IF([.$C64]=&quot;&quot;;&quot;&quot;;IF([.L$1]&lt;=[.$B64];[.$G64]/[.$B64];0))" office:value-type="float" office:value="0.68" calcext:value-type="float">
              <text:p><text:s/>0,68 € </text:p>
            </table:table-cell>
            <table:table-cell table:style-name="ce191" table:formula="of:=IF([.$C64]=&quot;&quot;;&quot;&quot;;IF([.M$1]&lt;=[.$B64];[.$G64]/[.$B64];0))" office:value-type="float" office:value="0.68" calcext:value-type="float">
              <text:p><text:s/>0,68 € </text:p>
            </table:table-cell>
            <table:table-cell table:style-name="ce191" table:formula="of:=IF([.$C64]=&quot;&quot;;&quot;&quot;;IF([.N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O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P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Q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R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S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T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U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V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W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X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Y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Z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AA$1]&lt;=[.$B64];[.$G64]/[.$B64];0))" office:value-type="float" office:value="0" calcext:value-type="float">
              <text:p><text:s/>- <text:s text:c="2"/>€ </text:p>
            </table:table-cell>
            <table:table-cell table:style-name="ce191" table:formula="of:=IF([.$C64]=&quot;&quot;;&quot;&quot;;IF([.AB$1]&lt;=[.$B64];[.$G64]/[.$B64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5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Contre plaqué</text:p>
            </table:table-cell>
            <table:table-cell table:style-name="ce105" office:value-type="float" office:value="12.9" calcext:value-type="float">
              <text:p><text:s/>12,9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5]=&quot;&quot;;[.E65]=&quot;&quot;);0;[.D65]*[.E65])" office:value-type="float" office:value="12.9" calcext:value-type="float">
              <text:p><text:s/>13 € </text:p>
            </table:table-cell>
            <table:table-cell table:style-name="ce171" office:value-type="string" calcext:value-type="string">
              <text:p>https://www.leroymerlin.fr/v3/p/produits/panneau-contreplaque-ordinaire-ep-10-mm-x-l-250-x-l-122-cm-e1400533160</text:p>
            </table:table-cell>
            <table:table-cell table:style-name="ce191" table:formula="of:=IF([.$C65]=&quot;&quot;;&quot;&quot;;IF([.I$1]&lt;=[.$B65];[.$G65]/[.$B65];0))" office:value-type="float" office:value="2.58" calcext:value-type="float">
              <text:p><text:s/>2,58 € </text:p>
            </table:table-cell>
            <table:table-cell table:style-name="ce191" table:formula="of:=IF([.$C65]=&quot;&quot;;&quot;&quot;;IF([.J$1]&lt;=[.$B65];[.$G65]/[.$B65];0))" office:value-type="float" office:value="2.58" calcext:value-type="float">
              <text:p><text:s/>2,58 € </text:p>
            </table:table-cell>
            <table:table-cell table:style-name="ce191" table:formula="of:=IF([.$C65]=&quot;&quot;;&quot;&quot;;IF([.K$1]&lt;=[.$B65];[.$G65]/[.$B65];0))" office:value-type="float" office:value="2.58" calcext:value-type="float">
              <text:p><text:s/>2,58 € </text:p>
            </table:table-cell>
            <table:table-cell table:style-name="ce191" table:formula="of:=IF([.$C65]=&quot;&quot;;&quot;&quot;;IF([.L$1]&lt;=[.$B65];[.$G65]/[.$B65];0))" office:value-type="float" office:value="2.58" calcext:value-type="float">
              <text:p><text:s/>2,58 € </text:p>
            </table:table-cell>
            <table:table-cell table:style-name="ce191" table:formula="of:=IF([.$C65]=&quot;&quot;;&quot;&quot;;IF([.M$1]&lt;=[.$B65];[.$G65]/[.$B65];0))" office:value-type="float" office:value="2.58" calcext:value-type="float">
              <text:p><text:s/>2,58 € </text:p>
            </table:table-cell>
            <table:table-cell table:style-name="ce191" table:formula="of:=IF([.$C65]=&quot;&quot;;&quot;&quot;;IF([.N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O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P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Q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R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S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T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U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V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W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X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Y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Z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AA$1]&lt;=[.$B65];[.$G65]/[.$B65];0))" office:value-type="float" office:value="0" calcext:value-type="float">
              <text:p><text:s/>- <text:s text:c="2"/>€ </text:p>
            </table:table-cell>
            <table:table-cell table:style-name="ce191" table:formula="of:=IF([.$C65]=&quot;&quot;;&quot;&quot;;IF([.AB$1]&lt;=[.$B65];[.$G65]/[.$B65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6]=0;&quot;&quot;;&quot;.&quot;)">
              <text:p/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Palette (Pr base caisson )</text:p>
            </table:table-cell>
            <table:table-cell table:style-name="ce105"/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6]=&quot;&quot;;[.E66]=&quot;&quot;);0;[.D66]*[.E66])" office:value-type="float" office:value="0" calcext:value-type="float">
              <text:p><text:s/>- <text:s text:c="2"/>€ </text:p>
            </table:table-cell>
            <table:table-cell table:style-name="ce171" office:value-type="string" calcext:value-type="string">
              <text:p>A trouver en récup?</text:p>
            </table:table-cell>
            <table:table-cell table:style-name="ce191" table:formula="of:=IF([.$C66]=&quot;&quot;;&quot;&quot;;IF([.I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J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K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L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M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N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O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P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Q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R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S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T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U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V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W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X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Y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Z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AA$1]&lt;=[.$B66];[.$G66]/[.$B66];0))" office:value-type="float" office:value="0" calcext:value-type="float">
              <text:p><text:s/>- <text:s text:c="2"/>€ </text:p>
            </table:table-cell>
            <table:table-cell table:style-name="ce191" table:formula="of:=IF([.$C66]=&quot;&quot;;&quot;&quot;;IF([.AB$1]&lt;=[.$B66];[.$G66]/[.$B66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7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Gros réservoir</text:p>
            </table:table-cell>
            <table:table-cell table:style-name="ce105" office:value-type="float" office:value="28.3" calcext:value-type="float">
              <text:p><text:s/>28,3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7]=&quot;&quot;;[.E67]=&quot;&quot;);0;[.D67]*[.E67])" office:value-type="float" office:value="28.3" calcext:value-type="float">
              <text:p><text:s/>28 € </text:p>
            </table:table-cell>
            <table:table-cell table:style-name="ce171" office:value-type="string" calcext:value-type="string">
              <text:p>https://www.leroymerlin.fr/v3/p/produits/fut-de-maceration-aerien-garantia-cylindrique-bleu-60-l-e38284</text:p>
            </table:table-cell>
            <table:table-cell table:style-name="ce191" table:formula="of:=IF([.$C67]=&quot;&quot;;&quot;&quot;;IF([.I$1]&lt;=[.$B67];[.$G67]/[.$B67];0))" office:value-type="float" office:value="5.66" calcext:value-type="float">
              <text:p><text:s/>5,66 € </text:p>
            </table:table-cell>
            <table:table-cell table:style-name="ce191" table:formula="of:=IF([.$C67]=&quot;&quot;;&quot;&quot;;IF([.J$1]&lt;=[.$B67];[.$G67]/[.$B67];0))" office:value-type="float" office:value="5.66" calcext:value-type="float">
              <text:p><text:s/>5,66 € </text:p>
            </table:table-cell>
            <table:table-cell table:style-name="ce191" table:formula="of:=IF([.$C67]=&quot;&quot;;&quot;&quot;;IF([.K$1]&lt;=[.$B67];[.$G67]/[.$B67];0))" office:value-type="float" office:value="5.66" calcext:value-type="float">
              <text:p><text:s/>5,66 € </text:p>
            </table:table-cell>
            <table:table-cell table:style-name="ce191" table:formula="of:=IF([.$C67]=&quot;&quot;;&quot;&quot;;IF([.L$1]&lt;=[.$B67];[.$G67]/[.$B67];0))" office:value-type="float" office:value="5.66" calcext:value-type="float">
              <text:p><text:s/>5,66 € </text:p>
            </table:table-cell>
            <table:table-cell table:style-name="ce191" table:formula="of:=IF([.$C67]=&quot;&quot;;&quot;&quot;;IF([.M$1]&lt;=[.$B67];[.$G67]/[.$B67];0))" office:value-type="float" office:value="5.66" calcext:value-type="float">
              <text:p><text:s/>5,66 € </text:p>
            </table:table-cell>
            <table:table-cell table:style-name="ce191" table:formula="of:=IF([.$C67]=&quot;&quot;;&quot;&quot;;IF([.N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O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P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Q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R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S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T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U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V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W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X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Y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Z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AA$1]&lt;=[.$B67];[.$G67]/[.$B67];0))" office:value-type="float" office:value="0" calcext:value-type="float">
              <text:p><text:s/>- <text:s text:c="2"/>€ </text:p>
            </table:table-cell>
            <table:table-cell table:style-name="ce191" table:formula="of:=IF([.$C67]=&quot;&quot;;&quot;&quot;;IF([.AB$1]&lt;=[.$B67];[.$G67]/[.$B67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8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Bagues de serrages</text:p>
            </table:table-cell>
            <table:table-cell table:style-name="ce105" office:value-type="float" office:value="3.25" calcext:value-type="float">
              <text:p><text:s/>3,25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8]=&quot;&quot;;[.E68]=&quot;&quot;);0;[.D68]*[.E68])" office:value-type="float" office:value="3.25" calcext:value-type="float">
              <text:p><text:s/>3 € </text:p>
            </table:table-cell>
            <table:table-cell table:style-name="ce171" office:value-type="string" calcext:value-type="string">
              <text:p>https://www.leroymerlin.fr/produits/quincaillerie/corde-chaine-cable-tole-fer-et-profile/accessoires-de-mecanique/collier-et-patte-de-serrage/lot-de-6-colliers-galva-13-24mm-sachet-larg-8mm-equation-80153728.html</text:p>
            </table:table-cell>
            <table:table-cell table:style-name="ce191" table:formula="of:=IF([.$C68]=&quot;&quot;;&quot;&quot;;IF([.I$1]&lt;=[.$B68];[.$G68]/[.$B68];0))" office:value-type="float" office:value="0.65" calcext:value-type="float">
              <text:p><text:s/>0,65 € </text:p>
            </table:table-cell>
            <table:table-cell table:style-name="ce191" table:formula="of:=IF([.$C68]=&quot;&quot;;&quot;&quot;;IF([.J$1]&lt;=[.$B68];[.$G68]/[.$B68];0))" office:value-type="float" office:value="0.65" calcext:value-type="float">
              <text:p><text:s/>0,65 € </text:p>
            </table:table-cell>
            <table:table-cell table:style-name="ce191" table:formula="of:=IF([.$C68]=&quot;&quot;;&quot;&quot;;IF([.K$1]&lt;=[.$B68];[.$G68]/[.$B68];0))" office:value-type="float" office:value="0.65" calcext:value-type="float">
              <text:p><text:s/>0,65 € </text:p>
            </table:table-cell>
            <table:table-cell table:style-name="ce191" table:formula="of:=IF([.$C68]=&quot;&quot;;&quot;&quot;;IF([.L$1]&lt;=[.$B68];[.$G68]/[.$B68];0))" office:value-type="float" office:value="0.65" calcext:value-type="float">
              <text:p><text:s/>0,65 € </text:p>
            </table:table-cell>
            <table:table-cell table:style-name="ce191" table:formula="of:=IF([.$C68]=&quot;&quot;;&quot;&quot;;IF([.M$1]&lt;=[.$B68];[.$G68]/[.$B68];0))" office:value-type="float" office:value="0.65" calcext:value-type="float">
              <text:p><text:s/>0,65 € </text:p>
            </table:table-cell>
            <table:table-cell table:style-name="ce191" table:formula="of:=IF([.$C68]=&quot;&quot;;&quot;&quot;;IF([.N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O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P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Q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R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S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T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U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V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W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X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Y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Z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AA$1]&lt;=[.$B68];[.$G68]/[.$B68];0))" office:value-type="float" office:value="0" calcext:value-type="float">
              <text:p><text:s/>- <text:s text:c="2"/>€ </text:p>
            </table:table-cell>
            <table:table-cell table:style-name="ce191" table:formula="of:=IF([.$C68]=&quot;&quot;;&quot;&quot;;IF([.AB$1]&lt;=[.$B68];[.$G68]/[.$B68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69]=0;&quot;&quot;;&quot;.&quot;)">
              <text:p/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Isolant</text:p>
            </table:table-cell>
            <table:table-cell table:style-name="ce105"/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69]=&quot;&quot;;[.E69]=&quot;&quot;);0;[.D69]*[.E69])" office:value-type="float" office:value="0" calcext:value-type="float">
              <text:p><text:s/>- <text:s text:c="2"/>€ </text:p>
            </table:table-cell>
            <table:table-cell table:style-name="ce171" office:value-type="string" calcext:value-type="string">
              <text:p>// RECUP // RECUP // RECUP //</text:p>
            </table:table-cell>
            <table:table-cell table:style-name="ce191" table:formula="of:=IF([.$C69]=&quot;&quot;;&quot;&quot;;IF([.I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J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K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L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M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N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O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P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Q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R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S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T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U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V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W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X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Y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Z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AA$1]&lt;=[.$B69];[.$G69]/[.$B69];0))" office:value-type="float" office:value="0" calcext:value-type="float">
              <text:p><text:s/>- <text:s text:c="2"/>€ </text:p>
            </table:table-cell>
            <table:table-cell table:style-name="ce191" table:formula="of:=IF([.$C69]=&quot;&quot;;&quot;&quot;;IF([.AB$1]&lt;=[.$B69];[.$G69]/[.$B69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0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raccords coudés à visser laiton F 15 x 21/M 15 x 21</text:p>
            </table:table-cell>
            <table:table-cell table:style-name="ce105" office:value-type="float" office:value="4.05" calcext:value-type="float">
              <text:p><text:s/>4,05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9" table:formula="of:=IF(OR([.D70]=&quot;&quot;;[.E70]=&quot;&quot;);0;[.D70]*[.E70])" office:value-type="float" office:value="4.05" calcext:value-type="float">
              <text:p><text:s/>4 € </text:p>
            </table:table-cell>
            <table:table-cell table:style-name="ce172" office:value-type="string" calcext:value-type="string">
              <text:p>https://www.leroymerlin.fr/v3/p/produits/lot-de-2-raccords-coudes-a-visser-laiton-f-15-x-21-pour-tube-en-cuivre-e9219</text:p>
            </table:table-cell>
            <table:table-cell table:style-name="ce192" table:formula="of:=IF([.$C70]=&quot;&quot;;&quot;&quot;;IF([.I$1]&lt;=[.$B70];[.$G70]/[.$B70];0))" office:value-type="float" office:value="0.81" calcext:value-type="float">
              <text:p><text:s/>0,81 € </text:p>
            </table:table-cell>
            <table:table-cell table:style-name="ce192" table:formula="of:=IF([.$C70]=&quot;&quot;;&quot;&quot;;IF([.J$1]&lt;=[.$B70];[.$G70]/[.$B70];0))" office:value-type="float" office:value="0.81" calcext:value-type="float">
              <text:p><text:s/>0,81 € </text:p>
            </table:table-cell>
            <table:table-cell table:style-name="ce192" table:formula="of:=IF([.$C70]=&quot;&quot;;&quot;&quot;;IF([.K$1]&lt;=[.$B70];[.$G70]/[.$B70];0))" office:value-type="float" office:value="0.81" calcext:value-type="float">
              <text:p><text:s/>0,81 € </text:p>
            </table:table-cell>
            <table:table-cell table:style-name="ce192" table:formula="of:=IF([.$C70]=&quot;&quot;;&quot;&quot;;IF([.L$1]&lt;=[.$B70];[.$G70]/[.$B70];0))" office:value-type="float" office:value="0.81" calcext:value-type="float">
              <text:p><text:s/>0,81 € </text:p>
            </table:table-cell>
            <table:table-cell table:style-name="ce192" table:formula="of:=IF([.$C70]=&quot;&quot;;&quot;&quot;;IF([.M$1]&lt;=[.$B70];[.$G70]/[.$B70];0))" office:value-type="float" office:value="0.81" calcext:value-type="float">
              <text:p><text:s/>0,81 € </text:p>
            </table:table-cell>
            <table:table-cell table:style-name="ce192" table:formula="of:=IF([.$C70]=&quot;&quot;;&quot;&quot;;IF([.N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O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P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Q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R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S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T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U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V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W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X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Y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Z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AA$1]&lt;=[.$B70];[.$G70]/[.$B70];0))" office:value-type="float" office:value="0" calcext:value-type="float">
              <text:p><text:s/>- <text:s text:c="2"/>€ </text:p>
            </table:table-cell>
            <table:table-cell table:style-name="ce192" table:formula="of:=IF([.$C70]=&quot;&quot;;&quot;&quot;;IF([.AB$1]&lt;=[.$B70];[.$G70]/[.$B70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13">
            <table:table-cell table:style-name="ce57" table:formula="of:=IF([.G71]=0;&quot;&quot;;&quot;.&quot;)" office:value-type="string" office:string-value="." calcext:value-type="string">
              <text:p>.</text:p>
            </table:table-cell>
            <table:table-cell table:style-name="ce73" office:value-type="string" calcext:value-type="string" table:number-columns-spanned="5" table:number-rows-spanned="1">
              <text:p>Partie filtre</text:p>
            </table:table-cell>
            <table:covered-table-cell table:number-columns-repeated="4" table:style-name="ce73"/>
            <table:table-cell table:style-name="ce166" table:formula="of:=SUM([.G72:.G73])" office:value-type="float" office:value="14.36" calcext:value-type="float">
              <text:p><text:s/>14 € </text:p>
            </table:table-cell>
            <table:table-cell table:style-name="ce177"/>
            <table:table-cell table:style-name="ce189" table:formula="of:=SUM([.I72:.I73])" office:value-type="float" office:value="2.872" calcext:value-type="float">
              <text:p><text:s/>3 € </text:p>
            </table:table-cell>
            <table:table-cell table:style-name="ce202" table:formula="of:=SUM([.J72:.J73])" office:value-type="float" office:value="2.872" calcext:value-type="float">
              <text:p><text:s/>3 € </text:p>
            </table:table-cell>
            <table:table-cell table:style-name="ce202" table:formula="of:=SUM([.K72:.K73])" office:value-type="float" office:value="2.872" calcext:value-type="float">
              <text:p><text:s/>3 € </text:p>
            </table:table-cell>
            <table:table-cell table:style-name="ce202" table:formula="of:=SUM([.L72:.L73])" office:value-type="float" office:value="2.872" calcext:value-type="float">
              <text:p><text:s/>3 € </text:p>
            </table:table-cell>
            <table:table-cell table:style-name="ce202" table:formula="of:=SUM([.M72:.M73])" office:value-type="float" office:value="2.872" calcext:value-type="float">
              <text:p><text:s/>3 € </text:p>
            </table:table-cell>
            <table:table-cell table:style-name="ce202" table:formula="of:=SUM([.N72:.N73])" office:value-type="float" office:value="0" calcext:value-type="float">
              <text:p><text:s/>- <text:s text:c="2"/>€ </text:p>
            </table:table-cell>
            <table:table-cell table:style-name="ce202" table:formula="of:=SUM([.O72:.O73])" office:value-type="float" office:value="0" calcext:value-type="float">
              <text:p><text:s/>- <text:s text:c="2"/>€ </text:p>
            </table:table-cell>
            <table:table-cell table:style-name="ce202" table:formula="of:=SUM([.P72:.P73])" office:value-type="float" office:value="0" calcext:value-type="float">
              <text:p><text:s/>- <text:s text:c="2"/>€ </text:p>
            </table:table-cell>
            <table:table-cell table:style-name="ce202" table:formula="of:=SUM([.Q72:.Q73])" office:value-type="float" office:value="0" calcext:value-type="float">
              <text:p><text:s/>- <text:s text:c="2"/>€ </text:p>
            </table:table-cell>
            <table:table-cell table:style-name="ce202" table:formula="of:=SUM([.R72:.R73])" office:value-type="float" office:value="0" calcext:value-type="float">
              <text:p><text:s/>- <text:s text:c="2"/>€ </text:p>
            </table:table-cell>
            <table:table-cell table:style-name="ce202" table:formula="of:=SUM([.S72:.S73])" office:value-type="float" office:value="0" calcext:value-type="float">
              <text:p><text:s/>- <text:s text:c="2"/>€ </text:p>
            </table:table-cell>
            <table:table-cell table:style-name="ce202" table:formula="of:=SUM([.T72:.T73])" office:value-type="float" office:value="0" calcext:value-type="float">
              <text:p><text:s/>- <text:s text:c="2"/>€ </text:p>
            </table:table-cell>
            <table:table-cell table:style-name="ce202" table:formula="of:=SUM([.U72:.U73])" office:value-type="float" office:value="0" calcext:value-type="float">
              <text:p><text:s/>- <text:s text:c="2"/>€ </text:p>
            </table:table-cell>
            <table:table-cell table:style-name="ce202" table:formula="of:=SUM([.V72:.V73])" office:value-type="float" office:value="0" calcext:value-type="float">
              <text:p><text:s/>- <text:s text:c="2"/>€ </text:p>
            </table:table-cell>
            <table:table-cell table:style-name="ce202" table:formula="of:=SUM([.W72:.W73])" office:value-type="float" office:value="0" calcext:value-type="float">
              <text:p><text:s/>- <text:s text:c="2"/>€ </text:p>
            </table:table-cell>
            <table:table-cell table:style-name="ce202" table:formula="of:=SUM([.X72:.X73])" office:value-type="float" office:value="0" calcext:value-type="float">
              <text:p><text:s/>- <text:s text:c="2"/>€ </text:p>
            </table:table-cell>
            <table:table-cell table:style-name="ce202" table:formula="of:=SUM([.Y72:.Y73])" office:value-type="float" office:value="0" calcext:value-type="float">
              <text:p><text:s/>- <text:s text:c="2"/>€ </text:p>
            </table:table-cell>
            <table:table-cell table:style-name="ce202" table:formula="of:=SUM([.Z72:.Z73])" office:value-type="float" office:value="0" calcext:value-type="float">
              <text:p><text:s/>- <text:s text:c="2"/>€ </text:p>
            </table:table-cell>
            <table:table-cell table:style-name="ce202" table:formula="of:=SUM([.AA72:.AA73])" office:value-type="float" office:value="0" calcext:value-type="float">
              <text:p><text:s/>- <text:s text:c="2"/>€ </text:p>
            </table:table-cell>
            <table:table-cell table:style-name="ce202" table:formula="of:=SUM([.AB72:.AB73]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2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Laine de fer</text:p>
            </table:table-cell>
            <table:table-cell table:style-name="ce105" office:value-type="float" office:value="3.59" calcext:value-type="float">
              <text:p><text:s/>3,59 € </text:p>
            </table:table-cell>
            <table:table-cell table:style-name="ce121" office:value-type="float" office:value="4" calcext:value-type="float">
              <text:p>4</text:p>
            </table:table-cell>
            <table:table-cell table:style-name="ce145" office:value-type="string" calcext:value-type="string">
              <text:p>-</text:p>
            </table:table-cell>
            <table:table-cell table:style-name="ce167" table:formula="of:=IF(OR([.D72]=&quot;&quot;;[.E72]=&quot;&quot;);0;[.D72]*[.E72])" office:value-type="float" office:value="14.36" calcext:value-type="float">
              <text:p><text:s/>14 € </text:p>
            </table:table-cell>
            <table:table-cell table:style-name="ce178" office:value-type="string" calcext:value-type="string">
              <text:p>https://www.castorama.fr/paille-de-fer-fine-gerlon-100g/3163982129224_CAFR.prd</text:p>
            </table:table-cell>
            <table:table-cell table:style-name="ce190" table:formula="of:=IF([.$C72]=&quot;&quot;;&quot;&quot;;IF([.I$1]&lt;=[.$B72];[.$G72]/[.$B72];0))" office:value-type="float" office:value="2.872" calcext:value-type="float">
              <text:p><text:s/>2,87 € </text:p>
            </table:table-cell>
            <table:table-cell table:style-name="ce190" table:formula="of:=IF([.$C72]=&quot;&quot;;&quot;&quot;;IF([.J$1]&lt;=[.$B72];[.$G72]/[.$B72];0))" office:value-type="float" office:value="2.872" calcext:value-type="float">
              <text:p><text:s/>2,87 € </text:p>
            </table:table-cell>
            <table:table-cell table:style-name="ce190" table:formula="of:=IF([.$C72]=&quot;&quot;;&quot;&quot;;IF([.K$1]&lt;=[.$B72];[.$G72]/[.$B72];0))" office:value-type="float" office:value="2.872" calcext:value-type="float">
              <text:p><text:s/>2,87 € </text:p>
            </table:table-cell>
            <table:table-cell table:style-name="ce190" table:formula="of:=IF([.$C72]=&quot;&quot;;&quot;&quot;;IF([.L$1]&lt;=[.$B72];[.$G72]/[.$B72];0))" office:value-type="float" office:value="2.872" calcext:value-type="float">
              <text:p><text:s/>2,87 € </text:p>
            </table:table-cell>
            <table:table-cell table:style-name="ce190" table:formula="of:=IF([.$C72]=&quot;&quot;;&quot;&quot;;IF([.M$1]&lt;=[.$B72];[.$G72]/[.$B72];0))" office:value-type="float" office:value="2.872" calcext:value-type="float">
              <text:p><text:s/>2,87 € </text:p>
            </table:table-cell>
            <table:table-cell table:style-name="ce190" table:formula="of:=IF([.$C72]=&quot;&quot;;&quot;&quot;;IF([.N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O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P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Q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R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S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T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U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V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W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X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Y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Z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AA$1]&lt;=[.$B72];[.$G72]/[.$B72];0))" office:value-type="float" office:value="0" calcext:value-type="float">
              <text:p><text:s/>- <text:s text:c="2"/>€ </text:p>
            </table:table-cell>
            <table:table-cell table:style-name="ce190" table:formula="of:=IF([.$C72]=&quot;&quot;;&quot;&quot;;IF([.AB$1]&lt;=[.$B72];[.$G72]/[.$B72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3]=0;&quot;&quot;;&quot;.&quot;)">
              <text:p/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Bidons</text:p>
            </table:table-cell>
            <table:table-cell table:style-name="ce105"/>
            <table:table-cell table:style-name="ce121" office:value-type="float" office:value="2" calcext:value-type="float">
              <text:p>2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73]=&quot;&quot;;[.E73]=&quot;&quot;);0;[.D73]*[.E73])" office:value-type="float" office:value="0" calcext:value-type="float">
              <text:p><text:s/>- <text:s text:c="2"/>€ </text:p>
            </table:table-cell>
            <table:table-cell table:style-name="ce171" office:value-type="string" calcext:value-type="string">
              <text:p>A trouver en récup?</text:p>
            </table:table-cell>
            <table:table-cell table:style-name="ce192" table:formula="of:=IF([.$C73]=&quot;&quot;;&quot;&quot;;IF([.I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J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K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L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M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N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O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P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Q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R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S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T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U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V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W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X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Y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Z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AA$1]&lt;=[.$B73];[.$G73]/[.$B73];0))" office:value-type="float" office:value="0" calcext:value-type="float">
              <text:p><text:s/>- <text:s text:c="2"/>€ </text:p>
            </table:table-cell>
            <table:table-cell table:style-name="ce192" table:formula="of:=IF([.$C73]=&quot;&quot;;&quot;&quot;;IF([.AB$1]&lt;=[.$B73];[.$G73]/[.$B73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13">
            <table:table-cell table:style-name="ce57" table:formula="of:=IF([.G74]=0;&quot;&quot;;&quot;.&quot;)" office:value-type="string" office:string-value="." calcext:value-type="string">
              <text:p>.</text:p>
            </table:table-cell>
            <table:table-cell table:style-name="ce73" office:value-type="string" calcext:value-type="string" table:number-columns-spanned="5" table:number-rows-spanned="1">
              <text:p>Partie réservoir</text:p>
            </table:table-cell>
            <table:covered-table-cell table:number-columns-repeated="4" table:style-name="ce73"/>
            <table:table-cell table:style-name="ce166" table:formula="of:=SUM([.G75:.G81])" office:value-type="float" office:value="93.93" calcext:value-type="float">
              <text:p><text:s/>94 € </text:p>
            </table:table-cell>
            <table:table-cell table:style-name="ce177"/>
            <table:table-cell table:style-name="ce189" table:formula="of:=SUM([.I75:.I81])" office:value-type="float" office:value="18.786" calcext:value-type="float">
              <text:p><text:s/>19 € </text:p>
            </table:table-cell>
            <table:table-cell table:style-name="ce202" table:formula="of:=SUM([.J75:.J81])" office:value-type="float" office:value="18.786" calcext:value-type="float">
              <text:p><text:s/>19 € </text:p>
            </table:table-cell>
            <table:table-cell table:style-name="ce202" table:formula="of:=SUM([.K75:.K81])" office:value-type="float" office:value="18.786" calcext:value-type="float">
              <text:p><text:s/>19 € </text:p>
            </table:table-cell>
            <table:table-cell table:style-name="ce202" table:formula="of:=SUM([.L75:.L81])" office:value-type="float" office:value="18.786" calcext:value-type="float">
              <text:p><text:s/>19 € </text:p>
            </table:table-cell>
            <table:table-cell table:style-name="ce202" table:formula="of:=SUM([.M75:.M81])" office:value-type="float" office:value="18.786" calcext:value-type="float">
              <text:p><text:s/>19 € </text:p>
            </table:table-cell>
            <table:table-cell table:style-name="ce202" table:formula="of:=SUM([.N75:.N81])" office:value-type="float" office:value="0" calcext:value-type="float">
              <text:p><text:s/>- <text:s text:c="2"/>€ </text:p>
            </table:table-cell>
            <table:table-cell table:style-name="ce202" table:formula="of:=SUM([.O75:.O81])" office:value-type="float" office:value="0" calcext:value-type="float">
              <text:p><text:s/>- <text:s text:c="2"/>€ </text:p>
            </table:table-cell>
            <table:table-cell table:style-name="ce202" table:formula="of:=SUM([.P75:.P81])" office:value-type="float" office:value="0" calcext:value-type="float">
              <text:p><text:s/>- <text:s text:c="2"/>€ </text:p>
            </table:table-cell>
            <table:table-cell table:style-name="ce202" table:formula="of:=SUM([.Q75:.Q81])" office:value-type="float" office:value="0" calcext:value-type="float">
              <text:p><text:s/>- <text:s text:c="2"/>€ </text:p>
            </table:table-cell>
            <table:table-cell table:style-name="ce202" table:formula="of:=SUM([.R75:.R81])" office:value-type="float" office:value="0" calcext:value-type="float">
              <text:p><text:s/>- <text:s text:c="2"/>€ </text:p>
            </table:table-cell>
            <table:table-cell table:style-name="ce202" table:formula="of:=SUM([.S75:.S81])" office:value-type="float" office:value="0" calcext:value-type="float">
              <text:p><text:s/>- <text:s text:c="2"/>€ </text:p>
            </table:table-cell>
            <table:table-cell table:style-name="ce202" table:formula="of:=SUM([.T75:.T81])" office:value-type="float" office:value="0" calcext:value-type="float">
              <text:p><text:s/>- <text:s text:c="2"/>€ </text:p>
            </table:table-cell>
            <table:table-cell table:style-name="ce202" table:formula="of:=SUM([.U75:.U81])" office:value-type="float" office:value="0" calcext:value-type="float">
              <text:p><text:s/>- <text:s text:c="2"/>€ </text:p>
            </table:table-cell>
            <table:table-cell table:style-name="ce202" table:formula="of:=SUM([.V75:.V81])" office:value-type="float" office:value="0" calcext:value-type="float">
              <text:p><text:s/>- <text:s text:c="2"/>€ </text:p>
            </table:table-cell>
            <table:table-cell table:style-name="ce202" table:formula="of:=SUM([.W75:.W81])" office:value-type="float" office:value="0" calcext:value-type="float">
              <text:p><text:s/>- <text:s text:c="2"/>€ </text:p>
            </table:table-cell>
            <table:table-cell table:style-name="ce202" table:formula="of:=SUM([.X75:.X81])" office:value-type="float" office:value="0" calcext:value-type="float">
              <text:p><text:s/>- <text:s text:c="2"/>€ </text:p>
            </table:table-cell>
            <table:table-cell table:style-name="ce202" table:formula="of:=SUM([.Y75:.Y81])" office:value-type="float" office:value="0" calcext:value-type="float">
              <text:p><text:s/>- <text:s text:c="2"/>€ </text:p>
            </table:table-cell>
            <table:table-cell table:style-name="ce202" table:formula="of:=SUM([.Z75:.Z81])" office:value-type="float" office:value="0" calcext:value-type="float">
              <text:p><text:s/>- <text:s text:c="2"/>€ </text:p>
            </table:table-cell>
            <table:table-cell table:style-name="ce202" table:formula="of:=SUM([.AA75:.AA81])" office:value-type="float" office:value="0" calcext:value-type="float">
              <text:p><text:s/>- <text:s text:c="2"/>€ </text:p>
            </table:table-cell>
            <table:table-cell table:style-name="ce202" table:formula="of:=SUM([.AB75:.AB81]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5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Petit réservoir</text:p>
            </table:table-cell>
            <table:table-cell table:style-name="ce105" office:value-type="float" office:value="28.3" calcext:value-type="float">
              <text:p><text:s/>28,3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75]=&quot;&quot;;[.E75]=&quot;&quot;);0;[.D75]*[.E75])" office:value-type="float" office:value="28.3" calcext:value-type="float">
              <text:p><text:s/>28 € </text:p>
            </table:table-cell>
            <table:table-cell table:style-name="ce171" office:value-type="string" calcext:value-type="string">
              <text:p>https://www.leroymerlin.fr/v3/p/produits/fut-de-maceration-aerien-garantia-cylindrique-bleu-60-l-e38284</text:p>
            </table:table-cell>
            <table:table-cell table:style-name="ce190" table:formula="of:=IF([.$C75]=&quot;&quot;;&quot;&quot;;IF([.I$1]&lt;=[.$B75];[.$G75]/[.$B75];0))" office:value-type="float" office:value="5.66" calcext:value-type="float">
              <text:p><text:s/>5,66 € </text:p>
            </table:table-cell>
            <table:table-cell table:style-name="ce190" table:formula="of:=IF([.$C75]=&quot;&quot;;&quot;&quot;;IF([.J$1]&lt;=[.$B75];[.$G75]/[.$B75];0))" office:value-type="float" office:value="5.66" calcext:value-type="float">
              <text:p><text:s/>5,66 € </text:p>
            </table:table-cell>
            <table:table-cell table:style-name="ce190" table:formula="of:=IF([.$C75]=&quot;&quot;;&quot;&quot;;IF([.K$1]&lt;=[.$B75];[.$G75]/[.$B75];0))" office:value-type="float" office:value="5.66" calcext:value-type="float">
              <text:p><text:s/>5,66 € </text:p>
            </table:table-cell>
            <table:table-cell table:style-name="ce190" table:formula="of:=IF([.$C75]=&quot;&quot;;&quot;&quot;;IF([.L$1]&lt;=[.$B75];[.$G75]/[.$B75];0))" office:value-type="float" office:value="5.66" calcext:value-type="float">
              <text:p><text:s/>5,66 € </text:p>
            </table:table-cell>
            <table:table-cell table:style-name="ce190" table:formula="of:=IF([.$C75]=&quot;&quot;;&quot;&quot;;IF([.M$1]&lt;=[.$B75];[.$G75]/[.$B75];0))" office:value-type="float" office:value="5.66" calcext:value-type="float">
              <text:p><text:s/>5,66 € </text:p>
            </table:table-cell>
            <table:table-cell table:style-name="ce190" table:formula="of:=IF([.$C75]=&quot;&quot;;&quot;&quot;;IF([.N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O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P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Q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R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S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T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U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V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W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X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Y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Z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AA$1]&lt;=[.$B75];[.$G75]/[.$B75];0))" office:value-type="float" office:value="0" calcext:value-type="float">
              <text:p><text:s/>- <text:s text:c="2"/>€ </text:p>
            </table:table-cell>
            <table:table-cell table:style-name="ce190" table:formula="of:=IF([.$C75]=&quot;&quot;;&quot;&quot;;IF([.AB$1]&lt;=[.$B75];[.$G75]/[.$B75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6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Gros réservoir</text:p>
            </table:table-cell>
            <table:table-cell table:style-name="ce105" office:value-type="float" office:value="31.43" calcext:value-type="float">
              <text:p><text:s/>31,43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76]=&quot;&quot;;[.E76]=&quot;&quot;);0;[.D76]*[.E76])" office:value-type="float" office:value="31.43" calcext:value-type="float">
              <text:p><text:s/>31 € </text:p>
            </table:table-cell>
            <table:table-cell table:style-name="ce171" office:value-type="string" calcext:value-type="string">
              <text:p>https://www.castorama.fr/tonneau-de-chantier-bleu-120l/3660913224749_CAFR.prd</text:p>
            </table:table-cell>
            <table:table-cell table:style-name="ce191" table:formula="of:=IF([.$C76]=&quot;&quot;;&quot;&quot;;IF([.I$1]&lt;=[.$B76];[.$G76]/[.$B76];0))" office:value-type="float" office:value="6.286" calcext:value-type="float">
              <text:p><text:s/>6,29 € </text:p>
            </table:table-cell>
            <table:table-cell table:style-name="ce191" table:formula="of:=IF([.$C76]=&quot;&quot;;&quot;&quot;;IF([.J$1]&lt;=[.$B76];[.$G76]/[.$B76];0))" office:value-type="float" office:value="6.286" calcext:value-type="float">
              <text:p><text:s/>6,29 € </text:p>
            </table:table-cell>
            <table:table-cell table:style-name="ce191" table:formula="of:=IF([.$C76]=&quot;&quot;;&quot;&quot;;IF([.K$1]&lt;=[.$B76];[.$G76]/[.$B76];0))" office:value-type="float" office:value="6.286" calcext:value-type="float">
              <text:p><text:s/>6,29 € </text:p>
            </table:table-cell>
            <table:table-cell table:style-name="ce191" table:formula="of:=IF([.$C76]=&quot;&quot;;&quot;&quot;;IF([.L$1]&lt;=[.$B76];[.$G76]/[.$B76];0))" office:value-type="float" office:value="6.286" calcext:value-type="float">
              <text:p><text:s/>6,29 € </text:p>
            </table:table-cell>
            <table:table-cell table:style-name="ce191" table:formula="of:=IF([.$C76]=&quot;&quot;;&quot;&quot;;IF([.M$1]&lt;=[.$B76];[.$G76]/[.$B76];0))" office:value-type="float" office:value="6.286" calcext:value-type="float">
              <text:p><text:s/>6,29 € </text:p>
            </table:table-cell>
            <table:table-cell table:style-name="ce191" table:formula="of:=IF([.$C76]=&quot;&quot;;&quot;&quot;;IF([.N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O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P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Q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R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S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T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U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V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W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X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Y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Z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AA$1]&lt;=[.$B76];[.$G76]/[.$B76];0))" office:value-type="float" office:value="0" calcext:value-type="float">
              <text:p><text:s/>- <text:s text:c="2"/>€ </text:p>
            </table:table-cell>
            <table:table-cell table:style-name="ce191" table:formula="of:=IF([.$C76]=&quot;&quot;;&quot;&quot;;IF([.AB$1]&lt;=[.$B76];[.$G76]/[.$B76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7]=0;&quot;&quot;;&quot;.&quot;)">
              <text:p/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Débitmètre</text:p>
            </table:table-cell>
            <table:table-cell table:style-name="ce105"/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77]=&quot;&quot;;[.E77]=&quot;&quot;);0;[.D77]*[.E77])" office:value-type="float" office:value="0" calcext:value-type="float">
              <text:p><text:s/>- <text:s text:c="2"/>€ </text:p>
            </table:table-cell>
            <table:table-cell table:style-name="ce171" office:value-type="string" calcext:value-type="string">
              <text:p>?</text:p>
            </table:table-cell>
            <table:table-cell table:style-name="ce191" table:formula="of:=IF([.$C77]=&quot;&quot;;&quot;&quot;;IF([.I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J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K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L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M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N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O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P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Q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R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S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T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U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V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W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X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Y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Z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AA$1]&lt;=[.$B77];[.$G77]/[.$B77];0))" office:value-type="float" office:value="0" calcext:value-type="float">
              <text:p><text:s/>- <text:s text:c="2"/>€ </text:p>
            </table:table-cell>
            <table:table-cell table:style-name="ce191" table:formula="of:=IF([.$C77]=&quot;&quot;;&quot;&quot;;IF([.AB$1]&lt;=[.$B77];[.$G77]/[.$B77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8]=0;&quot;&quot;;&quot;.&quot;)">
              <text:p/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Corde</text:p>
            </table:table-cell>
            <table:table-cell table:style-name="ce105"/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78]=&quot;&quot;;[.E78]=&quot;&quot;);0;[.D78]*[.E78])" office:value-type="float" office:value="0" calcext:value-type="float">
              <text:p><text:s/>- <text:s text:c="2"/>€ </text:p>
            </table:table-cell>
            <table:table-cell table:style-name="ce171" office:value-type="string" calcext:value-type="string">
              <text:p>// RECUP // RECUP // RECUP //</text:p>
            </table:table-cell>
            <table:table-cell table:style-name="ce191" table:formula="of:=IF([.$C78]=&quot;&quot;;&quot;&quot;;IF([.I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J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K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L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M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N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O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P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Q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R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S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T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U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V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W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X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Y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Z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AA$1]&lt;=[.$B78];[.$G78]/[.$B78];0))" office:value-type="float" office:value="0" calcext:value-type="float">
              <text:p><text:s/>- <text:s text:c="2"/>€ </text:p>
            </table:table-cell>
            <table:table-cell table:style-name="ce191" table:formula="of:=IF([.$C78]=&quot;&quot;;&quot;&quot;;IF([.AB$1]&lt;=[.$B78];[.$G78]/[.$B78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79]=0;&quot;&quot;;&quot;.&quot;)">
              <text:p/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Attache pour la corde</text:p>
            </table:table-cell>
            <table:table-cell table:style-name="ce105"/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79]=&quot;&quot;;[.E79]=&quot;&quot;);0;[.D79]*[.E79])" office:value-type="float" office:value="0" calcext:value-type="float">
              <text:p><text:s/>- <text:s text:c="2"/>€ </text:p>
            </table:table-cell>
            <table:table-cell table:style-name="ce171" office:value-type="string" calcext:value-type="string">
              <text:p>// RECUP // RECUP // RECUP //</text:p>
            </table:table-cell>
            <table:table-cell table:style-name="ce191" table:formula="of:=IF([.$C79]=&quot;&quot;;&quot;&quot;;IF([.I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J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K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L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M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N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O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P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Q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R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S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T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U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V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W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X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Y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Z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AA$1]&lt;=[.$B79];[.$G79]/[.$B79];0))" office:value-type="float" office:value="0" calcext:value-type="float">
              <text:p><text:s/>- <text:s text:c="2"/>€ </text:p>
            </table:table-cell>
            <table:table-cell table:style-name="ce191" table:formula="of:=IF([.$C79]=&quot;&quot;;&quot;&quot;;IF([.AB$1]&lt;=[.$B79];[.$G79]/[.$B79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80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Vanne à gaz</text:p>
            </table:table-cell>
            <table:table-cell table:style-name="ce105" office:value-type="float" office:value="7.2" calcext:value-type="float">
              <text:p><text:s/>7,20 € </text:p>
            </table:table-cell>
            <table:table-cell table:style-name="ce121" office:value-type="float" office:value="2" calcext:value-type="float">
              <text:p>2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80]=&quot;&quot;;[.E80]=&quot;&quot;);0;[.D80]*[.E80])" office:value-type="float" office:value="14.4" calcext:value-type="float">
              <text:p><text:s/>14 € </text:p>
            </table:table-cell>
            <table:table-cell table:style-name="ce171" office:value-type="string" calcext:value-type="string">
              <text:p>https://www.leroymerlin.fr/produits/chauffage-plomberie/circuit-alimentation-en-eau/tube-et-raccord-alimentation/raccord-alimentation/vanne-arret-1-4-de-tour-male-femelle-20-x-27-mm-20-x-27-mm-82008630.html</text:p>
            </table:table-cell>
            <table:table-cell table:style-name="ce191" table:formula="of:=IF([.$C80]=&quot;&quot;;&quot;&quot;;IF([.I$1]&lt;=[.$B80];[.$G80]/[.$B80];0))" office:value-type="float" office:value="2.88" calcext:value-type="float">
              <text:p><text:s/>2,88 € </text:p>
            </table:table-cell>
            <table:table-cell table:style-name="ce191" table:formula="of:=IF([.$C80]=&quot;&quot;;&quot;&quot;;IF([.J$1]&lt;=[.$B80];[.$G80]/[.$B80];0))" office:value-type="float" office:value="2.88" calcext:value-type="float">
              <text:p><text:s/>2,88 € </text:p>
            </table:table-cell>
            <table:table-cell table:style-name="ce191" table:formula="of:=IF([.$C80]=&quot;&quot;;&quot;&quot;;IF([.K$1]&lt;=[.$B80];[.$G80]/[.$B80];0))" office:value-type="float" office:value="2.88" calcext:value-type="float">
              <text:p><text:s/>2,88 € </text:p>
            </table:table-cell>
            <table:table-cell table:style-name="ce191" table:formula="of:=IF([.$C80]=&quot;&quot;;&quot;&quot;;IF([.L$1]&lt;=[.$B80];[.$G80]/[.$B80];0))" office:value-type="float" office:value="2.88" calcext:value-type="float">
              <text:p><text:s/>2,88 € </text:p>
            </table:table-cell>
            <table:table-cell table:style-name="ce191" table:formula="of:=IF([.$C80]=&quot;&quot;;&quot;&quot;;IF([.M$1]&lt;=[.$B80];[.$G80]/[.$B80];0))" office:value-type="float" office:value="2.88" calcext:value-type="float">
              <text:p><text:s/>2,88 € </text:p>
            </table:table-cell>
            <table:table-cell table:style-name="ce191" table:formula="of:=IF([.$C80]=&quot;&quot;;&quot;&quot;;IF([.N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O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P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Q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R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S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T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U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V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W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X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Y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Z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AA$1]&lt;=[.$B80];[.$G80]/[.$B80];0))" office:value-type="float" office:value="0" calcext:value-type="float">
              <text:p><text:s/>- <text:s text:c="2"/>€ </text:p>
            </table:table-cell>
            <table:table-cell table:style-name="ce191" table:formula="of:=IF([.$C80]=&quot;&quot;;&quot;&quot;;IF([.AB$1]&lt;=[.$B80];[.$G80]/[.$B80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81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Robinet+passe paroi</text:p>
            </table:table-cell>
            <table:table-cell table:style-name="ce105" office:value-type="float" office:value="19.8" calcext:value-type="float">
              <text:p><text:s/>19,8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81]=&quot;&quot;;[.E81]=&quot;&quot;);0;[.D81]*[.E81])" office:value-type="float" office:value="19.8" calcext:value-type="float">
              <text:p><text:s/>20 € </text:p>
            </table:table-cell>
            <table:table-cell table:style-name="ce171" office:value-type="string" calcext:value-type="string">
              <text:p>https://www.leroymerlin.fr/v3/p/produits/raccord-droit-robinet-de-jardin-a-visser-laiton-f-15-x-21-pour-cuve-e179861</text:p>
            </table:table-cell>
            <table:table-cell table:style-name="ce192" table:formula="of:=IF([.$C81]=&quot;&quot;;&quot;&quot;;IF([.I$1]&lt;=[.$B81];[.$G81]/[.$B81];0))" office:value-type="float" office:value="3.96" calcext:value-type="float">
              <text:p><text:s/>3,96 € </text:p>
            </table:table-cell>
            <table:table-cell table:style-name="ce192" table:formula="of:=IF([.$C81]=&quot;&quot;;&quot;&quot;;IF([.J$1]&lt;=[.$B81];[.$G81]/[.$B81];0))" office:value-type="float" office:value="3.96" calcext:value-type="float">
              <text:p><text:s/>3,96 € </text:p>
            </table:table-cell>
            <table:table-cell table:style-name="ce192" table:formula="of:=IF([.$C81]=&quot;&quot;;&quot;&quot;;IF([.K$1]&lt;=[.$B81];[.$G81]/[.$B81];0))" office:value-type="float" office:value="3.96" calcext:value-type="float">
              <text:p><text:s/>3,96 € </text:p>
            </table:table-cell>
            <table:table-cell table:style-name="ce192" table:formula="of:=IF([.$C81]=&quot;&quot;;&quot;&quot;;IF([.L$1]&lt;=[.$B81];[.$G81]/[.$B81];0))" office:value-type="float" office:value="3.96" calcext:value-type="float">
              <text:p><text:s/>3,96 € </text:p>
            </table:table-cell>
            <table:table-cell table:style-name="ce192" table:formula="of:=IF([.$C81]=&quot;&quot;;&quot;&quot;;IF([.M$1]&lt;=[.$B81];[.$G81]/[.$B81];0))" office:value-type="float" office:value="3.96" calcext:value-type="float">
              <text:p><text:s/>3,96 € </text:p>
            </table:table-cell>
            <table:table-cell table:style-name="ce192" table:formula="of:=IF([.$C81]=&quot;&quot;;&quot;&quot;;IF([.N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O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P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Q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R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S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T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U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V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W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X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Y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Z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AA$1]&lt;=[.$B81];[.$G81]/[.$B81];0))" office:value-type="float" office:value="0" calcext:value-type="float">
              <text:p><text:s/>- <text:s text:c="2"/>€ </text:p>
            </table:table-cell>
            <table:table-cell table:style-name="ce192" table:formula="of:=IF([.$C81]=&quot;&quot;;&quot;&quot;;IF([.AB$1]&lt;=[.$B81];[.$G81]/[.$B81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13">
            <table:table-cell table:style-name="ce57" table:formula="of:=IF([.G82]=0;&quot;&quot;;&quot;.&quot;)" office:value-type="string" office:string-value="." calcext:value-type="string">
              <text:p>.</text:p>
            </table:table-cell>
            <table:table-cell table:style-name="ce73" office:value-type="string" calcext:value-type="string" table:number-columns-spanned="5" table:number-rows-spanned="1">
              <text:p>Partie bruleur</text:p>
            </table:table-cell>
            <table:covered-table-cell table:number-columns-repeated="4" table:style-name="ce73"/>
            <table:table-cell table:style-name="ce166" table:formula="of:=SUM([.G83:.G85])" office:value-type="float" office:value="38" calcext:value-type="float">
              <text:p><text:s/>38 € </text:p>
            </table:table-cell>
            <table:table-cell table:style-name="ce177"/>
            <table:table-cell table:style-name="ce189" table:formula="of:=SUM([.I83:.I85])" office:value-type="float" office:value="7.6" calcext:value-type="float">
              <text:p><text:s/>8 € </text:p>
            </table:table-cell>
            <table:table-cell table:style-name="ce202" table:formula="of:=SUM([.J83:.J85])" office:value-type="float" office:value="7.6" calcext:value-type="float">
              <text:p><text:s/>8 € </text:p>
            </table:table-cell>
            <table:table-cell table:style-name="ce202" table:formula="of:=SUM([.K83:.K85])" office:value-type="float" office:value="7.6" calcext:value-type="float">
              <text:p><text:s/>8 € </text:p>
            </table:table-cell>
            <table:table-cell table:style-name="ce202" table:formula="of:=SUM([.L83:.L85])" office:value-type="float" office:value="7.6" calcext:value-type="float">
              <text:p><text:s/>8 € </text:p>
            </table:table-cell>
            <table:table-cell table:style-name="ce202" table:formula="of:=SUM([.M83:.M85])" office:value-type="float" office:value="7.6" calcext:value-type="float">
              <text:p><text:s/>8 € </text:p>
            </table:table-cell>
            <table:table-cell table:style-name="ce202" table:formula="of:=SUM([.N83:.N85])" office:value-type="float" office:value="0" calcext:value-type="float">
              <text:p><text:s/>- <text:s text:c="2"/>€ </text:p>
            </table:table-cell>
            <table:table-cell table:style-name="ce202" table:formula="of:=SUM([.O83:.O85])" office:value-type="float" office:value="0" calcext:value-type="float">
              <text:p><text:s/>- <text:s text:c="2"/>€ </text:p>
            </table:table-cell>
            <table:table-cell table:style-name="ce202" table:formula="of:=SUM([.P83:.P85])" office:value-type="float" office:value="0" calcext:value-type="float">
              <text:p><text:s/>- <text:s text:c="2"/>€ </text:p>
            </table:table-cell>
            <table:table-cell table:style-name="ce202" table:formula="of:=SUM([.Q83:.Q85])" office:value-type="float" office:value="0" calcext:value-type="float">
              <text:p><text:s/>- <text:s text:c="2"/>€ </text:p>
            </table:table-cell>
            <table:table-cell table:style-name="ce202" table:formula="of:=SUM([.R83:.R85])" office:value-type="float" office:value="0" calcext:value-type="float">
              <text:p><text:s/>- <text:s text:c="2"/>€ </text:p>
            </table:table-cell>
            <table:table-cell table:style-name="ce202" table:formula="of:=SUM([.S83:.S85])" office:value-type="float" office:value="0" calcext:value-type="float">
              <text:p><text:s/>- <text:s text:c="2"/>€ </text:p>
            </table:table-cell>
            <table:table-cell table:style-name="ce202" table:formula="of:=SUM([.T83:.T85])" office:value-type="float" office:value="0" calcext:value-type="float">
              <text:p><text:s/>- <text:s text:c="2"/>€ </text:p>
            </table:table-cell>
            <table:table-cell table:style-name="ce202" table:formula="of:=SUM([.U83:.U85])" office:value-type="float" office:value="0" calcext:value-type="float">
              <text:p><text:s/>- <text:s text:c="2"/>€ </text:p>
            </table:table-cell>
            <table:table-cell table:style-name="ce202" table:formula="of:=SUM([.V83:.V85])" office:value-type="float" office:value="0" calcext:value-type="float">
              <text:p><text:s/>- <text:s text:c="2"/>€ </text:p>
            </table:table-cell>
            <table:table-cell table:style-name="ce202" table:formula="of:=SUM([.W83:.W85])" office:value-type="float" office:value="0" calcext:value-type="float">
              <text:p><text:s/>- <text:s text:c="2"/>€ </text:p>
            </table:table-cell>
            <table:table-cell table:style-name="ce202" table:formula="of:=SUM([.X83:.X85])" office:value-type="float" office:value="0" calcext:value-type="float">
              <text:p><text:s/>- <text:s text:c="2"/>€ </text:p>
            </table:table-cell>
            <table:table-cell table:style-name="ce202" table:formula="of:=SUM([.Y83:.Y85])" office:value-type="float" office:value="0" calcext:value-type="float">
              <text:p><text:s/>- <text:s text:c="2"/>€ </text:p>
            </table:table-cell>
            <table:table-cell table:style-name="ce202" table:formula="of:=SUM([.Z83:.Z85])" office:value-type="float" office:value="0" calcext:value-type="float">
              <text:p><text:s/>- <text:s text:c="2"/>€ </text:p>
            </table:table-cell>
            <table:table-cell table:style-name="ce202" table:formula="of:=SUM([.AA83:.AA85])" office:value-type="float" office:value="0" calcext:value-type="float">
              <text:p><text:s/>- <text:s text:c="2"/>€ </text:p>
            </table:table-cell>
            <table:table-cell table:style-name="ce202" table:formula="of:=SUM([.AB83:.AB85]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83]=0;&quot;&quot;;&quot;.&quot;)">
              <text:p/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Plaque de cuisson</text:p>
            </table:table-cell>
            <table:table-cell table:style-name="ce105" office:value-type="float" office:value="0" calcext:value-type="float">
              <text:p><text:s/>- <text:s text:c="2"/>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83]=&quot;&quot;;[.E83]=&quot;&quot;);0;[.D83]*[.E83])" office:value-type="float" office:value="0" calcext:value-type="float">
              <text:p><text:s/>- <text:s text:c="2"/>€ </text:p>
            </table:table-cell>
            <table:table-cell table:style-name="ce171" office:value-type="string" calcext:value-type="string">
              <text:p>?</text:p>
            </table:table-cell>
            <table:table-cell table:style-name="ce190" table:formula="of:=IF([.$C83]=&quot;&quot;;&quot;&quot;;IF([.I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J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K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L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M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N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O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P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Q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R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S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T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U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V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W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X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Y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Z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AA$1]&lt;=[.$B83];[.$G83]/[.$B83];0))" office:value-type="float" office:value="0" calcext:value-type="float">
              <text:p><text:s/>- <text:s text:c="2"/>€ </text:p>
            </table:table-cell>
            <table:table-cell table:style-name="ce190" table:formula="of:=IF([.$C83]=&quot;&quot;;&quot;&quot;;IF([.AB$1]&lt;=[.$B83];[.$G83]/[.$B83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84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Manomètre***</text:p>
            </table:table-cell>
            <table:table-cell table:style-name="ce105" office:value-type="float" office:value="34.5" calcext:value-type="float">
              <text:p><text:s/>34,5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84]=&quot;&quot;;[.E84]=&quot;&quot;);0;[.D84]*[.E84])" office:value-type="float" office:value="34.5" calcext:value-type="float">
              <text:p><text:s/>35 € </text:p>
            </table:table-cell>
            <table:table-cell table:style-name="ce171" office:value-type="string" calcext:value-type="string">
              <text:p>https://www.castorama.fr/reducteur-de-pression-20x27-manometre/3540737812912_CAFR.prd?&amp;pid=%7c305250579545&amp;gclid=CjwKCAjwmKLzBRBeEiwACCVihlJSrkBwFPIuTETJipl--GbPxerZpJOfXcg9JuDFuD_SWrUoBlj3JxoCYacQAvD_BwE&amp;gclsrc=aw.ds</text:p>
            </table:table-cell>
            <table:table-cell table:style-name="ce191" table:formula="of:=IF([.$C84]=&quot;&quot;;&quot;&quot;;IF([.I$1]&lt;=[.$B84];[.$G84]/[.$B84];0))" office:value-type="float" office:value="6.9" calcext:value-type="float">
              <text:p><text:s/>6,90 € </text:p>
            </table:table-cell>
            <table:table-cell table:style-name="ce191" table:formula="of:=IF([.$C84]=&quot;&quot;;&quot;&quot;;IF([.J$1]&lt;=[.$B84];[.$G84]/[.$B84];0))" office:value-type="float" office:value="6.9" calcext:value-type="float">
              <text:p><text:s/>6,90 € </text:p>
            </table:table-cell>
            <table:table-cell table:style-name="ce191" table:formula="of:=IF([.$C84]=&quot;&quot;;&quot;&quot;;IF([.K$1]&lt;=[.$B84];[.$G84]/[.$B84];0))" office:value-type="float" office:value="6.9" calcext:value-type="float">
              <text:p><text:s/>6,90 € </text:p>
            </table:table-cell>
            <table:table-cell table:style-name="ce191" table:formula="of:=IF([.$C84]=&quot;&quot;;&quot;&quot;;IF([.L$1]&lt;=[.$B84];[.$G84]/[.$B84];0))" office:value-type="float" office:value="6.9" calcext:value-type="float">
              <text:p><text:s/>6,90 € </text:p>
            </table:table-cell>
            <table:table-cell table:style-name="ce191" table:formula="of:=IF([.$C84]=&quot;&quot;;&quot;&quot;;IF([.M$1]&lt;=[.$B84];[.$G84]/[.$B84];0))" office:value-type="float" office:value="6.9" calcext:value-type="float">
              <text:p><text:s/>6,90 € </text:p>
            </table:table-cell>
            <table:table-cell table:style-name="ce191" table:formula="of:=IF([.$C84]=&quot;&quot;;&quot;&quot;;IF([.N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O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P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Q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R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S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T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U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V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W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X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Y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Z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AA$1]&lt;=[.$B84];[.$G84]/[.$B84];0))" office:value-type="float" office:value="0" calcext:value-type="float">
              <text:p><text:s/>- <text:s text:c="2"/>€ </text:p>
            </table:table-cell>
            <table:table-cell table:style-name="ce191" table:formula="of:=IF([.$C84]=&quot;&quot;;&quot;&quot;;IF([.AB$1]&lt;=[.$B84];[.$G84]/[.$B84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85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Mamelon double male- 20*27mm/15*21mm</text:p>
            </table:table-cell>
            <table:table-cell table:style-name="ce105" office:value-type="float" office:value="3.5" calcext:value-type="float">
              <text:p><text:s/>3,5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85]=&quot;&quot;;[.E85]=&quot;&quot;);0;[.D85]*[.E85])" office:value-type="float" office:value="3.5" calcext:value-type="float">
              <text:p><text:s/>4 € </text:p>
            </table:table-cell>
            <table:table-cell table:style-name="ce171" office:value-type="string" calcext:value-type="string">
              <text:p>https://www.leroymerlin.fr/produits/chauffage-plomberie/circuit-alimentation-en-eau/tube-et-raccord-alimentation/raccord-alimentation/lot-de-2-mamelons-reduits-a-visser-laiton-m-15-x-21-pour-tube-en-cuivre-65814406.html</text:p>
            </table:table-cell>
            <table:table-cell table:style-name="ce192" table:formula="of:=IF([.$C85]=&quot;&quot;;&quot;&quot;;IF([.I$1]&lt;=[.$B85];[.$G85]/[.$B85];0))" office:value-type="float" office:value="0.7" calcext:value-type="float">
              <text:p><text:s/>0,70 € </text:p>
            </table:table-cell>
            <table:table-cell table:style-name="ce192" table:formula="of:=IF([.$C85]=&quot;&quot;;&quot;&quot;;IF([.J$1]&lt;=[.$B85];[.$G85]/[.$B85];0))" office:value-type="float" office:value="0.7" calcext:value-type="float">
              <text:p><text:s/>0,70 € </text:p>
            </table:table-cell>
            <table:table-cell table:style-name="ce192" table:formula="of:=IF([.$C85]=&quot;&quot;;&quot;&quot;;IF([.K$1]&lt;=[.$B85];[.$G85]/[.$B85];0))" office:value-type="float" office:value="0.7" calcext:value-type="float">
              <text:p><text:s/>0,70 € </text:p>
            </table:table-cell>
            <table:table-cell table:style-name="ce192" table:formula="of:=IF([.$C85]=&quot;&quot;;&quot;&quot;;IF([.L$1]&lt;=[.$B85];[.$G85]/[.$B85];0))" office:value-type="float" office:value="0.7" calcext:value-type="float">
              <text:p><text:s/>0,70 € </text:p>
            </table:table-cell>
            <table:table-cell table:style-name="ce192" table:formula="of:=IF([.$C85]=&quot;&quot;;&quot;&quot;;IF([.M$1]&lt;=[.$B85];[.$G85]/[.$B85];0))" office:value-type="float" office:value="0.7" calcext:value-type="float">
              <text:p><text:s/>0,70 € </text:p>
            </table:table-cell>
            <table:table-cell table:style-name="ce192" table:formula="of:=IF([.$C85]=&quot;&quot;;&quot;&quot;;IF([.N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O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P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Q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R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S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T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U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V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W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X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Y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Z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AA$1]&lt;=[.$B85];[.$G85]/[.$B85];0))" office:value-type="float" office:value="0" calcext:value-type="float">
              <text:p><text:s/>- <text:s text:c="2"/>€ </text:p>
            </table:table-cell>
            <table:table-cell table:style-name="ce192" table:formula="of:=IF([.$C85]=&quot;&quot;;&quot;&quot;;IF([.AB$1]&lt;=[.$B85];[.$G85]/[.$B85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13">
            <table:table-cell table:style-name="ce57" table:formula="of:=IF([.G86]=0;&quot;&quot;;&quot;.&quot;)" office:value-type="string" office:string-value="." calcext:value-type="string">
              <text:p>.</text:p>
            </table:table-cell>
            <table:table-cell table:style-name="ce73" office:value-type="string" calcext:value-type="string" table:number-columns-spanned="5" table:number-rows-spanned="1">
              <text:p>Autres</text:p>
            </table:table-cell>
            <table:covered-table-cell table:number-columns-repeated="4" table:style-name="ce73"/>
            <table:table-cell table:style-name="ce166" table:formula="of:=SUM([.G87:.G96])" office:value-type="float" office:value="2" calcext:value-type="float">
              <text:p><text:s/>2 € </text:p>
            </table:table-cell>
            <table:table-cell table:style-name="ce177"/>
            <table:table-cell table:style-name="ce189" table:formula="of:=SUM([.I87:.I96])" office:value-type="float" office:value="0.4" calcext:value-type="float">
              <text:p><text:s/>0 € </text:p>
            </table:table-cell>
            <table:table-cell table:style-name="ce202" table:formula="of:=SUM([.J87:.J96])" office:value-type="float" office:value="0.4" calcext:value-type="float">
              <text:p><text:s/>0 € </text:p>
            </table:table-cell>
            <table:table-cell table:style-name="ce202" table:formula="of:=SUM([.K87:.K96])" office:value-type="float" office:value="0.4" calcext:value-type="float">
              <text:p><text:s/>0 € </text:p>
            </table:table-cell>
            <table:table-cell table:style-name="ce202" table:formula="of:=SUM([.L87:.L96])" office:value-type="float" office:value="0.4" calcext:value-type="float">
              <text:p><text:s/>0 € </text:p>
            </table:table-cell>
            <table:table-cell table:style-name="ce202" table:formula="of:=SUM([.M87:.M96])" office:value-type="float" office:value="0.4" calcext:value-type="float">
              <text:p><text:s/>0 € </text:p>
            </table:table-cell>
            <table:table-cell table:style-name="ce202" table:formula="of:=SUM([.N87:.N96])" office:value-type="float" office:value="0" calcext:value-type="float">
              <text:p><text:s/>- <text:s text:c="2"/>€ </text:p>
            </table:table-cell>
            <table:table-cell table:style-name="ce202" table:formula="of:=SUM([.O87:.O96])" office:value-type="float" office:value="0" calcext:value-type="float">
              <text:p><text:s/>- <text:s text:c="2"/>€ </text:p>
            </table:table-cell>
            <table:table-cell table:style-name="ce202" table:formula="of:=SUM([.P87:.P96])" office:value-type="float" office:value="0" calcext:value-type="float">
              <text:p><text:s/>- <text:s text:c="2"/>€ </text:p>
            </table:table-cell>
            <table:table-cell table:style-name="ce202" table:formula="of:=SUM([.Q87:.Q96])" office:value-type="float" office:value="0" calcext:value-type="float">
              <text:p><text:s/>- <text:s text:c="2"/>€ </text:p>
            </table:table-cell>
            <table:table-cell table:style-name="ce202" table:formula="of:=SUM([.R87:.R96])" office:value-type="float" office:value="0" calcext:value-type="float">
              <text:p><text:s/>- <text:s text:c="2"/>€ </text:p>
            </table:table-cell>
            <table:table-cell table:style-name="ce202" table:formula="of:=SUM([.S87:.S96])" office:value-type="float" office:value="0" calcext:value-type="float">
              <text:p><text:s/>- <text:s text:c="2"/>€ </text:p>
            </table:table-cell>
            <table:table-cell table:style-name="ce202" table:formula="of:=SUM([.T87:.T96])" office:value-type="float" office:value="0" calcext:value-type="float">
              <text:p><text:s/>- <text:s text:c="2"/>€ </text:p>
            </table:table-cell>
            <table:table-cell table:style-name="ce202" table:formula="of:=SUM([.U87:.U96])" office:value-type="float" office:value="0" calcext:value-type="float">
              <text:p><text:s/>- <text:s text:c="2"/>€ </text:p>
            </table:table-cell>
            <table:table-cell table:style-name="ce202" table:formula="of:=SUM([.V87:.V96])" office:value-type="float" office:value="0" calcext:value-type="float">
              <text:p><text:s/>- <text:s text:c="2"/>€ </text:p>
            </table:table-cell>
            <table:table-cell table:style-name="ce202" table:formula="of:=SUM([.W87:.W96])" office:value-type="float" office:value="0" calcext:value-type="float">
              <text:p><text:s/>- <text:s text:c="2"/>€ </text:p>
            </table:table-cell>
            <table:table-cell table:style-name="ce202" table:formula="of:=SUM([.X87:.X96])" office:value-type="float" office:value="0" calcext:value-type="float">
              <text:p><text:s/>- <text:s text:c="2"/>€ </text:p>
            </table:table-cell>
            <table:table-cell table:style-name="ce202" table:formula="of:=SUM([.Y87:.Y96])" office:value-type="float" office:value="0" calcext:value-type="float">
              <text:p><text:s/>- <text:s text:c="2"/>€ </text:p>
            </table:table-cell>
            <table:table-cell table:style-name="ce202" table:formula="of:=SUM([.Z87:.Z96])" office:value-type="float" office:value="0" calcext:value-type="float">
              <text:p><text:s/>- <text:s text:c="2"/>€ </text:p>
            </table:table-cell>
            <table:table-cell table:style-name="ce202" table:formula="of:=SUM([.AA87:.AA96])" office:value-type="float" office:value="0" calcext:value-type="float">
              <text:p><text:s/>- <text:s text:c="2"/>€ </text:p>
            </table:table-cell>
            <table:table-cell table:style-name="ce202" table:formula="of:=SUM([.AB87:.AB96]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87]=0;&quot;&quot;;&quot;.&quot;)" office:value-type="string" office:string-value="." calcext:value-type="string">
              <text:p>.</text:p>
            </table:table-cell>
            <table:table-cell table:style-name="ce75" table:content-validation-name="val2" office:value-type="float" office:value="5" calcext:value-type="float">
              <text:p>5 ans</text:p>
            </table:table-cell>
            <table:table-cell table:style-name="ce84" office:value-type="string" calcext:value-type="string">
              <text:p>Lot de joints plan</text:p>
            </table:table-cell>
            <table:table-cell table:style-name="ce105" office:value-type="float" office:value="2" calcext:value-type="float">
              <text:p><text:s/>2,00 € </text:p>
            </table:table-cell>
            <table:table-cell table:style-name="ce121" office:value-type="float" office:value="1" calcext:value-type="float">
              <text:p>1</text:p>
            </table:table-cell>
            <table:table-cell table:style-name="ce145" office:value-type="string" calcext:value-type="string">
              <text:p>-</text:p>
            </table:table-cell>
            <table:table-cell table:style-name="ce158" table:formula="of:=IF(OR([.D87]=&quot;&quot;;[.E87]=&quot;&quot;);0;[.D87]*[.E87])" office:value-type="float" office:value="2" calcext:value-type="float">
              <text:p><text:s/>2 € </text:p>
            </table:table-cell>
            <table:table-cell table:style-name="ce171" office:value-type="string" calcext:value-type="string">
              <text:p>https://www.leroymerlin.fr/v3/p/produits/lot-de-10-joints-caoutchouc-12-17-mm-comap-e8670</text:p>
            </table:table-cell>
            <table:table-cell table:style-name="ce190" table:formula="of:=IF([.$C87]=&quot;&quot;;&quot;&quot;;IF([.I$1]&lt;=[.$B87];[.$G87]/[.$B87];0))" office:value-type="float" office:value="0.4" calcext:value-type="float">
              <text:p><text:s/>0,40 € </text:p>
            </table:table-cell>
            <table:table-cell table:style-name="ce190" table:formula="of:=IF([.$C87]=&quot;&quot;;&quot;&quot;;IF([.J$1]&lt;=[.$B87];[.$G87]/[.$B87];0))" office:value-type="float" office:value="0.4" calcext:value-type="float">
              <text:p><text:s/>0,40 € </text:p>
            </table:table-cell>
            <table:table-cell table:style-name="ce190" table:formula="of:=IF([.$C87]=&quot;&quot;;&quot;&quot;;IF([.K$1]&lt;=[.$B87];[.$G87]/[.$B87];0))" office:value-type="float" office:value="0.4" calcext:value-type="float">
              <text:p><text:s/>0,40 € </text:p>
            </table:table-cell>
            <table:table-cell table:style-name="ce190" table:formula="of:=IF([.$C87]=&quot;&quot;;&quot;&quot;;IF([.L$1]&lt;=[.$B87];[.$G87]/[.$B87];0))" office:value-type="float" office:value="0.4" calcext:value-type="float">
              <text:p><text:s/>0,40 € </text:p>
            </table:table-cell>
            <table:table-cell table:style-name="ce190" table:formula="of:=IF([.$C87]=&quot;&quot;;&quot;&quot;;IF([.M$1]&lt;=[.$B87];[.$G87]/[.$B87];0))" office:value-type="float" office:value="0.4" calcext:value-type="float">
              <text:p><text:s/>0,40 € </text:p>
            </table:table-cell>
            <table:table-cell table:style-name="ce190" table:formula="of:=IF([.$C87]=&quot;&quot;;&quot;&quot;;IF([.N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O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P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Q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R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S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T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U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V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W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X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Y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Z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AA$1]&lt;=[.$B87];[.$G87]/[.$B87];0))" office:value-type="float" office:value="0" calcext:value-type="float">
              <text:p><text:s/>- <text:s text:c="2"/>€ </text:p>
            </table:table-cell>
            <table:table-cell table:style-name="ce190" table:formula="of:=IF([.$C87]=&quot;&quot;;&quot;&quot;;IF([.AB$1]&lt;=[.$B87];[.$G87]/[.$B87];0)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7">
            <table:table-cell table:style-name="ce57" table:formula="of:=IF([.G88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88]=&quot;&quot;;[.E88]=&quot;&quot;);0;[.D88]*[.E88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88]=&quot;&quot;;&quot;&quot;;IF([.I$1]&lt;=[.$B88];[.$G88]/[.$B88];0))">
              <text:p><text:s/></text:p>
            </table:table-cell>
            <table:table-cell table:style-name="ce191" table:formula="of:=IF([.$C88]=&quot;&quot;;&quot;&quot;;IF([.J$1]&lt;=[.$B88];[.$G88]/[.$B88];0))">
              <text:p><text:s/></text:p>
            </table:table-cell>
            <table:table-cell table:style-name="ce191" table:formula="of:=IF([.$C88]=&quot;&quot;;&quot;&quot;;IF([.K$1]&lt;=[.$B88];[.$G88]/[.$B88];0))">
              <text:p><text:s/></text:p>
            </table:table-cell>
            <table:table-cell table:style-name="ce191" table:formula="of:=IF([.$C88]=&quot;&quot;;&quot;&quot;;IF([.L$1]&lt;=[.$B88];[.$G88]/[.$B88];0))">
              <text:p><text:s/></text:p>
            </table:table-cell>
            <table:table-cell table:style-name="ce191" table:formula="of:=IF([.$C88]=&quot;&quot;;&quot;&quot;;IF([.M$1]&lt;=[.$B88];[.$G88]/[.$B88];0))">
              <text:p><text:s/></text:p>
            </table:table-cell>
            <table:table-cell table:style-name="ce191" table:formula="of:=IF([.$C88]=&quot;&quot;;&quot;&quot;;IF([.N$1]&lt;=[.$B88];[.$G88]/[.$B88];0))">
              <text:p><text:s/></text:p>
            </table:table-cell>
            <table:table-cell table:style-name="ce191" table:formula="of:=IF([.$C88]=&quot;&quot;;&quot;&quot;;IF([.O$1]&lt;=[.$B88];[.$G88]/[.$B88];0))">
              <text:p><text:s/></text:p>
            </table:table-cell>
            <table:table-cell table:style-name="ce191" table:formula="of:=IF([.$C88]=&quot;&quot;;&quot;&quot;;IF([.P$1]&lt;=[.$B88];[.$G88]/[.$B88];0))">
              <text:p><text:s/></text:p>
            </table:table-cell>
            <table:table-cell table:style-name="ce191" table:formula="of:=IF([.$C88]=&quot;&quot;;&quot;&quot;;IF([.Q$1]&lt;=[.$B88];[.$G88]/[.$B88];0))">
              <text:p><text:s/></text:p>
            </table:table-cell>
            <table:table-cell table:style-name="ce191" table:formula="of:=IF([.$C88]=&quot;&quot;;&quot;&quot;;IF([.R$1]&lt;=[.$B88];[.$G88]/[.$B88];0))">
              <text:p><text:s/></text:p>
            </table:table-cell>
            <table:table-cell table:style-name="ce191" table:formula="of:=IF([.$C88]=&quot;&quot;;&quot;&quot;;IF([.S$1]&lt;=[.$B88];[.$G88]/[.$B88];0))">
              <text:p><text:s/></text:p>
            </table:table-cell>
            <table:table-cell table:style-name="ce191" table:formula="of:=IF([.$C88]=&quot;&quot;;&quot;&quot;;IF([.T$1]&lt;=[.$B88];[.$G88]/[.$B88];0))">
              <text:p><text:s/></text:p>
            </table:table-cell>
            <table:table-cell table:style-name="ce191" table:formula="of:=IF([.$C88]=&quot;&quot;;&quot;&quot;;IF([.U$1]&lt;=[.$B88];[.$G88]/[.$B88];0))">
              <text:p><text:s/></text:p>
            </table:table-cell>
            <table:table-cell table:style-name="ce191" table:formula="of:=IF([.$C88]=&quot;&quot;;&quot;&quot;;IF([.V$1]&lt;=[.$B88];[.$G88]/[.$B88];0))">
              <text:p><text:s/></text:p>
            </table:table-cell>
            <table:table-cell table:style-name="ce191" table:formula="of:=IF([.$C88]=&quot;&quot;;&quot;&quot;;IF([.W$1]&lt;=[.$B88];[.$G88]/[.$B88];0))">
              <text:p><text:s/></text:p>
            </table:table-cell>
            <table:table-cell table:style-name="ce191" table:formula="of:=IF([.$C88]=&quot;&quot;;&quot;&quot;;IF([.X$1]&lt;=[.$B88];[.$G88]/[.$B88];0))">
              <text:p><text:s/></text:p>
            </table:table-cell>
            <table:table-cell table:style-name="ce191" table:formula="of:=IF([.$C88]=&quot;&quot;;&quot;&quot;;IF([.Y$1]&lt;=[.$B88];[.$G88]/[.$B88];0))">
              <text:p><text:s/></text:p>
            </table:table-cell>
            <table:table-cell table:style-name="ce191" table:formula="of:=IF([.$C88]=&quot;&quot;;&quot;&quot;;IF([.Z$1]&lt;=[.$B88];[.$G88]/[.$B88];0))">
              <text:p><text:s/></text:p>
            </table:table-cell>
            <table:table-cell table:style-name="ce191" table:formula="of:=IF([.$C88]=&quot;&quot;;&quot;&quot;;IF([.AA$1]&lt;=[.$B88];[.$G88]/[.$B88];0))">
              <text:p><text:s/></text:p>
            </table:table-cell>
            <table:table-cell table:style-name="ce191" table:formula="of:=IF([.$C88]=&quot;&quot;;&quot;&quot;;IF([.AB$1]&lt;=[.$B88];[.$G88]/[.$B88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89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89]=&quot;&quot;;[.E89]=&quot;&quot;);0;[.D89]*[.E89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89]=&quot;&quot;;&quot;&quot;;IF([.I$1]&lt;=[.$B89];[.$G89]/[.$B89];0))">
              <text:p><text:s/></text:p>
            </table:table-cell>
            <table:table-cell table:style-name="ce191" table:formula="of:=IF([.$C89]=&quot;&quot;;&quot;&quot;;IF([.J$1]&lt;=[.$B89];[.$G89]/[.$B89];0))">
              <text:p><text:s/></text:p>
            </table:table-cell>
            <table:table-cell table:style-name="ce191" table:formula="of:=IF([.$C89]=&quot;&quot;;&quot;&quot;;IF([.K$1]&lt;=[.$B89];[.$G89]/[.$B89];0))">
              <text:p><text:s/></text:p>
            </table:table-cell>
            <table:table-cell table:style-name="ce191" table:formula="of:=IF([.$C89]=&quot;&quot;;&quot;&quot;;IF([.L$1]&lt;=[.$B89];[.$G89]/[.$B89];0))">
              <text:p><text:s/></text:p>
            </table:table-cell>
            <table:table-cell table:style-name="ce191" table:formula="of:=IF([.$C89]=&quot;&quot;;&quot;&quot;;IF([.M$1]&lt;=[.$B89];[.$G89]/[.$B89];0))">
              <text:p><text:s/></text:p>
            </table:table-cell>
            <table:table-cell table:style-name="ce191" table:formula="of:=IF([.$C89]=&quot;&quot;;&quot;&quot;;IF([.N$1]&lt;=[.$B89];[.$G89]/[.$B89];0))">
              <text:p><text:s/></text:p>
            </table:table-cell>
            <table:table-cell table:style-name="ce191" table:formula="of:=IF([.$C89]=&quot;&quot;;&quot;&quot;;IF([.O$1]&lt;=[.$B89];[.$G89]/[.$B89];0))">
              <text:p><text:s/></text:p>
            </table:table-cell>
            <table:table-cell table:style-name="ce191" table:formula="of:=IF([.$C89]=&quot;&quot;;&quot;&quot;;IF([.P$1]&lt;=[.$B89];[.$G89]/[.$B89];0))">
              <text:p><text:s/></text:p>
            </table:table-cell>
            <table:table-cell table:style-name="ce191" table:formula="of:=IF([.$C89]=&quot;&quot;;&quot;&quot;;IF([.Q$1]&lt;=[.$B89];[.$G89]/[.$B89];0))">
              <text:p><text:s/></text:p>
            </table:table-cell>
            <table:table-cell table:style-name="ce191" table:formula="of:=IF([.$C89]=&quot;&quot;;&quot;&quot;;IF([.R$1]&lt;=[.$B89];[.$G89]/[.$B89];0))">
              <text:p><text:s/></text:p>
            </table:table-cell>
            <table:table-cell table:style-name="ce191" table:formula="of:=IF([.$C89]=&quot;&quot;;&quot;&quot;;IF([.S$1]&lt;=[.$B89];[.$G89]/[.$B89];0))">
              <text:p><text:s/></text:p>
            </table:table-cell>
            <table:table-cell table:style-name="ce191" table:formula="of:=IF([.$C89]=&quot;&quot;;&quot;&quot;;IF([.T$1]&lt;=[.$B89];[.$G89]/[.$B89];0))">
              <text:p><text:s/></text:p>
            </table:table-cell>
            <table:table-cell table:style-name="ce191" table:formula="of:=IF([.$C89]=&quot;&quot;;&quot;&quot;;IF([.U$1]&lt;=[.$B89];[.$G89]/[.$B89];0))">
              <text:p><text:s/></text:p>
            </table:table-cell>
            <table:table-cell table:style-name="ce191" table:formula="of:=IF([.$C89]=&quot;&quot;;&quot;&quot;;IF([.V$1]&lt;=[.$B89];[.$G89]/[.$B89];0))">
              <text:p><text:s/></text:p>
            </table:table-cell>
            <table:table-cell table:style-name="ce191" table:formula="of:=IF([.$C89]=&quot;&quot;;&quot;&quot;;IF([.W$1]&lt;=[.$B89];[.$G89]/[.$B89];0))">
              <text:p><text:s/></text:p>
            </table:table-cell>
            <table:table-cell table:style-name="ce191" table:formula="of:=IF([.$C89]=&quot;&quot;;&quot;&quot;;IF([.X$1]&lt;=[.$B89];[.$G89]/[.$B89];0))">
              <text:p><text:s/></text:p>
            </table:table-cell>
            <table:table-cell table:style-name="ce191" table:formula="of:=IF([.$C89]=&quot;&quot;;&quot;&quot;;IF([.Y$1]&lt;=[.$B89];[.$G89]/[.$B89];0))">
              <text:p><text:s/></text:p>
            </table:table-cell>
            <table:table-cell table:style-name="ce191" table:formula="of:=IF([.$C89]=&quot;&quot;;&quot;&quot;;IF([.Z$1]&lt;=[.$B89];[.$G89]/[.$B89];0))">
              <text:p><text:s/></text:p>
            </table:table-cell>
            <table:table-cell table:style-name="ce191" table:formula="of:=IF([.$C89]=&quot;&quot;;&quot;&quot;;IF([.AA$1]&lt;=[.$B89];[.$G89]/[.$B89];0))">
              <text:p><text:s/></text:p>
            </table:table-cell>
            <table:table-cell table:style-name="ce191" table:formula="of:=IF([.$C89]=&quot;&quot;;&quot;&quot;;IF([.AB$1]&lt;=[.$B89];[.$G89]/[.$B89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0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90]=&quot;&quot;;[.E90]=&quot;&quot;);0;[.D90]*[.E90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90]=&quot;&quot;;&quot;&quot;;IF([.I$1]&lt;=[.$B90];[.$G90]/[.$B90];0))">
              <text:p><text:s/></text:p>
            </table:table-cell>
            <table:table-cell table:style-name="ce191" table:formula="of:=IF([.$C90]=&quot;&quot;;&quot;&quot;;IF([.J$1]&lt;=[.$B90];[.$G90]/[.$B90];0))">
              <text:p><text:s/></text:p>
            </table:table-cell>
            <table:table-cell table:style-name="ce191" table:formula="of:=IF([.$C90]=&quot;&quot;;&quot;&quot;;IF([.K$1]&lt;=[.$B90];[.$G90]/[.$B90];0))">
              <text:p><text:s/></text:p>
            </table:table-cell>
            <table:table-cell table:style-name="ce191" table:formula="of:=IF([.$C90]=&quot;&quot;;&quot;&quot;;IF([.L$1]&lt;=[.$B90];[.$G90]/[.$B90];0))">
              <text:p><text:s/></text:p>
            </table:table-cell>
            <table:table-cell table:style-name="ce191" table:formula="of:=IF([.$C90]=&quot;&quot;;&quot;&quot;;IF([.M$1]&lt;=[.$B90];[.$G90]/[.$B90];0))">
              <text:p><text:s/></text:p>
            </table:table-cell>
            <table:table-cell table:style-name="ce191" table:formula="of:=IF([.$C90]=&quot;&quot;;&quot;&quot;;IF([.N$1]&lt;=[.$B90];[.$G90]/[.$B90];0))">
              <text:p><text:s/></text:p>
            </table:table-cell>
            <table:table-cell table:style-name="ce191" table:formula="of:=IF([.$C90]=&quot;&quot;;&quot;&quot;;IF([.O$1]&lt;=[.$B90];[.$G90]/[.$B90];0))">
              <text:p><text:s/></text:p>
            </table:table-cell>
            <table:table-cell table:style-name="ce191" table:formula="of:=IF([.$C90]=&quot;&quot;;&quot;&quot;;IF([.P$1]&lt;=[.$B90];[.$G90]/[.$B90];0))">
              <text:p><text:s/></text:p>
            </table:table-cell>
            <table:table-cell table:style-name="ce191" table:formula="of:=IF([.$C90]=&quot;&quot;;&quot;&quot;;IF([.Q$1]&lt;=[.$B90];[.$G90]/[.$B90];0))">
              <text:p><text:s/></text:p>
            </table:table-cell>
            <table:table-cell table:style-name="ce191" table:formula="of:=IF([.$C90]=&quot;&quot;;&quot;&quot;;IF([.R$1]&lt;=[.$B90];[.$G90]/[.$B90];0))">
              <text:p><text:s/></text:p>
            </table:table-cell>
            <table:table-cell table:style-name="ce191" table:formula="of:=IF([.$C90]=&quot;&quot;;&quot;&quot;;IF([.S$1]&lt;=[.$B90];[.$G90]/[.$B90];0))">
              <text:p><text:s/></text:p>
            </table:table-cell>
            <table:table-cell table:style-name="ce191" table:formula="of:=IF([.$C90]=&quot;&quot;;&quot;&quot;;IF([.T$1]&lt;=[.$B90];[.$G90]/[.$B90];0))">
              <text:p><text:s/></text:p>
            </table:table-cell>
            <table:table-cell table:style-name="ce191" table:formula="of:=IF([.$C90]=&quot;&quot;;&quot;&quot;;IF([.U$1]&lt;=[.$B90];[.$G90]/[.$B90];0))">
              <text:p><text:s/></text:p>
            </table:table-cell>
            <table:table-cell table:style-name="ce191" table:formula="of:=IF([.$C90]=&quot;&quot;;&quot;&quot;;IF([.V$1]&lt;=[.$B90];[.$G90]/[.$B90];0))">
              <text:p><text:s/></text:p>
            </table:table-cell>
            <table:table-cell table:style-name="ce191" table:formula="of:=IF([.$C90]=&quot;&quot;;&quot;&quot;;IF([.W$1]&lt;=[.$B90];[.$G90]/[.$B90];0))">
              <text:p><text:s/></text:p>
            </table:table-cell>
            <table:table-cell table:style-name="ce191" table:formula="of:=IF([.$C90]=&quot;&quot;;&quot;&quot;;IF([.X$1]&lt;=[.$B90];[.$G90]/[.$B90];0))">
              <text:p><text:s/></text:p>
            </table:table-cell>
            <table:table-cell table:style-name="ce191" table:formula="of:=IF([.$C90]=&quot;&quot;;&quot;&quot;;IF([.Y$1]&lt;=[.$B90];[.$G90]/[.$B90];0))">
              <text:p><text:s/></text:p>
            </table:table-cell>
            <table:table-cell table:style-name="ce191" table:formula="of:=IF([.$C90]=&quot;&quot;;&quot;&quot;;IF([.Z$1]&lt;=[.$B90];[.$G90]/[.$B90];0))">
              <text:p><text:s/></text:p>
            </table:table-cell>
            <table:table-cell table:style-name="ce191" table:formula="of:=IF([.$C90]=&quot;&quot;;&quot;&quot;;IF([.AA$1]&lt;=[.$B90];[.$G90]/[.$B90];0))">
              <text:p><text:s/></text:p>
            </table:table-cell>
            <table:table-cell table:style-name="ce191" table:formula="of:=IF([.$C90]=&quot;&quot;;&quot;&quot;;IF([.AB$1]&lt;=[.$B90];[.$G90]/[.$B90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1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91]=&quot;&quot;;[.E91]=&quot;&quot;);0;[.D91]*[.E91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91]=&quot;&quot;;&quot;&quot;;IF([.I$1]&lt;=[.$B91];[.$G91]/[.$B91];0))">
              <text:p><text:s/></text:p>
            </table:table-cell>
            <table:table-cell table:style-name="ce191" table:formula="of:=IF([.$C91]=&quot;&quot;;&quot;&quot;;IF([.J$1]&lt;=[.$B91];[.$G91]/[.$B91];0))">
              <text:p><text:s/></text:p>
            </table:table-cell>
            <table:table-cell table:style-name="ce191" table:formula="of:=IF([.$C91]=&quot;&quot;;&quot;&quot;;IF([.K$1]&lt;=[.$B91];[.$G91]/[.$B91];0))">
              <text:p><text:s/></text:p>
            </table:table-cell>
            <table:table-cell table:style-name="ce191" table:formula="of:=IF([.$C91]=&quot;&quot;;&quot;&quot;;IF([.L$1]&lt;=[.$B91];[.$G91]/[.$B91];0))">
              <text:p><text:s/></text:p>
            </table:table-cell>
            <table:table-cell table:style-name="ce191" table:formula="of:=IF([.$C91]=&quot;&quot;;&quot;&quot;;IF([.M$1]&lt;=[.$B91];[.$G91]/[.$B91];0))">
              <text:p><text:s/></text:p>
            </table:table-cell>
            <table:table-cell table:style-name="ce191" table:formula="of:=IF([.$C91]=&quot;&quot;;&quot;&quot;;IF([.N$1]&lt;=[.$B91];[.$G91]/[.$B91];0))">
              <text:p><text:s/></text:p>
            </table:table-cell>
            <table:table-cell table:style-name="ce191" table:formula="of:=IF([.$C91]=&quot;&quot;;&quot;&quot;;IF([.O$1]&lt;=[.$B91];[.$G91]/[.$B91];0))">
              <text:p><text:s/></text:p>
            </table:table-cell>
            <table:table-cell table:style-name="ce191" table:formula="of:=IF([.$C91]=&quot;&quot;;&quot;&quot;;IF([.P$1]&lt;=[.$B91];[.$G91]/[.$B91];0))">
              <text:p><text:s/></text:p>
            </table:table-cell>
            <table:table-cell table:style-name="ce191" table:formula="of:=IF([.$C91]=&quot;&quot;;&quot;&quot;;IF([.Q$1]&lt;=[.$B91];[.$G91]/[.$B91];0))">
              <text:p><text:s/></text:p>
            </table:table-cell>
            <table:table-cell table:style-name="ce191" table:formula="of:=IF([.$C91]=&quot;&quot;;&quot;&quot;;IF([.R$1]&lt;=[.$B91];[.$G91]/[.$B91];0))">
              <text:p><text:s/></text:p>
            </table:table-cell>
            <table:table-cell table:style-name="ce191" table:formula="of:=IF([.$C91]=&quot;&quot;;&quot;&quot;;IF([.S$1]&lt;=[.$B91];[.$G91]/[.$B91];0))">
              <text:p><text:s/></text:p>
            </table:table-cell>
            <table:table-cell table:style-name="ce191" table:formula="of:=IF([.$C91]=&quot;&quot;;&quot;&quot;;IF([.T$1]&lt;=[.$B91];[.$G91]/[.$B91];0))">
              <text:p><text:s/></text:p>
            </table:table-cell>
            <table:table-cell table:style-name="ce191" table:formula="of:=IF([.$C91]=&quot;&quot;;&quot;&quot;;IF([.U$1]&lt;=[.$B91];[.$G91]/[.$B91];0))">
              <text:p><text:s/></text:p>
            </table:table-cell>
            <table:table-cell table:style-name="ce191" table:formula="of:=IF([.$C91]=&quot;&quot;;&quot;&quot;;IF([.V$1]&lt;=[.$B91];[.$G91]/[.$B91];0))">
              <text:p><text:s/></text:p>
            </table:table-cell>
            <table:table-cell table:style-name="ce191" table:formula="of:=IF([.$C91]=&quot;&quot;;&quot;&quot;;IF([.W$1]&lt;=[.$B91];[.$G91]/[.$B91];0))">
              <text:p><text:s/></text:p>
            </table:table-cell>
            <table:table-cell table:style-name="ce191" table:formula="of:=IF([.$C91]=&quot;&quot;;&quot;&quot;;IF([.X$1]&lt;=[.$B91];[.$G91]/[.$B91];0))">
              <text:p><text:s/></text:p>
            </table:table-cell>
            <table:table-cell table:style-name="ce191" table:formula="of:=IF([.$C91]=&quot;&quot;;&quot;&quot;;IF([.Y$1]&lt;=[.$B91];[.$G91]/[.$B91];0))">
              <text:p><text:s/></text:p>
            </table:table-cell>
            <table:table-cell table:style-name="ce191" table:formula="of:=IF([.$C91]=&quot;&quot;;&quot;&quot;;IF([.Z$1]&lt;=[.$B91];[.$G91]/[.$B91];0))">
              <text:p><text:s/></text:p>
            </table:table-cell>
            <table:table-cell table:style-name="ce191" table:formula="of:=IF([.$C91]=&quot;&quot;;&quot;&quot;;IF([.AA$1]&lt;=[.$B91];[.$G91]/[.$B91];0))">
              <text:p><text:s/></text:p>
            </table:table-cell>
            <table:table-cell table:style-name="ce191" table:formula="of:=IF([.$C91]=&quot;&quot;;&quot;&quot;;IF([.AB$1]&lt;=[.$B91];[.$G91]/[.$B91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2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92]=&quot;&quot;;[.E92]=&quot;&quot;);0;[.D92]*[.E92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92]=&quot;&quot;;&quot;&quot;;IF([.I$1]&lt;=[.$B92];[.$G92]/[.$B92];0))">
              <text:p><text:s/></text:p>
            </table:table-cell>
            <table:table-cell table:style-name="ce191" table:formula="of:=IF([.$C92]=&quot;&quot;;&quot;&quot;;IF([.J$1]&lt;=[.$B92];[.$G92]/[.$B92];0))">
              <text:p><text:s/></text:p>
            </table:table-cell>
            <table:table-cell table:style-name="ce191" table:formula="of:=IF([.$C92]=&quot;&quot;;&quot;&quot;;IF([.K$1]&lt;=[.$B92];[.$G92]/[.$B92];0))">
              <text:p><text:s/></text:p>
            </table:table-cell>
            <table:table-cell table:style-name="ce191" table:formula="of:=IF([.$C92]=&quot;&quot;;&quot;&quot;;IF([.L$1]&lt;=[.$B92];[.$G92]/[.$B92];0))">
              <text:p><text:s/></text:p>
            </table:table-cell>
            <table:table-cell table:style-name="ce191" table:formula="of:=IF([.$C92]=&quot;&quot;;&quot;&quot;;IF([.M$1]&lt;=[.$B92];[.$G92]/[.$B92];0))">
              <text:p><text:s/></text:p>
            </table:table-cell>
            <table:table-cell table:style-name="ce191" table:formula="of:=IF([.$C92]=&quot;&quot;;&quot;&quot;;IF([.N$1]&lt;=[.$B92];[.$G92]/[.$B92];0))">
              <text:p><text:s/></text:p>
            </table:table-cell>
            <table:table-cell table:style-name="ce191" table:formula="of:=IF([.$C92]=&quot;&quot;;&quot;&quot;;IF([.O$1]&lt;=[.$B92];[.$G92]/[.$B92];0))">
              <text:p><text:s/></text:p>
            </table:table-cell>
            <table:table-cell table:style-name="ce191" table:formula="of:=IF([.$C92]=&quot;&quot;;&quot;&quot;;IF([.P$1]&lt;=[.$B92];[.$G92]/[.$B92];0))">
              <text:p><text:s/></text:p>
            </table:table-cell>
            <table:table-cell table:style-name="ce191" table:formula="of:=IF([.$C92]=&quot;&quot;;&quot;&quot;;IF([.Q$1]&lt;=[.$B92];[.$G92]/[.$B92];0))">
              <text:p><text:s/></text:p>
            </table:table-cell>
            <table:table-cell table:style-name="ce191" table:formula="of:=IF([.$C92]=&quot;&quot;;&quot;&quot;;IF([.R$1]&lt;=[.$B92];[.$G92]/[.$B92];0))">
              <text:p><text:s/></text:p>
            </table:table-cell>
            <table:table-cell table:style-name="ce191" table:formula="of:=IF([.$C92]=&quot;&quot;;&quot;&quot;;IF([.S$1]&lt;=[.$B92];[.$G92]/[.$B92];0))">
              <text:p><text:s/></text:p>
            </table:table-cell>
            <table:table-cell table:style-name="ce191" table:formula="of:=IF([.$C92]=&quot;&quot;;&quot;&quot;;IF([.T$1]&lt;=[.$B92];[.$G92]/[.$B92];0))">
              <text:p><text:s/></text:p>
            </table:table-cell>
            <table:table-cell table:style-name="ce191" table:formula="of:=IF([.$C92]=&quot;&quot;;&quot;&quot;;IF([.U$1]&lt;=[.$B92];[.$G92]/[.$B92];0))">
              <text:p><text:s/></text:p>
            </table:table-cell>
            <table:table-cell table:style-name="ce191" table:formula="of:=IF([.$C92]=&quot;&quot;;&quot;&quot;;IF([.V$1]&lt;=[.$B92];[.$G92]/[.$B92];0))">
              <text:p><text:s/></text:p>
            </table:table-cell>
            <table:table-cell table:style-name="ce191" table:formula="of:=IF([.$C92]=&quot;&quot;;&quot;&quot;;IF([.W$1]&lt;=[.$B92];[.$G92]/[.$B92];0))">
              <text:p><text:s/></text:p>
            </table:table-cell>
            <table:table-cell table:style-name="ce191" table:formula="of:=IF([.$C92]=&quot;&quot;;&quot;&quot;;IF([.X$1]&lt;=[.$B92];[.$G92]/[.$B92];0))">
              <text:p><text:s/></text:p>
            </table:table-cell>
            <table:table-cell table:style-name="ce191" table:formula="of:=IF([.$C92]=&quot;&quot;;&quot;&quot;;IF([.Y$1]&lt;=[.$B92];[.$G92]/[.$B92];0))">
              <text:p><text:s/></text:p>
            </table:table-cell>
            <table:table-cell table:style-name="ce191" table:formula="of:=IF([.$C92]=&quot;&quot;;&quot;&quot;;IF([.Z$1]&lt;=[.$B92];[.$G92]/[.$B92];0))">
              <text:p><text:s/></text:p>
            </table:table-cell>
            <table:table-cell table:style-name="ce191" table:formula="of:=IF([.$C92]=&quot;&quot;;&quot;&quot;;IF([.AA$1]&lt;=[.$B92];[.$G92]/[.$B92];0))">
              <text:p><text:s/></text:p>
            </table:table-cell>
            <table:table-cell table:style-name="ce191" table:formula="of:=IF([.$C92]=&quot;&quot;;&quot;&quot;;IF([.AB$1]&lt;=[.$B92];[.$G92]/[.$B92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3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93]=&quot;&quot;;[.E93]=&quot;&quot;);0;[.D93]*[.E93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93]=&quot;&quot;;&quot;&quot;;IF([.I$1]&lt;=[.$B93];[.$G93]/[.$B93];0))">
              <text:p><text:s/></text:p>
            </table:table-cell>
            <table:table-cell table:style-name="ce191" table:formula="of:=IF([.$C93]=&quot;&quot;;&quot;&quot;;IF([.J$1]&lt;=[.$B93];[.$G93]/[.$B93];0))">
              <text:p><text:s/></text:p>
            </table:table-cell>
            <table:table-cell table:style-name="ce191" table:formula="of:=IF([.$C93]=&quot;&quot;;&quot;&quot;;IF([.K$1]&lt;=[.$B93];[.$G93]/[.$B93];0))">
              <text:p><text:s/></text:p>
            </table:table-cell>
            <table:table-cell table:style-name="ce191" table:formula="of:=IF([.$C93]=&quot;&quot;;&quot;&quot;;IF([.L$1]&lt;=[.$B93];[.$G93]/[.$B93];0))">
              <text:p><text:s/></text:p>
            </table:table-cell>
            <table:table-cell table:style-name="ce191" table:formula="of:=IF([.$C93]=&quot;&quot;;&quot;&quot;;IF([.M$1]&lt;=[.$B93];[.$G93]/[.$B93];0))">
              <text:p><text:s/></text:p>
            </table:table-cell>
            <table:table-cell table:style-name="ce191" table:formula="of:=IF([.$C93]=&quot;&quot;;&quot;&quot;;IF([.N$1]&lt;=[.$B93];[.$G93]/[.$B93];0))">
              <text:p><text:s/></text:p>
            </table:table-cell>
            <table:table-cell table:style-name="ce191" table:formula="of:=IF([.$C93]=&quot;&quot;;&quot;&quot;;IF([.O$1]&lt;=[.$B93];[.$G93]/[.$B93];0))">
              <text:p><text:s/></text:p>
            </table:table-cell>
            <table:table-cell table:style-name="ce191" table:formula="of:=IF([.$C93]=&quot;&quot;;&quot;&quot;;IF([.P$1]&lt;=[.$B93];[.$G93]/[.$B93];0))">
              <text:p><text:s/></text:p>
            </table:table-cell>
            <table:table-cell table:style-name="ce191" table:formula="of:=IF([.$C93]=&quot;&quot;;&quot;&quot;;IF([.Q$1]&lt;=[.$B93];[.$G93]/[.$B93];0))">
              <text:p><text:s/></text:p>
            </table:table-cell>
            <table:table-cell table:style-name="ce191" table:formula="of:=IF([.$C93]=&quot;&quot;;&quot;&quot;;IF([.R$1]&lt;=[.$B93];[.$G93]/[.$B93];0))">
              <text:p><text:s/></text:p>
            </table:table-cell>
            <table:table-cell table:style-name="ce191" table:formula="of:=IF([.$C93]=&quot;&quot;;&quot;&quot;;IF([.S$1]&lt;=[.$B93];[.$G93]/[.$B93];0))">
              <text:p><text:s/></text:p>
            </table:table-cell>
            <table:table-cell table:style-name="ce191" table:formula="of:=IF([.$C93]=&quot;&quot;;&quot;&quot;;IF([.T$1]&lt;=[.$B93];[.$G93]/[.$B93];0))">
              <text:p><text:s/></text:p>
            </table:table-cell>
            <table:table-cell table:style-name="ce191" table:formula="of:=IF([.$C93]=&quot;&quot;;&quot;&quot;;IF([.U$1]&lt;=[.$B93];[.$G93]/[.$B93];0))">
              <text:p><text:s/></text:p>
            </table:table-cell>
            <table:table-cell table:style-name="ce191" table:formula="of:=IF([.$C93]=&quot;&quot;;&quot;&quot;;IF([.V$1]&lt;=[.$B93];[.$G93]/[.$B93];0))">
              <text:p><text:s/></text:p>
            </table:table-cell>
            <table:table-cell table:style-name="ce191" table:formula="of:=IF([.$C93]=&quot;&quot;;&quot;&quot;;IF([.W$1]&lt;=[.$B93];[.$G93]/[.$B93];0))">
              <text:p><text:s/></text:p>
            </table:table-cell>
            <table:table-cell table:style-name="ce191" table:formula="of:=IF([.$C93]=&quot;&quot;;&quot;&quot;;IF([.X$1]&lt;=[.$B93];[.$G93]/[.$B93];0))">
              <text:p><text:s/></text:p>
            </table:table-cell>
            <table:table-cell table:style-name="ce191" table:formula="of:=IF([.$C93]=&quot;&quot;;&quot;&quot;;IF([.Y$1]&lt;=[.$B93];[.$G93]/[.$B93];0))">
              <text:p><text:s/></text:p>
            </table:table-cell>
            <table:table-cell table:style-name="ce191" table:formula="of:=IF([.$C93]=&quot;&quot;;&quot;&quot;;IF([.Z$1]&lt;=[.$B93];[.$G93]/[.$B93];0))">
              <text:p><text:s/></text:p>
            </table:table-cell>
            <table:table-cell table:style-name="ce191" table:formula="of:=IF([.$C93]=&quot;&quot;;&quot;&quot;;IF([.AA$1]&lt;=[.$B93];[.$G93]/[.$B93];0))">
              <text:p><text:s/></text:p>
            </table:table-cell>
            <table:table-cell table:style-name="ce191" table:formula="of:=IF([.$C93]=&quot;&quot;;&quot;&quot;;IF([.AB$1]&lt;=[.$B93];[.$G93]/[.$B93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4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94]=&quot;&quot;;[.E94]=&quot;&quot;);0;[.D94]*[.E94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94]=&quot;&quot;;&quot;&quot;;IF([.I$1]&lt;=[.$B94];[.$G94]/[.$B94];0))">
              <text:p><text:s/></text:p>
            </table:table-cell>
            <table:table-cell table:style-name="ce191" table:formula="of:=IF([.$C94]=&quot;&quot;;&quot;&quot;;IF([.J$1]&lt;=[.$B94];[.$G94]/[.$B94];0))">
              <text:p><text:s/></text:p>
            </table:table-cell>
            <table:table-cell table:style-name="ce191" table:formula="of:=IF([.$C94]=&quot;&quot;;&quot;&quot;;IF([.K$1]&lt;=[.$B94];[.$G94]/[.$B94];0))">
              <text:p><text:s/></text:p>
            </table:table-cell>
            <table:table-cell table:style-name="ce191" table:formula="of:=IF([.$C94]=&quot;&quot;;&quot;&quot;;IF([.L$1]&lt;=[.$B94];[.$G94]/[.$B94];0))">
              <text:p><text:s/></text:p>
            </table:table-cell>
            <table:table-cell table:style-name="ce191" table:formula="of:=IF([.$C94]=&quot;&quot;;&quot;&quot;;IF([.M$1]&lt;=[.$B94];[.$G94]/[.$B94];0))">
              <text:p><text:s/></text:p>
            </table:table-cell>
            <table:table-cell table:style-name="ce191" table:formula="of:=IF([.$C94]=&quot;&quot;;&quot;&quot;;IF([.N$1]&lt;=[.$B94];[.$G94]/[.$B94];0))">
              <text:p><text:s/></text:p>
            </table:table-cell>
            <table:table-cell table:style-name="ce191" table:formula="of:=IF([.$C94]=&quot;&quot;;&quot;&quot;;IF([.O$1]&lt;=[.$B94];[.$G94]/[.$B94];0))">
              <text:p><text:s/></text:p>
            </table:table-cell>
            <table:table-cell table:style-name="ce191" table:formula="of:=IF([.$C94]=&quot;&quot;;&quot;&quot;;IF([.P$1]&lt;=[.$B94];[.$G94]/[.$B94];0))">
              <text:p><text:s/></text:p>
            </table:table-cell>
            <table:table-cell table:style-name="ce191" table:formula="of:=IF([.$C94]=&quot;&quot;;&quot;&quot;;IF([.Q$1]&lt;=[.$B94];[.$G94]/[.$B94];0))">
              <text:p><text:s/></text:p>
            </table:table-cell>
            <table:table-cell table:style-name="ce191" table:formula="of:=IF([.$C94]=&quot;&quot;;&quot;&quot;;IF([.R$1]&lt;=[.$B94];[.$G94]/[.$B94];0))">
              <text:p><text:s/></text:p>
            </table:table-cell>
            <table:table-cell table:style-name="ce191" table:formula="of:=IF([.$C94]=&quot;&quot;;&quot;&quot;;IF([.S$1]&lt;=[.$B94];[.$G94]/[.$B94];0))">
              <text:p><text:s/></text:p>
            </table:table-cell>
            <table:table-cell table:style-name="ce191" table:formula="of:=IF([.$C94]=&quot;&quot;;&quot;&quot;;IF([.T$1]&lt;=[.$B94];[.$G94]/[.$B94];0))">
              <text:p><text:s/></text:p>
            </table:table-cell>
            <table:table-cell table:style-name="ce191" table:formula="of:=IF([.$C94]=&quot;&quot;;&quot;&quot;;IF([.U$1]&lt;=[.$B94];[.$G94]/[.$B94];0))">
              <text:p><text:s/></text:p>
            </table:table-cell>
            <table:table-cell table:style-name="ce191" table:formula="of:=IF([.$C94]=&quot;&quot;;&quot;&quot;;IF([.V$1]&lt;=[.$B94];[.$G94]/[.$B94];0))">
              <text:p><text:s/></text:p>
            </table:table-cell>
            <table:table-cell table:style-name="ce191" table:formula="of:=IF([.$C94]=&quot;&quot;;&quot;&quot;;IF([.W$1]&lt;=[.$B94];[.$G94]/[.$B94];0))">
              <text:p><text:s/></text:p>
            </table:table-cell>
            <table:table-cell table:style-name="ce191" table:formula="of:=IF([.$C94]=&quot;&quot;;&quot;&quot;;IF([.X$1]&lt;=[.$B94];[.$G94]/[.$B94];0))">
              <text:p><text:s/></text:p>
            </table:table-cell>
            <table:table-cell table:style-name="ce191" table:formula="of:=IF([.$C94]=&quot;&quot;;&quot;&quot;;IF([.Y$1]&lt;=[.$B94];[.$G94]/[.$B94];0))">
              <text:p><text:s/></text:p>
            </table:table-cell>
            <table:table-cell table:style-name="ce191" table:formula="of:=IF([.$C94]=&quot;&quot;;&quot;&quot;;IF([.Z$1]&lt;=[.$B94];[.$G94]/[.$B94];0))">
              <text:p><text:s/></text:p>
            </table:table-cell>
            <table:table-cell table:style-name="ce191" table:formula="of:=IF([.$C94]=&quot;&quot;;&quot;&quot;;IF([.AA$1]&lt;=[.$B94];[.$G94]/[.$B94];0))">
              <text:p><text:s/></text:p>
            </table:table-cell>
            <table:table-cell table:style-name="ce191" table:formula="of:=IF([.$C94]=&quot;&quot;;&quot;&quot;;IF([.AB$1]&lt;=[.$B94];[.$G94]/[.$B94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5]=0;&quot;&quot;;&quot;.&quot;)">
              <text:p/>
            </table:table-cell>
            <table:table-cell table:style-name="ce75" table:content-validation-name="val2"/>
            <table:table-cell table:style-name="ce84"/>
            <table:table-cell table:style-name="ce105"/>
            <table:table-cell table:style-name="ce121"/>
            <table:table-cell table:style-name="ce145" office:value-type="string" calcext:value-type="string">
              <text:p>-</text:p>
            </table:table-cell>
            <table:table-cell table:style-name="ce158" table:formula="of:=IF(OR([.D95]=&quot;&quot;;[.E95]=&quot;&quot;);0;[.D95]*[.E95])" office:value-type="float" office:value="0" calcext:value-type="float">
              <text:p><text:s/>- <text:s text:c="2"/>€ </text:p>
            </table:table-cell>
            <table:table-cell table:style-name="ce171"/>
            <table:table-cell table:style-name="ce191" table:formula="of:=IF([.$C95]=&quot;&quot;;&quot;&quot;;IF([.I$1]&lt;=[.$B95];[.$G95]/[.$B95];0))">
              <text:p><text:s/></text:p>
            </table:table-cell>
            <table:table-cell table:style-name="ce191" table:formula="of:=IF([.$C95]=&quot;&quot;;&quot;&quot;;IF([.J$1]&lt;=[.$B95];[.$G95]/[.$B95];0))">
              <text:p><text:s/></text:p>
            </table:table-cell>
            <table:table-cell table:style-name="ce191" table:formula="of:=IF([.$C95]=&quot;&quot;;&quot;&quot;;IF([.K$1]&lt;=[.$B95];[.$G95]/[.$B95];0))">
              <text:p><text:s/></text:p>
            </table:table-cell>
            <table:table-cell table:style-name="ce191" table:formula="of:=IF([.$C95]=&quot;&quot;;&quot;&quot;;IF([.L$1]&lt;=[.$B95];[.$G95]/[.$B95];0))">
              <text:p><text:s/></text:p>
            </table:table-cell>
            <table:table-cell table:style-name="ce191" table:formula="of:=IF([.$C95]=&quot;&quot;;&quot;&quot;;IF([.M$1]&lt;=[.$B95];[.$G95]/[.$B95];0))">
              <text:p><text:s/></text:p>
            </table:table-cell>
            <table:table-cell table:style-name="ce191" table:formula="of:=IF([.$C95]=&quot;&quot;;&quot;&quot;;IF([.N$1]&lt;=[.$B95];[.$G95]/[.$B95];0))">
              <text:p><text:s/></text:p>
            </table:table-cell>
            <table:table-cell table:style-name="ce191" table:formula="of:=IF([.$C95]=&quot;&quot;;&quot;&quot;;IF([.O$1]&lt;=[.$B95];[.$G95]/[.$B95];0))">
              <text:p><text:s/></text:p>
            </table:table-cell>
            <table:table-cell table:style-name="ce191" table:formula="of:=IF([.$C95]=&quot;&quot;;&quot;&quot;;IF([.P$1]&lt;=[.$B95];[.$G95]/[.$B95];0))">
              <text:p><text:s/></text:p>
            </table:table-cell>
            <table:table-cell table:style-name="ce191" table:formula="of:=IF([.$C95]=&quot;&quot;;&quot;&quot;;IF([.Q$1]&lt;=[.$B95];[.$G95]/[.$B95];0))">
              <text:p><text:s/></text:p>
            </table:table-cell>
            <table:table-cell table:style-name="ce191" table:formula="of:=IF([.$C95]=&quot;&quot;;&quot;&quot;;IF([.R$1]&lt;=[.$B95];[.$G95]/[.$B95];0))">
              <text:p><text:s/></text:p>
            </table:table-cell>
            <table:table-cell table:style-name="ce191" table:formula="of:=IF([.$C95]=&quot;&quot;;&quot;&quot;;IF([.S$1]&lt;=[.$B95];[.$G95]/[.$B95];0))">
              <text:p><text:s/></text:p>
            </table:table-cell>
            <table:table-cell table:style-name="ce191" table:formula="of:=IF([.$C95]=&quot;&quot;;&quot;&quot;;IF([.T$1]&lt;=[.$B95];[.$G95]/[.$B95];0))">
              <text:p><text:s/></text:p>
            </table:table-cell>
            <table:table-cell table:style-name="ce191" table:formula="of:=IF([.$C95]=&quot;&quot;;&quot;&quot;;IF([.U$1]&lt;=[.$B95];[.$G95]/[.$B95];0))">
              <text:p><text:s/></text:p>
            </table:table-cell>
            <table:table-cell table:style-name="ce191" table:formula="of:=IF([.$C95]=&quot;&quot;;&quot;&quot;;IF([.V$1]&lt;=[.$B95];[.$G95]/[.$B95];0))">
              <text:p><text:s/></text:p>
            </table:table-cell>
            <table:table-cell table:style-name="ce191" table:formula="of:=IF([.$C95]=&quot;&quot;;&quot;&quot;;IF([.W$1]&lt;=[.$B95];[.$G95]/[.$B95];0))">
              <text:p><text:s/></text:p>
            </table:table-cell>
            <table:table-cell table:style-name="ce191" table:formula="of:=IF([.$C95]=&quot;&quot;;&quot;&quot;;IF([.X$1]&lt;=[.$B95];[.$G95]/[.$B95];0))">
              <text:p><text:s/></text:p>
            </table:table-cell>
            <table:table-cell table:style-name="ce191" table:formula="of:=IF([.$C95]=&quot;&quot;;&quot;&quot;;IF([.Y$1]&lt;=[.$B95];[.$G95]/[.$B95];0))">
              <text:p><text:s/></text:p>
            </table:table-cell>
            <table:table-cell table:style-name="ce191" table:formula="of:=IF([.$C95]=&quot;&quot;;&quot;&quot;;IF([.Z$1]&lt;=[.$B95];[.$G95]/[.$B95];0))">
              <text:p><text:s/></text:p>
            </table:table-cell>
            <table:table-cell table:style-name="ce191" table:formula="of:=IF([.$C95]=&quot;&quot;;&quot;&quot;;IF([.AA$1]&lt;=[.$B95];[.$G95]/[.$B95];0))">
              <text:p><text:s/></text:p>
            </table:table-cell>
            <table:table-cell table:style-name="ce191" table:formula="of:=IF([.$C95]=&quot;&quot;;&quot;&quot;;IF([.AB$1]&lt;=[.$B95];[.$G95]/[.$B95];0))">
              <text:p><text:s/></text:p>
            </table:table-cell>
            <table:table-cell table:number-columns-repeated="36"/>
          </table:table-row>
          <table:table-row table:style-name="ro7">
            <table:table-cell table:style-name="ce57" table:formula="of:=IF([.G96]=0;&quot;&quot;;&quot;.&quot;)">
              <text:p/>
            </table:table-cell>
            <table:table-cell table:style-name="ce76" table:content-validation-name="val2"/>
            <table:table-cell table:style-name="ce87"/>
            <table:table-cell table:style-name="ce108"/>
            <table:table-cell table:style-name="ce125"/>
            <table:table-cell table:style-name="ce148" office:value-type="string" calcext:value-type="string">
              <text:p>-</text:p>
            </table:table-cell>
            <table:table-cell table:style-name="ce162" table:formula="of:=IF(OR([.D96]=&quot;&quot;;[.E96]=&quot;&quot;);0;[.D96]*[.E96])" office:value-type="float" office:value="0" calcext:value-type="float">
              <text:p><text:s/>- <text:s text:c="2"/>€ </text:p>
            </table:table-cell>
            <table:table-cell table:style-name="ce174"/>
            <table:table-cell table:style-name="ce192" table:formula="of:=IF([.$C96]=&quot;&quot;;&quot;&quot;;IF([.I$1]&lt;=[.$B96];[.$G96]/[.$B96];0))">
              <text:p><text:s/></text:p>
            </table:table-cell>
            <table:table-cell table:style-name="ce192" table:formula="of:=IF([.$C96]=&quot;&quot;;&quot;&quot;;IF([.J$1]&lt;=[.$B96];[.$G96]/[.$B96];0))">
              <text:p><text:s/></text:p>
            </table:table-cell>
            <table:table-cell table:style-name="ce192" table:formula="of:=IF([.$C96]=&quot;&quot;;&quot;&quot;;IF([.K$1]&lt;=[.$B96];[.$G96]/[.$B96];0))">
              <text:p><text:s/></text:p>
            </table:table-cell>
            <table:table-cell table:style-name="ce192" table:formula="of:=IF([.$C96]=&quot;&quot;;&quot;&quot;;IF([.L$1]&lt;=[.$B96];[.$G96]/[.$B96];0))">
              <text:p><text:s/></text:p>
            </table:table-cell>
            <table:table-cell table:style-name="ce192" table:formula="of:=IF([.$C96]=&quot;&quot;;&quot;&quot;;IF([.M$1]&lt;=[.$B96];[.$G96]/[.$B96];0))">
              <text:p><text:s/></text:p>
            </table:table-cell>
            <table:table-cell table:style-name="ce192" table:formula="of:=IF([.$C96]=&quot;&quot;;&quot;&quot;;IF([.N$1]&lt;=[.$B96];[.$G96]/[.$B96];0))">
              <text:p><text:s/></text:p>
            </table:table-cell>
            <table:table-cell table:style-name="ce192" table:formula="of:=IF([.$C96]=&quot;&quot;;&quot;&quot;;IF([.O$1]&lt;=[.$B96];[.$G96]/[.$B96];0))">
              <text:p><text:s/></text:p>
            </table:table-cell>
            <table:table-cell table:style-name="ce192" table:formula="of:=IF([.$C96]=&quot;&quot;;&quot;&quot;;IF([.P$1]&lt;=[.$B96];[.$G96]/[.$B96];0))">
              <text:p><text:s/></text:p>
            </table:table-cell>
            <table:table-cell table:style-name="ce192" table:formula="of:=IF([.$C96]=&quot;&quot;;&quot;&quot;;IF([.Q$1]&lt;=[.$B96];[.$G96]/[.$B96];0))">
              <text:p><text:s/></text:p>
            </table:table-cell>
            <table:table-cell table:style-name="ce192" table:formula="of:=IF([.$C96]=&quot;&quot;;&quot;&quot;;IF([.R$1]&lt;=[.$B96];[.$G96]/[.$B96];0))">
              <text:p><text:s/></text:p>
            </table:table-cell>
            <table:table-cell table:style-name="ce192" table:formula="of:=IF([.$C96]=&quot;&quot;;&quot;&quot;;IF([.S$1]&lt;=[.$B96];[.$G96]/[.$B96];0))">
              <text:p><text:s/></text:p>
            </table:table-cell>
            <table:table-cell table:style-name="ce192" table:formula="of:=IF([.$C96]=&quot;&quot;;&quot;&quot;;IF([.T$1]&lt;=[.$B96];[.$G96]/[.$B96];0))">
              <text:p><text:s/></text:p>
            </table:table-cell>
            <table:table-cell table:style-name="ce192" table:formula="of:=IF([.$C96]=&quot;&quot;;&quot;&quot;;IF([.U$1]&lt;=[.$B96];[.$G96]/[.$B96];0))">
              <text:p><text:s/></text:p>
            </table:table-cell>
            <table:table-cell table:style-name="ce192" table:formula="of:=IF([.$C96]=&quot;&quot;;&quot;&quot;;IF([.V$1]&lt;=[.$B96];[.$G96]/[.$B96];0))">
              <text:p><text:s/></text:p>
            </table:table-cell>
            <table:table-cell table:style-name="ce192" table:formula="of:=IF([.$C96]=&quot;&quot;;&quot;&quot;;IF([.W$1]&lt;=[.$B96];[.$G96]/[.$B96];0))">
              <text:p><text:s/></text:p>
            </table:table-cell>
            <table:table-cell table:style-name="ce192" table:formula="of:=IF([.$C96]=&quot;&quot;;&quot;&quot;;IF([.X$1]&lt;=[.$B96];[.$G96]/[.$B96];0))">
              <text:p><text:s/></text:p>
            </table:table-cell>
            <table:table-cell table:style-name="ce192" table:formula="of:=IF([.$C96]=&quot;&quot;;&quot;&quot;;IF([.Y$1]&lt;=[.$B96];[.$G96]/[.$B96];0))">
              <text:p><text:s/></text:p>
            </table:table-cell>
            <table:table-cell table:style-name="ce192" table:formula="of:=IF([.$C96]=&quot;&quot;;&quot;&quot;;IF([.Z$1]&lt;=[.$B96];[.$G96]/[.$B96];0))">
              <text:p><text:s/></text:p>
            </table:table-cell>
            <table:table-cell table:style-name="ce192" table:formula="of:=IF([.$C96]=&quot;&quot;;&quot;&quot;;IF([.AA$1]&lt;=[.$B96];[.$G96]/[.$B96];0))">
              <text:p><text:s/></text:p>
            </table:table-cell>
            <table:table-cell table:style-name="ce192" table:formula="of:=IF([.$C96]=&quot;&quot;;&quot;&quot;;IF([.AB$1]&lt;=[.$B96];[.$G96]/[.$B96];0))">
              <text:p><text:s/></text:p>
            </table:table-cell>
            <table:table-cell table:number-columns-repeated="36"/>
          </table:table-row>
        </table:table-row-group>
        <table:table-row table:style-name="ro13">
          <table:table-cell table:style-name="ce59" office:value-type="string" calcext:value-type="string">
            <text:p>.</text:p>
          </table:table-cell>
          <table:table-cell table:style-name="ce77" office:value-type="string" calcext:value-type="string" table:number-columns-spanned="7" table:number-rows-spanned="1">
            <text:p>RESULTATS D'EXPLOITATION</text:p>
          </table:table-cell>
          <table:covered-table-cell table:number-columns-repeated="6" table:style-name="ce77"/>
          <table:table-cell table:style-name="ce187" table:formula="of:=[.I46]-[.I47]" office:value-type="float" office:value="-53.1642264009046" calcext:value-type="float">
            <text:p>-53,16 € </text:p>
          </table:table-cell>
          <table:table-cell table:style-name="ce187" table:formula="of:=[.J46]-[.J47]" office:value-type="float" office:value="-53.0389997969181" calcext:value-type="float">
            <text:p>-53,04 € </text:p>
          </table:table-cell>
          <table:table-cell table:style-name="ce187" table:formula="of:=[.K46]-[.K47]" office:value-type="float" office:value="-52.9118947938719" calcext:value-type="float">
            <text:p>-52,91 € </text:p>
          </table:table-cell>
          <table:table-cell table:style-name="ce187" table:formula="of:=[.L46]-[.L47]" office:value-type="float" office:value="-52.78288321578" calcext:value-type="float">
            <text:p>-52,78 € </text:p>
          </table:table-cell>
          <table:table-cell table:style-name="ce187" table:formula="of:=[.M46]-[.M47]" office:value-type="float" office:value="-52.6519364640167" calcext:value-type="float">
            <text:p>-52,65 € </text:p>
          </table:table-cell>
          <table:table-cell table:style-name="ce187" table:formula="of:=[.N46]-[.N47]" office:value-type="float" office:value="8.62697448902305" calcext:value-type="float">
            <text:p><text:s/>8,63 € </text:p>
          </table:table-cell>
          <table:table-cell table:style-name="ce187" table:formula="of:=[.O46]-[.O47]" office:value-type="float" office:value="8.76187910635839" calcext:value-type="float">
            <text:p><text:s/>8,76 € </text:p>
          </table:table-cell>
          <table:table-cell table:style-name="ce187" table:formula="of:=[.P46]-[.P47]" office:value-type="float" office:value="8.89880729295377" calcext:value-type="float">
            <text:p><text:s/>8,90 € </text:p>
          </table:table-cell>
          <table:table-cell table:style-name="ce187" table:formula="of:=[.Q46]-[.Q47]" office:value-type="float" office:value="9.03778940234807" calcext:value-type="float">
            <text:p><text:s/>9,04 € </text:p>
          </table:table-cell>
          <table:table-cell table:style-name="ce187" table:formula="of:=[.R46]-[.R47]" office:value-type="float" office:value="9.54552291004996" calcext:value-type="float">
            <text:p><text:s/>9,55 € </text:p>
          </table:table-cell>
          <table:table-cell table:style-name="ce187" table:formula="of:=[.S46]-[.S47]" office:value-type="float" office:value="9.68870575370071" calcext:value-type="float">
            <text:p><text:s/>9,69 € </text:p>
          </table:table-cell>
          <table:table-cell table:style-name="ce187" table:formula="of:=[.T46]-[.T47]" office:value-type="float" office:value="9.83403634000622" calcext:value-type="float">
            <text:p><text:s/>9,83 € </text:p>
          </table:table-cell>
          <table:table-cell table:style-name="ce187" table:formula="of:=[.U46]-[.U47]" office:value-type="float" office:value="9.98154688510631" calcext:value-type="float">
            <text:p><text:s/>9,98 € </text:p>
          </table:table-cell>
          <table:table-cell table:style-name="ce187" table:formula="of:=[.V46]-[.V47]" office:value-type="float" office:value="10.1312700883829" calcext:value-type="float">
            <text:p><text:s/>10,13 € </text:p>
          </table:table-cell>
          <table:table-cell table:style-name="ce187" table:formula="of:=[.W46]-[.W47]" office:value-type="float" office:value="10.2832391397086" calcext:value-type="float">
            <text:p><text:s/>10,28 € </text:p>
          </table:table-cell>
          <table:table-cell table:style-name="ce187" table:formula="of:=[.X46]-[.X47]" office:value-type="float" office:value="10.4374877268043" calcext:value-type="float">
            <text:p><text:s/>10,44 € </text:p>
          </table:table-cell>
          <table:table-cell table:style-name="ce187" table:formula="of:=[.Y46]-[.Y47]" office:value-type="float" office:value="10.5940500427063" calcext:value-type="float">
            <text:p><text:s/>10,59 € </text:p>
          </table:table-cell>
          <table:table-cell table:style-name="ce187" table:formula="of:=[.Z46]-[.Z47]" office:value-type="float" office:value="10.7529607933469" calcext:value-type="float">
            <text:p><text:s/>10,75 € </text:p>
          </table:table-cell>
          <table:table-cell table:style-name="ce187" table:formula="of:=[.AA46]-[.AA47]" office:value-type="float" office:value="10.9142552052471" calcext:value-type="float">
            <text:p><text:s/>10,91 € </text:p>
          </table:table-cell>
          <table:table-cell table:style-name="ce187" table:formula="of:=[.AB46]-[.AB47]" office:value-type="float" office:value="11.0779690333258" calcext:value-type="float">
            <text:p><text:s/>11,08 € </text:p>
          </table:table-cell>
          <table:table-cell table:number-columns-repeated="36"/>
        </table:table-row>
        <table:table-row table:style-name="ro8">
          <table:table-cell table:style-name="ce60" office:value-type="string" calcext:value-type="string">
            <text:p>.</text:p>
          </table:table-cell>
          <table:table-cell table:style-name="ce70" office:value-type="string" calcext:value-type="string">
            <text:p>FLUX DE TRESORERIE</text:p>
          </table:table-cell>
          <table:table-cell table:style-name="ce70" table:number-columns-repeated="4"/>
          <table:table-cell table:style-name="ce163" office:value-type="string" calcext:value-type="string">
            <text:p>Investissement</text:p>
          </table:table-cell>
          <table:table-cell table:style-name="ce175" table:formula="of:=-[.G48]" office:value-type="float" office:value="-309.03" calcext:value-type="float">
            <text:p>-309,03 € </text:p>
          </table:table-cell>
          <table:table-cell table:style-name="ce187" table:formula="of:=[.I46]" office:value-type="float" office:value="8.34844026576209" calcext:value-type="float">
            <text:p><text:s/>8,35 € </text:p>
          </table:table-cell>
          <table:table-cell table:style-name="ce187" table:formula="of:=[.J46]" office:value-type="float" office:value="8.47366686974852" calcext:value-type="float">
            <text:p><text:s/>8,47 € </text:p>
          </table:table-cell>
          <table:table-cell table:style-name="ce187" table:formula="of:=[.K46]" office:value-type="float" office:value="8.60077187279475" calcext:value-type="float">
            <text:p><text:s/>8,60 € </text:p>
          </table:table-cell>
          <table:table-cell table:style-name="ce187" table:formula="of:=[.L46]" office:value-type="float" office:value="8.72978345088667" calcext:value-type="float">
            <text:p><text:s/>8,73 € </text:p>
          </table:table-cell>
          <table:table-cell table:style-name="ce187" table:formula="of:=[.M46]" office:value-type="float" office:value="8.86073020264997" calcext:value-type="float">
            <text:p><text:s/>8,86 € </text:p>
          </table:table-cell>
          <table:table-cell table:style-name="ce187" table:formula="of:=[.N46]" office:value-type="float" office:value="8.99364115568971" calcext:value-type="float">
            <text:p><text:s/>8,99 € </text:p>
          </table:table-cell>
          <table:table-cell table:style-name="ce187" table:formula="of:=[.O46]" office:value-type="float" office:value="9.12854577302506" calcext:value-type="float">
            <text:p><text:s/>9,13 € </text:p>
          </table:table-cell>
          <table:table-cell table:style-name="ce187" table:formula="of:=[.P46]" office:value-type="float" office:value="9.26547395962044" calcext:value-type="float">
            <text:p><text:s/>9,27 € </text:p>
          </table:table-cell>
          <table:table-cell table:style-name="ce187" table:formula="of:=[.Q46]" office:value-type="float" office:value="9.40445606901474" calcext:value-type="float">
            <text:p><text:s/>9,40 € </text:p>
          </table:table-cell>
          <table:table-cell table:style-name="ce187" table:formula="of:=[.R46]" office:value-type="float" office:value="9.54552291004996" calcext:value-type="float">
            <text:p><text:s/>9,55 € </text:p>
          </table:table-cell>
          <table:table-cell table:style-name="ce187" table:formula="of:=[.S46]" office:value-type="float" office:value="9.68870575370071" calcext:value-type="float">
            <text:p><text:s/>9,69 € </text:p>
          </table:table-cell>
          <table:table-cell table:style-name="ce187" table:formula="of:=[.T46]" office:value-type="float" office:value="9.83403634000622" calcext:value-type="float">
            <text:p><text:s/>9,83 € </text:p>
          </table:table-cell>
          <table:table-cell table:style-name="ce187" table:formula="of:=[.U46]" office:value-type="float" office:value="9.98154688510631" calcext:value-type="float">
            <text:p><text:s/>9,98 € </text:p>
          </table:table-cell>
          <table:table-cell table:style-name="ce187" table:formula="of:=[.V46]" office:value-type="float" office:value="10.1312700883829" calcext:value-type="float">
            <text:p><text:s/>10,13 € </text:p>
          </table:table-cell>
          <table:table-cell table:style-name="ce187" table:formula="of:=[.W46]" office:value-type="float" office:value="10.2832391397086" calcext:value-type="float">
            <text:p><text:s/>10,28 € </text:p>
          </table:table-cell>
          <table:table-cell table:style-name="ce187" table:formula="of:=[.X46]" office:value-type="float" office:value="10.4374877268043" calcext:value-type="float">
            <text:p><text:s/>10,44 € </text:p>
          </table:table-cell>
          <table:table-cell table:style-name="ce187" table:formula="of:=[.Y46]" office:value-type="float" office:value="10.5940500427063" calcext:value-type="float">
            <text:p><text:s/>10,59 € </text:p>
          </table:table-cell>
          <table:table-cell table:style-name="ce187" table:formula="of:=[.Z46]" office:value-type="float" office:value="10.7529607933469" calcext:value-type="float">
            <text:p><text:s/>10,75 € </text:p>
          </table:table-cell>
          <table:table-cell table:style-name="ce187" table:formula="of:=[.AA46]" office:value-type="float" office:value="10.9142552052471" calcext:value-type="float">
            <text:p><text:s/>10,91 € </text:p>
          </table:table-cell>
          <table:table-cell table:style-name="ce187" table:formula="of:=[.AB46]" office:value-type="float" office:value="11.0779690333258" calcext:value-type="float">
            <text:p><text:s/>11,08 € </text:p>
          </table:table-cell>
          <table:table-cell table:number-columns-repeated="36"/>
        </table:table-row>
        <table:table-row-group>
          <table:table-row table:style-name="ro4">
            <table:table-cell table:style-name="ce57" office:value-type="string" calcext:value-type="string">
              <text:p>.</text:p>
            </table:table-cell>
            <table:table-cell table:style-name="ce78"/>
            <table:table-cell table:style-name="ce90" office:value-type="string" calcext:value-type="string">
              <text:p>Flux de trésorerie opérationnel actualisé</text:p>
            </table:table-cell>
            <table:table-cell table:style-name="ce90" table:number-columns-repeated="3"/>
            <table:table-cell table:style-name="ce168" office:value-type="string" calcext:value-type="string">
              <text:p>Investissement</text:p>
            </table:table-cell>
            <table:table-cell table:style-name="ce179" table:formula="of:=[.H98]" office:value-type="float" office:value="-309.03" calcext:value-type="float">
              <text:p>-309 € </text:p>
            </table:table-cell>
            <table:table-cell table:style-name="ce193" table:formula="of:=[.I98]*(1+[.$E$117])^-[.I$1]" office:value-type="float" office:value="8.2657824413486" calcext:value-type="float">
              <text:p><text:s/>8,27 € </text:p>
            </table:table-cell>
            <table:table-cell table:style-name="ce193" table:formula="of:=[.J98]*(1+[.$E$117])^-[.J$1]" office:value-type="float" office:value="8.30670215640478" calcext:value-type="float">
              <text:p><text:s/>8,31 € </text:p>
            </table:table-cell>
            <table:table-cell table:style-name="ce193" table:formula="of:=[.K98]*(1+[.$E$117])^-[.K$1]" office:value-type="float" office:value="8.34782444430778" calcext:value-type="float">
              <text:p><text:s/>8,35 € </text:p>
            </table:table-cell>
            <table:table-cell table:style-name="ce193" table:formula="of:=[.L98]*(1+[.$E$117])^-[.L$1]" office:value-type="float" office:value="8.38915030789346" calcext:value-type="float">
              <text:p><text:s/>8,39 € </text:p>
            </table:table-cell>
            <table:table-cell table:style-name="ce193" table:formula="of:=[.M98]*(1+[.$E$117])^-[.M$1]" office:value-type="float" office:value="8.43068075496224" calcext:value-type="float">
              <text:p><text:s/>8,43 € </text:p>
            </table:table-cell>
            <table:table-cell table:style-name="ce193" table:formula="of:=[.N98]*(1+[.$E$117])^-[.N$1]" office:value-type="float" office:value="8.47241679830363" calcext:value-type="float">
              <text:p><text:s/>8,47 € </text:p>
            </table:table-cell>
            <table:table-cell table:style-name="ce193" table:formula="of:=[.O98]*(1+[.$E$117])^-[.O$1]" office:value-type="float" office:value="8.51435945572098" calcext:value-type="float">
              <text:p><text:s/>8,51 € </text:p>
            </table:table-cell>
            <table:table-cell table:style-name="ce193" table:formula="of:=[.P98]*(1+[.$E$117])^-[.P$1]" office:value-type="float" office:value="8.55650975005623" calcext:value-type="float">
              <text:p><text:s/>8,56 € </text:p>
            </table:table-cell>
            <table:table-cell table:style-name="ce193" table:formula="of:=[.Q98]*(1+[.$E$117])^-[.Q$1]" office:value-type="float" office:value="8.59886870921492" calcext:value-type="float">
              <text:p><text:s/>8,60 € </text:p>
            </table:table-cell>
            <table:table-cell table:style-name="ce193" table:formula="of:=[.R98]*(1+[.$E$117])^-[.R$1]" office:value-type="float" office:value="8.64143736619123" calcext:value-type="float">
              <text:p><text:s/>8,64 € </text:p>
            </table:table-cell>
            <table:table-cell table:style-name="ce193" table:formula="of:=[.S98]*(1+[.$E$117])^-[.S$1]" office:value-type="float" office:value="8.68421675909317" calcext:value-type="float">
              <text:p><text:s/>8,68 € </text:p>
            </table:table-cell>
            <table:table-cell table:style-name="ce193" table:formula="of:=[.T98]*(1+[.$E$117])^-[.T$1]" office:value-type="float" office:value="8.72720793116788" calcext:value-type="float">
              <text:p><text:s/>8,73 € </text:p>
            </table:table-cell>
            <table:table-cell table:style-name="ce193" table:formula="of:=[.U98]*(1+[.$E$117])^-[.U$1]" office:value-type="float" office:value="8.77041193082713" calcext:value-type="float">
              <text:p><text:s/>8,77 € </text:p>
            </table:table-cell>
            <table:table-cell table:style-name="ce193" table:formula="of:=[.V98]*(1+[.$E$117])^-[.V$1]" office:value-type="float" office:value="8.81382981167281" calcext:value-type="float">
              <text:p><text:s/>8,81 € </text:p>
            </table:table-cell>
            <table:table-cell table:style-name="ce193" table:formula="of:=[.W98]*(1+[.$E$117])^-[.W$1]" office:value-type="float" office:value="8.85746263252267" calcext:value-type="float">
              <text:p><text:s/>8,86 € </text:p>
            </table:table-cell>
            <table:table-cell table:style-name="ce193" table:formula="of:=[.X98]*(1+[.$E$117])^-[.X$1]" office:value-type="float" office:value="8.90131145743615" calcext:value-type="float">
              <text:p><text:s/>8,90 € </text:p>
            </table:table-cell>
            <table:table-cell table:style-name="ce193" table:formula="of:=[.Y98]*(1+[.$E$117])^-[.Y$1]" office:value-type="float" office:value="8.94537735574029" calcext:value-type="float">
              <text:p><text:s/>8,95 € </text:p>
            </table:table-cell>
            <table:table-cell table:style-name="ce193" table:formula="of:=[.Z98]*(1+[.$E$117])^-[.Z$1]" office:value-type="float" office:value="8.98966140205583" calcext:value-type="float">
              <text:p><text:s/>8,99 € </text:p>
            </table:table-cell>
            <table:table-cell table:style-name="ce193" table:formula="of:=[.AA98]*(1+[.$E$117])^-[.AA$1]" office:value-type="float" office:value="9.03416467632344" calcext:value-type="float">
              <text:p><text:s/>9,03 € </text:p>
            </table:table-cell>
            <table:table-cell table:style-name="ce193" table:formula="of:=[.AB98]*(1+[.$E$117])^-[.AB$1]" office:value-type="float" office:value="9.07888826382999" calcext:value-type="float">
              <text:p><text:s/>9,08 € </text:p>
            </table:table-cell>
            <table:table-cell table:number-columns-repeated="36"/>
          </table:table-row>
          <table:table-row table:style-name="ro4">
            <table:table-cell table:style-name="ce57" office:value-type="string" calcext:value-type="string">
              <text:p>.</text:p>
            </table:table-cell>
            <table:table-cell table:style-name="ce79"/>
            <table:table-cell table:style-name="ce91"/>
            <table:table-cell table:style-name="ce111" office:value-type="string" calcext:value-type="string">
              <text:p>Remboursement échéance emprunt </text:p>
            </table:table-cell>
            <table:table-cell table:style-name="ce111"/>
            <table:table-cell table:style-name="ce152" table:number-columns-repeated="2"/>
            <table:table-cell table:style-name="ce111"/>
            <table:table-cell table:style-name="ce194" table:formula="of:=IF([.I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J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K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L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M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N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O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P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Q1]&lt;=MAX([.$B50:.$B96]);[.$G48]/MAX([.$B50:.$B96]);0)" office:value-type="float" office:value="34.3366666666667" calcext:value-type="float">
              <text:p><text:s/>34 € </text:p>
            </table:table-cell>
            <table:table-cell table:style-name="ce194" table:formula="of:=IF([.R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S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T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U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V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W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X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Y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Z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AA1]&lt;=MAX([.$B50:.$B96]);[.$G48]/MAX([.$B50:.$B96]);0)" office:value-type="float" office:value="0" calcext:value-type="float">
              <text:p><text:s/>- <text:s text:c="2"/>€ </text:p>
            </table:table-cell>
            <table:table-cell table:style-name="ce194" table:formula="of:=IF([.AB1]&lt;=MAX([.$B50:.$B96]);[.$G48]/MAX([.$B50:.$B96]);0)" office:value-type="float" office:value="0" calcext:value-type="float">
              <text:p><text:s/>- <text:s text:c="2"/>€ </text:p>
            </table:table-cell>
            <table:table-cell table:number-columns-repeated="36"/>
          </table:table-row>
          <table:table-row table:style-name="ro4">
            <table:table-cell table:style-name="ce57" office:value-type="string" calcext:value-type="string">
              <text:p>.</text:p>
            </table:table-cell>
            <table:table-cell table:style-name="ce80"/>
            <table:table-cell table:style-name="ce92" office:value-type="string" calcext:value-type="string">
              <text:p>Flux de trésorerie opérationnel après échéance emprunt</text:p>
            </table:table-cell>
            <table:table-cell table:style-name="ce112" table:number-columns-repeated="2"/>
            <table:table-cell table:style-name="ce153" table:number-columns-repeated="2"/>
            <table:table-cell table:style-name="ce112"/>
            <table:table-cell table:style-name="ce195" table:formula="of:=[.I98]-[.I100]" office:value-type="float" office:value="-25.9882264009046" calcext:value-type="float">
              <text:p>-25,99 € </text:p>
            </table:table-cell>
            <table:table-cell table:style-name="ce195" table:formula="of:=[.J98]-[.J100]" office:value-type="float" office:value="-25.8629997969182" calcext:value-type="float">
              <text:p>-25,86 € </text:p>
            </table:table-cell>
            <table:table-cell table:style-name="ce195" table:formula="of:=[.K98]-[.K100]" office:value-type="float" office:value="-25.7358947938719" calcext:value-type="float">
              <text:p>-25,74 € </text:p>
            </table:table-cell>
            <table:table-cell table:style-name="ce195" table:formula="of:=[.L98]-[.L100]" office:value-type="float" office:value="-25.60688321578" calcext:value-type="float">
              <text:p>-25,61 € </text:p>
            </table:table-cell>
            <table:table-cell table:style-name="ce195" table:formula="of:=[.M98]-[.M100]" office:value-type="float" office:value="-25.4759364640167" calcext:value-type="float">
              <text:p>-25,48 € </text:p>
            </table:table-cell>
            <table:table-cell table:style-name="ce195" table:formula="of:=[.N98]-[.N100]" office:value-type="float" office:value="-25.343025510977" calcext:value-type="float">
              <text:p>-25,34 € </text:p>
            </table:table-cell>
            <table:table-cell table:style-name="ce195" table:formula="of:=[.O98]-[.O100]" office:value-type="float" office:value="-25.2081208936416" calcext:value-type="float">
              <text:p>-25,21 € </text:p>
            </table:table-cell>
            <table:table-cell table:style-name="ce195" table:formula="of:=[.P98]-[.P100]" office:value-type="float" office:value="-25.0711927070462" calcext:value-type="float">
              <text:p>-25,07 € </text:p>
            </table:table-cell>
            <table:table-cell table:style-name="ce195" table:formula="of:=[.Q98]-[.Q100]" office:value-type="float" office:value="-24.9322105976519" calcext:value-type="float">
              <text:p>-24,93 € </text:p>
            </table:table-cell>
            <table:table-cell table:style-name="ce195" table:formula="of:=[.R98]-[.R100]" office:value-type="float" office:value="9.54552291004996" calcext:value-type="float">
              <text:p><text:s/>9,55 € </text:p>
            </table:table-cell>
            <table:table-cell table:style-name="ce195" table:formula="of:=[.S98]-[.S100]" office:value-type="float" office:value="9.68870575370071" calcext:value-type="float">
              <text:p><text:s/>9,69 € </text:p>
            </table:table-cell>
            <table:table-cell table:style-name="ce195" table:formula="of:=[.T98]-[.T100]" office:value-type="float" office:value="9.83403634000622" calcext:value-type="float">
              <text:p><text:s/>9,83 € </text:p>
            </table:table-cell>
            <table:table-cell table:style-name="ce195" table:formula="of:=[.U98]-[.U100]" office:value-type="float" office:value="9.98154688510631" calcext:value-type="float">
              <text:p><text:s/>9,98 € </text:p>
            </table:table-cell>
            <table:table-cell table:style-name="ce195" table:formula="of:=[.V98]-[.V100]" office:value-type="float" office:value="10.1312700883829" calcext:value-type="float">
              <text:p><text:s/>10,13 € </text:p>
            </table:table-cell>
            <table:table-cell table:style-name="ce195" table:formula="of:=[.W98]-[.W100]" office:value-type="float" office:value="10.2832391397086" calcext:value-type="float">
              <text:p><text:s/>10,28 € </text:p>
            </table:table-cell>
            <table:table-cell table:style-name="ce195" table:formula="of:=[.X98]-[.X100]" office:value-type="float" office:value="10.4374877268043" calcext:value-type="float">
              <text:p><text:s/>10,44 € </text:p>
            </table:table-cell>
            <table:table-cell table:style-name="ce195" table:formula="of:=[.Y98]-[.Y100]" office:value-type="float" office:value="10.5940500427063" calcext:value-type="float">
              <text:p><text:s/>10,59 € </text:p>
            </table:table-cell>
            <table:table-cell table:style-name="ce195" table:formula="of:=[.Z98]-[.Z100]" office:value-type="float" office:value="10.7529607933469" calcext:value-type="float">
              <text:p><text:s/>10,75 € </text:p>
            </table:table-cell>
            <table:table-cell table:style-name="ce195" table:formula="of:=[.AA98]-[.AA100]" office:value-type="float" office:value="10.9142552052471" calcext:value-type="float">
              <text:p><text:s/>10,91 € </text:p>
            </table:table-cell>
            <table:table-cell table:style-name="ce195" table:formula="of:=[.AB98]-[.AB100]" office:value-type="float" office:value="11.0779690333258" calcext:value-type="float">
              <text:p><text:s/>11,08 € </text:p>
            </table:table-cell>
            <table:table-cell table:style-name="ce6"/>
            <table:table-cell table:number-columns-repeated="35"/>
          </table:table-row>
        </table:table-row-group>
        <table:table-row table:style-name="ro14">
          <table:table-cell table:style-name="ce58" office:value-type="string" calcext:value-type="string">
            <text:p>.</text:p>
          </table:table-cell>
          <table:table-cell table:style-name="ce81" office:value-type="string" calcext:value-type="string" table:number-columns-spanned="7" table:number-rows-spanned="1">
            <text:p>DSCR</text:p>
          </table:table-cell>
          <table:covered-table-cell table:number-columns-repeated="6" table:style-name="ce81"/>
          <table:table-cell table:style-name="ce196" table:formula="of:=IFERROR([.I46]/[.I100];&quot;&quot;)" office:value-type="percentage" office:value="0.243134849017438" calcext:value-type="percentage">
            <text:p>24,31 %</text:p>
          </table:table-cell>
          <table:table-cell table:style-name="ce196" table:formula="of:=IFERROR([.J46]/[.J100];&quot;&quot;)" office:value-type="percentage" office:value="0.246781871752699" calcext:value-type="percentage">
            <text:p>24,68 %</text:p>
          </table:table-cell>
          <table:table-cell table:style-name="ce196" table:formula="of:=IFERROR([.K46]/[.K100];&quot;&quot;)" office:value-type="percentage" office:value="0.25048359982899" calcext:value-type="percentage">
            <text:p>25,05 %</text:p>
          </table:table-cell>
          <table:table-cell table:style-name="ce196" table:formula="of:=IFERROR([.L46]/[.L100];&quot;&quot;)" office:value-type="percentage" office:value="0.254240853826425" calcext:value-type="percentage">
            <text:p>25,42 %</text:p>
          </table:table-cell>
          <table:table-cell table:style-name="ce196" table:formula="of:=IFERROR([.M46]/[.M100];&quot;&quot;)" office:value-type="percentage" office:value="0.258054466633821" calcext:value-type="percentage">
            <text:p>25,81 %</text:p>
          </table:table-cell>
          <table:table-cell table:style-name="ce196" table:formula="of:=IFERROR([.N46]/[.N100];&quot;&quot;)" office:value-type="percentage" office:value="0.261925283633328" calcext:value-type="percentage">
            <text:p>26,19 %</text:p>
          </table:table-cell>
          <table:table-cell table:style-name="ce196" table:formula="of:=IFERROR([.O46]/[.O100];&quot;&quot;)" office:value-type="percentage" office:value="0.265854162887828" calcext:value-type="percentage">
            <text:p>26,59 %</text:p>
          </table:table-cell>
          <table:table-cell table:style-name="ce196" table:formula="of:=IFERROR([.P46]/[.P100];&quot;&quot;)" office:value-type="percentage" office:value="0.269841975331145" calcext:value-type="percentage">
            <text:p>26,98 %</text:p>
          </table:table-cell>
          <table:table-cell table:style-name="ce196" table:formula="of:=IFERROR([.Q46]/[.Q100];&quot;&quot;)" office:value-type="percentage" office:value="0.273889604961113" calcext:value-type="percentage">
            <text:p>27,39 %</text:p>
          </table:table-cell>
          <table:table-cell table:style-name="ce196" table:formula="of:=IFERROR([.R46]/[.R100];&quot;&quot;)">
            <text:p/>
          </table:table-cell>
          <table:table-cell table:style-name="ce196" table:formula="of:=IFERROR([.S46]/[.S100];&quot;&quot;)">
            <text:p/>
          </table:table-cell>
          <table:table-cell table:style-name="ce196" table:formula="of:=IFERROR([.T46]/[.T100];&quot;&quot;)">
            <text:p/>
          </table:table-cell>
          <table:table-cell table:style-name="ce196" table:formula="of:=IFERROR([.U46]/[.U100];&quot;&quot;)">
            <text:p/>
          </table:table-cell>
          <table:table-cell table:style-name="ce196" table:formula="of:=IFERROR([.V46]/[.V100];&quot;&quot;)">
            <text:p/>
          </table:table-cell>
          <table:table-cell table:style-name="ce196" table:formula="of:=IFERROR([.W46]/[.W100];&quot;&quot;)">
            <text:p/>
          </table:table-cell>
          <table:table-cell table:style-name="ce196" table:formula="of:=IFERROR([.X46]/[.X100];&quot;&quot;)">
            <text:p/>
          </table:table-cell>
          <table:table-cell table:style-name="ce196" table:formula="of:=IFERROR([.Y46]/[.Y100];&quot;&quot;)">
            <text:p/>
          </table:table-cell>
          <table:table-cell table:style-name="ce196" table:formula="of:=IFERROR([.Z46]/[.Z100];&quot;&quot;)">
            <text:p/>
          </table:table-cell>
          <table:table-cell table:style-name="ce196" table:formula="of:=IFERROR([.AA46]/[.AA100];&quot;&quot;)">
            <text:p/>
          </table:table-cell>
          <table:table-cell table:style-name="ce196" table:formula="of:=IFERROR([.AB46]/[.AB100];&quot;&quot;)">
            <text:p/>
          </table:table-cell>
          <table:table-cell table:style-name="ce203" table:formula="of:=IFERROR(([.AC56]-[.AC92]-[.AC93])/[.AC100];&quot;&quot;)">
            <text:p/>
          </table:table-cell>
          <table:table-cell table:number-columns-repeated="35"/>
        </table:table-row>
        <table:table-row table:style-name="ro4">
          <table:table-cell table:number-columns-repeated="3"/>
          <table:table-cell table:style-name="ce113"/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5">
          <table:table-cell table:number-columns-repeated="2"/>
          <table:table-cell table:style-name="ce93" office:value-type="string" calcext:value-type="string" table:number-columns-spanned="3" table:number-rows-spanned="1">
            <text:p>SYNTHESE DES DONNEES ECONOMIQUES</text:p>
          </table:table-cell>
          <table:covered-table-cell table:number-columns-repeated="2" table:style-name="ce93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4" office:value-type="string" calcext:value-type="string">
            <text:p>Produits</text:p>
          </table:table-cell>
          <table:table-cell table:style-name="ce114"/>
          <table:table-cell table:style-name="ce131" table:formula="of:=[.G3]" office:value-type="float" office:value="12.01288" calcext:value-type="float">
            <text:p><text:s/>12 € 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5" office:value-type="string" calcext:value-type="string">
            <text:p>Charges</text:p>
          </table:table-cell>
          <table:table-cell table:style-name="ce115"/>
          <table:table-cell table:style-name="ce132" table:formula="of:=[.G25]" office:value-type="float" office:value="3.66443973423791" calcext:value-type="float">
            <text:p><text:s/>4 € 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6" office:value-type="string" calcext:value-type="string" table:number-columns-spanned="2" table:number-rows-spanned="1">
            <text:p>Investissements</text:p>
          </table:table-cell>
          <table:covered-table-cell table:style-name="ce96"/>
          <table:table-cell table:style-name="ce133" table:formula="of:=[.G48]" office:value-type="float" office:value="309.03" calcext:value-type="float">
            <text:p><text:s/>309 € 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7" office:value-type="string" calcext:value-type="string" table:number-columns-spanned="2" table:number-rows-spanned="1">
            <text:p>Valeur Actualisée Net</text:p>
          </table:table-cell>
          <table:covered-table-cell table:style-name="ce97"/>
          <table:table-cell table:style-name="ce134" table:formula="of:=SUM([.I99:.AB99])" office:value-type="float" office:value="173.326264405073" calcext:value-type="float">
            <text:p><text:s/>173,3 € 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6" office:value-type="string" calcext:value-type="string">
            <text:p>Résultat net moyen</text:p>
          </table:table-cell>
          <table:table-cell table:style-name="ce96"/>
          <table:table-cell table:style-name="ce135" table:formula="of:=AVERAGE([.I97:.AB97])" office:value-type="float" office:value="-5.79917232312114" calcext:value-type="float">
            <text:p>-6 € 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3">TRB </text:span><text:span text:style-name="T4">sur EBE</text:span></text:p>
          </table:table-cell>
          <table:covered-table-cell table:style-name="ce97"/>
          <table:table-cell table:style-name="ce136" table:formula="of:=[.E107]/[.E115]" office:value-type="float" office:value="32.0161115893578" calcext:value-type="float">
            <text:p>32,0 an(s)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6" office:value-type="string" calcext:value-type="string" table:number-columns-spanned="2" table:number-rows-spanned="1">
            <text:p><text:span text:style-name="T3">TRB </text:span><text:span text:style-name="T4">sur trésorerie</text:span></text:p>
          </table:table-cell>
          <table:covered-table-cell table:style-name="ce96"/>
          <table:table-cell table:style-name="ce137" table:formula="of:=[.E107]/[.E116]" office:value-type="float" office:value="35.6587619378653" calcext:value-type="float">
            <text:p>35,7 an(s)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3">TRI </text:span><text:span text:style-name="T4">sur EBE</text:span></text:p>
          </table:table-cell>
          <table:covered-table-cell table:style-name="ce97"/>
          <table:table-cell table:style-name="ce138" table:formula="of:=IFERROR(IRR([.H46:.AB46]);0)" office:value-type="percentage" office:value="-0.0395697381719042" calcext:value-type="percentage">
            <text:p>-4,0%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6" office:value-type="string" calcext:value-type="string" table:number-columns-spanned="2" table:number-rows-spanned="1">
            <text:p><text:span text:style-name="T3">TRI </text:span><text:span text:style-name="T4">sur trésorerie</text:span></text:p>
          </table:table-cell>
          <table:covered-table-cell table:style-name="ce96"/>
          <table:table-cell table:style-name="ce139" table:formula="of:=IFERROR(IRR([.H98:.AB98]);0)" office:value-type="percentage" office:value="-0.0395697381719042" calcext:value-type="percentage">
            <text:p>-4,0%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8" office:value-type="string" calcext:value-type="string" table:number-columns-spanned="2" table:number-rows-spanned="1">
            <text:p>DSCR</text:p>
          </table:table-cell>
          <table:covered-table-cell table:style-name="ce98"/>
          <table:table-cell table:style-name="ce140" table:formula="of:=AVERAGE([.I102:.AB102])" office:value-type="percentage" office:value="0.258245185319198" calcext:value-type="percentage">
            <text:p>25,8%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9" office:value-type="string" calcext:value-type="string">
            <text:p><text:span text:style-name="T3">EBE </text:span><text:span text:style-name="T4">moyen</text:span></text:p>
          </table:table-cell>
          <table:table-cell table:style-name="ce116"/>
          <table:table-cell table:style-name="ce141" table:formula="of:=AVERAGE([.I46:.AB46])" office:value-type="float" office:value="9.65232767687886" calcext:value-type="float">
            <text:p><text:s/>10 € 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96" office:value-type="string" calcext:value-type="string" table:number-columns-spanned="2" table:number-rows-spanned="1">
            <text:p>Flux de trésorerie annuel moyen actualisé</text:p>
          </table:table-cell>
          <table:covered-table-cell table:style-name="ce96"/>
          <table:table-cell table:style-name="ce142" table:formula="of:=AVERAGE([.I99:.AB99])" office:value-type="float" office:value="8.66631322025366" calcext:value-type="float">
            <text:p><text:s/>9 € 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16">
          <table:table-cell table:number-columns-repeated="2"/>
          <table:table-cell table:style-name="ce100" office:value-type="string" calcext:value-type="string" table:number-columns-spanned="2" table:number-rows-spanned="1">
            <text:p><text:span text:style-name="T5">Taux d'actualisation </text:span><text:span text:style-name="T6">CMPRC</text:span></text:p>
          </table:table-cell>
          <table:covered-table-cell table:style-name="ce100"/>
          <table:table-cell table:style-name="ce140" office:value-type="percentage" office:value="0.01" calcext:value-type="percentage">
            <office:annotation draw:style-name="gr3" draw:text-style-name="P2" svg:width="11.287cm" svg:height="6.721cm" svg:x="23.832cm" svg:y="87.074cm" draw:caption-point-x="-0.407cm" draw:caption-point-y="-1.101cm">
              <dc:date>2022-06-28T00:00:00</dc:date>
              <text:p text:style-name="P1">======</text:p>
              <text:p text:style-name="P1">ID#AAAALozM6kE</text:p>
              <text:p text:style-name="P1">tc={B6312E80-1893-4786-8D3D-B467A09429F6} <text:s text:c="3"/>(2021-03-15 11:05:35)</text:p>
              <text:p text:style-name="P1">[Commentaire à thread]</text:p>
              <text:p text:style-name="P1"/>
              <text:p text:style-name="P1">Votre version d’Excel vous permet de lire ce commentaire à thread. Toutefois, les modifications qui y sont apportées seront supprimées si le fichier est ouvert dans une version plus récente d’Excel. En savoir plus : https://go.microsoft.com/fwlink/?linkid=870924</text:p>
              <text:p text:style-name="P1"/>
              <text:p text:style-name="P1">Commentaire :</text:p>
              <text:p text:style-name="P1"><text:s text:c="4"/>1,5% car association. Le but n'étant de ne pas perdre d'argent par rapport à l'inflation</text:p>
            </office:annotation>
            <text:p>1,0%</text:p>
          </table:table-cell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 table:number-rows-repeated="3">
          <table:table-cell table:number-columns-repeated="3"/>
          <table:table-cell table:style-name="ce113"/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>
          <table:table-cell table:number-columns-repeated="2"/>
          <table:table-cell table:style-name="ce101" office:value-type="string" calcext:value-type="string">
            <text:p>Chaîne de caractère</text:p>
          </table:table-cell>
          <table:table-cell table:style-name="ce117" office:value-type="string" calcext:value-type="string">
            <text:p>str</text:p>
          </table:table-cell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>
          <table:table-cell table:number-columns-repeated="2"/>
          <table:table-cell table:style-name="ce101" office:value-type="string" calcext:value-type="string">
            <text:p>Liste | Tableau</text:p>
          </table:table-cell>
          <table:table-cell table:style-name="ce117" office:value-type="string" calcext:value-type="string">
            <text:p>list</text:p>
          </table:table-cell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>
          <table:table-cell table:number-columns-repeated="2"/>
          <table:table-cell table:style-name="ce101" office:value-type="string" calcext:value-type="string">
            <text:p>Nombre entier</text:p>
          </table:table-cell>
          <table:table-cell table:style-name="ce117" office:value-type="string" calcext:value-type="string">
            <text:p>int</text:p>
          </table:table-cell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>
          <table:table-cell table:number-columns-repeated="2"/>
          <table:table-cell table:style-name="ce101" office:value-type="string" calcext:value-type="string">
            <text:p>Nombre réels</text:p>
          </table:table-cell>
          <table:table-cell table:style-name="ce117" office:value-type="string" calcext:value-type="string">
            <text:p>float</text:p>
          </table:table-cell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>
          <table:table-cell table:number-columns-repeated="2"/>
          <table:table-cell table:style-name="ce101" office:value-type="string" calcext:value-type="string">
            <text:p>Nombre complexe</text:p>
          </table:table-cell>
          <table:table-cell table:style-name="ce117" office:value-type="string" calcext:value-type="string">
            <text:p>complex</text:p>
          </table:table-cell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>
          <table:table-cell table:number-columns-repeated="2"/>
          <table:table-cell table:style-name="ce101" office:value-type="string" calcext:value-type="string">
            <text:p>Bollean</text:p>
          </table:table-cell>
          <table:table-cell table:style-name="ce117" office:value-type="string" calcext:value-type="string">
            <text:p>bool</text:p>
          </table:table-cell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4" table:number-rows-repeated="874">
          <table:table-cell table:number-columns-repeated="3"/>
          <table:table-cell table:style-name="ce113"/>
          <table:table-cell table:style-name="ce130"/>
          <table:table-cell table:style-name="ce154"/>
          <table:table-cell/>
          <table:table-cell table:style-name="ce180"/>
          <table:table-cell table:number-columns-repeated="56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expression table:name="wrn.VirtualTech." table:base-cell-address="$Intrants.$A$1" table:expression="#REF!"/>
          <table:named-range table:name="_xlnm._FilterDatabase" table:base-cell-address="$Intrants.$A$1" table:cell-range-address="$'Bilan économique'.$A$1:.$A$102"/>
        </table:named-expressions>
        <calcext:conditional-formats>
          <calcext:conditional-format calcext:target-range-address="'Bilan économique'.E108:'Bilan économique'.E108">
            <calcext:condition calcext:apply-style-name="ConditionalStyle_12" calcext:value="formula-is([.$E$108]&lt;0)" calcext:base-cell-address="'Bilan économique'.E108"/>
          </calcext:conditional-format>
          <calcext:conditional-format calcext:target-range-address="'Bilan économique'.E109:'Bilan économique'.E109">
            <calcext:condition calcext:apply-style-name="ConditionalStyle_11" calcext:value="formula-is([.$E$109]&lt;=0)" calcext:base-cell-address="'Bilan économique'.E109"/>
          </calcext:conditional-format>
          <calcext:conditional-format calcext:target-range-address="'Bilan économique'.E116:'Bilan économique'.E116">
            <calcext:condition calcext:apply-style-name="ConditionalStyle_10" calcext:value="formula-is(#ref!&lt;=0)" calcext:base-cell-address="'Bilan économique'.E116"/>
          </calcext:conditional-format>
        </calcext:conditional-formats>
      </table:table>
      <table:table table:name="Bilan technique" table:style-name="ta5">
        <table:table-column table:style-name="co20" table:default-cell-style-name="Default"/>
        <table:table-column table:style-name="co21" table:default-cell-style-name="Default"/>
        <table:table-column table:style-name="co11" table:number-columns-repeated="12" table:default-cell-style-name="Default"/>
        <table:table-column table:style-name="co12" table:visibility="collapse" table:number-columns-repeated="12" table:default-cell-style-name="Default"/>
        <table:table-column table:style-name="co7" table:visibility="collapse" table:number-columns-repeated="38" table:default-cell-style-name="Default"/>
        <table:table-row table:style-name="ro17" table:visibility="collapse">
          <table:table-cell table:style-name="ce204" table:number-columns-repeated="26"/>
          <table:table-cell table:number-columns-repeated="38"/>
        </table:table-row>
        <table:table-row table:style-name="ro7">
          <table:table-cell table:style-name="ce204"/>
          <table:table-cell table:style-name="ce206" office:value-type="string" calcext:value-type="string">
            <text:p>Nombre de jours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28" calcext:value-type="float">
            <text:p>28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0" calcext:value-type="float">
            <text:p>30</text:p>
          </table:table-cell>
          <table:table-cell table:number-columns-repeated="2" table:style-name="ce214" office:value-type="float" office:value="31" calcext:value-type="float">
            <text:p>31</text:p>
          </table:table-cell>
          <table:table-cell table:style-name="ce214" office:value-type="float" office:value="30" calcext:value-type="float">
            <text:p>30</text:p>
          </table:table-cell>
          <table:table-cell table:style-name="ce214" office:value-type="float" office:value="31" calcext:value-type="float">
            <text:p>31</text:p>
          </table:table-cell>
          <table:table-cell table:style-name="ce214" office:value-type="float" office:value="30" calcext:value-type="float">
            <text:p>30</text:p>
          </table:table-cell>
          <table:table-cell table:style-name="ce228" office:value-type="float" office:value="31" calcext:value-type="float">
            <text:p>31</text:p>
          </table:table-cell>
          <table:table-cell table:style-name="ce204" table:number-columns-repeated="12"/>
          <table:table-cell table:number-columns-repeated="38"/>
        </table:table-row>
        <table:table-row table:style-name="ro17">
          <table:table-cell table:style-name="ce204"/>
          <table:table-cell table:style-name="ce207" office:value-type="string" calcext:value-type="string" table:number-columns-spanned="13" table:number-rows-spanned="1">
            <office:annotation draw:style-name="gr4" draw:text-style-name="P2" svg:width="8.601cm" svg:height="2.725cm" svg:x="7.385cm" svg:y="2.751cm" draw:caption-point-x="25.395cm" draw:caption-point-y="-2.054cm">
              <dc:date>2022-06-28T00:00:00</dc:date>
              <text:p text:style-name="P1">======</text:p>
              <text:p text:style-name="P1">ID#AAAALzvHtrA</text:p>
              <text:p text:style-name="P1">Marion M <text:s text:c="3"/>(2021-03-17 10:47:23)</text:p>
              <text:p text:style-name="P1">E=m.Cp.dT (x conversion en Wh)</text:p>
            </office:annotation>
            <text:p>ENERGIE DE MONTEE EN TEMPERATURE DES INTRANTS</text:p>
          </table:table-cell>
          <table:covered-table-cell table:number-columns-repeated="12" table:style-name="ce207"/>
          <table:table-cell table:style-name="ce204" table:number-columns-repeated="12"/>
          <table:table-cell table:number-columns-repeated="38"/>
        </table:table-row>
        <table:table-row table:style-name="ro1">
          <table:table-cell table:style-name="ce204"/>
          <table:table-cell table:style-name="ce208" office:value-type="string" calcext:value-type="string">
            <text:p>en Wh</text:p>
          </table:table-cell>
          <table:table-cell table:style-name="ce51" office:value-type="string" calcext:value-type="string">
            <text:p>Janvier</text:p>
          </table:table-cell>
          <table:table-cell table:style-name="ce51" office:value-type="string" calcext:value-type="string">
            <text:p>Février</text:p>
          </table:table-cell>
          <table:table-cell table:style-name="ce51" office:value-type="string" calcext:value-type="string">
            <text:p>Mars</text:p>
          </table:table-cell>
          <table:table-cell table:style-name="ce51" office:value-type="string" calcext:value-type="string">
            <text:p>Avril</text:p>
          </table:table-cell>
          <table:table-cell table:style-name="ce51" office:value-type="string" calcext:value-type="string">
            <text:p>Mai</text:p>
          </table:table-cell>
          <table:table-cell table:style-name="ce51" office:value-type="string" calcext:value-type="string">
            <text:p>Juin</text:p>
          </table:table-cell>
          <table:table-cell table:style-name="ce51" office:value-type="string" calcext:value-type="string">
            <text:p>Juillet</text:p>
          </table:table-cell>
          <table:table-cell table:style-name="ce51" office:value-type="string" calcext:value-type="string">
            <text:p>Août</text:p>
          </table:table-cell>
          <table:table-cell table:style-name="ce51" office:value-type="string" calcext:value-type="string">
            <text:p>Septembre</text:p>
          </table:table-cell>
          <table:table-cell table:style-name="ce51" office:value-type="string" calcext:value-type="string">
            <text:p>Octobre</text:p>
          </table:table-cell>
          <table:table-cell table:style-name="ce51" office:value-type="string" calcext:value-type="string">
            <text:p>Novembre</text:p>
          </table:table-cell>
          <table:table-cell table:style-name="ce229" office:value-type="string" calcext:value-type="string">
            <text:p>Décembre</text:p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5]=&quot;&quot;;&quot;&quot;;&quot;.&quot;)" office:value-type="string" office:string-value="." calcext:value-type="string">
            <text:p>.</text:p>
          </table:table-cell>
          <table:table-cell table:style-name="ce209" table:formula="of:=IF([$Intrants.A3]=&quot;&quot;;&quot;&quot;;[$Intrants.A3])" office:value-type="string" office:string-value="Dejection humaine" calcext:value-type="string">
            <text:p>Dejection humaine</text:p>
          </table:table-cell>
          <table:table-cell table:style-name="ce215" table:formula="of:=IF([.B5]=&quot;&quot;;&quot;&quot;;([$Intrants.$B3]/12)*[$Intrants.$G3]*([$Digesteurs.$C$7]-[$Températures.B5])*2.777777777*10^-7*1000)" office:value-type="float" office:value="588.866666501784" calcext:value-type="float">
            <text:p>589</text:p>
          </table:table-cell>
          <table:table-cell table:style-name="ce215" table:formula="of:=IF([.C5]=&quot;&quot;;&quot;&quot;;([$Intrants.$B3]/12)*[$Intrants.$G3]*([$Digesteurs.$C$7]-[$Températures.C5])*2.777777777*10^-7*1000)" office:value-type="float" office:value="595.558333166577" calcext:value-type="float">
            <text:p>596</text:p>
          </table:table-cell>
          <table:table-cell table:style-name="ce215" table:formula="of:=IF([.D5]=&quot;&quot;;&quot;&quot;;([$Intrants.$B3]/12)*[$Intrants.$G3]*([$Digesteurs.$C$7]-[$Températures.D5])*2.777777777*10^-7*1000)" office:value-type="float" office:value="568.791666507405" calcext:value-type="float">
            <text:p>569</text:p>
          </table:table-cell>
          <table:table-cell table:style-name="ce215" table:formula="of:=IF([.E5]=&quot;&quot;;&quot;&quot;;([$Intrants.$B3]/12)*[$Intrants.$G3]*([$Digesteurs.$C$7]-[$Températures.E5])*2.777777777*10^-7*1000)" office:value-type="float" office:value="497.413888749613" calcext:value-type="float">
            <text:p>497</text:p>
          </table:table-cell>
          <table:table-cell table:style-name="ce215" table:formula="of:=IF([.F5]=&quot;&quot;;&quot;&quot;;([$Intrants.$B3]/12)*[$Intrants.$G3]*([$Digesteurs.$C$7]-[$Températures.F5])*2.777777777*10^-7*1000)" office:value-type="float" office:value="412.652777662235" calcext:value-type="float">
            <text:p>413</text:p>
          </table:table-cell>
          <table:table-cell table:style-name="ce215" table:formula="of:=IF([.G5]=&quot;&quot;;&quot;&quot;;([$Intrants.$B3]/12)*[$Intrants.$G3]*([$Digesteurs.$C$7]-[$Températures.G5])*2.777777777*10^-7*1000)" office:value-type="float" office:value="289.97222214103" calcext:value-type="float">
            <text:p>290</text:p>
          </table:table-cell>
          <table:table-cell table:style-name="ce215" table:formula="of:=IF([.H5]=&quot;&quot;;&quot;&quot;;([$Intrants.$B3]/12)*[$Intrants.$G3]*([$Digesteurs.$C$7]-[$Températures.H5])*2.777777777*10^-7*1000)" office:value-type="float" office:value="289.97222214103" calcext:value-type="float">
            <text:p>290</text:p>
          </table:table-cell>
          <table:table-cell table:style-name="ce215" table:formula="of:=IF([.I5]=&quot;&quot;;&quot;&quot;;([$Intrants.$B3]/12)*[$Intrants.$G3]*([$Digesteurs.$C$7]-[$Températures.I5])*2.777777777*10^-7*1000)" office:value-type="float" office:value="588.866666501784" calcext:value-type="float">
            <text:p>589</text:p>
          </table:table-cell>
          <table:table-cell table:style-name="ce215" table:formula="of:=IF([.J5]=&quot;&quot;;&quot;&quot;;([$Intrants.$B3]/12)*[$Intrants.$G3]*([$Digesteurs.$C$7]-[$Températures.J5])*2.777777777*10^-7*1000)" office:value-type="float" office:value="595.558333166577" calcext:value-type="float">
            <text:p>596</text:p>
          </table:table-cell>
          <table:table-cell table:style-name="ce215" table:formula="of:=IF([.K5]=&quot;&quot;;&quot;&quot;;([$Intrants.$B3]/12)*[$Intrants.$G3]*([$Digesteurs.$C$7]-[$Températures.K5])*2.777777777*10^-7*1000)" office:value-type="float" office:value="568.791666507405" calcext:value-type="float">
            <text:p>569</text:p>
          </table:table-cell>
          <table:table-cell table:style-name="ce215" table:formula="of:=IF([.L5]=&quot;&quot;;&quot;&quot;;([$Intrants.$B3]/12)*[$Intrants.$G3]*([$Digesteurs.$C$7]-[$Températures.L5])*2.777777777*10^-7*1000)" office:value-type="float" office:value="497.413888749613" calcext:value-type="float">
            <text:p>497</text:p>
          </table:table-cell>
          <table:table-cell table:style-name="ce230" table:formula="of:=IF([.M5]=&quot;&quot;;&quot;&quot;;([$Intrants.$B3]/12)*[$Intrants.$G3]*([$Digesteurs.$C$7]-[$Températures.M5])*2.777777777*10^-7*1000)" office:value-type="float" office:value="412.652777662235" calcext:value-type="float">
            <text:p>413</text:p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6]=&quot;&quot;;&quot;&quot;;&quot;.&quot;)" office:value-type="string" office:string-value="." calcext:value-type="string">
            <text:p>.</text:p>
          </table:table-cell>
          <table:table-cell table:style-name="ce210" table:formula="of:=IF([$Intrants.A4]=&quot;&quot;;&quot;&quot;;[$Intrants.A4])" office:value-type="string" office:string-value="Epluchure" calcext:value-type="string">
            <text:p>Epluchure</text:p>
          </table:table-cell>
          <table:table-cell table:style-name="ce216" table:formula="of:=IF([.B6]=&quot;&quot;;&quot;&quot;;([$Intrants.$B4]/12)*[$Intrants.$G4]*([$Digesteurs.$C$7]-[$Températures.B6])*2.777777777*10^-7*1000)" office:value-type="float" office:value="294.433333250892" calcext:value-type="float">
            <text:p>294</text:p>
          </table:table-cell>
          <table:table-cell table:style-name="ce216" table:formula="of:=IF([.C6]=&quot;&quot;;&quot;&quot;;([$Intrants.$B4]/12)*[$Intrants.$G4]*([$Digesteurs.$C$7]-[$Températures.C6])*2.777777777*10^-7*1000)" office:value-type="float" office:value="297.779166583288" calcext:value-type="float">
            <text:p>298</text:p>
          </table:table-cell>
          <table:table-cell table:style-name="ce216" table:formula="of:=IF([.D6]=&quot;&quot;;&quot;&quot;;([$Intrants.$B4]/12)*[$Intrants.$G4]*([$Digesteurs.$C$7]-[$Températures.D6])*2.777777777*10^-7*1000)" office:value-type="float" office:value="284.395833253702" calcext:value-type="float">
            <text:p>284</text:p>
          </table:table-cell>
          <table:table-cell table:style-name="ce216" table:formula="of:=IF([.E6]=&quot;&quot;;&quot;&quot;;([$Intrants.$B4]/12)*[$Intrants.$G4]*([$Digesteurs.$C$7]-[$Températures.E6])*2.777777777*10^-7*1000)" office:value-type="float" office:value="248.706944374806" calcext:value-type="float">
            <text:p>249</text:p>
          </table:table-cell>
          <table:table-cell table:style-name="ce216" table:formula="of:=IF([.F6]=&quot;&quot;;&quot;&quot;;([$Intrants.$B4]/12)*[$Intrants.$G4]*([$Digesteurs.$C$7]-[$Températures.F6])*2.777777777*10^-7*1000)" office:value-type="float" office:value="206.326388831117" calcext:value-type="float">
            <text:p>206</text:p>
          </table:table-cell>
          <table:table-cell table:style-name="ce216" table:formula="of:=IF([.G6]=&quot;&quot;;&quot;&quot;;([$Intrants.$B4]/12)*[$Intrants.$G4]*([$Digesteurs.$C$7]-[$Températures.G6])*2.777777777*10^-7*1000)" office:value-type="float" office:value="144.986111070515" calcext:value-type="float">
            <text:p>145</text:p>
          </table:table-cell>
          <table:table-cell table:style-name="ce216" table:formula="of:=IF([.H6]=&quot;&quot;;&quot;&quot;;([$Intrants.$B4]/12)*[$Intrants.$G4]*([$Digesteurs.$C$7]-[$Températures.H6])*2.777777777*10^-7*1000)" office:value-type="float" office:value="144.986111070515" calcext:value-type="float">
            <text:p>145</text:p>
          </table:table-cell>
          <table:table-cell table:style-name="ce216" table:formula="of:=IF([.I6]=&quot;&quot;;&quot;&quot;;([$Intrants.$B4]/12)*[$Intrants.$G4]*([$Digesteurs.$C$7]-[$Températures.I6])*2.777777777*10^-7*1000)" office:value-type="float" office:value="294.433333250892" calcext:value-type="float">
            <text:p>294</text:p>
          </table:table-cell>
          <table:table-cell table:style-name="ce216" table:formula="of:=IF([.J6]=&quot;&quot;;&quot;&quot;;([$Intrants.$B4]/12)*[$Intrants.$G4]*([$Digesteurs.$C$7]-[$Températures.J6])*2.777777777*10^-7*1000)" office:value-type="float" office:value="297.779166583288" calcext:value-type="float">
            <text:p>298</text:p>
          </table:table-cell>
          <table:table-cell table:style-name="ce216" table:formula="of:=IF([.K6]=&quot;&quot;;&quot;&quot;;([$Intrants.$B4]/12)*[$Intrants.$G4]*([$Digesteurs.$C$7]-[$Températures.K6])*2.777777777*10^-7*1000)" office:value-type="float" office:value="284.395833253702" calcext:value-type="float">
            <text:p>284</text:p>
          </table:table-cell>
          <table:table-cell table:style-name="ce216" table:formula="of:=IF([.L6]=&quot;&quot;;&quot;&quot;;([$Intrants.$B4]/12)*[$Intrants.$G4]*([$Digesteurs.$C$7]-[$Températures.L6])*2.777777777*10^-7*1000)" office:value-type="float" office:value="248.706944374806" calcext:value-type="float">
            <text:p>249</text:p>
          </table:table-cell>
          <table:table-cell table:style-name="ce231" table:formula="of:=IF([.M6]=&quot;&quot;;&quot;&quot;;([$Intrants.$B4]/12)*[$Intrants.$G4]*([$Digesteurs.$C$7]-[$Températures.M6])*2.777777777*10^-7*1000)" office:value-type="float" office:value="206.326388831117" calcext:value-type="float">
            <text:p>206</text:p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7]=&quot;&quot;;&quot;&quot;;&quot;.&quot;)" office:value-type="string" office:string-value="." calcext:value-type="string">
            <text:p>.</text:p>
          </table:table-cell>
          <table:table-cell table:style-name="ce210" table:formula="of:=IF([$Intrants.A5]=&quot;&quot;;&quot;&quot;;[$Intrants.A5])" office:value-type="string" office:string-value="Eaux usées" calcext:value-type="string">
            <text:p>Eaux usées</text:p>
          </table:table-cell>
          <table:table-cell table:style-name="ce216" table:formula="of:=IF([.B7]=&quot;&quot;;&quot;&quot;;([$Intrants.$B5]/12)*[$Intrants.$G5]*([$Digesteurs.$C$7]-[$Températures.B7])*2.777777777*10^-7*1000)" office:value-type="float" office:value="1118.84666635339" calcext:value-type="float">
            <text:p>1 119</text:p>
          </table:table-cell>
          <table:table-cell table:style-name="ce216" table:formula="of:=IF([.C7]=&quot;&quot;;&quot;&quot;;([$Intrants.$B5]/12)*[$Intrants.$G5]*([$Digesteurs.$C$7]-[$Températures.C7])*2.777777777*10^-7*1000)" office:value-type="float" office:value="1131.5608330165" calcext:value-type="float">
            <text:p>1 132</text:p>
          </table:table-cell>
          <table:table-cell table:style-name="ce216" table:formula="of:=IF([.D7]=&quot;&quot;;&quot;&quot;;([$Intrants.$B5]/12)*[$Intrants.$G5]*([$Digesteurs.$C$7]-[$Températures.D7])*2.777777777*10^-7*1000)" office:value-type="float" office:value="1080.70416636407" calcext:value-type="float">
            <text:p>1 081</text:p>
          </table:table-cell>
          <table:table-cell table:style-name="ce216" table:formula="of:=IF([.E7]=&quot;&quot;;&quot;&quot;;([$Intrants.$B5]/12)*[$Intrants.$G5]*([$Digesteurs.$C$7]-[$Températures.E7])*2.777777777*10^-7*1000)" office:value-type="float" office:value="945.086388624265" calcext:value-type="float">
            <text:p>945</text:p>
          </table:table-cell>
          <table:table-cell table:style-name="ce216" table:formula="of:=IF([.F7]=&quot;&quot;;&quot;&quot;;([$Intrants.$B5]/12)*[$Intrants.$G5]*([$Digesteurs.$C$7]-[$Températures.F7])*2.777777777*10^-7*1000)" office:value-type="float" office:value="784.040277558246" calcext:value-type="float">
            <text:p>784</text:p>
          </table:table-cell>
          <table:table-cell table:style-name="ce216" table:formula="of:=IF([.G7]=&quot;&quot;;&quot;&quot;;([$Intrants.$B5]/12)*[$Intrants.$G5]*([$Digesteurs.$C$7]-[$Températures.G7])*2.777777777*10^-7*1000)" office:value-type="float" office:value="550.947222067957" calcext:value-type="float">
            <text:p>551</text:p>
          </table:table-cell>
          <table:table-cell table:style-name="ce216" table:formula="of:=IF([.H7]=&quot;&quot;;&quot;&quot;;([$Intrants.$B5]/12)*[$Intrants.$G5]*([$Digesteurs.$C$7]-[$Températures.H7])*2.777777777*10^-7*1000)" office:value-type="float" office:value="550.947222067957" calcext:value-type="float">
            <text:p>551</text:p>
          </table:table-cell>
          <table:table-cell table:style-name="ce216" table:formula="of:=IF([.I7]=&quot;&quot;;&quot;&quot;;([$Intrants.$B5]/12)*[$Intrants.$G5]*([$Digesteurs.$C$7]-[$Températures.I7])*2.777777777*10^-7*1000)" office:value-type="float" office:value="1118.84666635339" calcext:value-type="float">
            <text:p>1 119</text:p>
          </table:table-cell>
          <table:table-cell table:style-name="ce216" table:formula="of:=IF([.J7]=&quot;&quot;;&quot;&quot;;([$Intrants.$B5]/12)*[$Intrants.$G5]*([$Digesteurs.$C$7]-[$Températures.J7])*2.777777777*10^-7*1000)" office:value-type="float" office:value="1131.5608330165" calcext:value-type="float">
            <text:p>1 132</text:p>
          </table:table-cell>
          <table:table-cell table:style-name="ce216" table:formula="of:=IF([.K7]=&quot;&quot;;&quot;&quot;;([$Intrants.$B5]/12)*[$Intrants.$G5]*([$Digesteurs.$C$7]-[$Températures.K7])*2.777777777*10^-7*1000)" office:value-type="float" office:value="1080.70416636407" calcext:value-type="float">
            <text:p>1 081</text:p>
          </table:table-cell>
          <table:table-cell table:style-name="ce216" table:formula="of:=IF([.L7]=&quot;&quot;;&quot;&quot;;([$Intrants.$B5]/12)*[$Intrants.$G5]*([$Digesteurs.$C$7]-[$Températures.L7])*2.777777777*10^-7*1000)" office:value-type="float" office:value="945.086388624265" calcext:value-type="float">
            <text:p>945</text:p>
          </table:table-cell>
          <table:table-cell table:style-name="ce231" table:formula="of:=IF([.M7]=&quot;&quot;;&quot;&quot;;([$Intrants.$B5]/12)*[$Intrants.$G5]*([$Digesteurs.$C$7]-[$Températures.M7])*2.777777777*10^-7*1000)" office:value-type="float" office:value="784.040277558246" calcext:value-type="float">
            <text:p>784</text:p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8]=&quot;&quot;;&quot;&quot;;&quot;.&quot;)">
            <text:p/>
          </table:table-cell>
          <table:table-cell table:style-name="ce210" table:formula="of:=IF([$Intrants.A6]=&quot;&quot;;&quot;&quot;;[$Intrants.A6])">
            <text:p/>
          </table:table-cell>
          <table:table-cell table:style-name="ce216" table:formula="of:=IF([.B8]=&quot;&quot;;&quot;&quot;;([$Intrants.$B6]/12)*[$Intrants.$G6]*([$Digesteurs.$C$7]-[$Températures.B8])*2.777777777*10^-7*1000)">
            <text:p/>
          </table:table-cell>
          <table:table-cell table:style-name="ce216" table:formula="of:=IF([.C8]=&quot;&quot;;&quot;&quot;;([$Intrants.$B6]/12)*[$Intrants.$G6]*([$Digesteurs.$C$7]-[$Températures.C8])*2.777777777*10^-7*1000)">
            <text:p/>
          </table:table-cell>
          <table:table-cell table:style-name="ce216" table:formula="of:=IF([.D8]=&quot;&quot;;&quot;&quot;;([$Intrants.$B6]/12)*[$Intrants.$G6]*([$Digesteurs.$C$7]-[$Températures.D8])*2.777777777*10^-7*1000)">
            <text:p/>
          </table:table-cell>
          <table:table-cell table:style-name="ce216" table:formula="of:=IF([.E8]=&quot;&quot;;&quot;&quot;;([$Intrants.$B6]/12)*[$Intrants.$G6]*([$Digesteurs.$C$7]-[$Températures.E8])*2.777777777*10^-7*1000)">
            <text:p/>
          </table:table-cell>
          <table:table-cell table:style-name="ce216" table:formula="of:=IF([.F8]=&quot;&quot;;&quot;&quot;;([$Intrants.$B6]/12)*[$Intrants.$G6]*([$Digesteurs.$C$7]-[$Températures.F8])*2.777777777*10^-7*1000)">
            <text:p/>
          </table:table-cell>
          <table:table-cell table:style-name="ce216" table:formula="of:=IF([.G8]=&quot;&quot;;&quot;&quot;;([$Intrants.$B6]/12)*[$Intrants.$G6]*([$Digesteurs.$C$7]-[$Températures.G8])*2.777777777*10^-7*1000)">
            <text:p/>
          </table:table-cell>
          <table:table-cell table:style-name="ce216" table:formula="of:=IF([.H8]=&quot;&quot;;&quot;&quot;;([$Intrants.$B6]/12)*[$Intrants.$G6]*([$Digesteurs.$C$7]-[$Températures.H8])*2.777777777*10^-7*1000)">
            <text:p/>
          </table:table-cell>
          <table:table-cell table:style-name="ce216" table:formula="of:=IF([.I8]=&quot;&quot;;&quot;&quot;;([$Intrants.$B6]/12)*[$Intrants.$G6]*([$Digesteurs.$C$7]-[$Températures.I8])*2.777777777*10^-7*1000)">
            <text:p/>
          </table:table-cell>
          <table:table-cell table:style-name="ce216" table:formula="of:=IF([.J8]=&quot;&quot;;&quot;&quot;;([$Intrants.$B6]/12)*[$Intrants.$G6]*([$Digesteurs.$C$7]-[$Températures.J8])*2.777777777*10^-7*1000)">
            <text:p/>
          </table:table-cell>
          <table:table-cell table:style-name="ce216" table:formula="of:=IF([.K8]=&quot;&quot;;&quot;&quot;;([$Intrants.$B6]/12)*[$Intrants.$G6]*([$Digesteurs.$C$7]-[$Températures.K8])*2.777777777*10^-7*1000)">
            <text:p/>
          </table:table-cell>
          <table:table-cell table:style-name="ce216" table:formula="of:=IF([.L8]=&quot;&quot;;&quot;&quot;;([$Intrants.$B6]/12)*[$Intrants.$G6]*([$Digesteurs.$C$7]-[$Températures.L8])*2.777777777*10^-7*1000)">
            <text:p/>
          </table:table-cell>
          <table:table-cell table:style-name="ce231" table:formula="of:=IF([.M8]=&quot;&quot;;&quot;&quot;;([$Intrants.$B6]/12)*[$Intrants.$G6]*([$Digesteurs.$C$7]-[$Températures.M8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9]=&quot;&quot;;&quot;&quot;;&quot;.&quot;)">
            <text:p/>
          </table:table-cell>
          <table:table-cell table:style-name="ce210" table:formula="of:=IF([$Intrants.A7]=&quot;&quot;;&quot;&quot;;[$Intrants.A7])">
            <text:p/>
          </table:table-cell>
          <table:table-cell table:style-name="ce216" table:formula="of:=IF([.B9]=&quot;&quot;;&quot;&quot;;([$Intrants.$B7]/12)*[$Intrants.$G7]*([$Digesteurs.$C$7]-[$Températures.B9])*2.777777777*10^-7*1000)">
            <text:p/>
          </table:table-cell>
          <table:table-cell table:style-name="ce216" table:formula="of:=IF([.C9]=&quot;&quot;;&quot;&quot;;([$Intrants.$B7]/12)*[$Intrants.$G7]*([$Digesteurs.$C$7]-[$Températures.C9])*2.777777777*10^-7*1000)">
            <text:p/>
          </table:table-cell>
          <table:table-cell table:style-name="ce216" table:formula="of:=IF([.D9]=&quot;&quot;;&quot;&quot;;([$Intrants.$B7]/12)*[$Intrants.$G7]*([$Digesteurs.$C$7]-[$Températures.D9])*2.777777777*10^-7*1000)">
            <text:p/>
          </table:table-cell>
          <table:table-cell table:style-name="ce216" table:formula="of:=IF([.E9]=&quot;&quot;;&quot;&quot;;([$Intrants.$B7]/12)*[$Intrants.$G7]*([$Digesteurs.$C$7]-[$Températures.E9])*2.777777777*10^-7*1000)">
            <text:p/>
          </table:table-cell>
          <table:table-cell table:style-name="ce216" table:formula="of:=IF([.F9]=&quot;&quot;;&quot;&quot;;([$Intrants.$B7]/12)*[$Intrants.$G7]*([$Digesteurs.$C$7]-[$Températures.F9])*2.777777777*10^-7*1000)">
            <text:p/>
          </table:table-cell>
          <table:table-cell table:style-name="ce216" table:formula="of:=IF([.G9]=&quot;&quot;;&quot;&quot;;([$Intrants.$B7]/12)*[$Intrants.$G7]*([$Digesteurs.$C$7]-[$Températures.G9])*2.777777777*10^-7*1000)">
            <text:p/>
          </table:table-cell>
          <table:table-cell table:style-name="ce216" table:formula="of:=IF([.H9]=&quot;&quot;;&quot;&quot;;([$Intrants.$B7]/12)*[$Intrants.$G7]*([$Digesteurs.$C$7]-[$Températures.H9])*2.777777777*10^-7*1000)">
            <text:p/>
          </table:table-cell>
          <table:table-cell table:style-name="ce216" table:formula="of:=IF([.I9]=&quot;&quot;;&quot;&quot;;([$Intrants.$B7]/12)*[$Intrants.$G7]*([$Digesteurs.$C$7]-[$Températures.I9])*2.777777777*10^-7*1000)">
            <text:p/>
          </table:table-cell>
          <table:table-cell table:style-name="ce216" table:formula="of:=IF([.J9]=&quot;&quot;;&quot;&quot;;([$Intrants.$B7]/12)*[$Intrants.$G7]*([$Digesteurs.$C$7]-[$Températures.J9])*2.777777777*10^-7*1000)">
            <text:p/>
          </table:table-cell>
          <table:table-cell table:style-name="ce216" table:formula="of:=IF([.K9]=&quot;&quot;;&quot;&quot;;([$Intrants.$B7]/12)*[$Intrants.$G7]*([$Digesteurs.$C$7]-[$Températures.K9])*2.777777777*10^-7*1000)">
            <text:p/>
          </table:table-cell>
          <table:table-cell table:style-name="ce216" table:formula="of:=IF([.L9]=&quot;&quot;;&quot;&quot;;([$Intrants.$B7]/12)*[$Intrants.$G7]*([$Digesteurs.$C$7]-[$Températures.L9])*2.777777777*10^-7*1000)">
            <text:p/>
          </table:table-cell>
          <table:table-cell table:style-name="ce231" table:formula="of:=IF([.M9]=&quot;&quot;;&quot;&quot;;([$Intrants.$B7]/12)*[$Intrants.$G7]*([$Digesteurs.$C$7]-[$Températures.M9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0]=&quot;&quot;;&quot;&quot;;&quot;.&quot;)">
            <text:p/>
          </table:table-cell>
          <table:table-cell table:style-name="ce210" table:formula="of:=IF([$Intrants.A8]=&quot;&quot;;&quot;&quot;;[$Intrants.A8])">
            <text:p/>
          </table:table-cell>
          <table:table-cell table:style-name="ce216" table:formula="of:=IF([.B10]=&quot;&quot;;&quot;&quot;;([$Intrants.$B8]/12)*[$Intrants.$G8]*([$Digesteurs.$C$7]-[$Températures.B10])*2.777777777*10^-7*1000)">
            <text:p/>
          </table:table-cell>
          <table:table-cell table:style-name="ce216" table:formula="of:=IF([.C10]=&quot;&quot;;&quot;&quot;;([$Intrants.$B8]/12)*[$Intrants.$G8]*([$Digesteurs.$C$7]-[$Températures.C10])*2.777777777*10^-7*1000)">
            <text:p/>
          </table:table-cell>
          <table:table-cell table:style-name="ce216" table:formula="of:=IF([.D10]=&quot;&quot;;&quot;&quot;;([$Intrants.$B8]/12)*[$Intrants.$G8]*([$Digesteurs.$C$7]-[$Températures.D10])*2.777777777*10^-7*1000)">
            <text:p/>
          </table:table-cell>
          <table:table-cell table:style-name="ce216" table:formula="of:=IF([.E10]=&quot;&quot;;&quot;&quot;;([$Intrants.$B8]/12)*[$Intrants.$G8]*([$Digesteurs.$C$7]-[$Températures.E10])*2.777777777*10^-7*1000)">
            <text:p/>
          </table:table-cell>
          <table:table-cell table:style-name="ce216" table:formula="of:=IF([.F10]=&quot;&quot;;&quot;&quot;;([$Intrants.$B8]/12)*[$Intrants.$G8]*([$Digesteurs.$C$7]-[$Températures.F10])*2.777777777*10^-7*1000)">
            <text:p/>
          </table:table-cell>
          <table:table-cell table:style-name="ce216" table:formula="of:=IF([.G10]=&quot;&quot;;&quot;&quot;;([$Intrants.$B8]/12)*[$Intrants.$G8]*([$Digesteurs.$C$7]-[$Températures.G10])*2.777777777*10^-7*1000)">
            <text:p/>
          </table:table-cell>
          <table:table-cell table:style-name="ce216" table:formula="of:=IF([.H10]=&quot;&quot;;&quot;&quot;;([$Intrants.$B8]/12)*[$Intrants.$G8]*([$Digesteurs.$C$7]-[$Températures.H10])*2.777777777*10^-7*1000)">
            <text:p/>
          </table:table-cell>
          <table:table-cell table:style-name="ce216" table:formula="of:=IF([.I10]=&quot;&quot;;&quot;&quot;;([$Intrants.$B8]/12)*[$Intrants.$G8]*([$Digesteurs.$C$7]-[$Températures.I10])*2.777777777*10^-7*1000)">
            <text:p/>
          </table:table-cell>
          <table:table-cell table:style-name="ce216" table:formula="of:=IF([.J10]=&quot;&quot;;&quot;&quot;;([$Intrants.$B8]/12)*[$Intrants.$G8]*([$Digesteurs.$C$7]-[$Températures.J10])*2.777777777*10^-7*1000)">
            <text:p/>
          </table:table-cell>
          <table:table-cell table:style-name="ce216" table:formula="of:=IF([.K10]=&quot;&quot;;&quot;&quot;;([$Intrants.$B8]/12)*[$Intrants.$G8]*([$Digesteurs.$C$7]-[$Températures.K10])*2.777777777*10^-7*1000)">
            <text:p/>
          </table:table-cell>
          <table:table-cell table:style-name="ce216" table:formula="of:=IF([.L10]=&quot;&quot;;&quot;&quot;;([$Intrants.$B8]/12)*[$Intrants.$G8]*([$Digesteurs.$C$7]-[$Températures.L10])*2.777777777*10^-7*1000)">
            <text:p/>
          </table:table-cell>
          <table:table-cell table:style-name="ce231" table:formula="of:=IF([.M10]=&quot;&quot;;&quot;&quot;;([$Intrants.$B8]/12)*[$Intrants.$G8]*([$Digesteurs.$C$7]-[$Températures.M10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1]=&quot;&quot;;&quot;&quot;;&quot;.&quot;)">
            <text:p/>
          </table:table-cell>
          <table:table-cell table:style-name="ce210" table:formula="of:=IF([$Intrants.A9]=&quot;&quot;;&quot;&quot;;[$Intrants.A9])">
            <text:p/>
          </table:table-cell>
          <table:table-cell table:style-name="ce216" table:formula="of:=IF([.B11]=&quot;&quot;;&quot;&quot;;([$Intrants.$B9]/12)*[$Intrants.$G9]*([$Digesteurs.$C$7]-[$Températures.B11])*2.777777777*10^-7*1000)">
            <text:p/>
          </table:table-cell>
          <table:table-cell table:style-name="ce216" table:formula="of:=IF([.C11]=&quot;&quot;;&quot;&quot;;([$Intrants.$B9]/12)*[$Intrants.$G9]*([$Digesteurs.$C$7]-[$Températures.C11])*2.777777777*10^-7*1000)">
            <text:p/>
          </table:table-cell>
          <table:table-cell table:style-name="ce216" table:formula="of:=IF([.D11]=&quot;&quot;;&quot;&quot;;([$Intrants.$B9]/12)*[$Intrants.$G9]*([$Digesteurs.$C$7]-[$Températures.D11])*2.777777777*10^-7*1000)">
            <text:p/>
          </table:table-cell>
          <table:table-cell table:style-name="ce216" table:formula="of:=IF([.E11]=&quot;&quot;;&quot;&quot;;([$Intrants.$B9]/12)*[$Intrants.$G9]*([$Digesteurs.$C$7]-[$Températures.E11])*2.777777777*10^-7*1000)">
            <text:p/>
          </table:table-cell>
          <table:table-cell table:style-name="ce216" table:formula="of:=IF([.F11]=&quot;&quot;;&quot;&quot;;([$Intrants.$B9]/12)*[$Intrants.$G9]*([$Digesteurs.$C$7]-[$Températures.F11])*2.777777777*10^-7*1000)">
            <text:p/>
          </table:table-cell>
          <table:table-cell table:style-name="ce216" table:formula="of:=IF([.G11]=&quot;&quot;;&quot;&quot;;([$Intrants.$B9]/12)*[$Intrants.$G9]*([$Digesteurs.$C$7]-[$Températures.G11])*2.777777777*10^-7*1000)">
            <text:p/>
          </table:table-cell>
          <table:table-cell table:style-name="ce216" table:formula="of:=IF([.H11]=&quot;&quot;;&quot;&quot;;([$Intrants.$B9]/12)*[$Intrants.$G9]*([$Digesteurs.$C$7]-[$Températures.H11])*2.777777777*10^-7*1000)">
            <text:p/>
          </table:table-cell>
          <table:table-cell table:style-name="ce216" table:formula="of:=IF([.I11]=&quot;&quot;;&quot;&quot;;([$Intrants.$B9]/12)*[$Intrants.$G9]*([$Digesteurs.$C$7]-[$Températures.I11])*2.777777777*10^-7*1000)">
            <text:p/>
          </table:table-cell>
          <table:table-cell table:style-name="ce216" table:formula="of:=IF([.J11]=&quot;&quot;;&quot;&quot;;([$Intrants.$B9]/12)*[$Intrants.$G9]*([$Digesteurs.$C$7]-[$Températures.J11])*2.777777777*10^-7*1000)">
            <text:p/>
          </table:table-cell>
          <table:table-cell table:style-name="ce216" table:formula="of:=IF([.K11]=&quot;&quot;;&quot;&quot;;([$Intrants.$B9]/12)*[$Intrants.$G9]*([$Digesteurs.$C$7]-[$Températures.K11])*2.777777777*10^-7*1000)">
            <text:p/>
          </table:table-cell>
          <table:table-cell table:style-name="ce216" table:formula="of:=IF([.L11]=&quot;&quot;;&quot;&quot;;([$Intrants.$B9]/12)*[$Intrants.$G9]*([$Digesteurs.$C$7]-[$Températures.L11])*2.777777777*10^-7*1000)">
            <text:p/>
          </table:table-cell>
          <table:table-cell table:style-name="ce231" table:formula="of:=IF([.M11]=&quot;&quot;;&quot;&quot;;([$Intrants.$B9]/12)*[$Intrants.$G9]*([$Digesteurs.$C$7]-[$Températures.M11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2]=&quot;&quot;;&quot;&quot;;&quot;.&quot;)">
            <text:p/>
          </table:table-cell>
          <table:table-cell table:style-name="ce210" table:formula="of:=IF([$Intrants.A10]=&quot;&quot;;&quot;&quot;;[$Intrants.A10])">
            <text:p/>
          </table:table-cell>
          <table:table-cell table:style-name="ce216" table:formula="of:=IF([.B12]=&quot;&quot;;&quot;&quot;;([$Intrants.$B10]/12)*[$Intrants.$G10]*([$Digesteurs.$C$7]-[$Températures.B12])*2.777777777*10^-7*1000)">
            <text:p/>
          </table:table-cell>
          <table:table-cell table:style-name="ce216" table:formula="of:=IF([.C12]=&quot;&quot;;&quot;&quot;;([$Intrants.$B10]/12)*[$Intrants.$G10]*([$Digesteurs.$C$7]-[$Températures.C12])*2.777777777*10^-7*1000)">
            <text:p/>
          </table:table-cell>
          <table:table-cell table:style-name="ce216" table:formula="of:=IF([.D12]=&quot;&quot;;&quot;&quot;;([$Intrants.$B10]/12)*[$Intrants.$G10]*([$Digesteurs.$C$7]-[$Températures.D12])*2.777777777*10^-7*1000)">
            <text:p/>
          </table:table-cell>
          <table:table-cell table:style-name="ce216" table:formula="of:=IF([.E12]=&quot;&quot;;&quot;&quot;;([$Intrants.$B10]/12)*[$Intrants.$G10]*([$Digesteurs.$C$7]-[$Températures.E12])*2.777777777*10^-7*1000)">
            <text:p/>
          </table:table-cell>
          <table:table-cell table:style-name="ce216" table:formula="of:=IF([.F12]=&quot;&quot;;&quot;&quot;;([$Intrants.$B10]/12)*[$Intrants.$G10]*([$Digesteurs.$C$7]-[$Températures.F12])*2.777777777*10^-7*1000)">
            <text:p/>
          </table:table-cell>
          <table:table-cell table:style-name="ce216" table:formula="of:=IF([.G12]=&quot;&quot;;&quot;&quot;;([$Intrants.$B10]/12)*[$Intrants.$G10]*([$Digesteurs.$C$7]-[$Températures.G12])*2.777777777*10^-7*1000)">
            <text:p/>
          </table:table-cell>
          <table:table-cell table:style-name="ce216" table:formula="of:=IF([.H12]=&quot;&quot;;&quot;&quot;;([$Intrants.$B10]/12)*[$Intrants.$G10]*([$Digesteurs.$C$7]-[$Températures.H12])*2.777777777*10^-7*1000)">
            <text:p/>
          </table:table-cell>
          <table:table-cell table:style-name="ce216" table:formula="of:=IF([.I12]=&quot;&quot;;&quot;&quot;;([$Intrants.$B10]/12)*[$Intrants.$G10]*([$Digesteurs.$C$7]-[$Températures.I12])*2.777777777*10^-7*1000)">
            <text:p/>
          </table:table-cell>
          <table:table-cell table:style-name="ce216" table:formula="of:=IF([.J12]=&quot;&quot;;&quot;&quot;;([$Intrants.$B10]/12)*[$Intrants.$G10]*([$Digesteurs.$C$7]-[$Températures.J12])*2.777777777*10^-7*1000)">
            <text:p/>
          </table:table-cell>
          <table:table-cell table:style-name="ce216" table:formula="of:=IF([.K12]=&quot;&quot;;&quot;&quot;;([$Intrants.$B10]/12)*[$Intrants.$G10]*([$Digesteurs.$C$7]-[$Températures.K12])*2.777777777*10^-7*1000)">
            <text:p/>
          </table:table-cell>
          <table:table-cell table:style-name="ce216" table:formula="of:=IF([.L12]=&quot;&quot;;&quot;&quot;;([$Intrants.$B10]/12)*[$Intrants.$G10]*([$Digesteurs.$C$7]-[$Températures.L12])*2.777777777*10^-7*1000)">
            <text:p/>
          </table:table-cell>
          <table:table-cell table:style-name="ce231" table:formula="of:=IF([.M12]=&quot;&quot;;&quot;&quot;;([$Intrants.$B10]/12)*[$Intrants.$G10]*([$Digesteurs.$C$7]-[$Températures.M12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3]=&quot;&quot;;&quot;&quot;;&quot;.&quot;)">
            <text:p/>
          </table:table-cell>
          <table:table-cell table:style-name="ce210" table:formula="of:=IF([$Intrants.A11]=&quot;&quot;;&quot;&quot;;[$Intrants.A11])">
            <text:p/>
          </table:table-cell>
          <table:table-cell table:style-name="ce216" table:formula="of:=IF([.B13]=&quot;&quot;;&quot;&quot;;([$Intrants.$B11]/12)*[$Intrants.$G11]*([$Digesteurs.$C$7]-[$Températures.B13])*2.777777777*10^-7*1000)">
            <text:p/>
          </table:table-cell>
          <table:table-cell table:style-name="ce216" table:formula="of:=IF([.C13]=&quot;&quot;;&quot;&quot;;([$Intrants.$B11]/12)*[$Intrants.$G11]*([$Digesteurs.$C$7]-[$Températures.C13])*2.777777777*10^-7*1000)">
            <text:p/>
          </table:table-cell>
          <table:table-cell table:style-name="ce216" table:formula="of:=IF([.D13]=&quot;&quot;;&quot;&quot;;([$Intrants.$B11]/12)*[$Intrants.$G11]*([$Digesteurs.$C$7]-[$Températures.D13])*2.777777777*10^-7*1000)">
            <text:p/>
          </table:table-cell>
          <table:table-cell table:style-name="ce216" table:formula="of:=IF([.E13]=&quot;&quot;;&quot;&quot;;([$Intrants.$B11]/12)*[$Intrants.$G11]*([$Digesteurs.$C$7]-[$Températures.E13])*2.777777777*10^-7*1000)">
            <text:p/>
          </table:table-cell>
          <table:table-cell table:style-name="ce216" table:formula="of:=IF([.F13]=&quot;&quot;;&quot;&quot;;([$Intrants.$B11]/12)*[$Intrants.$G11]*([$Digesteurs.$C$7]-[$Températures.F13])*2.777777777*10^-7*1000)">
            <text:p/>
          </table:table-cell>
          <table:table-cell table:style-name="ce216" table:formula="of:=IF([.G13]=&quot;&quot;;&quot;&quot;;([$Intrants.$B11]/12)*[$Intrants.$G11]*([$Digesteurs.$C$7]-[$Températures.G13])*2.777777777*10^-7*1000)">
            <text:p/>
          </table:table-cell>
          <table:table-cell table:style-name="ce216" table:formula="of:=IF([.H13]=&quot;&quot;;&quot;&quot;;([$Intrants.$B11]/12)*[$Intrants.$G11]*([$Digesteurs.$C$7]-[$Températures.H13])*2.777777777*10^-7*1000)">
            <text:p/>
          </table:table-cell>
          <table:table-cell table:style-name="ce216" table:formula="of:=IF([.I13]=&quot;&quot;;&quot;&quot;;([$Intrants.$B11]/12)*[$Intrants.$G11]*([$Digesteurs.$C$7]-[$Températures.I13])*2.777777777*10^-7*1000)">
            <text:p/>
          </table:table-cell>
          <table:table-cell table:style-name="ce216" table:formula="of:=IF([.J13]=&quot;&quot;;&quot;&quot;;([$Intrants.$B11]/12)*[$Intrants.$G11]*([$Digesteurs.$C$7]-[$Températures.J13])*2.777777777*10^-7*1000)">
            <text:p/>
          </table:table-cell>
          <table:table-cell table:style-name="ce216" table:formula="of:=IF([.K13]=&quot;&quot;;&quot;&quot;;([$Intrants.$B11]/12)*[$Intrants.$G11]*([$Digesteurs.$C$7]-[$Températures.K13])*2.777777777*10^-7*1000)">
            <text:p/>
          </table:table-cell>
          <table:table-cell table:style-name="ce216" table:formula="of:=IF([.L13]=&quot;&quot;;&quot;&quot;;([$Intrants.$B11]/12)*[$Intrants.$G11]*([$Digesteurs.$C$7]-[$Températures.L13])*2.777777777*10^-7*1000)">
            <text:p/>
          </table:table-cell>
          <table:table-cell table:style-name="ce231" table:formula="of:=IF([.M13]=&quot;&quot;;&quot;&quot;;([$Intrants.$B11]/12)*[$Intrants.$G11]*([$Digesteurs.$C$7]-[$Températures.M13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4]=&quot;&quot;;&quot;&quot;;&quot;.&quot;)">
            <text:p/>
          </table:table-cell>
          <table:table-cell table:style-name="ce210" table:formula="of:=IF([$Intrants.A12]=&quot;&quot;;&quot;&quot;;[$Intrants.A12])">
            <text:p/>
          </table:table-cell>
          <table:table-cell table:style-name="ce216" table:formula="of:=IF([.B14]=&quot;&quot;;&quot;&quot;;([$Intrants.$B12]/12)*[$Intrants.$G12]*([$Digesteurs.$C$7]-[$Températures.B14])*2.777777777*10^-7*1000)">
            <text:p/>
          </table:table-cell>
          <table:table-cell table:style-name="ce216" table:formula="of:=IF([.C14]=&quot;&quot;;&quot;&quot;;([$Intrants.$B12]/12)*[$Intrants.$G12]*([$Digesteurs.$C$7]-[$Températures.C14])*2.777777777*10^-7*1000)">
            <text:p/>
          </table:table-cell>
          <table:table-cell table:style-name="ce216" table:formula="of:=IF([.D14]=&quot;&quot;;&quot;&quot;;([$Intrants.$B12]/12)*[$Intrants.$G12]*([$Digesteurs.$C$7]-[$Températures.D14])*2.777777777*10^-7*1000)">
            <text:p/>
          </table:table-cell>
          <table:table-cell table:style-name="ce216" table:formula="of:=IF([.E14]=&quot;&quot;;&quot;&quot;;([$Intrants.$B12]/12)*[$Intrants.$G12]*([$Digesteurs.$C$7]-[$Températures.E14])*2.777777777*10^-7*1000)">
            <text:p/>
          </table:table-cell>
          <table:table-cell table:style-name="ce216" table:formula="of:=IF([.F14]=&quot;&quot;;&quot;&quot;;([$Intrants.$B12]/12)*[$Intrants.$G12]*([$Digesteurs.$C$7]-[$Températures.F14])*2.777777777*10^-7*1000)">
            <text:p/>
          </table:table-cell>
          <table:table-cell table:style-name="ce216" table:formula="of:=IF([.G14]=&quot;&quot;;&quot;&quot;;([$Intrants.$B12]/12)*[$Intrants.$G12]*([$Digesteurs.$C$7]-[$Températures.G14])*2.777777777*10^-7*1000)">
            <text:p/>
          </table:table-cell>
          <table:table-cell table:style-name="ce216" table:formula="of:=IF([.H14]=&quot;&quot;;&quot;&quot;;([$Intrants.$B12]/12)*[$Intrants.$G12]*([$Digesteurs.$C$7]-[$Températures.H14])*2.777777777*10^-7*1000)">
            <text:p/>
          </table:table-cell>
          <table:table-cell table:style-name="ce216" table:formula="of:=IF([.I14]=&quot;&quot;;&quot;&quot;;([$Intrants.$B12]/12)*[$Intrants.$G12]*([$Digesteurs.$C$7]-[$Températures.I14])*2.777777777*10^-7*1000)">
            <text:p/>
          </table:table-cell>
          <table:table-cell table:style-name="ce216" table:formula="of:=IF([.J14]=&quot;&quot;;&quot;&quot;;([$Intrants.$B12]/12)*[$Intrants.$G12]*([$Digesteurs.$C$7]-[$Températures.J14])*2.777777777*10^-7*1000)">
            <text:p/>
          </table:table-cell>
          <table:table-cell table:style-name="ce216" table:formula="of:=IF([.K14]=&quot;&quot;;&quot;&quot;;([$Intrants.$B12]/12)*[$Intrants.$G12]*([$Digesteurs.$C$7]-[$Températures.K14])*2.777777777*10^-7*1000)">
            <text:p/>
          </table:table-cell>
          <table:table-cell table:style-name="ce216" table:formula="of:=IF([.L14]=&quot;&quot;;&quot;&quot;;([$Intrants.$B12]/12)*[$Intrants.$G12]*([$Digesteurs.$C$7]-[$Températures.L14])*2.777777777*10^-7*1000)">
            <text:p/>
          </table:table-cell>
          <table:table-cell table:style-name="ce231" table:formula="of:=IF([.M14]=&quot;&quot;;&quot;&quot;;([$Intrants.$B12]/12)*[$Intrants.$G12]*([$Digesteurs.$C$7]-[$Températures.M14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5]=&quot;&quot;;&quot;&quot;;&quot;.&quot;)">
            <text:p/>
          </table:table-cell>
          <table:table-cell table:style-name="ce210" table:formula="of:=IF([$Intrants.A13]=&quot;&quot;;&quot;&quot;;[$Intrants.A13])">
            <text:p/>
          </table:table-cell>
          <table:table-cell table:style-name="ce216" table:formula="of:=IF([.B15]=&quot;&quot;;&quot;&quot;;([$Intrants.$B13]/12)*[$Intrants.$G13]*([$Digesteurs.$C$7]-[$Températures.B15])*2.777777777*10^-7*1000)">
            <text:p/>
          </table:table-cell>
          <table:table-cell table:style-name="ce216" table:formula="of:=IF([.C15]=&quot;&quot;;&quot;&quot;;([$Intrants.$B13]/12)*[$Intrants.$G13]*([$Digesteurs.$C$7]-[$Températures.C15])*2.777777777*10^-7*1000)">
            <text:p/>
          </table:table-cell>
          <table:table-cell table:style-name="ce216" table:formula="of:=IF([.D15]=&quot;&quot;;&quot;&quot;;([$Intrants.$B13]/12)*[$Intrants.$G13]*([$Digesteurs.$C$7]-[$Températures.D15])*2.777777777*10^-7*1000)">
            <text:p/>
          </table:table-cell>
          <table:table-cell table:style-name="ce216" table:formula="of:=IF([.E15]=&quot;&quot;;&quot;&quot;;([$Intrants.$B13]/12)*[$Intrants.$G13]*([$Digesteurs.$C$7]-[$Températures.E15])*2.777777777*10^-7*1000)">
            <text:p/>
          </table:table-cell>
          <table:table-cell table:style-name="ce216" table:formula="of:=IF([.F15]=&quot;&quot;;&quot;&quot;;([$Intrants.$B13]/12)*[$Intrants.$G13]*([$Digesteurs.$C$7]-[$Températures.F15])*2.777777777*10^-7*1000)">
            <text:p/>
          </table:table-cell>
          <table:table-cell table:style-name="ce216" table:formula="of:=IF([.G15]=&quot;&quot;;&quot;&quot;;([$Intrants.$B13]/12)*[$Intrants.$G13]*([$Digesteurs.$C$7]-[$Températures.G15])*2.777777777*10^-7*1000)">
            <text:p/>
          </table:table-cell>
          <table:table-cell table:style-name="ce216" table:formula="of:=IF([.H15]=&quot;&quot;;&quot;&quot;;([$Intrants.$B13]/12)*[$Intrants.$G13]*([$Digesteurs.$C$7]-[$Températures.H15])*2.777777777*10^-7*1000)">
            <text:p/>
          </table:table-cell>
          <table:table-cell table:style-name="ce216" table:formula="of:=IF([.I15]=&quot;&quot;;&quot;&quot;;([$Intrants.$B13]/12)*[$Intrants.$G13]*([$Digesteurs.$C$7]-[$Températures.I15])*2.777777777*10^-7*1000)">
            <text:p/>
          </table:table-cell>
          <table:table-cell table:style-name="ce216" table:formula="of:=IF([.J15]=&quot;&quot;;&quot;&quot;;([$Intrants.$B13]/12)*[$Intrants.$G13]*([$Digesteurs.$C$7]-[$Températures.J15])*2.777777777*10^-7*1000)">
            <text:p/>
          </table:table-cell>
          <table:table-cell table:style-name="ce216" table:formula="of:=IF([.K15]=&quot;&quot;;&quot;&quot;;([$Intrants.$B13]/12)*[$Intrants.$G13]*([$Digesteurs.$C$7]-[$Températures.K15])*2.777777777*10^-7*1000)">
            <text:p/>
          </table:table-cell>
          <table:table-cell table:style-name="ce216" table:formula="of:=IF([.L15]=&quot;&quot;;&quot;&quot;;([$Intrants.$B13]/12)*[$Intrants.$G13]*([$Digesteurs.$C$7]-[$Températures.L15])*2.777777777*10^-7*1000)">
            <text:p/>
          </table:table-cell>
          <table:table-cell table:style-name="ce231" table:formula="of:=IF([.M15]=&quot;&quot;;&quot;&quot;;([$Intrants.$B13]/12)*[$Intrants.$G13]*([$Digesteurs.$C$7]-[$Températures.M15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6]=&quot;&quot;;&quot;&quot;;&quot;.&quot;)">
            <text:p/>
          </table:table-cell>
          <table:table-cell table:style-name="ce210" table:formula="of:=IF([$Intrants.A14]=&quot;&quot;;&quot;&quot;;[$Intrants.A14])">
            <text:p/>
          </table:table-cell>
          <table:table-cell table:style-name="ce216" table:formula="of:=IF([.B16]=&quot;&quot;;&quot;&quot;;([$Intrants.$B14]/12)*[$Intrants.$G14]*([$Digesteurs.$C$7]-[$Températures.B16])*2.777777777*10^-7*1000)">
            <text:p/>
          </table:table-cell>
          <table:table-cell table:style-name="ce216" table:formula="of:=IF([.C16]=&quot;&quot;;&quot;&quot;;([$Intrants.$B14]/12)*[$Intrants.$G14]*([$Digesteurs.$C$7]-[$Températures.C16])*2.777777777*10^-7*1000)">
            <text:p/>
          </table:table-cell>
          <table:table-cell table:style-name="ce216" table:formula="of:=IF([.D16]=&quot;&quot;;&quot;&quot;;([$Intrants.$B14]/12)*[$Intrants.$G14]*([$Digesteurs.$C$7]-[$Températures.D16])*2.777777777*10^-7*1000)">
            <text:p/>
          </table:table-cell>
          <table:table-cell table:style-name="ce216" table:formula="of:=IF([.E16]=&quot;&quot;;&quot;&quot;;([$Intrants.$B14]/12)*[$Intrants.$G14]*([$Digesteurs.$C$7]-[$Températures.E16])*2.777777777*10^-7*1000)">
            <text:p/>
          </table:table-cell>
          <table:table-cell table:style-name="ce216" table:formula="of:=IF([.F16]=&quot;&quot;;&quot;&quot;;([$Intrants.$B14]/12)*[$Intrants.$G14]*([$Digesteurs.$C$7]-[$Températures.F16])*2.777777777*10^-7*1000)">
            <text:p/>
          </table:table-cell>
          <table:table-cell table:style-name="ce216" table:formula="of:=IF([.G16]=&quot;&quot;;&quot;&quot;;([$Intrants.$B14]/12)*[$Intrants.$G14]*([$Digesteurs.$C$7]-[$Températures.G16])*2.777777777*10^-7*1000)">
            <text:p/>
          </table:table-cell>
          <table:table-cell table:style-name="ce216" table:formula="of:=IF([.H16]=&quot;&quot;;&quot;&quot;;([$Intrants.$B14]/12)*[$Intrants.$G14]*([$Digesteurs.$C$7]-[$Températures.H16])*2.777777777*10^-7*1000)">
            <text:p/>
          </table:table-cell>
          <table:table-cell table:style-name="ce216" table:formula="of:=IF([.I16]=&quot;&quot;;&quot;&quot;;([$Intrants.$B14]/12)*[$Intrants.$G14]*([$Digesteurs.$C$7]-[$Températures.I16])*2.777777777*10^-7*1000)">
            <text:p/>
          </table:table-cell>
          <table:table-cell table:style-name="ce216" table:formula="of:=IF([.J16]=&quot;&quot;;&quot;&quot;;([$Intrants.$B14]/12)*[$Intrants.$G14]*([$Digesteurs.$C$7]-[$Températures.J16])*2.777777777*10^-7*1000)">
            <text:p/>
          </table:table-cell>
          <table:table-cell table:style-name="ce216" table:formula="of:=IF([.K16]=&quot;&quot;;&quot;&quot;;([$Intrants.$B14]/12)*[$Intrants.$G14]*([$Digesteurs.$C$7]-[$Températures.K16])*2.777777777*10^-7*1000)">
            <text:p/>
          </table:table-cell>
          <table:table-cell table:style-name="ce216" table:formula="of:=IF([.L16]=&quot;&quot;;&quot;&quot;;([$Intrants.$B14]/12)*[$Intrants.$G14]*([$Digesteurs.$C$7]-[$Températures.L16])*2.777777777*10^-7*1000)">
            <text:p/>
          </table:table-cell>
          <table:table-cell table:style-name="ce231" table:formula="of:=IF([.M16]=&quot;&quot;;&quot;&quot;;([$Intrants.$B14]/12)*[$Intrants.$G14]*([$Digesteurs.$C$7]-[$Températures.M16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7]=&quot;&quot;;&quot;&quot;;&quot;.&quot;)">
            <text:p/>
          </table:table-cell>
          <table:table-cell table:style-name="ce210" table:formula="of:=IF([$Intrants.A15]=&quot;&quot;;&quot;&quot;;[$Intrants.A15])">
            <text:p/>
          </table:table-cell>
          <table:table-cell table:style-name="ce216" table:formula="of:=IF([.B17]=&quot;&quot;;&quot;&quot;;([$Intrants.$B15]/12)*[$Intrants.$G15]*([$Digesteurs.$C$7]-[$Températures.B17])*2.777777777*10^-7*1000)">
            <text:p/>
          </table:table-cell>
          <table:table-cell table:style-name="ce216" table:formula="of:=IF([.C17]=&quot;&quot;;&quot;&quot;;([$Intrants.$B15]/12)*[$Intrants.$G15]*([$Digesteurs.$C$7]-[$Températures.C17])*2.777777777*10^-7*1000)">
            <text:p/>
          </table:table-cell>
          <table:table-cell table:style-name="ce216" table:formula="of:=IF([.D17]=&quot;&quot;;&quot;&quot;;([$Intrants.$B15]/12)*[$Intrants.$G15]*([$Digesteurs.$C$7]-[$Températures.D17])*2.777777777*10^-7*1000)">
            <text:p/>
          </table:table-cell>
          <table:table-cell table:style-name="ce216" table:formula="of:=IF([.E17]=&quot;&quot;;&quot;&quot;;([$Intrants.$B15]/12)*[$Intrants.$G15]*([$Digesteurs.$C$7]-[$Températures.E17])*2.777777777*10^-7*1000)">
            <text:p/>
          </table:table-cell>
          <table:table-cell table:style-name="ce216" table:formula="of:=IF([.F17]=&quot;&quot;;&quot;&quot;;([$Intrants.$B15]/12)*[$Intrants.$G15]*([$Digesteurs.$C$7]-[$Températures.F17])*2.777777777*10^-7*1000)">
            <text:p/>
          </table:table-cell>
          <table:table-cell table:style-name="ce216" table:formula="of:=IF([.G17]=&quot;&quot;;&quot;&quot;;([$Intrants.$B15]/12)*[$Intrants.$G15]*([$Digesteurs.$C$7]-[$Températures.G17])*2.777777777*10^-7*1000)">
            <text:p/>
          </table:table-cell>
          <table:table-cell table:style-name="ce216" table:formula="of:=IF([.H17]=&quot;&quot;;&quot;&quot;;([$Intrants.$B15]/12)*[$Intrants.$G15]*([$Digesteurs.$C$7]-[$Températures.H17])*2.777777777*10^-7*1000)">
            <text:p/>
          </table:table-cell>
          <table:table-cell table:style-name="ce216" table:formula="of:=IF([.I17]=&quot;&quot;;&quot;&quot;;([$Intrants.$B15]/12)*[$Intrants.$G15]*([$Digesteurs.$C$7]-[$Températures.I17])*2.777777777*10^-7*1000)">
            <text:p/>
          </table:table-cell>
          <table:table-cell table:style-name="ce216" table:formula="of:=IF([.J17]=&quot;&quot;;&quot;&quot;;([$Intrants.$B15]/12)*[$Intrants.$G15]*([$Digesteurs.$C$7]-[$Températures.J17])*2.777777777*10^-7*1000)">
            <text:p/>
          </table:table-cell>
          <table:table-cell table:style-name="ce216" table:formula="of:=IF([.K17]=&quot;&quot;;&quot;&quot;;([$Intrants.$B15]/12)*[$Intrants.$G15]*([$Digesteurs.$C$7]-[$Températures.K17])*2.777777777*10^-7*1000)">
            <text:p/>
          </table:table-cell>
          <table:table-cell table:style-name="ce216" table:formula="of:=IF([.L17]=&quot;&quot;;&quot;&quot;;([$Intrants.$B15]/12)*[$Intrants.$G15]*([$Digesteurs.$C$7]-[$Températures.L17])*2.777777777*10^-7*1000)">
            <text:p/>
          </table:table-cell>
          <table:table-cell table:style-name="ce231" table:formula="of:=IF([.M17]=&quot;&quot;;&quot;&quot;;([$Intrants.$B15]/12)*[$Intrants.$G15]*([$Digesteurs.$C$7]-[$Températures.M17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8]=&quot;&quot;;&quot;&quot;;&quot;.&quot;)">
            <text:p/>
          </table:table-cell>
          <table:table-cell table:style-name="ce210" table:formula="of:=IF([$Intrants.A16]=&quot;&quot;;&quot;&quot;;[$Intrants.A16])">
            <text:p/>
          </table:table-cell>
          <table:table-cell table:style-name="ce216" table:formula="of:=IF([.B18]=&quot;&quot;;&quot;&quot;;([$Intrants.$B16]/12)*[$Intrants.$G16]*([$Digesteurs.$C$7]-[$Températures.B18])*2.777777777*10^-7*1000)">
            <text:p/>
          </table:table-cell>
          <table:table-cell table:style-name="ce216" table:formula="of:=IF([.C18]=&quot;&quot;;&quot;&quot;;([$Intrants.$B16]/12)*[$Intrants.$G16]*([$Digesteurs.$C$7]-[$Températures.C18])*2.777777777*10^-7*1000)">
            <text:p/>
          </table:table-cell>
          <table:table-cell table:style-name="ce216" table:formula="of:=IF([.D18]=&quot;&quot;;&quot;&quot;;([$Intrants.$B16]/12)*[$Intrants.$G16]*([$Digesteurs.$C$7]-[$Températures.D18])*2.777777777*10^-7*1000)">
            <text:p/>
          </table:table-cell>
          <table:table-cell table:style-name="ce216" table:formula="of:=IF([.E18]=&quot;&quot;;&quot;&quot;;([$Intrants.$B16]/12)*[$Intrants.$G16]*([$Digesteurs.$C$7]-[$Températures.E18])*2.777777777*10^-7*1000)">
            <text:p/>
          </table:table-cell>
          <table:table-cell table:style-name="ce216" table:formula="of:=IF([.F18]=&quot;&quot;;&quot;&quot;;([$Intrants.$B16]/12)*[$Intrants.$G16]*([$Digesteurs.$C$7]-[$Températures.F18])*2.777777777*10^-7*1000)">
            <text:p/>
          </table:table-cell>
          <table:table-cell table:style-name="ce216" table:formula="of:=IF([.G18]=&quot;&quot;;&quot;&quot;;([$Intrants.$B16]/12)*[$Intrants.$G16]*([$Digesteurs.$C$7]-[$Températures.G18])*2.777777777*10^-7*1000)">
            <text:p/>
          </table:table-cell>
          <table:table-cell table:style-name="ce216" table:formula="of:=IF([.H18]=&quot;&quot;;&quot;&quot;;([$Intrants.$B16]/12)*[$Intrants.$G16]*([$Digesteurs.$C$7]-[$Températures.H18])*2.777777777*10^-7*1000)">
            <text:p/>
          </table:table-cell>
          <table:table-cell table:style-name="ce216" table:formula="of:=IF([.I18]=&quot;&quot;;&quot;&quot;;([$Intrants.$B16]/12)*[$Intrants.$G16]*([$Digesteurs.$C$7]-[$Températures.I18])*2.777777777*10^-7*1000)">
            <text:p/>
          </table:table-cell>
          <table:table-cell table:style-name="ce216" table:formula="of:=IF([.J18]=&quot;&quot;;&quot;&quot;;([$Intrants.$B16]/12)*[$Intrants.$G16]*([$Digesteurs.$C$7]-[$Températures.J18])*2.777777777*10^-7*1000)">
            <text:p/>
          </table:table-cell>
          <table:table-cell table:style-name="ce216" table:formula="of:=IF([.K18]=&quot;&quot;;&quot;&quot;;([$Intrants.$B16]/12)*[$Intrants.$G16]*([$Digesteurs.$C$7]-[$Températures.K18])*2.777777777*10^-7*1000)">
            <text:p/>
          </table:table-cell>
          <table:table-cell table:style-name="ce216" table:formula="of:=IF([.L18]=&quot;&quot;;&quot;&quot;;([$Intrants.$B16]/12)*[$Intrants.$G16]*([$Digesteurs.$C$7]-[$Températures.L18])*2.777777777*10^-7*1000)">
            <text:p/>
          </table:table-cell>
          <table:table-cell table:style-name="ce231" table:formula="of:=IF([.M18]=&quot;&quot;;&quot;&quot;;([$Intrants.$B16]/12)*[$Intrants.$G16]*([$Digesteurs.$C$7]-[$Températures.M18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19]=&quot;&quot;;&quot;&quot;;&quot;.&quot;)">
            <text:p/>
          </table:table-cell>
          <table:table-cell table:style-name="ce210" table:formula="of:=IF([$Intrants.A17]=&quot;&quot;;&quot;&quot;;[$Intrants.A17])">
            <text:p/>
          </table:table-cell>
          <table:table-cell table:style-name="ce216" table:formula="of:=IF([.B19]=&quot;&quot;;&quot;&quot;;([$Intrants.$B17]/12)*[$Intrants.$G17]*([$Digesteurs.$C$7]-[$Températures.B19])*2.777777777*10^-7*1000)">
            <text:p/>
          </table:table-cell>
          <table:table-cell table:style-name="ce216" table:formula="of:=IF([.C19]=&quot;&quot;;&quot;&quot;;([$Intrants.$B17]/12)*[$Intrants.$G17]*([$Digesteurs.$C$7]-[$Températures.C19])*2.777777777*10^-7*1000)">
            <text:p/>
          </table:table-cell>
          <table:table-cell table:style-name="ce216" table:formula="of:=IF([.D19]=&quot;&quot;;&quot;&quot;;([$Intrants.$B17]/12)*[$Intrants.$G17]*([$Digesteurs.$C$7]-[$Températures.D19])*2.777777777*10^-7*1000)">
            <text:p/>
          </table:table-cell>
          <table:table-cell table:style-name="ce216" table:formula="of:=IF([.E19]=&quot;&quot;;&quot;&quot;;([$Intrants.$B17]/12)*[$Intrants.$G17]*([$Digesteurs.$C$7]-[$Températures.E19])*2.777777777*10^-7*1000)">
            <text:p/>
          </table:table-cell>
          <table:table-cell table:style-name="ce216" table:formula="of:=IF([.F19]=&quot;&quot;;&quot;&quot;;([$Intrants.$B17]/12)*[$Intrants.$G17]*([$Digesteurs.$C$7]-[$Températures.F19])*2.777777777*10^-7*1000)">
            <text:p/>
          </table:table-cell>
          <table:table-cell table:style-name="ce216" table:formula="of:=IF([.G19]=&quot;&quot;;&quot;&quot;;([$Intrants.$B17]/12)*[$Intrants.$G17]*([$Digesteurs.$C$7]-[$Températures.G19])*2.777777777*10^-7*1000)">
            <text:p/>
          </table:table-cell>
          <table:table-cell table:style-name="ce216" table:formula="of:=IF([.H19]=&quot;&quot;;&quot;&quot;;([$Intrants.$B17]/12)*[$Intrants.$G17]*([$Digesteurs.$C$7]-[$Températures.H19])*2.777777777*10^-7*1000)">
            <text:p/>
          </table:table-cell>
          <table:table-cell table:style-name="ce216" table:formula="of:=IF([.I19]=&quot;&quot;;&quot;&quot;;([$Intrants.$B17]/12)*[$Intrants.$G17]*([$Digesteurs.$C$7]-[$Températures.I19])*2.777777777*10^-7*1000)">
            <text:p/>
          </table:table-cell>
          <table:table-cell table:style-name="ce216" table:formula="of:=IF([.J19]=&quot;&quot;;&quot;&quot;;([$Intrants.$B17]/12)*[$Intrants.$G17]*([$Digesteurs.$C$7]-[$Températures.J19])*2.777777777*10^-7*1000)">
            <text:p/>
          </table:table-cell>
          <table:table-cell table:style-name="ce216" table:formula="of:=IF([.K19]=&quot;&quot;;&quot;&quot;;([$Intrants.$B17]/12)*[$Intrants.$G17]*([$Digesteurs.$C$7]-[$Températures.K19])*2.777777777*10^-7*1000)">
            <text:p/>
          </table:table-cell>
          <table:table-cell table:style-name="ce216" table:formula="of:=IF([.L19]=&quot;&quot;;&quot;&quot;;([$Intrants.$B17]/12)*[$Intrants.$G17]*([$Digesteurs.$C$7]-[$Températures.L19])*2.777777777*10^-7*1000)">
            <text:p/>
          </table:table-cell>
          <table:table-cell table:style-name="ce231" table:formula="of:=IF([.M19]=&quot;&quot;;&quot;&quot;;([$Intrants.$B17]/12)*[$Intrants.$G17]*([$Digesteurs.$C$7]-[$Températures.M19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3">
          <table:table-cell table:style-name="ce205" table:formula="of:=IF([.B20]=&quot;&quot;;&quot;&quot;;&quot;.&quot;)">
            <text:p/>
          </table:table-cell>
          <table:table-cell table:style-name="ce210" table:formula="of:=IF([$Intrants.A18]=&quot;&quot;;&quot;&quot;;[$Intrants.A18])">
            <text:p/>
          </table:table-cell>
          <table:table-cell table:style-name="ce216" table:formula="of:=IF([.B20]=&quot;&quot;;&quot;&quot;;([$Intrants.$B18]/12)*[$Intrants.$G18]*([$Digesteurs.$C$7]-[$Températures.B20])*2.777777777*10^-7*1000)">
            <text:p/>
          </table:table-cell>
          <table:table-cell table:style-name="ce216" table:formula="of:=IF([.C20]=&quot;&quot;;&quot;&quot;;([$Intrants.$B18]/12)*[$Intrants.$G18]*([$Digesteurs.$C$7]-[$Températures.C20])*2.777777777*10^-7*1000)">
            <text:p/>
          </table:table-cell>
          <table:table-cell table:style-name="ce216" table:formula="of:=IF([.D20]=&quot;&quot;;&quot;&quot;;([$Intrants.$B18]/12)*[$Intrants.$G18]*([$Digesteurs.$C$7]-[$Températures.D20])*2.777777777*10^-7*1000)">
            <text:p/>
          </table:table-cell>
          <table:table-cell table:style-name="ce216" table:formula="of:=IF([.E20]=&quot;&quot;;&quot;&quot;;([$Intrants.$B18]/12)*[$Intrants.$G18]*([$Digesteurs.$C$7]-[$Températures.E20])*2.777777777*10^-7*1000)">
            <text:p/>
          </table:table-cell>
          <table:table-cell table:style-name="ce216" table:formula="of:=IF([.F20]=&quot;&quot;;&quot;&quot;;([$Intrants.$B18]/12)*[$Intrants.$G18]*([$Digesteurs.$C$7]-[$Températures.F20])*2.777777777*10^-7*1000)">
            <text:p/>
          </table:table-cell>
          <table:table-cell table:style-name="ce216" table:formula="of:=IF([.G20]=&quot;&quot;;&quot;&quot;;([$Intrants.$B18]/12)*[$Intrants.$G18]*([$Digesteurs.$C$7]-[$Températures.G20])*2.777777777*10^-7*1000)">
            <text:p/>
          </table:table-cell>
          <table:table-cell table:style-name="ce216" table:formula="of:=IF([.H20]=&quot;&quot;;&quot;&quot;;([$Intrants.$B18]/12)*[$Intrants.$G18]*([$Digesteurs.$C$7]-[$Températures.H20])*2.777777777*10^-7*1000)">
            <text:p/>
          </table:table-cell>
          <table:table-cell table:style-name="ce216" table:formula="of:=IF([.I20]=&quot;&quot;;&quot;&quot;;([$Intrants.$B18]/12)*[$Intrants.$G18]*([$Digesteurs.$C$7]-[$Températures.I20])*2.777777777*10^-7*1000)">
            <text:p/>
          </table:table-cell>
          <table:table-cell table:style-name="ce216" table:formula="of:=IF([.J20]=&quot;&quot;;&quot;&quot;;([$Intrants.$B18]/12)*[$Intrants.$G18]*([$Digesteurs.$C$7]-[$Températures.J20])*2.777777777*10^-7*1000)">
            <text:p/>
          </table:table-cell>
          <table:table-cell table:style-name="ce216" table:formula="of:=IF([.K20]=&quot;&quot;;&quot;&quot;;([$Intrants.$B18]/12)*[$Intrants.$G18]*([$Digesteurs.$C$7]-[$Températures.K20])*2.777777777*10^-7*1000)">
            <text:p/>
          </table:table-cell>
          <table:table-cell table:style-name="ce216" table:formula="of:=IF([.L20]=&quot;&quot;;&quot;&quot;;([$Intrants.$B18]/12)*[$Intrants.$G18]*([$Digesteurs.$C$7]-[$Températures.L20])*2.777777777*10^-7*1000)">
            <text:p/>
          </table:table-cell>
          <table:table-cell table:style-name="ce231" table:formula="of:=IF([.M20]=&quot;&quot;;&quot;&quot;;([$Intrants.$B18]/12)*[$Intrants.$G18]*([$Digesteurs.$C$7]-[$Températures.M20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21]=&quot;&quot;;&quot;&quot;;&quot;.&quot;)">
            <text:p/>
          </table:table-cell>
          <table:table-cell table:style-name="ce210" table:formula="of:=IF([$Intrants.A19]=&quot;&quot;;&quot;&quot;;[$Intrants.A19])">
            <text:p/>
          </table:table-cell>
          <table:table-cell table:style-name="ce216" table:formula="of:=IF([.B21]=&quot;&quot;;&quot;&quot;;([$Intrants.$B19]/12)*[$Intrants.$G19]*([$Digesteurs.$C$7]-[$Températures.B21])*2.777777777*10^-7*1000)">
            <text:p/>
          </table:table-cell>
          <table:table-cell table:style-name="ce216" table:formula="of:=IF([.C21]=&quot;&quot;;&quot;&quot;;([$Intrants.$B19]/12)*[$Intrants.$G19]*([$Digesteurs.$C$7]-[$Températures.C21])*2.777777777*10^-7*1000)">
            <text:p/>
          </table:table-cell>
          <table:table-cell table:style-name="ce216" table:formula="of:=IF([.D21]=&quot;&quot;;&quot;&quot;;([$Intrants.$B19]/12)*[$Intrants.$G19]*([$Digesteurs.$C$7]-[$Températures.D21])*2.777777777*10^-7*1000)">
            <text:p/>
          </table:table-cell>
          <table:table-cell table:style-name="ce216" table:formula="of:=IF([.E21]=&quot;&quot;;&quot;&quot;;([$Intrants.$B19]/12)*[$Intrants.$G19]*([$Digesteurs.$C$7]-[$Températures.E21])*2.777777777*10^-7*1000)">
            <text:p/>
          </table:table-cell>
          <table:table-cell table:style-name="ce216" table:formula="of:=IF([.F21]=&quot;&quot;;&quot;&quot;;([$Intrants.$B19]/12)*[$Intrants.$G19]*([$Digesteurs.$C$7]-[$Températures.F21])*2.777777777*10^-7*1000)">
            <text:p/>
          </table:table-cell>
          <table:table-cell table:style-name="ce216" table:formula="of:=IF([.G21]=&quot;&quot;;&quot;&quot;;([$Intrants.$B19]/12)*[$Intrants.$G19]*([$Digesteurs.$C$7]-[$Températures.G21])*2.777777777*10^-7*1000)">
            <text:p/>
          </table:table-cell>
          <table:table-cell table:style-name="ce216" table:formula="of:=IF([.H21]=&quot;&quot;;&quot;&quot;;([$Intrants.$B19]/12)*[$Intrants.$G19]*([$Digesteurs.$C$7]-[$Températures.H21])*2.777777777*10^-7*1000)">
            <text:p/>
          </table:table-cell>
          <table:table-cell table:style-name="ce216" table:formula="of:=IF([.I21]=&quot;&quot;;&quot;&quot;;([$Intrants.$B19]/12)*[$Intrants.$G19]*([$Digesteurs.$C$7]-[$Températures.I21])*2.777777777*10^-7*1000)">
            <text:p/>
          </table:table-cell>
          <table:table-cell table:style-name="ce216" table:formula="of:=IF([.J21]=&quot;&quot;;&quot;&quot;;([$Intrants.$B19]/12)*[$Intrants.$G19]*([$Digesteurs.$C$7]-[$Températures.J21])*2.777777777*10^-7*1000)">
            <text:p/>
          </table:table-cell>
          <table:table-cell table:style-name="ce216" table:formula="of:=IF([.K21]=&quot;&quot;;&quot;&quot;;([$Intrants.$B19]/12)*[$Intrants.$G19]*([$Digesteurs.$C$7]-[$Températures.K21])*2.777777777*10^-7*1000)">
            <text:p/>
          </table:table-cell>
          <table:table-cell table:style-name="ce216" table:formula="of:=IF([.L21]=&quot;&quot;;&quot;&quot;;([$Intrants.$B19]/12)*[$Intrants.$G19]*([$Digesteurs.$C$7]-[$Températures.L21])*2.777777777*10^-7*1000)">
            <text:p/>
          </table:table-cell>
          <table:table-cell table:style-name="ce231" table:formula="of:=IF([.M21]=&quot;&quot;;&quot;&quot;;([$Intrants.$B19]/12)*[$Intrants.$G19]*([$Digesteurs.$C$7]-[$Températures.M21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22]=&quot;&quot;;&quot;&quot;;&quot;.&quot;)">
            <text:p/>
          </table:table-cell>
          <table:table-cell table:style-name="ce210" table:formula="of:=IF([$Intrants.A20]=&quot;&quot;;&quot;&quot;;[$Intrants.A20])">
            <text:p/>
          </table:table-cell>
          <table:table-cell table:style-name="ce216" table:formula="of:=IF([.B22]=&quot;&quot;;&quot;&quot;;([$Intrants.$B20]/12)*[$Intrants.$G20]*([$Digesteurs.$C$7]-[$Températures.B22])*2.777777777*10^-7*1000)">
            <text:p/>
          </table:table-cell>
          <table:table-cell table:style-name="ce216" table:formula="of:=IF([.C22]=&quot;&quot;;&quot;&quot;;([$Intrants.$B20]/12)*[$Intrants.$G20]*([$Digesteurs.$C$7]-[$Températures.C22])*2.777777777*10^-7*1000)">
            <text:p/>
          </table:table-cell>
          <table:table-cell table:style-name="ce216" table:formula="of:=IF([.D22]=&quot;&quot;;&quot;&quot;;([$Intrants.$B20]/12)*[$Intrants.$G20]*([$Digesteurs.$C$7]-[$Températures.D22])*2.777777777*10^-7*1000)">
            <text:p/>
          </table:table-cell>
          <table:table-cell table:style-name="ce216" table:formula="of:=IF([.E22]=&quot;&quot;;&quot;&quot;;([$Intrants.$B20]/12)*[$Intrants.$G20]*([$Digesteurs.$C$7]-[$Températures.E22])*2.777777777*10^-7*1000)">
            <text:p/>
          </table:table-cell>
          <table:table-cell table:style-name="ce216" table:formula="of:=IF([.F22]=&quot;&quot;;&quot;&quot;;([$Intrants.$B20]/12)*[$Intrants.$G20]*([$Digesteurs.$C$7]-[$Températures.F22])*2.777777777*10^-7*1000)">
            <text:p/>
          </table:table-cell>
          <table:table-cell table:style-name="ce216" table:formula="of:=IF([.G22]=&quot;&quot;;&quot;&quot;;([$Intrants.$B20]/12)*[$Intrants.$G20]*([$Digesteurs.$C$7]-[$Températures.G22])*2.777777777*10^-7*1000)">
            <text:p/>
          </table:table-cell>
          <table:table-cell table:style-name="ce216" table:formula="of:=IF([.H22]=&quot;&quot;;&quot;&quot;;([$Intrants.$B20]/12)*[$Intrants.$G20]*([$Digesteurs.$C$7]-[$Températures.H22])*2.777777777*10^-7*1000)">
            <text:p/>
          </table:table-cell>
          <table:table-cell table:style-name="ce216" table:formula="of:=IF([.I22]=&quot;&quot;;&quot;&quot;;([$Intrants.$B20]/12)*[$Intrants.$G20]*([$Digesteurs.$C$7]-[$Températures.I22])*2.777777777*10^-7*1000)">
            <text:p/>
          </table:table-cell>
          <table:table-cell table:style-name="ce216" table:formula="of:=IF([.J22]=&quot;&quot;;&quot;&quot;;([$Intrants.$B20]/12)*[$Intrants.$G20]*([$Digesteurs.$C$7]-[$Températures.J22])*2.777777777*10^-7*1000)">
            <text:p/>
          </table:table-cell>
          <table:table-cell table:style-name="ce216" table:formula="of:=IF([.K22]=&quot;&quot;;&quot;&quot;;([$Intrants.$B20]/12)*[$Intrants.$G20]*([$Digesteurs.$C$7]-[$Températures.K22])*2.777777777*10^-7*1000)">
            <text:p/>
          </table:table-cell>
          <table:table-cell table:style-name="ce216" table:formula="of:=IF([.L22]=&quot;&quot;;&quot;&quot;;([$Intrants.$B20]/12)*[$Intrants.$G20]*([$Digesteurs.$C$7]-[$Températures.L22])*2.777777777*10^-7*1000)">
            <text:p/>
          </table:table-cell>
          <table:table-cell table:style-name="ce231" table:formula="of:=IF([.M22]=&quot;&quot;;&quot;&quot;;([$Intrants.$B20]/12)*[$Intrants.$G20]*([$Digesteurs.$C$7]-[$Températures.M22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23]=&quot;&quot;;&quot;&quot;;&quot;.&quot;)">
            <text:p/>
          </table:table-cell>
          <table:table-cell table:style-name="ce210" table:formula="of:=IF([$Intrants.A21]=&quot;&quot;;&quot;&quot;;[$Intrants.A21])">
            <text:p/>
          </table:table-cell>
          <table:table-cell table:style-name="ce216" table:formula="of:=IF([.B23]=&quot;&quot;;&quot;&quot;;([$Intrants.$B21]/12)*[$Intrants.$G21]*([$Digesteurs.$C$7]-[$Températures.B23])*2.777777777*10^-7*1000)">
            <text:p/>
          </table:table-cell>
          <table:table-cell table:style-name="ce216" table:formula="of:=IF([.C23]=&quot;&quot;;&quot;&quot;;([$Intrants.$B21]/12)*[$Intrants.$G21]*([$Digesteurs.$C$7]-[$Températures.C23])*2.777777777*10^-7*1000)">
            <text:p/>
          </table:table-cell>
          <table:table-cell table:style-name="ce216" table:formula="of:=IF([.D23]=&quot;&quot;;&quot;&quot;;([$Intrants.$B21]/12)*[$Intrants.$G21]*([$Digesteurs.$C$7]-[$Températures.D23])*2.777777777*10^-7*1000)">
            <text:p/>
          </table:table-cell>
          <table:table-cell table:style-name="ce216" table:formula="of:=IF([.E23]=&quot;&quot;;&quot;&quot;;([$Intrants.$B21]/12)*[$Intrants.$G21]*([$Digesteurs.$C$7]-[$Températures.E23])*2.777777777*10^-7*1000)">
            <text:p/>
          </table:table-cell>
          <table:table-cell table:style-name="ce216" table:formula="of:=IF([.F23]=&quot;&quot;;&quot;&quot;;([$Intrants.$B21]/12)*[$Intrants.$G21]*([$Digesteurs.$C$7]-[$Températures.F23])*2.777777777*10^-7*1000)">
            <text:p/>
          </table:table-cell>
          <table:table-cell table:style-name="ce216" table:formula="of:=IF([.G23]=&quot;&quot;;&quot;&quot;;([$Intrants.$B21]/12)*[$Intrants.$G21]*([$Digesteurs.$C$7]-[$Températures.G23])*2.777777777*10^-7*1000)">
            <text:p/>
          </table:table-cell>
          <table:table-cell table:style-name="ce216" table:formula="of:=IF([.H23]=&quot;&quot;;&quot;&quot;;([$Intrants.$B21]/12)*[$Intrants.$G21]*([$Digesteurs.$C$7]-[$Températures.H23])*2.777777777*10^-7*1000)">
            <text:p/>
          </table:table-cell>
          <table:table-cell table:style-name="ce216" table:formula="of:=IF([.I23]=&quot;&quot;;&quot;&quot;;([$Intrants.$B21]/12)*[$Intrants.$G21]*([$Digesteurs.$C$7]-[$Températures.I23])*2.777777777*10^-7*1000)">
            <text:p/>
          </table:table-cell>
          <table:table-cell table:style-name="ce216" table:formula="of:=IF([.J23]=&quot;&quot;;&quot;&quot;;([$Intrants.$B21]/12)*[$Intrants.$G21]*([$Digesteurs.$C$7]-[$Températures.J23])*2.777777777*10^-7*1000)">
            <text:p/>
          </table:table-cell>
          <table:table-cell table:style-name="ce216" table:formula="of:=IF([.K23]=&quot;&quot;;&quot;&quot;;([$Intrants.$B21]/12)*[$Intrants.$G21]*([$Digesteurs.$C$7]-[$Températures.K23])*2.777777777*10^-7*1000)">
            <text:p/>
          </table:table-cell>
          <table:table-cell table:style-name="ce216" table:formula="of:=IF([.L23]=&quot;&quot;;&quot;&quot;;([$Intrants.$B21]/12)*[$Intrants.$G21]*([$Digesteurs.$C$7]-[$Températures.L23])*2.777777777*10^-7*1000)">
            <text:p/>
          </table:table-cell>
          <table:table-cell table:style-name="ce231" table:formula="of:=IF([.M23]=&quot;&quot;;&quot;&quot;;([$Intrants.$B21]/12)*[$Intrants.$G21]*([$Digesteurs.$C$7]-[$Températures.M23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24]=&quot;&quot;;&quot;&quot;;&quot;.&quot;)">
            <text:p/>
          </table:table-cell>
          <table:table-cell table:style-name="ce211" table:formula="of:=IF([$Intrants.A22]=&quot;&quot;;&quot;&quot;;[$Intrants.A22])">
            <text:p/>
          </table:table-cell>
          <table:table-cell table:style-name="ce217" table:formula="of:=IF([.B24]=&quot;&quot;;&quot;&quot;;([$Intrants.$B22]/12)*[$Intrants.$G22]*([$Digesteurs.$C$7]-[$Températures.B24])*2.777777777*10^-7*1000)">
            <text:p/>
          </table:table-cell>
          <table:table-cell table:style-name="ce217" table:formula="of:=IF([.C24]=&quot;&quot;;&quot;&quot;;([$Intrants.$B22]/12)*[$Intrants.$G22]*([$Digesteurs.$C$7]-[$Températures.C24])*2.777777777*10^-7*1000)">
            <text:p/>
          </table:table-cell>
          <table:table-cell table:style-name="ce217" table:formula="of:=IF([.D24]=&quot;&quot;;&quot;&quot;;([$Intrants.$B22]/12)*[$Intrants.$G22]*([$Digesteurs.$C$7]-[$Températures.D24])*2.777777777*10^-7*1000)">
            <text:p/>
          </table:table-cell>
          <table:table-cell table:style-name="ce217" table:formula="of:=IF([.E24]=&quot;&quot;;&quot;&quot;;([$Intrants.$B22]/12)*[$Intrants.$G22]*([$Digesteurs.$C$7]-[$Températures.E24])*2.777777777*10^-7*1000)">
            <text:p/>
          </table:table-cell>
          <table:table-cell table:style-name="ce217" table:formula="of:=IF([.F24]=&quot;&quot;;&quot;&quot;;([$Intrants.$B22]/12)*[$Intrants.$G22]*([$Digesteurs.$C$7]-[$Températures.F24])*2.777777777*10^-7*1000)">
            <text:p/>
          </table:table-cell>
          <table:table-cell table:style-name="ce217" table:formula="of:=IF([.G24]=&quot;&quot;;&quot;&quot;;([$Intrants.$B22]/12)*[$Intrants.$G22]*([$Digesteurs.$C$7]-[$Températures.G24])*2.777777777*10^-7*1000)">
            <text:p/>
          </table:table-cell>
          <table:table-cell table:style-name="ce217" table:formula="of:=IF([.H24]=&quot;&quot;;&quot;&quot;;([$Intrants.$B22]/12)*[$Intrants.$G22]*([$Digesteurs.$C$7]-[$Températures.H24])*2.777777777*10^-7*1000)">
            <text:p/>
          </table:table-cell>
          <table:table-cell table:style-name="ce217" table:formula="of:=IF([.I24]=&quot;&quot;;&quot;&quot;;([$Intrants.$B22]/12)*[$Intrants.$G22]*([$Digesteurs.$C$7]-[$Températures.I24])*2.777777777*10^-7*1000)">
            <text:p/>
          </table:table-cell>
          <table:table-cell table:style-name="ce217" table:formula="of:=IF([.J24]=&quot;&quot;;&quot;&quot;;([$Intrants.$B22]/12)*[$Intrants.$G22]*([$Digesteurs.$C$7]-[$Températures.J24])*2.777777777*10^-7*1000)">
            <text:p/>
          </table:table-cell>
          <table:table-cell table:style-name="ce217" table:formula="of:=IF([.K24]=&quot;&quot;;&quot;&quot;;([$Intrants.$B22]/12)*[$Intrants.$G22]*([$Digesteurs.$C$7]-[$Températures.K24])*2.777777777*10^-7*1000)">
            <text:p/>
          </table:table-cell>
          <table:table-cell table:style-name="ce217" table:formula="of:=IF([.L24]=&quot;&quot;;&quot;&quot;;([$Intrants.$B22]/12)*[$Intrants.$G22]*([$Digesteurs.$C$7]-[$Températures.L24])*2.777777777*10^-7*1000)">
            <text:p/>
          </table:table-cell>
          <table:table-cell table:style-name="ce232" table:formula="of:=IF([.M24]=&quot;&quot;;&quot;&quot;;([$Intrants.$B22]/12)*[$Intrants.$G22]*([$Digesteurs.$C$7]-[$Températures.M24])*2.777777777*10^-7*1000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2" office:value-type="string" calcext:value-type="string">
            <text:p>TOTAL</text:p>
          </table:table-cell>
          <table:table-cell table:style-name="ce218" table:formula="of:=SUM([.C5:.C24])" office:value-type="float" office:value="2002.14666610607" calcext:value-type="float">
            <text:p>2 002</text:p>
          </table:table-cell>
          <table:table-cell table:style-name="ce218" table:formula="of:=SUM([.D5:.D24])" office:value-type="float" office:value="2024.89833276636" calcext:value-type="float">
            <text:p>2 025</text:p>
          </table:table-cell>
          <table:table-cell table:style-name="ce218" table:formula="of:=SUM([.E5:.E24])" office:value-type="float" office:value="1933.89166612518" calcext:value-type="float">
            <text:p>1 934</text:p>
          </table:table-cell>
          <table:table-cell table:style-name="ce218" table:formula="of:=SUM([.F5:.F24])" office:value-type="float" office:value="1691.20722174868" calcext:value-type="float">
            <text:p>1 691</text:p>
          </table:table-cell>
          <table:table-cell table:style-name="ce218" table:formula="of:=SUM([.G5:.G24])" office:value-type="float" office:value="1403.0194440516" calcext:value-type="float">
            <text:p>1 403</text:p>
          </table:table-cell>
          <table:table-cell table:style-name="ce218" table:formula="of:=SUM([.H5:.H24])" office:value-type="float" office:value="985.905555279502" calcext:value-type="float">
            <text:p>986</text:p>
          </table:table-cell>
          <table:table-cell table:style-name="ce218" table:formula="of:=SUM([.I5:.I24])" office:value-type="float" office:value="985.905555279502" calcext:value-type="float">
            <text:p>986</text:p>
          </table:table-cell>
          <table:table-cell table:style-name="ce218" table:formula="of:=SUM([.J5:.J24])" office:value-type="float" office:value="2002.14666610607" calcext:value-type="float">
            <text:p>2 002</text:p>
          </table:table-cell>
          <table:table-cell table:style-name="ce218" table:formula="of:=SUM([.K5:.K24])" office:value-type="float" office:value="2024.89833276636" calcext:value-type="float">
            <text:p>2 025</text:p>
          </table:table-cell>
          <table:table-cell table:style-name="ce218" table:formula="of:=SUM([.L5:.L24])" office:value-type="float" office:value="1933.89166612518" calcext:value-type="float">
            <text:p>1 934</text:p>
          </table:table-cell>
          <table:table-cell table:style-name="ce218" table:formula="of:=SUM([.M5:.M24])" office:value-type="float" office:value="1691.20722174868" calcext:value-type="float">
            <text:p>1 691</text:p>
          </table:table-cell>
          <table:table-cell table:style-name="ce233" table:formula="of:=SUM([.N5:.N24])" office:value-type="float" office:value="1403.0194440516" calcext:value-type="float">
            <text:p>1 403</text:p>
          </table:table-cell>
          <table:table-cell table:style-name="ce204" table:number-columns-repeated="12"/>
          <table:table-cell table:number-columns-repeated="38"/>
        </table:table-row>
        <table:table-row table:style-name="ro18">
          <table:table-cell table:style-name="ce205" office:value-type="string" calcext:value-type="string">
            <text:p>.</text:p>
          </table:table-cell>
          <table:table-cell table:style-name="ce207" office:value-type="string" calcext:value-type="string" table:number-columns-spanned="13" table:number-rows-spanned="1">
            <office:annotation draw:style-name="gr5" draw:text-style-name="P2" svg:width="8.601cm" svg:height="2.832cm" svg:x="7.385cm" svg:y="15.742cm" draw:caption-point-x="25.395cm" draw:caption-point-y="-2.133cm">
              <dc:date>2022-06-28T00:00:00</dc:date>
              <text:p text:style-name="P1">======</text:p>
              <text:p text:style-name="P1">ID#AAAALzvHtrE</text:p>
              <text:p text:style-name="P1">Marion M <text:s text:c="3"/>(2021-03-17 10:48:06)</text:p>
              <text:p text:style-name="P1">P=(dT.Ssol)/Rthsol (x conversion en Wh)</text:p>
            </office:annotation>
            <text:p>DEPERDITIONS THERMIQUES</text:p>
          </table:table-cell>
          <table:covered-table-cell table:number-columns-repeated="12" table:style-name="ce207"/>
          <table:table-cell table:style-name="ce204" table:number-columns-repeated="12"/>
          <table:table-cell table:number-columns-repeated="38"/>
        </table:table-row>
        <table:table-row table:style-name="ro1">
          <table:table-cell table:style-name="ce205" office:value-type="string" calcext:value-type="string">
            <text:p>.</text:p>
          </table:table-cell>
          <table:table-cell table:style-name="ce208" office:value-type="string" calcext:value-type="string">
            <text:p>en Wh</text:p>
          </table:table-cell>
          <table:table-cell table:style-name="ce51" office:value-type="string" calcext:value-type="string">
            <text:p>Janvier</text:p>
          </table:table-cell>
          <table:table-cell table:style-name="ce51" office:value-type="string" calcext:value-type="string">
            <text:p>Février</text:p>
          </table:table-cell>
          <table:table-cell table:style-name="ce51" office:value-type="string" calcext:value-type="string">
            <text:p>Mars</text:p>
          </table:table-cell>
          <table:table-cell table:style-name="ce51" office:value-type="string" calcext:value-type="string">
            <text:p>Avril</text:p>
          </table:table-cell>
          <table:table-cell table:style-name="ce51" office:value-type="string" calcext:value-type="string">
            <text:p>Mai</text:p>
          </table:table-cell>
          <table:table-cell table:style-name="ce51" office:value-type="string" calcext:value-type="string">
            <text:p>Juin</text:p>
          </table:table-cell>
          <table:table-cell table:style-name="ce51" office:value-type="string" calcext:value-type="string">
            <text:p>Juillet</text:p>
          </table:table-cell>
          <table:table-cell table:style-name="ce51" office:value-type="string" calcext:value-type="string">
            <text:p>Août</text:p>
          </table:table-cell>
          <table:table-cell table:style-name="ce51" office:value-type="string" calcext:value-type="string">
            <text:p>Septembre</text:p>
          </table:table-cell>
          <table:table-cell table:style-name="ce51" office:value-type="string" calcext:value-type="string">
            <text:p>Octobre</text:p>
          </table:table-cell>
          <table:table-cell table:style-name="ce51" office:value-type="string" calcext:value-type="string">
            <text:p>Novembre</text:p>
          </table:table-cell>
          <table:table-cell table:style-name="ce229" office:value-type="string" calcext:value-type="string">
            <text:p>Décembre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09" office:value-type="string" calcext:value-type="string">
            <text:p>Sol</text:p>
          </table:table-cell>
          <table:table-cell table:style-name="ce215" table:formula="of:=([$Digesteurs.$C$7]-[$Températures.B$4])*[$Digesteurs.$C$21]/[$Digesteurs.$C$24]" office:value-type="float" office:value="2.20994793562868" calcext:value-type="float">
            <text:p>2</text:p>
          </table:table-cell>
          <table:table-cell table:style-name="ce215" table:formula="of:=([$Digesteurs.$C$7]-[$Températures.C$4])*[$Digesteurs.$C$21]/[$Digesteurs.$C$24]" office:value-type="float" office:value="2.25598851762095" calcext:value-type="float">
            <text:p>2</text:p>
          </table:table-cell>
          <table:table-cell table:style-name="ce215" table:formula="of:=([$Digesteurs.$C$7]-[$Températures.D$4])*[$Digesteurs.$C$21]/[$Digesteurs.$C$24]" office:value-type="float" office:value="2.07182618965189" calcext:value-type="float">
            <text:p>2</text:p>
          </table:table-cell>
          <table:table-cell table:style-name="ce215" table:formula="of:=([$Digesteurs.$C$7]-[$Températures.E$4])*[$Digesteurs.$C$21]/[$Digesteurs.$C$24]" office:value-type="float" office:value="1.58072664840107" calcext:value-type="float">
            <text:p>2</text:p>
          </table:table-cell>
          <table:table-cell table:style-name="ce215" table:formula="of:=([$Digesteurs.$C$7]-[$Températures.F$4])*[$Digesteurs.$C$21]/[$Digesteurs.$C$24]" office:value-type="float" office:value="1.58072664840107" calcext:value-type="float">
            <text:p>2</text:p>
          </table:table-cell>
          <table:table-cell table:style-name="ce215" table:formula="of:=([$Digesteurs.$C$7]-[$Températures.G$4])*[$Digesteurs.$C$21]/[$Digesteurs.$C$24]" office:value-type="float" office:value="1.58072664840107" calcext:value-type="float">
            <text:p>2</text:p>
          </table:table-cell>
          <table:table-cell table:style-name="ce215" table:formula="of:=([$Digesteurs.$C$7]-[$Températures.H$4])*[$Digesteurs.$C$21]/[$Digesteurs.$C$24]" office:value-type="float" office:value="1.58072664840107" calcext:value-type="float">
            <text:p>2</text:p>
          </table:table-cell>
          <table:table-cell table:style-name="ce215" table:formula="of:=([$Digesteurs.$C$7]-[$Températures.I$4])*[$Digesteurs.$C$21]/[$Digesteurs.$C$24]" office:value-type="float" office:value="1.58072664840107" calcext:value-type="float">
            <text:p>2</text:p>
          </table:table-cell>
          <table:table-cell table:style-name="ce215" table:formula="of:=([$Digesteurs.$C$7]-[$Températures.J$4])*[$Digesteurs.$C$21]/[$Digesteurs.$C$24]" office:value-type="float" office:value="1.58072664840107" calcext:value-type="float">
            <text:p>2</text:p>
          </table:table-cell>
          <table:table-cell table:style-name="ce215" table:formula="of:=([$Digesteurs.$C$7]-[$Températures.K$4])*[$Digesteurs.$C$21]/[$Digesteurs.$C$24]" office:value-type="float" office:value="1.58072664840107" calcext:value-type="float">
            <text:p>2</text:p>
          </table:table-cell>
          <table:table-cell table:style-name="ce215" table:formula="of:=([$Digesteurs.$C$7]-[$Températures.L$4])*[$Digesteurs.$C$21]/[$Digesteurs.$C$24]" office:value-type="float" office:value="1.88766386168283" calcext:value-type="float">
            <text:p>2</text:p>
          </table:table-cell>
          <table:table-cell table:style-name="ce230" table:formula="of:=([$Digesteurs.$C$7]-[$Températures.M$4])*[$Digesteurs.$C$21]/[$Digesteurs.$C$24]" office:value-type="float" office:value="2.27133537828503" calcext:value-type="float">
            <text:p>2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0" office:value-type="string" calcext:value-type="string">
            <text:p>Murs</text:p>
          </table:table-cell>
          <table:table-cell table:style-name="ce216" table:formula="of:=([$Digesteurs.$C$7]-[$Températures.B$3])*[$Digesteurs.$C$22]/[$Digesteurs.$C$25]" office:value-type="float" office:value="23.0669454525509" calcext:value-type="float">
            <text:p>23</text:p>
          </table:table-cell>
          <table:table-cell table:style-name="ce216" table:formula="of:=([$Digesteurs.$C$7]-[$Températures.C$3])*[$Digesteurs.$C$22]/[$Digesteurs.$C$25]" office:value-type="float" office:value="23.3505554376233" calcext:value-type="float">
            <text:p>23</text:p>
          </table:table-cell>
          <table:table-cell table:style-name="ce216" table:formula="of:=([$Digesteurs.$C$7]-[$Températures.D$3])*[$Digesteurs.$C$22]/[$Digesteurs.$C$25]" office:value-type="float" office:value="22.2161154973339" calcext:value-type="float">
            <text:p>22</text:p>
          </table:table-cell>
          <table:table-cell table:style-name="ce216" table:formula="of:=([$Digesteurs.$C$7]-[$Températures.E$3])*[$Digesteurs.$C$22]/[$Digesteurs.$C$25]" office:value-type="float" office:value="19.1909423232289" calcext:value-type="float">
            <text:p>19</text:p>
          </table:table-cell>
          <table:table-cell table:style-name="ce216" table:formula="of:=([$Digesteurs.$C$7]-[$Températures.F$3])*[$Digesteurs.$C$22]/[$Digesteurs.$C$25]" office:value-type="float" office:value="15.5985491789791" calcext:value-type="float">
            <text:p>16</text:p>
          </table:table-cell>
          <table:table-cell table:style-name="ce216" table:formula="of:=([$Digesteurs.$C$7]-[$Températures.G$3])*[$Digesteurs.$C$22]/[$Digesteurs.$C$25]" office:value-type="float" office:value="11.0607894178216" calcext:value-type="float">
            <text:p>11</text:p>
          </table:table-cell>
          <table:table-cell table:style-name="ce216" table:formula="of:=([$Digesteurs.$C$7]-[$Températures.H$3])*[$Digesteurs.$C$22]/[$Digesteurs.$C$25]" office:value-type="float" office:value="7.94107958202573" calcext:value-type="float">
            <text:p>8</text:p>
          </table:table-cell>
          <table:table-cell table:style-name="ce216" table:formula="of:=([$Digesteurs.$C$7]-[$Températures.I$3])*[$Digesteurs.$C$22]/[$Digesteurs.$C$25]" office:value-type="float" office:value="8.22468956709808" calcext:value-type="float">
            <text:p>8</text:p>
          </table:table-cell>
          <table:table-cell table:style-name="ce216" table:formula="of:=([$Digesteurs.$C$7]-[$Températures.J$3])*[$Digesteurs.$C$22]/[$Digesteurs.$C$25]" office:value-type="float" office:value="10.87171609444" calcext:value-type="float">
            <text:p>11</text:p>
          </table:table-cell>
          <table:table-cell table:style-name="ce216" table:formula="of:=([$Digesteurs.$C$7]-[$Températures.K$3])*[$Digesteurs.$C$22]/[$Digesteurs.$C$25]" office:value-type="float" office:value="17.4892824127948" calcext:value-type="float">
            <text:p>17</text:p>
          </table:table-cell>
          <table:table-cell table:style-name="ce216" table:formula="of:=([$Digesteurs.$C$7]-[$Températures.L$3])*[$Digesteurs.$C$22]/[$Digesteurs.$C$25]" office:value-type="float" office:value="21.0816755570445" calcext:value-type="float">
            <text:p>21</text:p>
          </table:table-cell>
          <table:table-cell table:style-name="ce231" table:formula="of:=([$Digesteurs.$C$7]-[$Températures.M$3])*[$Digesteurs.$C$22]/[$Digesteurs.$C$25]" office:value-type="float" office:value="23.4450920993141" calcext:value-type="float">
            <text:p>23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1" office:value-type="string" calcext:value-type="string">
            <text:p>Toiture</text:p>
          </table:table-cell>
          <table:table-cell table:style-name="ce217" table:formula="of:=([$Digesteurs.$C$7]-[$Températures.B$3])*[$Digesteurs.$C$23]/[$Digesteurs.$C$26]" office:value-type="float" office:value="9.58185759344887" calcext:value-type="float">
            <text:p>10</text:p>
          </table:table-cell>
          <table:table-cell table:style-name="ce217" table:formula="of:=([$Digesteurs.$C$7]-[$Températures.C$3])*[$Digesteurs.$C$23]/[$Digesteurs.$C$26]" office:value-type="float" office:value="9.69966731795849" calcext:value-type="float">
            <text:p>10</text:p>
          </table:table-cell>
          <table:table-cell table:style-name="ce217" table:formula="of:=([$Digesteurs.$C$7]-[$Températures.D$3])*[$Digesteurs.$C$23]/[$Digesteurs.$C$26]" office:value-type="float" office:value="9.22842841992002" calcext:value-type="float">
            <text:p>9</text:p>
          </table:table-cell>
          <table:table-cell table:style-name="ce217" table:formula="of:=([$Digesteurs.$C$7]-[$Températures.E$3])*[$Digesteurs.$C$23]/[$Digesteurs.$C$26]" office:value-type="float" office:value="7.9717913584841" calcext:value-type="float">
            <text:p>8</text:p>
          </table:table-cell>
          <table:table-cell table:style-name="ce217" table:formula="of:=([$Digesteurs.$C$7]-[$Températures.F$3])*[$Digesteurs.$C$23]/[$Digesteurs.$C$26]" office:value-type="float" office:value="6.47953484802895" calcext:value-type="float">
            <text:p>6</text:p>
          </table:table-cell>
          <table:table-cell table:style-name="ce217" table:formula="of:=([$Digesteurs.$C$7]-[$Températures.G$3])*[$Digesteurs.$C$23]/[$Digesteurs.$C$26]" office:value-type="float" office:value="4.59457925587507" calcext:value-type="float">
            <text:p>5</text:p>
          </table:table-cell>
          <table:table-cell table:style-name="ce217" table:formula="of:=([$Digesteurs.$C$7]-[$Températures.H$3])*[$Digesteurs.$C$23]/[$Digesteurs.$C$26]" office:value-type="float" office:value="3.29867228626928" calcext:value-type="float">
            <text:p>3</text:p>
          </table:table-cell>
          <table:table-cell table:style-name="ce217" table:formula="of:=([$Digesteurs.$C$7]-[$Températures.I$3])*[$Digesteurs.$C$23]/[$Digesteurs.$C$26]" office:value-type="float" office:value="3.4164820107789" calcext:value-type="float">
            <text:p>3</text:p>
          </table:table-cell>
          <table:table-cell table:style-name="ce217" table:formula="of:=([$Digesteurs.$C$7]-[$Températures.J$3])*[$Digesteurs.$C$23]/[$Digesteurs.$C$26]" office:value-type="float" office:value="4.51603943953533" calcext:value-type="float">
            <text:p>5</text:p>
          </table:table-cell>
          <table:table-cell table:style-name="ce217" table:formula="of:=([$Digesteurs.$C$7]-[$Températures.K$3])*[$Digesteurs.$C$23]/[$Digesteurs.$C$26]" office:value-type="float" office:value="7.2649330114264" calcext:value-type="float">
            <text:p>7</text:p>
          </table:table-cell>
          <table:table-cell table:style-name="ce217" table:formula="of:=([$Digesteurs.$C$7]-[$Températures.L$3])*[$Digesteurs.$C$23]/[$Digesteurs.$C$26]" office:value-type="float" office:value="8.75718952188155" calcext:value-type="float">
            <text:p>9</text:p>
          </table:table-cell>
          <table:table-cell table:style-name="ce232" table:formula="of:=([$Digesteurs.$C$7]-[$Températures.M$3])*[$Digesteurs.$C$23]/[$Digesteurs.$C$26]" office:value-type="float" office:value="9.73893722612836" calcext:value-type="float">
            <text:p>10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2" office:value-type="string" calcext:value-type="string">
            <text:p>TOTAL</text:p>
          </table:table-cell>
          <table:table-cell table:style-name="ce218" table:formula="of:=SUM([.C28:.C30])" office:value-type="float" office:value="34.8587509816285" calcext:value-type="float">
            <text:p>35</text:p>
          </table:table-cell>
          <table:table-cell table:style-name="ce218" table:formula="of:=SUM([.D28:.D30])" office:value-type="float" office:value="35.3062112732027" calcext:value-type="float">
            <text:p>35</text:p>
          </table:table-cell>
          <table:table-cell table:style-name="ce218" table:formula="of:=SUM([.E28:.E30])" office:value-type="float" office:value="33.5163701069058" calcext:value-type="float">
            <text:p>34</text:p>
          </table:table-cell>
          <table:table-cell table:style-name="ce218" table:formula="of:=SUM([.F28:.F30])" office:value-type="float" office:value="28.743460330114" calcext:value-type="float">
            <text:p>29</text:p>
          </table:table-cell>
          <table:table-cell table:style-name="ce218" table:formula="of:=SUM([.G28:.G30])" office:value-type="float" office:value="23.6588106754091" calcext:value-type="float">
            <text:p>24</text:p>
          </table:table-cell>
          <table:table-cell table:style-name="ce218" table:formula="of:=SUM([.H28:.H30])" office:value-type="float" office:value="17.2360953220977" calcext:value-type="float">
            <text:p>17</text:p>
          </table:table-cell>
          <table:table-cell table:style-name="ce218" table:formula="of:=SUM([.I28:.I30])" office:value-type="float" office:value="12.8204785166961" calcext:value-type="float">
            <text:p>13</text:p>
          </table:table-cell>
          <table:table-cell table:style-name="ce218" table:formula="of:=SUM([.J28:.J30])" office:value-type="float" office:value="13.2218982262781" calcext:value-type="float">
            <text:p>13</text:p>
          </table:table-cell>
          <table:table-cell table:style-name="ce218" table:formula="of:=SUM([.K28:.K30])" office:value-type="float" office:value="16.9684821823764" calcext:value-type="float">
            <text:p>17</text:p>
          </table:table-cell>
          <table:table-cell table:style-name="ce218" table:formula="of:=SUM([.L28:.L30])" office:value-type="float" office:value="26.3349420726222" calcext:value-type="float">
            <text:p>26</text:p>
          </table:table-cell>
          <table:table-cell table:style-name="ce218" table:formula="of:=SUM([.M28:.M30])" office:value-type="float" office:value="31.7265289406089" calcext:value-type="float">
            <text:p>32</text:p>
          </table:table-cell>
          <table:table-cell table:style-name="ce233" table:formula="of:=SUM([.N28:.N30])" office:value-type="float" office:value="35.4553647037275" calcext:value-type="float">
            <text:p>35</text:p>
          </table:table-cell>
          <table:table-cell table:style-name="ce204" table:number-columns-repeated="12"/>
          <table:table-cell table:number-columns-repeated="38"/>
        </table:table-row>
        <table:table-row table:style-name="ro18">
          <table:table-cell table:style-name="ce205" office:value-type="string" calcext:value-type="string">
            <text:p>.</text:p>
          </table:table-cell>
          <table:table-cell table:style-name="ce207" office:value-type="string" calcext:value-type="string" table:number-columns-spanned="13" table:number-rows-spanned="1">
            <office:annotation draw:style-name="gr6" draw:text-style-name="P2" svg:width="8.601cm" svg:height="2.884cm" svg:x="7.385cm" svg:y="19.711cm" draw:caption-point-x="25.395cm" draw:caption-point-y="-2.133cm">
              <dc:date>2022-06-28T00:00:00</dc:date>
              <text:p text:style-name="P1">======</text:p>
              <text:p text:style-name="P1">ID#AAAALzvHtsU</text:p>
              <text:p text:style-name="P1">Marion M <text:s text:c="3"/>(2021-03-17 10:57:37)</text:p>
              <text:p text:style-name="P1">(Energie montée en température/déperdition)/nombre d'heures de chauffe</text:p>
            </office:annotation>
            <text:p>BILAN DES BESOINS THERMIQUES</text:p>
          </table:table-cell>
          <table:covered-table-cell table:number-columns-repeated="12" table:style-name="ce207"/>
          <table:table-cell table:style-name="ce204" table:number-columns-repeated="12"/>
          <table:table-cell table:number-columns-repeated="38"/>
        </table:table-row>
        <table:table-row table:style-name="ro1">
          <table:table-cell table:style-name="ce205" office:value-type="string" calcext:value-type="string">
            <text:p>.</text:p>
          </table:table-cell>
          <table:table-cell table:style-name="ce208" office:value-type="string" calcext:value-type="string">
            <text:p>en W</text:p>
          </table:table-cell>
          <table:table-cell table:style-name="ce51" office:value-type="string" calcext:value-type="string">
            <text:p>Janvier</text:p>
          </table:table-cell>
          <table:table-cell table:style-name="ce51" office:value-type="string" calcext:value-type="string">
            <text:p>Février</text:p>
          </table:table-cell>
          <table:table-cell table:style-name="ce51" office:value-type="string" calcext:value-type="string">
            <text:p>Mars</text:p>
          </table:table-cell>
          <table:table-cell table:style-name="ce51" office:value-type="string" calcext:value-type="string">
            <text:p>Avril</text:p>
          </table:table-cell>
          <table:table-cell table:style-name="ce51" office:value-type="string" calcext:value-type="string">
            <text:p>Mai</text:p>
          </table:table-cell>
          <table:table-cell table:style-name="ce51" office:value-type="string" calcext:value-type="string">
            <text:p>Juin</text:p>
          </table:table-cell>
          <table:table-cell table:style-name="ce51" office:value-type="string" calcext:value-type="string">
            <text:p>Juillet</text:p>
          </table:table-cell>
          <table:table-cell table:style-name="ce51" office:value-type="string" calcext:value-type="string">
            <text:p>Août</text:p>
          </table:table-cell>
          <table:table-cell table:style-name="ce51" office:value-type="string" calcext:value-type="string">
            <text:p>Septembre</text:p>
          </table:table-cell>
          <table:table-cell table:style-name="ce51" office:value-type="string" calcext:value-type="string">
            <text:p>Octobre</text:p>
          </table:table-cell>
          <table:table-cell table:style-name="ce51" office:value-type="string" calcext:value-type="string">
            <text:p>Novembre</text:p>
          </table:table-cell>
          <table:table-cell table:style-name="ce229" office:value-type="string" calcext:value-type="string">
            <text:p>Décembre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1" office:value-type="string" calcext:value-type="string">
            <text:p><text:span text:style-name="T1">Puissance </text:span><text:span text:style-name="T2">montée en température</text:span></text:p>
          </table:table-cell>
          <table:table-cell table:style-name="ce219" table:formula="of:=([.C25]/[.C2])/[$Digesteurs.$C$9]" office:value-type="float" office:value="2.69105734691675" calcext:value-type="float">
            <text:p>2,69</text:p>
          </table:table-cell>
          <table:table-cell table:style-name="ce219" table:formula="of:=([.D25]/[.D2])/[$Digesteurs.$C$9]" office:value-type="float" office:value="3.01324156661661" calcext:value-type="float">
            <text:p>3,01</text:p>
          </table:table-cell>
          <table:table-cell table:style-name="ce219" table:formula="of:=([.E25]/[.E2])/[$Digesteurs.$C$9]" office:value-type="float" office:value="2.59931675554459" calcext:value-type="float">
            <text:p>2,60</text:p>
          </table:table-cell>
          <table:table-cell table:style-name="ce219" table:formula="of:=([.F25]/[.F2])/[$Digesteurs.$C$9]" office:value-type="float" office:value="2.34889891909539" calcext:value-type="float">
            <text:p>2,35</text:p>
          </table:table-cell>
          <table:table-cell table:style-name="ce219" table:formula="of:=([.G25]/[.G2])/[$Digesteurs.$C$9]" office:value-type="float" office:value="1.88577882265" calcext:value-type="float">
            <text:p>1,89</text:p>
          </table:table-cell>
          <table:table-cell table:style-name="ce219" table:formula="of:=([.H25]/[.H2])/[$Digesteurs.$C$9]" office:value-type="float" office:value="1.36931327122153" calcext:value-type="float">
            <text:p>1,37</text:p>
          </table:table-cell>
          <table:table-cell table:style-name="ce219" table:formula="of:=([.I25]/[.I2])/[$Digesteurs.$C$9]" office:value-type="float" office:value="1.32514187537567" calcext:value-type="float">
            <text:p>1,33</text:p>
          </table:table-cell>
          <table:table-cell table:style-name="ce219" table:formula="of:=([.J25]/[.J2])/[$Digesteurs.$C$9]" office:value-type="float" office:value="2.69105734691675" calcext:value-type="float">
            <text:p>2,69</text:p>
          </table:table-cell>
          <table:table-cell table:style-name="ce219" table:formula="of:=([.K25]/[.K2])/[$Digesteurs.$C$9]" office:value-type="float" office:value="2.81235879550884" calcext:value-type="float">
            <text:p>2,81</text:p>
          </table:table-cell>
          <table:table-cell table:style-name="ce219" table:formula="of:=([.L25]/[.L2])/[$Digesteurs.$C$9]" office:value-type="float" office:value="2.59931675554459" calcext:value-type="float">
            <text:p>2,60</text:p>
          </table:table-cell>
          <table:table-cell table:style-name="ce219" table:formula="of:=([.M25]/[.M2])/[$Digesteurs.$C$9]" office:value-type="float" office:value="2.34889891909539" calcext:value-type="float">
            <text:p>2,35</text:p>
          </table:table-cell>
          <table:table-cell table:style-name="ce234" table:formula="of:=([.N25]/[.N2])/[$Digesteurs.$C$9]" office:value-type="float" office:value="1.88577882265" calcext:value-type="float">
            <text:p>1,89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1" office:value-type="string" calcext:value-type="string">
            <text:p><text:span text:style-name="T1">Puissance </text:span><text:span text:style-name="T2">déperditions</text:span></text:p>
          </table:table-cell>
          <table:table-cell table:style-name="ce220" table:formula="of:=([.C31]/[.C2])/[$Digesteurs.$C$9]" office:value-type="float" office:value="0.0468531599215437" calcext:value-type="float">
            <text:p>0,05</text:p>
          </table:table-cell>
          <table:table-cell table:style-name="ce220" table:formula="of:=([.D31]/[.D2])/[$Digesteurs.$C$9]" office:value-type="float" office:value="0.0525390048708374" calcext:value-type="float">
            <text:p>0,05</text:p>
          </table:table-cell>
          <table:table-cell table:style-name="ce220" table:formula="of:=([.E31]/[.E2])/[$Digesteurs.$C$9]" office:value-type="float" office:value="0.0450488845522927" calcext:value-type="float">
            <text:p>0,05</text:p>
          </table:table-cell>
          <table:table-cell table:style-name="ce220" table:formula="of:=([.F31]/[.F2])/[$Digesteurs.$C$9]" office:value-type="float" office:value="0.0399214726807139" calcext:value-type="float">
            <text:p>0,04</text:p>
          </table:table-cell>
          <table:table-cell table:style-name="ce220" table:formula="of:=([.G31]/[.G2])/[$Digesteurs.$C$9]" office:value-type="float" office:value="0.0317994767142596" calcext:value-type="float">
            <text:p>0,03</text:p>
          </table:table-cell>
          <table:table-cell table:style-name="ce220" table:formula="of:=([.H31]/[.H2])/[$Digesteurs.$C$9]" office:value-type="float" office:value="0.0239390212806912" calcext:value-type="float">
            <text:p>0,02</text:p>
          </table:table-cell>
          <table:table-cell table:style-name="ce220" table:formula="of:=([.I31]/[.I2])/[$Digesteurs.$C$9]" office:value-type="float" office:value="0.0172318259633012" calcext:value-type="float">
            <text:p>0,02</text:p>
          </table:table-cell>
          <table:table-cell table:style-name="ce220" table:formula="of:=([.J31]/[.J2])/[$Digesteurs.$C$9]" office:value-type="float" office:value="0.0177713685837071" calcext:value-type="float">
            <text:p>0,02</text:p>
          </table:table-cell>
          <table:table-cell table:style-name="ce220" table:formula="of:=([.K31]/[.K2])/[$Digesteurs.$C$9]" office:value-type="float" office:value="0.0235673363644117" calcext:value-type="float">
            <text:p>0,02</text:p>
          </table:table-cell>
          <table:table-cell table:style-name="ce220" table:formula="of:=([.L31]/[.L2])/[$Digesteurs.$C$9]" office:value-type="float" office:value="0.0353964275169654" calcext:value-type="float">
            <text:p>0,04</text:p>
          </table:table-cell>
          <table:table-cell table:style-name="ce220" table:formula="of:=([.M31]/[.M2])/[$Digesteurs.$C$9]" office:value-type="float" office:value="0.0440646235286235" calcext:value-type="float">
            <text:p>0,04</text:p>
          </table:table-cell>
          <table:table-cell table:style-name="ce235" table:formula="of:=([.N31]/[.N2])/[$Digesteurs.$C$9]" office:value-type="float" office:value="0.0476550600856552" calcext:value-type="float">
            <text:p>0,05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2" office:value-type="string" calcext:value-type="string">
            <text:p>TOTAL</text:p>
          </table:table-cell>
          <table:table-cell table:style-name="ce221" table:formula="of:=[.C34]+[.C35]" office:value-type="float" office:value="2.7379105068383" calcext:value-type="float">
            <text:p>2,7</text:p>
          </table:table-cell>
          <table:table-cell table:style-name="ce221" table:formula="of:=[.D34]+[.D35]" office:value-type="float" office:value="3.06578057148745" calcext:value-type="float">
            <text:p>3,1</text:p>
          </table:table-cell>
          <table:table-cell table:style-name="ce221" table:formula="of:=[.E34]+[.E35]" office:value-type="float" office:value="2.64436564009689" calcext:value-type="float">
            <text:p>2,6</text:p>
          </table:table-cell>
          <table:table-cell table:style-name="ce221" table:formula="of:=[.F34]+[.F35]" office:value-type="float" office:value="2.38882039177611" calcext:value-type="float">
            <text:p>2,4</text:p>
          </table:table-cell>
          <table:table-cell table:style-name="ce221" table:formula="of:=[.G34]+[.G35]" office:value-type="float" office:value="1.91757829936426" calcext:value-type="float">
            <text:p>1,9</text:p>
          </table:table-cell>
          <table:table-cell table:style-name="ce221" table:formula="of:=[.H34]+[.H35]" office:value-type="float" office:value="1.39325229250222" calcext:value-type="float">
            <text:p>1,4</text:p>
          </table:table-cell>
          <table:table-cell table:style-name="ce221" table:formula="of:=[.I34]+[.I35]" office:value-type="float" office:value="1.34237370133898" calcext:value-type="float">
            <text:p>1,3</text:p>
          </table:table-cell>
          <table:table-cell table:style-name="ce221" table:formula="of:=[.J34]+[.J35]" office:value-type="float" office:value="2.70882871550046" calcext:value-type="float">
            <text:p>2,7</text:p>
          </table:table-cell>
          <table:table-cell table:style-name="ce221" table:formula="of:=[.K34]+[.K35]" office:value-type="float" office:value="2.83592613187325" calcext:value-type="float">
            <text:p>2,8</text:p>
          </table:table-cell>
          <table:table-cell table:style-name="ce225" table:formula="of:=[.L34]+[.L35]" office:value-type="float" office:value="2.63471318306156" calcext:value-type="float">
            <text:p>2,6</text:p>
          </table:table-cell>
          <table:table-cell table:style-name="ce225" table:formula="of:=[.M34]+[.M35]" office:value-type="float" office:value="2.39296354262402" calcext:value-type="float">
            <text:p>2,4</text:p>
          </table:table-cell>
          <table:table-cell table:style-name="ce236" table:formula="of:=[.N34]+[.N35]" office:value-type="float" office:value="1.93343388273565" calcext:value-type="float">
            <text:p>1,9</text:p>
          </table:table-cell>
          <table:table-cell table:style-name="ce204" table:number-columns-repeated="12"/>
          <table:table-cell table:number-columns-repeated="38"/>
        </table:table-row>
        <table:table-row table:style-name="ro19">
          <table:table-cell table:style-name="ce205" office:value-type="string" calcext:value-type="string">
            <text:p>.</text:p>
          </table:table-cell>
          <table:table-cell table:style-name="ce213" table:number-columns-repeated="10"/>
          <table:table-cell table:style-name="ce226" office:value-type="string" calcext:value-type="string" table:number-columns-spanned="2" table:number-rows-spanned="1">
            <text:p>Puissance nécessaire</text:p>
          </table:table-cell>
          <table:covered-table-cell table:style-name="ce226"/>
          <table:table-cell table:style-name="ce237" table:formula="of:=MAX([.C36:.N36])" office:value-type="float" office:value="3.06578057148745" calcext:value-type="float">
            <text:p>3,1 W</text:p>
          </table:table-cell>
          <table:table-cell table:style-name="ce204" table:number-columns-repeated="12"/>
          <table:table-cell table:number-columns-repeated="38"/>
        </table:table-row>
        <table:table-row table:style-name="ro6">
          <table:table-cell table:style-name="ce205" office:value-type="string" calcext:value-type="string">
            <text:p>.</text:p>
          </table:table-cell>
          <table:table-cell table:style-name="ce207" office:value-type="string" calcext:value-type="string" table:number-columns-spanned="13" table:number-rows-spanned="1">
            <office:annotation draw:style-name="gr7" draw:text-style-name="P2" svg:width="8.601cm" svg:height="2.831cm" svg:x="7.385cm" svg:y="23.706cm" draw:caption-point-x="25.395cm" draw:caption-point-y="-2.106cm">
              <dc:date>2022-06-28T00:00:00</dc:date>
              <text:p text:style-name="P1">======</text:p>
              <text:p text:style-name="P1">ID#AAAALzvHtrY</text:p>
              <text:p text:style-name="P1">Marion M <text:s text:c="3"/>(2021-03-17 10:52:21)</text:p>
              <text:p text:style-name="P1">masse matière orga (MO)/12  *volume biogaz/kgMO  * rendement BMP</text:p>
            </office:annotation>
            <text:p>PRODUCTION DE BIOGAZ</text:p>
          </table:table-cell>
          <table:covered-table-cell table:number-columns-repeated="12" table:style-name="ce207"/>
          <table:table-cell table:style-name="ce204" table:number-columns-repeated="12"/>
          <table:table-cell table:number-columns-repeated="38"/>
        </table:table-row>
        <table:table-row table:style-name="ro1">
          <table:table-cell table:style-name="ce205" office:value-type="string" calcext:value-type="string">
            <text:p>.</text:p>
          </table:table-cell>
          <table:table-cell table:style-name="ce208" office:value-type="string" calcext:value-type="string">
            <text:p>en Nm3</text:p>
          </table:table-cell>
          <table:table-cell table:style-name="ce51" office:value-type="string" calcext:value-type="string">
            <text:p>Janvier</text:p>
          </table:table-cell>
          <table:table-cell table:style-name="ce51" office:value-type="string" calcext:value-type="string">
            <text:p>Février</text:p>
          </table:table-cell>
          <table:table-cell table:style-name="ce51" office:value-type="string" calcext:value-type="string">
            <text:p>Mars</text:p>
          </table:table-cell>
          <table:table-cell table:style-name="ce51" office:value-type="string" calcext:value-type="string">
            <text:p>Avril</text:p>
          </table:table-cell>
          <table:table-cell table:style-name="ce51" office:value-type="string" calcext:value-type="string">
            <text:p>Mai</text:p>
          </table:table-cell>
          <table:table-cell table:style-name="ce51" office:value-type="string" calcext:value-type="string">
            <text:p>Juin</text:p>
          </table:table-cell>
          <table:table-cell table:style-name="ce51" office:value-type="string" calcext:value-type="string">
            <text:p>Juillet</text:p>
          </table:table-cell>
          <table:table-cell table:style-name="ce51" office:value-type="string" calcext:value-type="string">
            <text:p>Août</text:p>
          </table:table-cell>
          <table:table-cell table:style-name="ce51" office:value-type="string" calcext:value-type="string">
            <text:p>Septembre</text:p>
          </table:table-cell>
          <table:table-cell table:style-name="ce51" office:value-type="string" calcext:value-type="string">
            <text:p>Octobre</text:p>
          </table:table-cell>
          <table:table-cell table:style-name="ce51" office:value-type="string" calcext:value-type="string">
            <text:p>Novembre</text:p>
          </table:table-cell>
          <table:table-cell table:style-name="ce229" office:value-type="string" calcext:value-type="string">
            <text:p>Décembre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0]=&quot;&quot;;&quot;&quot;;&quot;.&quot;)" office:value-type="string" office:string-value="." calcext:value-type="string">
            <text:p>.</text:p>
          </table:table-cell>
          <table:table-cell table:style-name="ce209" table:formula="of:=IF([$Intrants.A3]=&quot;&quot;;&quot;&quot;;[$Intrants.A3])" office:value-type="string" office:string-value="Dejection humaine" calcext:value-type="string">
            <text:p>Dejection humaine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22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38" table:formula="of:=IF([.$B40]=&quot;&quot;;&quot;&quot;;[$Intrants.$L3]*[$Intrants.$K3]/12*[$Digesteurs.$C$6])" office:value-type="float" office:value="1.82013333333333" calcext:value-type="float">
            <text:p>1,82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1]=&quot;&quot;;&quot;&quot;;&quot;.&quot;)" office:value-type="string" office:string-value="." calcext:value-type="string">
            <text:p>.</text:p>
          </table:table-cell>
          <table:table-cell table:style-name="ce210" table:formula="of:=IF([$Intrants.A4]=&quot;&quot;;&quot;&quot;;[$Intrants.A4])" office:value-type="string" office:string-value="Epluchure" calcext:value-type="string">
            <text:p>Epluchure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16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31" table:formula="of:=IF([.$B41]=&quot;&quot;;&quot;&quot;;[$Intrants.$L4]*[$Intrants.$K4]/12*[$Digesteurs.$C$6])" office:value-type="float" office:value="0.910066666666666" calcext:value-type="float">
            <text:p>1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2]=&quot;&quot;;&quot;&quot;;&quot;.&quot;)" office:value-type="string" office:string-value="." calcext:value-type="string">
            <text:p>.</text:p>
          </table:table-cell>
          <table:table-cell table:style-name="ce210" table:formula="of:=IF([$Intrants.A5]=&quot;&quot;;&quot;&quot;;[$Intrants.A5])" office:value-type="string" office:string-value="Eaux usées" calcext:value-type="string">
            <text:p>Eaux usées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16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31" table:formula="of:=IF([.$B42]=&quot;&quot;;&quot;&quot;;[$Intrants.$L5]*[$Intrants.$K5]/12*[$Digesteurs.$C$6])" office:value-type="float" office:value="0" calcext:value-type="float">
            <text:p>0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3]=&quot;&quot;;&quot;&quot;;&quot;.&quot;)">
            <text:p/>
          </table:table-cell>
          <table:table-cell table:style-name="ce210" table:formula="of:=IF([$Intrants.A6]=&quot;&quot;;&quot;&quot;;[$Intrants.A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16" table:formula="of:=IF([.$B43]=&quot;&quot;;&quot;&quot;;[$Intrants.$L6]*[$Intrants.$K6]/12*[$Digesteurs.$C$6])">
            <text:p/>
          </table:table-cell>
          <table:table-cell table:style-name="ce231" table:formula="of:=IF([.$B43]=&quot;&quot;;&quot;&quot;;[$Intrants.$L6]*[$Intrants.$K6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4]=&quot;&quot;;&quot;&quot;;&quot;.&quot;)">
            <text:p/>
          </table:table-cell>
          <table:table-cell table:style-name="ce210" table:formula="of:=IF([$Intrants.A7]=&quot;&quot;;&quot;&quot;;[$Intrants.A7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16" table:formula="of:=IF([.$B44]=&quot;&quot;;&quot;&quot;;[$Intrants.$L7]*[$Intrants.$K7]/12*[$Digesteurs.$C$6])">
            <text:p/>
          </table:table-cell>
          <table:table-cell table:style-name="ce231" table:formula="of:=IF([.$B44]=&quot;&quot;;&quot;&quot;;[$Intrants.$L7]*[$Intrants.$K7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5]=&quot;&quot;;&quot;&quot;;&quot;.&quot;)">
            <text:p/>
          </table:table-cell>
          <table:table-cell table:style-name="ce210" table:formula="of:=IF([$Intrants.A8]=&quot;&quot;;&quot;&quot;;[$Intrants.A8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16" table:formula="of:=IF([.$B45]=&quot;&quot;;&quot;&quot;;[$Intrants.$L8]*[$Intrants.$K8]/12*[$Digesteurs.$C$6])">
            <text:p/>
          </table:table-cell>
          <table:table-cell table:style-name="ce231" table:formula="of:=IF([.$B45]=&quot;&quot;;&quot;&quot;;[$Intrants.$L8]*[$Intrants.$K8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6]=&quot;&quot;;&quot;&quot;;&quot;.&quot;)">
            <text:p/>
          </table:table-cell>
          <table:table-cell table:style-name="ce210" table:formula="of:=IF([$Intrants.A9]=&quot;&quot;;&quot;&quot;;[$Intrants.A9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16" table:formula="of:=IF([.$B46]=&quot;&quot;;&quot;&quot;;[$Intrants.$L9]*[$Intrants.$K9]/12*[$Digesteurs.$C$6])">
            <text:p/>
          </table:table-cell>
          <table:table-cell table:style-name="ce231" table:formula="of:=IF([.$B46]=&quot;&quot;;&quot;&quot;;[$Intrants.$L9]*[$Intrants.$K9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7]=&quot;&quot;;&quot;&quot;;&quot;.&quot;)">
            <text:p/>
          </table:table-cell>
          <table:table-cell table:style-name="ce210" table:formula="of:=IF([$Intrants.A10]=&quot;&quot;;&quot;&quot;;[$Intrants.A10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16" table:formula="of:=IF([.$B47]=&quot;&quot;;&quot;&quot;;[$Intrants.$L10]*[$Intrants.$K10]/12*[$Digesteurs.$C$6])">
            <text:p/>
          </table:table-cell>
          <table:table-cell table:style-name="ce231" table:formula="of:=IF([.$B47]=&quot;&quot;;&quot;&quot;;[$Intrants.$L10]*[$Intrants.$K10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8]=&quot;&quot;;&quot;&quot;;&quot;.&quot;)">
            <text:p/>
          </table:table-cell>
          <table:table-cell table:style-name="ce210" table:formula="of:=IF([$Intrants.A11]=&quot;&quot;;&quot;&quot;;[$Intrants.A11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16" table:formula="of:=IF([.$B48]=&quot;&quot;;&quot;&quot;;[$Intrants.$L11]*[$Intrants.$K11]/12*[$Digesteurs.$C$6])">
            <text:p/>
          </table:table-cell>
          <table:table-cell table:style-name="ce231" table:formula="of:=IF([.$B48]=&quot;&quot;;&quot;&quot;;[$Intrants.$L11]*[$Intrants.$K11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49]=&quot;&quot;;&quot;&quot;;&quot;.&quot;)">
            <text:p/>
          </table:table-cell>
          <table:table-cell table:style-name="ce210" table:formula="of:=IF([$Intrants.A12]=&quot;&quot;;&quot;&quot;;[$Intrants.A12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16" table:formula="of:=IF([.$B49]=&quot;&quot;;&quot;&quot;;[$Intrants.$L12]*[$Intrants.$K12]/12*[$Digesteurs.$C$6])">
            <text:p/>
          </table:table-cell>
          <table:table-cell table:style-name="ce231" table:formula="of:=IF([.$B49]=&quot;&quot;;&quot;&quot;;[$Intrants.$L12]*[$Intrants.$K12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0]=&quot;&quot;;&quot;&quot;;&quot;.&quot;)">
            <text:p/>
          </table:table-cell>
          <table:table-cell table:style-name="ce210" table:formula="of:=IF([$Intrants.A13]=&quot;&quot;;&quot;&quot;;[$Intrants.A13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16" table:formula="of:=IF([.$B50]=&quot;&quot;;&quot;&quot;;[$Intrants.$L13]*[$Intrants.$K13]/12*[$Digesteurs.$C$6])">
            <text:p/>
          </table:table-cell>
          <table:table-cell table:style-name="ce231" table:formula="of:=IF([.$B50]=&quot;&quot;;&quot;&quot;;[$Intrants.$L13]*[$Intrants.$K13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1]=&quot;&quot;;&quot;&quot;;&quot;.&quot;)">
            <text:p/>
          </table:table-cell>
          <table:table-cell table:style-name="ce210" table:formula="of:=IF([$Intrants.A14]=&quot;&quot;;&quot;&quot;;[$Intrants.A14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16" table:formula="of:=IF([.$B51]=&quot;&quot;;&quot;&quot;;[$Intrants.$L14]*[$Intrants.$K14]/12*[$Digesteurs.$C$6])">
            <text:p/>
          </table:table-cell>
          <table:table-cell table:style-name="ce231" table:formula="of:=IF([.$B51]=&quot;&quot;;&quot;&quot;;[$Intrants.$L14]*[$Intrants.$K14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2]=&quot;&quot;;&quot;&quot;;&quot;.&quot;)">
            <text:p/>
          </table:table-cell>
          <table:table-cell table:style-name="ce210" table:formula="of:=IF([$Intrants.A15]=&quot;&quot;;&quot;&quot;;[$Intrants.A15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16" table:formula="of:=IF([.$B52]=&quot;&quot;;&quot;&quot;;[$Intrants.$L15]*[$Intrants.$K15]/12*[$Digesteurs.$C$6])">
            <text:p/>
          </table:table-cell>
          <table:table-cell table:style-name="ce231" table:formula="of:=IF([.$B52]=&quot;&quot;;&quot;&quot;;[$Intrants.$L15]*[$Intrants.$K15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3]=&quot;&quot;;&quot;&quot;;&quot;.&quot;)">
            <text:p/>
          </table:table-cell>
          <table:table-cell table:style-name="ce210" table:formula="of:=IF([$Intrants.A16]=&quot;&quot;;&quot;&quot;;[$Intrants.A1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16" table:formula="of:=IF([.$B53]=&quot;&quot;;&quot;&quot;;[$Intrants.$L16]*[$Intrants.$K16]/12*[$Digesteurs.$C$6])">
            <text:p/>
          </table:table-cell>
          <table:table-cell table:style-name="ce231" table:formula="of:=IF([.$B53]=&quot;&quot;;&quot;&quot;;[$Intrants.$L16]*[$Intrants.$K16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4]=&quot;&quot;;&quot;&quot;;&quot;.&quot;)">
            <text:p/>
          </table:table-cell>
          <table:table-cell table:style-name="ce210" table:formula="of:=IF([$Intrants.A17]=&quot;&quot;;&quot;&quot;;[$Intrants.A17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16" table:formula="of:=IF([.$B54]=&quot;&quot;;&quot;&quot;;[$Intrants.$L17]*[$Intrants.$K17]/12*[$Digesteurs.$C$6])">
            <text:p/>
          </table:table-cell>
          <table:table-cell table:style-name="ce231" table:formula="of:=IF([.$B54]=&quot;&quot;;&quot;&quot;;[$Intrants.$L17]*[$Intrants.$K17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5]=&quot;&quot;;&quot;&quot;;&quot;.&quot;)">
            <text:p/>
          </table:table-cell>
          <table:table-cell table:style-name="ce210" table:formula="of:=IF([$Intrants.A18]=&quot;&quot;;&quot;&quot;;[$Intrants.A18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16" table:formula="of:=IF([.$B55]=&quot;&quot;;&quot;&quot;;[$Intrants.$L18]*[$Intrants.$K18]/12*[$Digesteurs.$C$6])">
            <text:p/>
          </table:table-cell>
          <table:table-cell table:style-name="ce231" table:formula="of:=IF([.$B55]=&quot;&quot;;&quot;&quot;;[$Intrants.$L18]*[$Intrants.$K18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6]=&quot;&quot;;&quot;&quot;;&quot;.&quot;)">
            <text:p/>
          </table:table-cell>
          <table:table-cell table:style-name="ce210" table:formula="of:=IF([$Intrants.A19]=&quot;&quot;;&quot;&quot;;[$Intrants.A19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16" table:formula="of:=IF([.$B56]=&quot;&quot;;&quot;&quot;;[$Intrants.$L19]*[$Intrants.$K19]/12*[$Digesteurs.$C$6])">
            <text:p/>
          </table:table-cell>
          <table:table-cell table:style-name="ce231" table:formula="of:=IF([.$B56]=&quot;&quot;;&quot;&quot;;[$Intrants.$L19]*[$Intrants.$K19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7]=&quot;&quot;;&quot;&quot;;&quot;.&quot;)">
            <text:p/>
          </table:table-cell>
          <table:table-cell table:style-name="ce210" table:formula="of:=IF([$Intrants.A20]=&quot;&quot;;&quot;&quot;;[$Intrants.A20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16" table:formula="of:=IF([.$B57]=&quot;&quot;;&quot;&quot;;[$Intrants.$L20]*[$Intrants.$K20]/12*[$Digesteurs.$C$6])">
            <text:p/>
          </table:table-cell>
          <table:table-cell table:style-name="ce231" table:formula="of:=IF([.$B57]=&quot;&quot;;&quot;&quot;;[$Intrants.$L20]*[$Intrants.$K20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8]=&quot;&quot;;&quot;&quot;;&quot;.&quot;)">
            <text:p/>
          </table:table-cell>
          <table:table-cell table:style-name="ce210" table:formula="of:=IF([$Intrants.A21]=&quot;&quot;;&quot;&quot;;[$Intrants.A21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16" table:formula="of:=IF([.$B58]=&quot;&quot;;&quot;&quot;;[$Intrants.$L21]*[$Intrants.$K21]/12*[$Digesteurs.$C$6])">
            <text:p/>
          </table:table-cell>
          <table:table-cell table:style-name="ce231" table:formula="of:=IF([.$B58]=&quot;&quot;;&quot;&quot;;[$Intrants.$L21]*[$Intrants.$K21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59]=&quot;&quot;;&quot;&quot;;&quot;.&quot;)">
            <text:p/>
          </table:table-cell>
          <table:table-cell table:style-name="ce211" table:formula="of:=IF([$Intrants.A22]=&quot;&quot;;&quot;&quot;;[$Intrants.A22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23" table:formula="of:=IF([.$B59]=&quot;&quot;;&quot;&quot;;[$Intrants.$L22]*[$Intrants.$K22]/12*[$Digesteurs.$C$6])">
            <text:p/>
          </table:table-cell>
          <table:table-cell table:style-name="ce239" table:formula="of:=IF([.$B59]=&quot;&quot;;&quot;&quot;;[$Intrants.$L22]*[$Intrants.$K22]/12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2" office:value-type="string" calcext:value-type="string">
            <text:p>TOTAL</text:p>
          </table:table-cell>
          <table:table-cell table:style-name="ce224" table:formula="of:=SUM([.C40:.C59])" office:value-type="float" office:value="2.7302" calcext:value-type="float">
            <text:p>2,73</text:p>
          </table:table-cell>
          <table:table-cell table:style-name="ce224" table:formula="of:=SUM([.D40:.D59])" office:value-type="float" office:value="2.7302" calcext:value-type="float">
            <text:p>2,73</text:p>
          </table:table-cell>
          <table:table-cell table:style-name="ce224" table:formula="of:=SUM([.E40:.E59])" office:value-type="float" office:value="2.7302" calcext:value-type="float">
            <text:p>2,73</text:p>
          </table:table-cell>
          <table:table-cell table:style-name="ce224" table:formula="of:=SUM([.F40:.F59])" office:value-type="float" office:value="2.7302" calcext:value-type="float">
            <text:p>2,73</text:p>
          </table:table-cell>
          <table:table-cell table:style-name="ce224" table:formula="of:=SUM([.G40:.G59])" office:value-type="float" office:value="2.7302" calcext:value-type="float">
            <text:p>2,73</text:p>
          </table:table-cell>
          <table:table-cell table:style-name="ce224" table:formula="of:=SUM([.H40:.H59])" office:value-type="float" office:value="2.7302" calcext:value-type="float">
            <text:p>2,73</text:p>
          </table:table-cell>
          <table:table-cell table:style-name="ce224" table:formula="of:=SUM([.I40:.I59])" office:value-type="float" office:value="2.7302" calcext:value-type="float">
            <text:p>2,73</text:p>
          </table:table-cell>
          <table:table-cell table:style-name="ce224" table:formula="of:=SUM([.J40:.J59])" office:value-type="float" office:value="2.7302" calcext:value-type="float">
            <text:p>2,73</text:p>
          </table:table-cell>
          <table:table-cell table:style-name="ce224" table:formula="of:=SUM([.K40:.K59])" office:value-type="float" office:value="2.7302" calcext:value-type="float">
            <text:p>2,73</text:p>
          </table:table-cell>
          <table:table-cell table:style-name="ce227" table:formula="of:=SUM([.L40:.L59])" office:value-type="float" office:value="2.7302" calcext:value-type="float">
            <text:p>2,73</text:p>
          </table:table-cell>
          <table:table-cell table:style-name="ce227" table:formula="of:=SUM([.M40:.M59])" office:value-type="float" office:value="2.7302" calcext:value-type="float">
            <text:p>2,73</text:p>
          </table:table-cell>
          <table:table-cell table:style-name="ce240" table:formula="of:=SUM([.N40:.N59])" office:value-type="float" office:value="2.7302" calcext:value-type="float">
            <text:p>2,73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3" table:number-columns-repeated="10"/>
          <table:table-cell table:style-name="ce226" office:value-type="string" calcext:value-type="string" table:number-columns-spanned="2" table:number-rows-spanned="1">
            <text:p><text:span text:style-name="T1">Volume de biogaz </text:span><text:span text:style-name="T2">annuel</text:span></text:p>
          </table:table-cell>
          <table:covered-table-cell table:style-name="ce226"/>
          <table:table-cell table:style-name="ce241" table:formula="of:=SUM([.C60:.N60])" office:value-type="float" office:value="32.7624" calcext:value-type="float">
            <text:p>32,8 Nm3</text:p>
          </table:table-cell>
          <table:table-cell table:style-name="ce204" table:number-columns-repeated="12"/>
          <table:table-cell table:number-columns-repeated="38"/>
        </table:table-row>
        <table:table-row table:style-name="ro6">
          <table:table-cell table:style-name="ce205" office:value-type="string" calcext:value-type="string">
            <text:p>.</text:p>
          </table:table-cell>
          <table:table-cell table:style-name="ce207" office:value-type="string" calcext:value-type="string" table:number-columns-spanned="13" table:number-rows-spanned="1">
            <office:annotation draw:style-name="gr8" draw:text-style-name="P2" svg:width="8.601cm" svg:height="2.857cm" svg:x="7.385cm" svg:y="37.649cm" draw:caption-point-x="25.395cm" draw:caption-point-y="-2.106cm">
              <dc:date>2022-06-28T00:00:00</dc:date>
              <text:p text:style-name="P1">======</text:p>
              <text:p text:style-name="P1">ID#AAAALzvHtsI</text:p>
              <text:p text:style-name="P1">Marion M <text:s text:c="3"/>(2021-03-17 10:56:33)</text:p>
              <text:p text:style-name="P1">Masse MO/12 * (volume CH4 / kgMO) * rendement BMP</text:p>
            </office:annotation>
            <text:p>PRODUCTION DE METHANE</text:p>
          </table:table-cell>
          <table:covered-table-cell table:number-columns-repeated="12" table:style-name="ce207"/>
          <table:table-cell table:style-name="ce204" table:number-columns-repeated="12"/>
          <table:table-cell table:number-columns-repeated="38"/>
        </table:table-row>
        <table:table-row table:style-name="ro11">
          <table:table-cell table:style-name="ce205" office:value-type="string" calcext:value-type="string">
            <text:p>.</text:p>
          </table:table-cell>
          <table:table-cell table:style-name="ce208" office:value-type="string" calcext:value-type="string">
            <text:p>en Nm3</text:p>
          </table:table-cell>
          <table:table-cell table:style-name="ce51" office:value-type="string" calcext:value-type="string">
            <text:p>Janvier</text:p>
          </table:table-cell>
          <table:table-cell table:style-name="ce51" office:value-type="string" calcext:value-type="string">
            <text:p>Février</text:p>
          </table:table-cell>
          <table:table-cell table:style-name="ce51" office:value-type="string" calcext:value-type="string">
            <text:p>Mars</text:p>
          </table:table-cell>
          <table:table-cell table:style-name="ce51" office:value-type="string" calcext:value-type="string">
            <text:p>Avril</text:p>
          </table:table-cell>
          <table:table-cell table:style-name="ce51" office:value-type="string" calcext:value-type="string">
            <text:p>Mai</text:p>
          </table:table-cell>
          <table:table-cell table:style-name="ce51" office:value-type="string" calcext:value-type="string">
            <text:p>Juin</text:p>
          </table:table-cell>
          <table:table-cell table:style-name="ce51" office:value-type="string" calcext:value-type="string">
            <text:p>Juillet</text:p>
          </table:table-cell>
          <table:table-cell table:style-name="ce51" office:value-type="string" calcext:value-type="string">
            <text:p>Août</text:p>
          </table:table-cell>
          <table:table-cell table:style-name="ce51" office:value-type="string" calcext:value-type="string">
            <text:p>Septembre</text:p>
          </table:table-cell>
          <table:table-cell table:style-name="ce51" office:value-type="string" calcext:value-type="string">
            <text:p>Octobre</text:p>
          </table:table-cell>
          <table:table-cell table:style-name="ce51" office:value-type="string" calcext:value-type="string">
            <text:p>Novembre</text:p>
          </table:table-cell>
          <table:table-cell table:style-name="ce229" office:value-type="string" calcext:value-type="string">
            <text:p>Décembre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64]=&quot;&quot;;&quot;&quot;;&quot;.&quot;)" office:value-type="string" office:string-value="." calcext:value-type="string">
            <text:p>.</text:p>
          </table:table-cell>
          <table:table-cell table:style-name="ce209" table:formula="of:=IF([$Intrants.A3]=&quot;&quot;;&quot;&quot;;[$Intrants.A3])" office:value-type="string" office:string-value="Dejection humaine" calcext:value-type="string">
            <text:p>Dejection humaine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22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38" table:formula="of:=IF([.$B64]=&quot;&quot;;&quot;&quot;;[$Intrants.$K3]/12*[$Intrants.$I3]*[$Digesteurs.$C$6])" office:value-type="float" office:value="1.00107333333333" calcext:value-type="float">
            <text:p>1,00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65]=&quot;&quot;;&quot;&quot;;&quot;.&quot;)">
            <text:p/>
          </table:table-cell>
          <table:table-cell table:style-name="ce210" table:formula="of:=IF([$Intrants.A28]=&quot;&quot;;&quot;&quot;;[$Intrants.A28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16" table:formula="of:=IF([.$B65]=&quot;&quot;;&quot;&quot;;[$Intrants.$K4]/12*[$Intrants.$I4]*[$Digesteurs.$C$6])">
            <text:p/>
          </table:table-cell>
          <table:table-cell table:style-name="ce231" table:formula="of:=IF([.$B65]=&quot;&quot;;&quot;&quot;;[$Intrants.$K4]/12*[$Intrants.$I4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66]=&quot;&quot;;&quot;&quot;;&quot;.&quot;)">
            <text:p/>
          </table:table-cell>
          <table:table-cell table:style-name="ce210" table:formula="of:=IF([$Intrants.A29]=&quot;&quot;;&quot;&quot;;[$Intrants.A29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16" table:formula="of:=IF([.$B66]=&quot;&quot;;&quot;&quot;;[$Intrants.$K5]/12*[$Intrants.$I5]*[$Digesteurs.$C$6])">
            <text:p/>
          </table:table-cell>
          <table:table-cell table:style-name="ce231" table:formula="of:=IF([.$B66]=&quot;&quot;;&quot;&quot;;[$Intrants.$K5]/12*[$Intrants.$I5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67]=&quot;&quot;;&quot;&quot;;&quot;.&quot;)">
            <text:p/>
          </table:table-cell>
          <table:table-cell table:style-name="ce210" table:formula="of:=IF([$Intrants.A30]=&quot;&quot;;&quot;&quot;;[$Intrants.A30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16" table:formula="of:=IF([.$B67]=&quot;&quot;;&quot;&quot;;[$Intrants.$K6]/12*[$Intrants.$I6]*[$Digesteurs.$C$6])">
            <text:p/>
          </table:table-cell>
          <table:table-cell table:style-name="ce231" table:formula="of:=IF([.$B67]=&quot;&quot;;&quot;&quot;;[$Intrants.$K6]/12*[$Intrants.$I6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68]=&quot;&quot;;&quot;&quot;;&quot;.&quot;)">
            <text:p/>
          </table:table-cell>
          <table:table-cell table:style-name="ce210" table:formula="of:=IF([$Intrants.A31]=&quot;&quot;;&quot;&quot;;[$Intrants.A31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16" table:formula="of:=IF([.$B68]=&quot;&quot;;&quot;&quot;;[$Intrants.$K7]/12*[$Intrants.$I7]*[$Digesteurs.$C$6])">
            <text:p/>
          </table:table-cell>
          <table:table-cell table:style-name="ce231" table:formula="of:=IF([.$B68]=&quot;&quot;;&quot;&quot;;[$Intrants.$K7]/12*[$Intrants.$I7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69]=&quot;&quot;;&quot;&quot;;&quot;.&quot;)">
            <text:p/>
          </table:table-cell>
          <table:table-cell table:style-name="ce210" table:formula="of:=IF([$Intrants.A32]=&quot;&quot;;&quot;&quot;;[$Intrants.A32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16" table:formula="of:=IF([.$B69]=&quot;&quot;;&quot;&quot;;[$Intrants.$K8]/12*[$Intrants.$I8]*[$Digesteurs.$C$6])">
            <text:p/>
          </table:table-cell>
          <table:table-cell table:style-name="ce231" table:formula="of:=IF([.$B69]=&quot;&quot;;&quot;&quot;;[$Intrants.$K8]/12*[$Intrants.$I8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0]=&quot;&quot;;&quot;&quot;;&quot;.&quot;)">
            <text:p/>
          </table:table-cell>
          <table:table-cell table:style-name="ce210" table:formula="of:=IF([$Intrants.A33]=&quot;&quot;;&quot;&quot;;[$Intrants.A33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16" table:formula="of:=IF([.$B70]=&quot;&quot;;&quot;&quot;;[$Intrants.$K9]/12*[$Intrants.$I9]*[$Digesteurs.$C$6])">
            <text:p/>
          </table:table-cell>
          <table:table-cell table:style-name="ce231" table:formula="of:=IF([.$B70]=&quot;&quot;;&quot;&quot;;[$Intrants.$K9]/12*[$Intrants.$I9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1]=&quot;&quot;;&quot;&quot;;&quot;.&quot;)">
            <text:p/>
          </table:table-cell>
          <table:table-cell table:style-name="ce210" table:formula="of:=IF([$Intrants.A34]=&quot;&quot;;&quot;&quot;;[$Intrants.A34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16" table:formula="of:=IF([.$B71]=&quot;&quot;;&quot;&quot;;[$Intrants.$K10]/12*[$Intrants.$I10]*[$Digesteurs.$C$6])">
            <text:p/>
          </table:table-cell>
          <table:table-cell table:style-name="ce231" table:formula="of:=IF([.$B71]=&quot;&quot;;&quot;&quot;;[$Intrants.$K10]/12*[$Intrants.$I10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2]=&quot;&quot;;&quot;&quot;;&quot;.&quot;)">
            <text:p/>
          </table:table-cell>
          <table:table-cell table:style-name="ce210" table:formula="of:=IF([$Intrants.A35]=&quot;&quot;;&quot;&quot;;[$Intrants.A35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16" table:formula="of:=IF([.$B72]=&quot;&quot;;&quot;&quot;;[$Intrants.$K11]/12*[$Intrants.$I11]*[$Digesteurs.$C$6])">
            <text:p/>
          </table:table-cell>
          <table:table-cell table:style-name="ce231" table:formula="of:=IF([.$B72]=&quot;&quot;;&quot;&quot;;[$Intrants.$K11]/12*[$Intrants.$I11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3]=&quot;&quot;;&quot;&quot;;&quot;.&quot;)">
            <text:p/>
          </table:table-cell>
          <table:table-cell table:style-name="ce210" table:formula="of:=IF([$Intrants.A36]=&quot;&quot;;&quot;&quot;;[$Intrants.A3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16" table:formula="of:=IF([.$B73]=&quot;&quot;;&quot;&quot;;[$Intrants.$K12]/12*[$Intrants.$I12]*[$Digesteurs.$C$6])">
            <text:p/>
          </table:table-cell>
          <table:table-cell table:style-name="ce231" table:formula="of:=IF([.$B73]=&quot;&quot;;&quot;&quot;;[$Intrants.$K12]/12*[$Intrants.$I12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4]=&quot;&quot;;&quot;&quot;;&quot;.&quot;)">
            <text:p/>
          </table:table-cell>
          <table:table-cell table:style-name="ce210" table:formula="of:=IF([$Intrants.A37]=&quot;&quot;;&quot;&quot;;[$Intrants.A37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16" table:formula="of:=IF([.$B74]=&quot;&quot;;&quot;&quot;;[$Intrants.$K13]/12*[$Intrants.$I13]*[$Digesteurs.$C$6])">
            <text:p/>
          </table:table-cell>
          <table:table-cell table:style-name="ce231" table:formula="of:=IF([.$B74]=&quot;&quot;;&quot;&quot;;[$Intrants.$K13]/12*[$Intrants.$I13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5]=&quot;&quot;;&quot;&quot;;&quot;.&quot;)">
            <text:p/>
          </table:table-cell>
          <table:table-cell table:style-name="ce210" table:formula="of:=IF([$Intrants.A38]=&quot;&quot;;&quot;&quot;;[$Intrants.A38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16" table:formula="of:=IF([.$B75]=&quot;&quot;;&quot;&quot;;[$Intrants.$K14]/12*[$Intrants.$I14]*[$Digesteurs.$C$6])">
            <text:p/>
          </table:table-cell>
          <table:table-cell table:style-name="ce231" table:formula="of:=IF([.$B75]=&quot;&quot;;&quot;&quot;;[$Intrants.$K14]/12*[$Intrants.$I14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6]=&quot;&quot;;&quot;&quot;;&quot;.&quot;)">
            <text:p/>
          </table:table-cell>
          <table:table-cell table:style-name="ce210" table:formula="of:=IF([$Intrants.A39]=&quot;&quot;;&quot;&quot;;[$Intrants.A39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16" table:formula="of:=IF([.$B76]=&quot;&quot;;&quot;&quot;;[$Intrants.$K15]/12*[$Intrants.$I15]*[$Digesteurs.$C$6])">
            <text:p/>
          </table:table-cell>
          <table:table-cell table:style-name="ce231" table:formula="of:=IF([.$B76]=&quot;&quot;;&quot;&quot;;[$Intrants.$K15]/12*[$Intrants.$I15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7]=&quot;&quot;;&quot;&quot;;&quot;.&quot;)">
            <text:p/>
          </table:table-cell>
          <table:table-cell table:style-name="ce210" table:formula="of:=IF([$Intrants.A40]=&quot;&quot;;&quot;&quot;;[$Intrants.A40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16" table:formula="of:=IF([.$B77]=&quot;&quot;;&quot;&quot;;[$Intrants.$K16]/12*[$Intrants.$I16]*[$Digesteurs.$C$6])">
            <text:p/>
          </table:table-cell>
          <table:table-cell table:style-name="ce231" table:formula="of:=IF([.$B77]=&quot;&quot;;&quot;&quot;;[$Intrants.$K16]/12*[$Intrants.$I16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8]=&quot;&quot;;&quot;&quot;;&quot;.&quot;)">
            <text:p/>
          </table:table-cell>
          <table:table-cell table:style-name="ce210" table:formula="of:=IF([$Intrants.A41]=&quot;&quot;;&quot;&quot;;[$Intrants.A41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16" table:formula="of:=IF([.$B78]=&quot;&quot;;&quot;&quot;;[$Intrants.$K17]/12*[$Intrants.$I17]*[$Digesteurs.$C$6])">
            <text:p/>
          </table:table-cell>
          <table:table-cell table:style-name="ce231" table:formula="of:=IF([.$B78]=&quot;&quot;;&quot;&quot;;[$Intrants.$K17]/12*[$Intrants.$I17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79]=&quot;&quot;;&quot;&quot;;&quot;.&quot;)">
            <text:p/>
          </table:table-cell>
          <table:table-cell table:style-name="ce210" table:formula="of:=IF([$Intrants.A42]=&quot;&quot;;&quot;&quot;;[$Intrants.A42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16" table:formula="of:=IF([.$B79]=&quot;&quot;;&quot;&quot;;[$Intrants.$K18]/12*[$Intrants.$I18]*[$Digesteurs.$C$6])">
            <text:p/>
          </table:table-cell>
          <table:table-cell table:style-name="ce231" table:formula="of:=IF([.$B79]=&quot;&quot;;&quot;&quot;;[$Intrants.$K18]/12*[$Intrants.$I18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80]=&quot;&quot;;&quot;&quot;;&quot;.&quot;)">
            <text:p/>
          </table:table-cell>
          <table:table-cell table:style-name="ce210" table:formula="of:=IF([$Intrants.A43]=&quot;&quot;;&quot;&quot;;[$Intrants.A43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16" table:formula="of:=IF([.$B80]=&quot;&quot;;&quot;&quot;;[$Intrants.$K19]/12*[$Intrants.$I19]*[$Digesteurs.$C$6])">
            <text:p/>
          </table:table-cell>
          <table:table-cell table:style-name="ce231" table:formula="of:=IF([.$B80]=&quot;&quot;;&quot;&quot;;[$Intrants.$K19]/12*[$Intrants.$I19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81]=&quot;&quot;;&quot;&quot;;&quot;.&quot;)">
            <text:p/>
          </table:table-cell>
          <table:table-cell table:style-name="ce210" table:formula="of:=IF([$Intrants.A44]=&quot;&quot;;&quot;&quot;;[$Intrants.A44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16" table:formula="of:=IF([.$B81]=&quot;&quot;;&quot;&quot;;[$Intrants.$K20]/12*[$Intrants.$I20]*[$Digesteurs.$C$6])">
            <text:p/>
          </table:table-cell>
          <table:table-cell table:style-name="ce231" table:formula="of:=IF([.$B81]=&quot;&quot;;&quot;&quot;;[$Intrants.$K20]/12*[$Intrants.$I20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82]=&quot;&quot;;&quot;&quot;;&quot;.&quot;)">
            <text:p/>
          </table:table-cell>
          <table:table-cell table:style-name="ce210" table:formula="of:=IF([$Intrants.A45]=&quot;&quot;;&quot;&quot;;[$Intrants.A45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16" table:formula="of:=IF([.$B82]=&quot;&quot;;&quot;&quot;;[$Intrants.$K21]/12*[$Intrants.$I21]*[$Digesteurs.$C$6])">
            <text:p/>
          </table:table-cell>
          <table:table-cell table:style-name="ce231" table:formula="of:=IF([.$B82]=&quot;&quot;;&quot;&quot;;[$Intrants.$K21]/12*[$Intrants.$I21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83]=&quot;&quot;;&quot;&quot;;&quot;.&quot;)">
            <text:p/>
          </table:table-cell>
          <table:table-cell table:style-name="ce211" table:formula="of:=IF([$Intrants.A46]=&quot;&quot;;&quot;&quot;;[$Intrants.A4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23" table:formula="of:=IF([.$B83]=&quot;&quot;;&quot;&quot;;[$Intrants.$K22]/12*[$Intrants.$I22]*[$Digesteurs.$C$6])">
            <text:p/>
          </table:table-cell>
          <table:table-cell table:style-name="ce239" table:formula="of:=IF([.$B83]=&quot;&quot;;&quot;&quot;;[$Intrants.$K22]/12*[$Intrants.$I22]*[$Digesteurs.$C$6]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2" office:value-type="string" calcext:value-type="string">
            <text:p>TOTAL</text:p>
          </table:table-cell>
          <table:table-cell table:style-name="ce224" table:formula="of:=SUM([.C64:.C83])" office:value-type="float" office:value="1.00107333333333" calcext:value-type="float">
            <text:p>1,00</text:p>
          </table:table-cell>
          <table:table-cell table:style-name="ce224" table:formula="of:=SUM([.D64:.D83])" office:value-type="float" office:value="1.00107333333333" calcext:value-type="float">
            <text:p>1,00</text:p>
          </table:table-cell>
          <table:table-cell table:style-name="ce224" table:formula="of:=SUM([.E64:.E83])" office:value-type="float" office:value="1.00107333333333" calcext:value-type="float">
            <text:p>1,00</text:p>
          </table:table-cell>
          <table:table-cell table:style-name="ce224" table:formula="of:=SUM([.F64:.F83])" office:value-type="float" office:value="1.00107333333333" calcext:value-type="float">
            <text:p>1,00</text:p>
          </table:table-cell>
          <table:table-cell table:style-name="ce224" table:formula="of:=SUM([.G64:.G83])" office:value-type="float" office:value="1.00107333333333" calcext:value-type="float">
            <text:p>1,00</text:p>
          </table:table-cell>
          <table:table-cell table:style-name="ce224" table:formula="of:=SUM([.H64:.H83])" office:value-type="float" office:value="1.00107333333333" calcext:value-type="float">
            <text:p>1,00</text:p>
          </table:table-cell>
          <table:table-cell table:style-name="ce224" table:formula="of:=SUM([.I64:.I83])" office:value-type="float" office:value="1.00107333333333" calcext:value-type="float">
            <text:p>1,00</text:p>
          </table:table-cell>
          <table:table-cell table:style-name="ce224" table:formula="of:=SUM([.J64:.J83])" office:value-type="float" office:value="1.00107333333333" calcext:value-type="float">
            <text:p>1,00</text:p>
          </table:table-cell>
          <table:table-cell table:style-name="ce224" table:formula="of:=SUM([.K64:.K83])" office:value-type="float" office:value="1.00107333333333" calcext:value-type="float">
            <text:p>1,00</text:p>
          </table:table-cell>
          <table:table-cell table:style-name="ce227" table:formula="of:=SUM([.L64:.L83])" office:value-type="float" office:value="1.00107333333333" calcext:value-type="float">
            <text:p>1,00</text:p>
          </table:table-cell>
          <table:table-cell table:style-name="ce227" table:formula="of:=SUM([.M64:.M83])" office:value-type="float" office:value="1.00107333333333" calcext:value-type="float">
            <text:p>1,00</text:p>
          </table:table-cell>
          <table:table-cell table:style-name="ce240" table:formula="of:=SUM([.N64:.N83])" office:value-type="float" office:value="1.00107333333333" calcext:value-type="float">
            <text:p>1,00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3" table:number-columns-repeated="10"/>
          <table:table-cell table:style-name="ce226" office:value-type="string" calcext:value-type="string" table:number-columns-spanned="2" table:number-rows-spanned="1">
            <text:p><text:span text:style-name="T7">Volume de CH</text:span><text:span text:style-name="T8">4</text:span><text:span text:style-name="T9"> </text:span><text:span text:style-name="T8">annuel</text:span></text:p>
          </table:table-cell>
          <table:covered-table-cell table:style-name="ce226"/>
          <table:table-cell table:style-name="ce241" table:formula="of:=SUM([.C84:.N84])" office:value-type="float" office:value="12.01288" calcext:value-type="float">
            <text:p>12,0 Nm3</text:p>
          </table:table-cell>
          <table:table-cell table:style-name="ce204" table:number-columns-repeated="12"/>
          <table:table-cell table:number-columns-repeated="38"/>
        </table:table-row>
        <table:table-row table:style-name="ro6">
          <table:table-cell table:style-name="ce205" office:value-type="string" calcext:value-type="string">
            <text:p>.</text:p>
          </table:table-cell>
          <table:table-cell table:style-name="ce207" office:value-type="string" calcext:value-type="string" table:number-columns-spanned="13" table:number-rows-spanned="1">
            <text:p>PRODUCTION DE DIGESTAT</text:p>
          </table:table-cell>
          <table:covered-table-cell table:number-columns-repeated="12" table:style-name="ce207"/>
          <table:table-cell table:style-name="ce204" table:number-columns-repeated="12"/>
          <table:table-cell table:number-columns-repeated="38"/>
        </table:table-row>
        <table:table-row table:style-name="ro9">
          <table:table-cell table:style-name="ce205" office:value-type="string" calcext:value-type="string">
            <text:p>.</text:p>
          </table:table-cell>
          <table:table-cell table:style-name="ce208" office:value-type="string" calcext:value-type="string">
            <text:p>en kg</text:p>
          </table:table-cell>
          <table:table-cell table:style-name="ce51" office:value-type="string" calcext:value-type="string">
            <text:p>Janvier</text:p>
          </table:table-cell>
          <table:table-cell table:style-name="ce51" office:value-type="string" calcext:value-type="string">
            <text:p>Février</text:p>
          </table:table-cell>
          <table:table-cell table:style-name="ce51" office:value-type="string" calcext:value-type="string">
            <text:p>Mars</text:p>
          </table:table-cell>
          <table:table-cell table:style-name="ce51" office:value-type="string" calcext:value-type="string">
            <text:p>Avril</text:p>
          </table:table-cell>
          <table:table-cell table:style-name="ce51" office:value-type="string" calcext:value-type="string">
            <text:p>Mai</text:p>
          </table:table-cell>
          <table:table-cell table:style-name="ce51" office:value-type="string" calcext:value-type="string">
            <text:p>Juin</text:p>
          </table:table-cell>
          <table:table-cell table:style-name="ce51" office:value-type="string" calcext:value-type="string">
            <text:p>Juillet</text:p>
          </table:table-cell>
          <table:table-cell table:style-name="ce51" office:value-type="string" calcext:value-type="string">
            <text:p>Août</text:p>
          </table:table-cell>
          <table:table-cell table:style-name="ce51" office:value-type="string" calcext:value-type="string">
            <text:p>Septembre</text:p>
          </table:table-cell>
          <table:table-cell table:style-name="ce51" office:value-type="string" calcext:value-type="string">
            <text:p>Octobre</text:p>
          </table:table-cell>
          <table:table-cell table:style-name="ce51" office:value-type="string" calcext:value-type="string">
            <text:p>Novembre</text:p>
          </table:table-cell>
          <table:table-cell table:style-name="ce229" office:value-type="string" calcext:value-type="string">
            <text:p>Décembre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88]=&quot;&quot;;&quot;&quot;;&quot;.&quot;)" office:value-type="string" office:string-value="." calcext:value-type="string">
            <text:p>.</text:p>
          </table:table-cell>
          <table:table-cell table:style-name="ce209" table:formula="of:=IF([$Intrants.A3]=&quot;&quot;;&quot;&quot;;[$Intrants.A3])" office:value-type="string" office:string-value="Dejection humaine" calcext:value-type="string">
            <text:p>Dejection humaine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22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38" table:formula="of:=IF([.$B88]=&quot;&quot;;&quot;&quot;;[$Intrants.$B3]/12*(1-[$Intrants.$C3]*[$Intrants.$D3]*[$Intrants.$J3]*[$Digesteurs.$C$6]))" office:value-type="float" office:value="22.1374195842647" calcext:value-type="float">
            <text:p>22,14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89]=&quot;&quot;;&quot;&quot;;&quot;.&quot;)" office:value-type="string" office:string-value="." calcext:value-type="string">
            <text:p>.</text:p>
          </table:table-cell>
          <table:table-cell table:style-name="ce210" table:formula="of:=IF([$Intrants.A4]=&quot;&quot;;&quot;&quot;;[$Intrants.A4])" office:value-type="string" office:string-value="Epluchure" calcext:value-type="string">
            <text:p>Epluchure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16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31" table:formula="of:=IF([.$B89]=&quot;&quot;;&quot;&quot;;[$Intrants.$B4]/12*(1-[$Intrants.$C4]*[$Intrants.$D4]*[$Intrants.$J4]*[$Digesteurs.$C$6]))" office:value-type="float" office:value="11.0687097921324" calcext:value-type="float">
            <text:p>11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0]=&quot;&quot;;&quot;&quot;;&quot;.&quot;)" office:value-type="string" office:string-value="." calcext:value-type="string">
            <text:p>.</text:p>
          </table:table-cell>
          <table:table-cell table:style-name="ce210" table:formula="of:=IF([$Intrants.A5]=&quot;&quot;;&quot;&quot;;[$Intrants.A5])" office:value-type="string" office:string-value="Eaux usées" calcext:value-type="string">
            <text:p>Eaux usées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16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31" table:formula="of:=IF([.$B90]=&quot;&quot;;&quot;&quot;;[$Intrants.$B5]/12*(1-[$Intrants.$C5]*[$Intrants.$D5]*[$Intrants.$J5]*[$Digesteurs.$C$6]))" office:value-type="float" office:value="36.5" calcext:value-type="float">
            <text:p>37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1]=&quot;&quot;;&quot;&quot;;&quot;.&quot;)">
            <text:p/>
          </table:table-cell>
          <table:table-cell table:style-name="ce210" table:formula="of:=IF([$Intrants.A6]=&quot;&quot;;&quot;&quot;;[$Intrants.A6]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16" table:formula="of:=IF([.$B91]=&quot;&quot;;&quot;&quot;;[$Intrants.$B6]/12*(1-[$Intrants.$C6]*[$Intrants.$D6]*[$Intrants.$J6]*[$Digesteurs.$C$6]))">
            <text:p/>
          </table:table-cell>
          <table:table-cell table:style-name="ce231" table:formula="of:=IF([.$B91]=&quot;&quot;;&quot;&quot;;[$Intrants.$B6]/12*(1-[$Intrants.$C6]*[$Intrants.$D6]*[$Intrants.$J6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2]=&quot;&quot;;&quot;&quot;;&quot;.&quot;)">
            <text:p/>
          </table:table-cell>
          <table:table-cell table:style-name="ce210" table:formula="of:=IF([$Intrants.A7]=&quot;&quot;;&quot;&quot;;[$Intrants.A7]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16" table:formula="of:=IF([.$B92]=&quot;&quot;;&quot;&quot;;[$Intrants.$B7]/12*(1-[$Intrants.$C7]*[$Intrants.$D7]*[$Intrants.$J7]*[$Digesteurs.$C$6]))">
            <text:p/>
          </table:table-cell>
          <table:table-cell table:style-name="ce231" table:formula="of:=IF([.$B92]=&quot;&quot;;&quot;&quot;;[$Intrants.$B7]/12*(1-[$Intrants.$C7]*[$Intrants.$D7]*[$Intrants.$J7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3]=&quot;&quot;;&quot;&quot;;&quot;.&quot;)">
            <text:p/>
          </table:table-cell>
          <table:table-cell table:style-name="ce210" table:formula="of:=IF([$Intrants.A8]=&quot;&quot;;&quot;&quot;;[$Intrants.A8]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16" table:formula="of:=IF([.$B93]=&quot;&quot;;&quot;&quot;;[$Intrants.$B8]/12*(1-[$Intrants.$C8]*[$Intrants.$D8]*[$Intrants.$J8]*[$Digesteurs.$C$6]))">
            <text:p/>
          </table:table-cell>
          <table:table-cell table:style-name="ce231" table:formula="of:=IF([.$B93]=&quot;&quot;;&quot;&quot;;[$Intrants.$B8]/12*(1-[$Intrants.$C8]*[$Intrants.$D8]*[$Intrants.$J8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4]=&quot;&quot;;&quot;&quot;;&quot;.&quot;)">
            <text:p/>
          </table:table-cell>
          <table:table-cell table:style-name="ce210" table:formula="of:=IF([$Intrants.A9]=&quot;&quot;;&quot;&quot;;[$Intrants.A9]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16" table:formula="of:=IF([.$B94]=&quot;&quot;;&quot;&quot;;[$Intrants.$B9]/12*(1-[$Intrants.$C9]*[$Intrants.$D9]*[$Intrants.$J9]*[$Digesteurs.$C$6]))">
            <text:p/>
          </table:table-cell>
          <table:table-cell table:style-name="ce231" table:formula="of:=IF([.$B94]=&quot;&quot;;&quot;&quot;;[$Intrants.$B9]/12*(1-[$Intrants.$C9]*[$Intrants.$D9]*[$Intrants.$J9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5]=&quot;&quot;;&quot;&quot;;&quot;.&quot;)">
            <text:p/>
          </table:table-cell>
          <table:table-cell table:style-name="ce210" table:formula="of:=IF([$Intrants.A10]=&quot;&quot;;&quot;&quot;;[$Intrants.A10]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16" table:formula="of:=IF([.$B95]=&quot;&quot;;&quot;&quot;;[$Intrants.$B10]/12*(1-[$Intrants.$C10]*[$Intrants.$D10]*[$Intrants.$J10]*[$Digesteurs.$C$6]))">
            <text:p/>
          </table:table-cell>
          <table:table-cell table:style-name="ce231" table:formula="of:=IF([.$B95]=&quot;&quot;;&quot;&quot;;[$Intrants.$B10]/12*(1-[$Intrants.$C10]*[$Intrants.$D10]*[$Intrants.$J10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6]=&quot;&quot;;&quot;&quot;;&quot;.&quot;)">
            <text:p/>
          </table:table-cell>
          <table:table-cell table:style-name="ce210" table:formula="of:=IF([$Intrants.A11]=&quot;&quot;;&quot;&quot;;[$Intrants.A11]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16" table:formula="of:=IF([.$B96]=&quot;&quot;;&quot;&quot;;[$Intrants.$B11]/12*(1-[$Intrants.$C11]*[$Intrants.$D11]*[$Intrants.$J11]*[$Digesteurs.$C$6]))">
            <text:p/>
          </table:table-cell>
          <table:table-cell table:style-name="ce231" table:formula="of:=IF([.$B96]=&quot;&quot;;&quot;&quot;;[$Intrants.$B11]/12*(1-[$Intrants.$C11]*[$Intrants.$D11]*[$Intrants.$J11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7]=&quot;&quot;;&quot;&quot;;&quot;.&quot;)">
            <text:p/>
          </table:table-cell>
          <table:table-cell table:style-name="ce210" table:formula="of:=IF([$Intrants.A12]=&quot;&quot;;&quot;&quot;;[$Intrants.A12]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16" table:formula="of:=IF([.$B97]=&quot;&quot;;&quot;&quot;;[$Intrants.$B12]/12*(1-[$Intrants.$C12]*[$Intrants.$D12]*[$Intrants.$J12]*[$Digesteurs.$C$6]))">
            <text:p/>
          </table:table-cell>
          <table:table-cell table:style-name="ce231" table:formula="of:=IF([.$B97]=&quot;&quot;;&quot;&quot;;[$Intrants.$B12]/12*(1-[$Intrants.$C12]*[$Intrants.$D12]*[$Intrants.$J12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8]=&quot;&quot;;&quot;&quot;;&quot;.&quot;)">
            <text:p/>
          </table:table-cell>
          <table:table-cell table:style-name="ce210" table:formula="of:=IF([$Intrants.A13]=&quot;&quot;;&quot;&quot;;[$Intrants.A13]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16" table:formula="of:=IF([.$B98]=&quot;&quot;;&quot;&quot;;[$Intrants.$B13]/12*(1-[$Intrants.$C13]*[$Intrants.$D13]*[$Intrants.$J13]*[$Digesteurs.$C$6]))">
            <text:p/>
          </table:table-cell>
          <table:table-cell table:style-name="ce231" table:formula="of:=IF([.$B98]=&quot;&quot;;&quot;&quot;;[$Intrants.$B13]/12*(1-[$Intrants.$C13]*[$Intrants.$D13]*[$Intrants.$J13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99]=&quot;&quot;;&quot;&quot;;&quot;.&quot;)">
            <text:p/>
          </table:table-cell>
          <table:table-cell table:style-name="ce210" table:formula="of:=IF([$Intrants.A14]=&quot;&quot;;&quot;&quot;;[$Intrants.A14]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16" table:formula="of:=IF([.$B99]=&quot;&quot;;&quot;&quot;;[$Intrants.$B14]/12*(1-[$Intrants.$C14]*[$Intrants.$D14]*[$Intrants.$J14]*[$Digesteurs.$C$6]))">
            <text:p/>
          </table:table-cell>
          <table:table-cell table:style-name="ce231" table:formula="of:=IF([.$B99]=&quot;&quot;;&quot;&quot;;[$Intrants.$B14]/12*(1-[$Intrants.$C14]*[$Intrants.$D14]*[$Intrants.$J14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0]=&quot;&quot;;&quot;&quot;;&quot;.&quot;)">
            <text:p/>
          </table:table-cell>
          <table:table-cell table:style-name="ce210" table:formula="of:=IF([$Intrants.A15]=&quot;&quot;;&quot;&quot;;[$Intrants.A15]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16" table:formula="of:=IF([.$B100]=&quot;&quot;;&quot;&quot;;[$Intrants.$B15]/12*(1-[$Intrants.$C15]*[$Intrants.$D15]*[$Intrants.$J15]*[$Digesteurs.$C$6]))">
            <text:p/>
          </table:table-cell>
          <table:table-cell table:style-name="ce231" table:formula="of:=IF([.$B100]=&quot;&quot;;&quot;&quot;;[$Intrants.$B15]/12*(1-[$Intrants.$C15]*[$Intrants.$D15]*[$Intrants.$J15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1]=&quot;&quot;;&quot;&quot;;&quot;.&quot;)">
            <text:p/>
          </table:table-cell>
          <table:table-cell table:style-name="ce210" table:formula="of:=IF([$Intrants.A16]=&quot;&quot;;&quot;&quot;;[$Intrants.A16]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16" table:formula="of:=IF([.$B101]=&quot;&quot;;&quot;&quot;;[$Intrants.$B16]/12*(1-[$Intrants.$C16]*[$Intrants.$D16]*[$Intrants.$J16]*[$Digesteurs.$C$6]))">
            <text:p/>
          </table:table-cell>
          <table:table-cell table:style-name="ce231" table:formula="of:=IF([.$B101]=&quot;&quot;;&quot;&quot;;[$Intrants.$B16]/12*(1-[$Intrants.$C16]*[$Intrants.$D16]*[$Intrants.$J16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2]=&quot;&quot;;&quot;&quot;;&quot;.&quot;)">
            <text:p/>
          </table:table-cell>
          <table:table-cell table:style-name="ce210" table:formula="of:=IF([$Intrants.A17]=&quot;&quot;;&quot;&quot;;[$Intrants.A17]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16" table:formula="of:=IF([.$B102]=&quot;&quot;;&quot;&quot;;[$Intrants.$B17]/12*(1-[$Intrants.$C17]*[$Intrants.$D17]*[$Intrants.$J17]*[$Digesteurs.$C$6]))">
            <text:p/>
          </table:table-cell>
          <table:table-cell table:style-name="ce231" table:formula="of:=IF([.$B102]=&quot;&quot;;&quot;&quot;;[$Intrants.$B17]/12*(1-[$Intrants.$C17]*[$Intrants.$D17]*[$Intrants.$J17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3]=&quot;&quot;;&quot;&quot;;&quot;.&quot;)">
            <text:p/>
          </table:table-cell>
          <table:table-cell table:style-name="ce210" table:formula="of:=IF([$Intrants.A18]=&quot;&quot;;&quot;&quot;;[$Intrants.A18]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16" table:formula="of:=IF([.$B103]=&quot;&quot;;&quot;&quot;;[$Intrants.$B18]/12*(1-[$Intrants.$C18]*[$Intrants.$D18]*[$Intrants.$J18]*[$Digesteurs.$C$6]))">
            <text:p/>
          </table:table-cell>
          <table:table-cell table:style-name="ce231" table:formula="of:=IF([.$B103]=&quot;&quot;;&quot;&quot;;[$Intrants.$B18]/12*(1-[$Intrants.$C18]*[$Intrants.$D18]*[$Intrants.$J18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4]=&quot;&quot;;&quot;&quot;;&quot;.&quot;)">
            <text:p/>
          </table:table-cell>
          <table:table-cell table:style-name="ce210" table:formula="of:=IF([$Intrants.A19]=&quot;&quot;;&quot;&quot;;[$Intrants.A19]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16" table:formula="of:=IF([.$B104]=&quot;&quot;;&quot;&quot;;[$Intrants.$B19]/12*(1-[$Intrants.$C19]*[$Intrants.$D19]*[$Intrants.$J19]*[$Digesteurs.$C$6]))">
            <text:p/>
          </table:table-cell>
          <table:table-cell table:style-name="ce231" table:formula="of:=IF([.$B104]=&quot;&quot;;&quot;&quot;;[$Intrants.$B19]/12*(1-[$Intrants.$C19]*[$Intrants.$D19]*[$Intrants.$J19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5]=&quot;&quot;;&quot;&quot;;&quot;.&quot;)">
            <text:p/>
          </table:table-cell>
          <table:table-cell table:style-name="ce210" table:formula="of:=IF([$Intrants.A20]=&quot;&quot;;&quot;&quot;;[$Intrants.A20]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16" table:formula="of:=IF([.$B105]=&quot;&quot;;&quot;&quot;;[$Intrants.$B20]/12*(1-[$Intrants.$C20]*[$Intrants.$D20]*[$Intrants.$J20]*[$Digesteurs.$C$6]))">
            <text:p/>
          </table:table-cell>
          <table:table-cell table:style-name="ce231" table:formula="of:=IF([.$B105]=&quot;&quot;;&quot;&quot;;[$Intrants.$B20]/12*(1-[$Intrants.$C20]*[$Intrants.$D20]*[$Intrants.$J20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6]=&quot;&quot;;&quot;&quot;;&quot;.&quot;)">
            <text:p/>
          </table:table-cell>
          <table:table-cell table:style-name="ce210" table:formula="of:=IF([$Intrants.A21]=&quot;&quot;;&quot;&quot;;[$Intrants.A21]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16" table:formula="of:=IF([.$B106]=&quot;&quot;;&quot;&quot;;[$Intrants.$B21]/12*(1-[$Intrants.$C21]*[$Intrants.$D21]*[$Intrants.$J21]*[$Digesteurs.$C$6]))">
            <text:p/>
          </table:table-cell>
          <table:table-cell table:style-name="ce231" table:formula="of:=IF([.$B106]=&quot;&quot;;&quot;&quot;;[$Intrants.$B21]/12*(1-[$Intrants.$C21]*[$Intrants.$D21]*[$Intrants.$J21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table:formula="of:=IF([.B107]=&quot;&quot;;&quot;&quot;;&quot;.&quot;)">
            <text:p/>
          </table:table-cell>
          <table:table-cell table:style-name="ce211" table:formula="of:=IF([$Intrants.A22]=&quot;&quot;;&quot;&quot;;[$Intrants.A22]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23" table:formula="of:=IF([.$B107]=&quot;&quot;;&quot;&quot;;[$Intrants.$B22]/12*(1-[$Intrants.$C22]*[$Intrants.$D22]*[$Intrants.$J22]*[$Digesteurs.$C$6]))">
            <text:p/>
          </table:table-cell>
          <table:table-cell table:style-name="ce239" table:formula="of:=IF([.$B107]=&quot;&quot;;&quot;&quot;;[$Intrants.$B22]/12*(1-[$Intrants.$C22]*[$Intrants.$D22]*[$Intrants.$J22]*[$Digesteurs.$C$6]))">
            <text:p/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12" office:value-type="string" calcext:value-type="string">
            <text:p>TOTAL</text:p>
          </table:table-cell>
          <table:table-cell table:style-name="ce224" table:formula="of:=SUM([.C88:.C107])" office:value-type="float" office:value="69.7061293763971" calcext:value-type="float">
            <text:p>69,71</text:p>
          </table:table-cell>
          <table:table-cell table:style-name="ce224" table:formula="of:=SUM([.D88:.D107])" office:value-type="float" office:value="69.7061293763971" calcext:value-type="float">
            <text:p>69,71</text:p>
          </table:table-cell>
          <table:table-cell table:style-name="ce224" table:formula="of:=SUM([.E88:.E107])" office:value-type="float" office:value="69.7061293763971" calcext:value-type="float">
            <text:p>69,71</text:p>
          </table:table-cell>
          <table:table-cell table:style-name="ce224" table:formula="of:=SUM([.F88:.F107])" office:value-type="float" office:value="69.7061293763971" calcext:value-type="float">
            <text:p>69,71</text:p>
          </table:table-cell>
          <table:table-cell table:style-name="ce224" table:formula="of:=SUM([.G88:.G107])" office:value-type="float" office:value="69.7061293763971" calcext:value-type="float">
            <text:p>69,71</text:p>
          </table:table-cell>
          <table:table-cell table:style-name="ce224" table:formula="of:=SUM([.H88:.H107])" office:value-type="float" office:value="69.7061293763971" calcext:value-type="float">
            <text:p>69,71</text:p>
          </table:table-cell>
          <table:table-cell table:style-name="ce224" table:formula="of:=SUM([.I88:.I107])" office:value-type="float" office:value="69.7061293763971" calcext:value-type="float">
            <text:p>69,71</text:p>
          </table:table-cell>
          <table:table-cell table:style-name="ce224" table:formula="of:=SUM([.J88:.J107])" office:value-type="float" office:value="69.7061293763971" calcext:value-type="float">
            <text:p>69,71</text:p>
          </table:table-cell>
          <table:table-cell table:style-name="ce224" table:formula="of:=SUM([.K88:.K107])" office:value-type="float" office:value="69.7061293763971" calcext:value-type="float">
            <text:p>69,71</text:p>
          </table:table-cell>
          <table:table-cell table:style-name="ce227" table:formula="of:=SUM([.L88:.L107])" office:value-type="float" office:value="69.7061293763971" calcext:value-type="float">
            <text:p>69,71</text:p>
          </table:table-cell>
          <table:table-cell table:style-name="ce227" table:formula="of:=SUM([.M88:.M107])" office:value-type="float" office:value="69.7061293763971" calcext:value-type="float">
            <text:p>69,71</text:p>
          </table:table-cell>
          <table:table-cell table:style-name="ce240" table:formula="of:=SUM([.N88:.N107])" office:value-type="float" office:value="69.7061293763971" calcext:value-type="float">
            <text:p>69,71</text:p>
          </table:table-cell>
          <table:table-cell table:style-name="ce204" table:number-columns-repeated="12"/>
          <table:table-cell table:number-columns-repeated="38"/>
        </table:table-row>
        <table:table-row table:style-name="ro4">
          <table:table-cell table:style-name="ce205" office:value-type="string" calcext:value-type="string">
            <text:p>.</text:p>
          </table:table-cell>
          <table:table-cell table:style-name="ce204" table:number-columns-repeated="10"/>
          <table:table-cell table:style-name="ce226" office:value-type="string" calcext:value-type="string" table:number-columns-spanned="2" table:number-rows-spanned="1">
            <text:p><text:span text:style-name="T1">Quantité de digestat </text:span><text:span text:style-name="T2">annuel</text:span></text:p>
          </table:table-cell>
          <table:covered-table-cell table:style-name="ce226"/>
          <table:table-cell table:style-name="ce242" table:formula="of:=SUM([.C108:.N108])" office:value-type="float" office:value="836.473552516764" calcext:value-type="float">
            <text:p>836,5 kg</text:p>
          </table:table-cell>
          <table:table-cell table:style-name="ce204" table:number-columns-repeated="12"/>
          <table:table-cell table:number-columns-repeated="38"/>
        </table:table-row>
        <table:table-row table:style-name="ro4" table:visibility="collapse" table:number-rows-repeated="891">
          <table:table-cell table:style-name="ce204" table:number-columns-repeated="26"/>
          <table:table-cell table:number-columns-repeated="38"/>
        </table:table-row>
        <table:table-row table:style-name="ro5" table:visibility="collapse" table:number-rows-repeated="1047575">
          <table:table-cell table:number-columns-repeated="64"/>
        </table:table-row>
        <table:table-row table:style-name="ro5" table:visibility="collapse">
          <table:table-cell table:number-columns-repeated="64"/>
        </table:table-row>
        <table:named-expressions>
          <table:named-range table:name="_xlnm._FilterDatabase" table:base-cell-address="$Intrants.$A$1" table:cell-range-address="$'Bilan technique'.$A$4:.$A$109"/>
        </table:named-expressions>
      </table:table>
      <table:table table:name="export_data" table:style-name="ta6">
        <office:forms form:automatic-focus="false" form:apply-design-mode="false"/>
        <table:table-column table:style-name="co22" table:default-cell-style-name="ce245"/>
        <table:table-column table:style-name="co23" table:default-cell-style-name="ce245"/>
        <table:table-column table:style-name="co24" table:number-columns-repeated="2" table:default-cell-style-name="ce245"/>
        <table:table-column table:style-name="co25" table:number-columns-repeated="2" table:default-cell-style-name="ce245"/>
        <table:table-column table:style-name="co26" table:number-columns-repeated="1018" table:default-cell-style-name="ce245"/>
        <table:table-row table:style-name="ro6">
          <table:table-cell table:style-name="ce243" office:value-type="string" calcext:value-type="string">
            <text:p>Nom de la variable</text:p>
          </table:table-cell>
          <table:table-cell table:style-name="ce243" office:value-type="string" calcext:value-type="string">
            <text:p>Type</text:p>
          </table:table-cell>
          <table:table-cell table:style-name="ce243" office:value-type="string" calcext:value-type="string">
            <text:p>Feuille</text:p>
          </table:table-cell>
          <table:table-cell table:style-name="ce251" office:value-type="string" calcext:value-type="string">
            <text:p>Colonne</text:p>
          </table:table-cell>
          <table:table-cell table:style-name="ce251" office:value-type="string" calcext:value-type="string">
            <text:p>Ligne de début</text:p>
          </table:table-cell>
          <table:table-cell table:style-name="ce251" office:value-type="string" calcext:value-type="string">
            <text:p>Ligne de fin</text:p>
          </table:table-cell>
          <table:table-cell table:number-columns-repeated="1018"/>
        </table:table-row>
        <table:table-row table:style-name="ro19">
          <table:table-cell table:style-name="ce244" office:value-type="string" calcext:value-type="string">
            <text:p>tab_intrant</text:p>
          </table:table-cell>
          <table:table-cell table:style-name="ce246" office:value-type="string" calcext:value-type="string">
            <text:p>list</text:p>
          </table:table-cell>
          <table:table-cell table:style-name="ce248" office:value-type="string" calcext:value-type="string">
            <text:p>Intrants</text:p>
          </table:table-cell>
          <table:table-cell table:style-name="ce250" office:value-type="string" calcext:value-type="string">
            <text:p>A:H</text:p>
          </table:table-cell>
          <table:table-cell table:style-name="ce250" office:value-type="float" office:value="2" calcext:value-type="float">
            <text:p>2</text:p>
          </table:table-cell>
          <table:table-cell table:style-name="ce252" table:formula="of:=COUNT([$Intrants.L3:.L22])-COUNTIF([$Intrants.A3:.A22];&quot;&quot;)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244" office:value-type="string" calcext:value-type="string">
            <text:p>tab_temperature</text:p>
          </table:table-cell>
          <table:table-cell table:style-name="ce246" office:value-type="string" calcext:value-type="string">
            <text:p>list</text:p>
          </table:table-cell>
          <table:table-cell table:style-name="ce249" office:value-type="string" calcext:value-type="string">
            <text:p>Températures</text:p>
          </table:table-cell>
          <table:table-cell table:style-name="ce250" office:value-type="string" calcext:value-type="string">
            <text:p>A:M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44" office:value-type="string" calcext:value-type="string">
            <text:p>info_dig</text:p>
          </table:table-cell>
          <table:table-cell table:style-name="ce246" office:value-type="string" calcext:value-type="string">
            <text:p>list</text:p>
          </table:table-cell>
          <table:table-cell table:style-name="ce250" office:value-type="string" calcext:value-type="string">
            <text:p>Digesteurs</text:p>
          </table:table-cell>
          <table:table-cell table:style-name="ce250" office:value-type="string" calcext:value-type="string">
            <text:p>A:D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28" calcext:value-type="float">
            <text:p>28</text:p>
          </table:table-cell>
          <table:table-cell table:number-columns-repeated="1018"/>
        </table:table-row>
        <table:table-row table:style-name="ro5" table:number-rows-repeated="35">
          <table:table-cell table:number-columns-repeated="1024"/>
        </table:table-row>
        <table:table-row table:style-name="ro5">
          <table:table-cell/>
          <table:table-cell table:style-name="ce247" table:number-columns-repeated="3"/>
          <table:table-cell table:number-columns-repeated="1020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ActeurCOGE" table:base-cell-address="$Intrants.$A$1" table:expression="#REF!"/>
        <table:named-expression table:name="ActeurEPUR" table:base-cell-address="$Intrants.$A$1" table:expression="#REF!"/>
        <table:named-expression table:name="ActeurProcess" table:base-cell-address="$Intrants.$A$1" table:expression="#REF!"/>
        <table:named-expression table:name="AffichagePousse" table:base-cell-address="$Intrants.$A$1" table:expression="#REF!"/>
        <table:named-expression table:name="autoconso_combu_chauf_moy" table:base-cell-address="$Intrants.$A$1" table:expression="#REF!"/>
        <table:named-expression table:name="besoins_th_sum" table:base-cell-address="$Intrants.$A$1" table:expression="#REF!"/>
        <table:named-expression table:name="BMPattendu" table:base-cell-address="$Intrants.$A$1" table:expression="#REF!"/>
        <table:named-expression table:name="CarburantHyg" table:base-cell-address="$Intrants.$A$1" table:expression="#REF!"/>
        <table:named-expression table:name="ChoixLoiNormale" table:base-cell-address="$Intrants.$A$1" table:expression="#REF!"/>
        <table:named-expression table:name="ChoixPilotage" table:base-cell-address="$Intrants.$A$1" table:expression="#REF!"/>
        <table:named-expression table:name="ChoixTechLOT1" table:base-cell-address="$Intrants.$A$1" table:expression="#REF!"/>
        <table:named-expression table:name="Choix_combustible" table:base-cell-address="$Intrants.$A$1" table:expression="#REF!"/>
        <table:named-expression table:name="CoeffSecuCoge" table:base-cell-address="$Intrants.$A$1" table:expression="#REF!"/>
        <table:named-expression table:name="ComLoad" table:base-cell-address="$Intrants.$A$1" table:expression="#REF!"/>
        <table:named-expression table:name="debit_max_BG" table:base-cell-address="$Intrants.$A$1" table:expression="#REF!"/>
        <table:named-expression table:name="debit_max_BM" table:base-cell-address="$Intrants.$A$1" table:expression="#REF!"/>
        <table:named-expression table:name="debit_nominal_BM" table:base-cell-address="$Intrants.$A$1" table:expression="#REF!"/>
        <table:named-expression table:name="debit_nom_BG" table:base-cell-address="$Intrants.$A$1" table:expression="#REF!"/>
        <table:named-expression table:name="DensiteDL" table:base-cell-address="$Intrants.$A$1" table:expression="#REF!"/>
        <table:named-expression table:name="DensiteDS" table:base-cell-address="$Intrants.$A$1" table:expression="#REF!"/>
        <table:named-expression table:name="DilDigest" table:base-cell-address="$Intrants.$A$1" table:expression="#REF!"/>
        <table:named-expression table:name="DilDigest2" table:base-cell-address="$Intrants.$A$1" table:expression="#REF!"/>
        <table:named-expression table:name="DilEau" table:base-cell-address="$Intrants.$A$1" table:expression="#REF!"/>
        <table:named-expression table:name="DilEau2" table:base-cell-address="$Intrants.$A$1" table:expression="#REF!"/>
        <table:named-expression table:name="DilIntrant" table:base-cell-address="$Intrants.$A$1" table:expression="#REF!"/>
        <table:named-expression table:name="DilSubst" table:base-cell-address="$Intrants.$A$1" table:expression="#REF!"/>
        <table:named-expression table:name="DilSubst2" table:base-cell-address="$Intrants.$A$1" table:expression="#REF!"/>
        <table:named-expression table:name="DispoCoge" table:base-cell-address="$Intrants.$A$1" table:expression="#REF!"/>
        <table:named-expression table:name="dispo_epur" table:base-cell-address="$Intrants.$A$1" table:expression="#REF!"/>
        <table:named-expression table:name="DLPossiblePF" table:base-cell-address="$Intrants.$A$1" table:expression="#REF!"/>
        <table:named-expression table:name="EP_BM_PCI_injecte_sum" table:base-cell-address="$Intrants.$A$1" table:expression="#REF!"/>
        <table:named-expression table:name="EP_BM_PCS_injecte_sum" table:base-cell-address="$Intrants.$A$1" table:expression="#REF!"/>
        <table:named-expression table:name="EP_PCI_BG_pot_sum" table:base-cell-address="$Intrants.$A$1" table:expression="#REF!"/>
        <table:named-expression table:name="EP_PCI_BG_valorisable_sum" table:base-cell-address="$Intrants.$A$1" table:expression="#REF!"/>
        <table:named-expression table:name="EP_PCI_BG_valorise_sum" table:base-cell-address="$Intrants.$A$1" table:expression="#REF!"/>
        <table:named-expression table:name="EP_PCI_chauf_sum" table:base-cell-address="$Intrants.$A$1" table:expression="#REF!"/>
        <table:named-expression table:name="EP_PCI_OG_sum" table:base-cell-address="$Intrants.$A$1" table:expression="#REF!"/>
        <table:named-expression table:name="EP_PCI_torch_sum" table:base-cell-address="$Intrants.$A$1" table:expression="#REF!"/>
        <table:named-expression table:name="EP_PCS_chauf_sum" table:base-cell-address="$Intrants.$A$1" table:expression="#REF!"/>
        <table:named-expression table:name="EP_PCS_OG_sum" table:base-cell-address="$Intrants.$A$1" table:expression="#REF!"/>
        <table:named-expression table:name="eqpmt_PF_SKID" table:base-cell-address="$Intrants.$A$1" table:expression="#REF!"/>
        <table:named-expression table:name="GarantElecLOT2" table:base-cell-address="$Intrants.$A$1" table:expression="#REF!"/>
        <table:named-expression table:name="garantie_prod_digesteur" table:base-cell-address="$Intrants.$A$1" table:expression="#REF!"/>
        <table:named-expression table:name="GarCH4BM" table:base-cell-address="$Intrants.$A$1" table:expression="#REF!"/>
        <table:named-expression table:name="GarDigestat" table:base-cell-address="$Intrants.$A$1" table:expression="#REF!"/>
        <table:named-expression table:name="GarDispoLOT1" table:base-cell-address="$Intrants.$A$1" table:expression="#REF!"/>
        <table:named-expression table:name="GarDispoLOT2" table:base-cell-address="$Intrants.$A$1" table:expression="#REF!"/>
        <table:named-expression table:name="GarElecLOT1" table:base-cell-address="$Intrants.$A$1" table:expression="#REF!"/>
        <table:named-expression table:name="GarElecLOT2" table:base-cell-address="$Intrants.$A$1" table:expression="#REF!"/>
        <table:named-expression table:name="GarEThermDig" table:base-cell-address="$Intrants.$A$1" table:expression="#REF!"/>
        <table:named-expression table:name="GarEThermHyg" table:base-cell-address="$Intrants.$A$1" table:expression="#REF!"/>
        <table:named-expression table:name="GarMSDigestat" table:base-cell-address="$Intrants.$A$1" table:expression="#REF!"/>
        <table:named-expression table:name="GarProdLOT1" table:base-cell-address="$Intrants.$A$1" table:expression="#REF!"/>
        <table:named-expression table:name="GarRecupChaleur" table:base-cell-address="$Intrants.$A$1" table:expression="#REF!"/>
        <table:named-expression table:name="GarTauxEpur" table:base-cell-address="$Intrants.$A$1" table:expression="#REF!"/>
        <table:named-expression table:name="GarTempBGLOT1" table:base-cell-address="$Intrants.$A$1" table:expression="#REF!"/>
        <table:named-expression table:name="GarThermDig" table:base-cell-address="$Intrants.$A$1" table:expression="#REF!"/>
        <table:named-expression table:name="HeureMonteeTemp" table:base-cell-address="$Intrants.$A$1" table:expression="#REF!"/>
        <table:named-expression table:name="heure_par_an" table:base-cell-address="$Intrants.$A$1" table:expression="#REF!"/>
        <table:named-expression table:name="HygAlt" table:base-cell-address="$Intrants.$A$1" table:expression="#REF!"/>
        <table:named-expression table:name="HygMaxMS" table:base-cell-address="$Intrants.$A$1" table:expression="#REF!"/>
        <table:named-expression table:name="HypConstr" table:base-cell-address="$Intrants.$A$1" table:expression="#REF!"/>
        <table:named-expression table:name="jours_hyg" table:base-cell-address="$Intrants.$A$1" table:expression="#REF!"/>
        <table:named-expression table:name="JrAutoPF" table:base-cell-address="$Intrants.$A$1" table:expression="#REF!"/>
        <table:named-expression table:name="LimitVolDL" table:base-cell-address="$Intrants.$A$1" table:expression="#REF!"/>
        <table:named-expression table:name="LimitVolDL2" table:base-cell-address="$Intrants.$A$1" table:expression="#REF!"/>
        <table:named-expression table:name="LimitVolSubs" table:base-cell-address="$Intrants.$A$1" table:expression="#REF!"/>
        <table:named-expression table:name="LimitVolSubs2" table:base-cell-address="$Intrants.$A$1" table:expression="#REF!"/>
        <table:named-expression table:name="Liste_Reseau_Inj" table:base-cell-address="$Intrants.$A$1" table:expression="#REF!"/>
        <table:named-expression table:name="lot1_acceuil_erreur" table:base-cell-address="$Intrants.$A$1" table:expression="#REF!"/>
        <table:named-expression table:name="Major_Tonnage" table:base-cell-address="$Intrants.$A$1" table:expression="#REF!"/>
        <table:named-expression table:name="NbAnnee" table:base-cell-address="$Intrants.$A$1" table:expression="#REF!"/>
        <table:named-expression table:name="NbCuveHyg" table:base-cell-address="$Intrants.$A$1" table:expression="#REF!"/>
        <table:named-expression table:name="NbFosse" table:base-cell-address="$Intrants.$A$1" table:expression="#REF!"/>
        <table:named-expression table:name="NbFosseHyg" table:base-cell-address="$Intrants.$A$1" table:expression="#REF!"/>
        <table:named-expression table:name="NbIntrant" table:base-cell-address="$Intrants.$A$1" table:expression="#REF!"/>
        <table:named-expression table:name="NbrBatchHyg" table:base-cell-address="$Intrants.$A$1" table:expression="#REF!"/>
        <table:named-expression table:name="NbrProjet" table:base-cell-address="$Intrants.$A$1" table:expression="#REF!"/>
        <table:named-expression table:name="NbSilo" table:base-cell-address="$Intrants.$A$1" table:expression="#REF!"/>
        <table:named-expression table:name="NbTremie" table:base-cell-address="$Intrants.$A$1" table:expression="#REF!"/>
        <table:named-expression table:name="NbTremieHyg" table:base-cell-address="$Intrants.$A$1" table:expression="#REF!"/>
        <table:named-expression table:name="NomInt1" table:base-cell-address="$Intrants.$A$1" table:expression="#REF!"/>
        <table:named-expression table:name="NomInt10" table:base-cell-address="$Intrants.$A$1" table:expression="#REF!"/>
        <table:named-expression table:name="NomInt11" table:base-cell-address="$Intrants.$A$1" table:expression="#REF!"/>
        <table:named-expression table:name="NomInt12" table:base-cell-address="$Intrants.$A$1" table:expression="#REF!"/>
        <table:named-expression table:name="NomInt13" table:base-cell-address="$Intrants.$A$1" table:expression="#REF!"/>
        <table:named-expression table:name="NomInt14" table:base-cell-address="$Intrants.$A$1" table:expression="#REF!"/>
        <table:named-expression table:name="NomInt15" table:base-cell-address="$Intrants.$A$1" table:expression="#REF!"/>
        <table:named-expression table:name="NomInt16" table:base-cell-address="$Intrants.$A$1" table:expression="#REF!"/>
        <table:named-expression table:name="NomInt17" table:base-cell-address="$Intrants.$A$1" table:expression="#REF!"/>
        <table:named-expression table:name="NomInt18" table:base-cell-address="$Intrants.$A$1" table:expression="#REF!"/>
        <table:named-expression table:name="NomInt19" table:base-cell-address="$Intrants.$A$1" table:expression="#REF!"/>
        <table:named-expression table:name="NomInt2" table:base-cell-address="$Intrants.$A$1" table:expression="#REF!"/>
        <table:named-expression table:name="NomInt20" table:base-cell-address="$Intrants.$A$1" table:expression="#REF!"/>
        <table:named-expression table:name="NomInt3" table:base-cell-address="$Intrants.$A$1" table:expression="#REF!"/>
        <table:named-expression table:name="NomInt4" table:base-cell-address="$Intrants.$A$1" table:expression="#REF!"/>
        <table:named-expression table:name="NomInt5" table:base-cell-address="$Intrants.$A$1" table:expression="#REF!"/>
        <table:named-expression table:name="NomInt6" table:base-cell-address="$Intrants.$A$1" table:expression="#REF!"/>
        <table:named-expression table:name="NomInt7" table:base-cell-address="$Intrants.$A$1" table:expression="#REF!"/>
        <table:named-expression table:name="NomInt8" table:base-cell-address="$Intrants.$A$1" table:expression="#REF!"/>
        <table:named-expression table:name="NomInt9" table:base-cell-address="$Intrants.$A$1" table:expression="#REF!"/>
        <table:named-expression table:name="OptimkWCoge" table:base-cell-address="$Intrants.$A$1" table:expression="#REF!"/>
        <table:named-expression table:name="part_ch4_BM_moy" table:base-cell-address="$Intrants.$A$1" table:expression="#REF!"/>
        <table:named-expression table:name="part_ch4_combus_chauf" table:base-cell-address="$Intrants.$A$1" table:expression="#REF!"/>
        <table:named-expression table:name="part_ch4_OG_moy" table:base-cell-address="$Intrants.$A$1" table:expression="#REF!"/>
        <table:named-expression table:name="part_recup_conso_elec_lot2" table:base-cell-address="$Intrants.$A$1" table:expression="#REF!"/>
        <table:named-expression table:name="Part_valo_coge" table:base-cell-address="$Intrants.$A$1" table:expression="#REF!"/>
        <table:named-expression table:name="Part_valo_epur" table:base-cell-address="$Intrants.$A$1" table:expression="#REF!"/>
        <table:named-expression table:name="PCI_CH4" table:base-cell-address="$Intrants.$A$1" table:expression="#REF!"/>
        <table:named-expression table:name="PCS_CH4" table:base-cell-address="$Intrants.$A$1" table:expression="#REF!"/>
        <table:named-expression table:name="perte_chauf_PCI_sum" table:base-cell-address="$Intrants.$A$1" table:expression="#REF!"/>
        <table:named-expression table:name="perte_chauf_PCS_sum" table:base-cell-address="$Intrants.$A$1" table:expression="#REF!"/>
        <table:named-expression table:name="PFMaxMS" table:base-cell-address="$Intrants.$A$1" table:expression="#REF!"/>
        <table:named-expression table:name="prix_kwh_pcs" table:base-cell-address="$Intrants.$A$1" table:expression="#REF!"/>
        <table:named-expression table:name="prix_mwhé" table:base-cell-address="$Intrants.$A$1" table:expression="#REF!"/>
        <table:named-expression table:name="prod_BG_pot_sum" table:base-cell-address="$Intrants.$A$1" table:expression="#REF!"/>
        <table:named-expression table:name="prod_BG_valorisable_sum" table:base-cell-address="$Intrants.$A$1" table:expression="#REF!"/>
        <table:named-expression table:name="prod_BG_valorise_sum" table:base-cell-address="$Intrants.$A$1" table:expression="#REF!"/>
        <table:named-expression table:name="prod_BM_injecte_sum" table:base-cell-address="$Intrants.$A$1" table:expression="#REF!"/>
        <table:named-expression table:name="prod_th_chauf_sum" table:base-cell-address="$Intrants.$A$1" table:expression="#REF!"/>
        <table:named-expression table:name="ProjetLoad" table:base-cell-address="$Intrants.$A$1" table:expression="#REF!"/>
        <table:named-expression table:name="QteHyg" table:base-cell-address="$Intrants.$A$1" table:expression="#REF!"/>
        <table:named-expression table:name="RatioELecLot1" table:base-cell-address="$Intrants.$A$1" table:expression="#REF!"/>
        <table:named-expression table:name="ratio_conso_elec_lot1" table:base-cell-address="$Intrants.$A$1" table:expression="#REF!"/>
        <table:named-expression table:name="ratio_conso_elec_lot2" table:base-cell-address="$Intrants.$A$1" table:expression="#REF!"/>
        <table:named-expression table:name="RecepHyg" table:base-cell-address="$Intrants.$A$1" table:expression="#REF!"/>
        <table:named-expression table:name="recup_th_lot2_sum" table:base-cell-address="$Intrants.$A$1" table:expression="#REF!"/>
        <table:named-expression table:name="RendElecCoge" table:base-cell-address="$Intrants.$A$1" table:expression="#REF!"/>
        <table:named-expression table:name="rendement_chauf" table:base-cell-address="$Intrants.$A$1" table:expression="#REF!"/>
        <table:named-expression table:name="RendTherCoge" table:base-cell-address="$Intrants.$A$1" table:expression="#REF!"/>
        <table:named-expression table:name="samedi_work" table:base-cell-address="$Intrants.$A$1" table:expression="#REF!"/>
        <table:named-expression table:name="SepK" table:base-cell-address="$Intrants.$A$1" table:expression="#REF!"/>
        <table:named-expression table:name="SepMS" table:base-cell-address="$Intrants.$A$1" table:expression="#REF!"/>
        <table:named-expression table:name="SepMSCible" table:base-cell-address="$Intrants.$A$1" table:expression="#REF!"/>
        <table:named-expression table:name="SepN" table:base-cell-address="$Intrants.$A$1" table:expression="#REF!"/>
        <table:named-expression table:name="SepNH4" table:base-cell-address="$Intrants.$A$1" table:expression="#REF!"/>
        <table:named-expression table:name="SepOk" table:base-cell-address="$Intrants.$A$1" table:expression="#REF!"/>
        <table:named-expression table:name="SepP" table:base-cell-address="$Intrants.$A$1" table:expression="#REF!"/>
        <table:named-expression table:name="T" table:base-cell-address="$Intrants.$A$1" table:expression="#REF!"/>
        <table:named-expression table:name="taux_ch4_BG_moy" table:base-cell-address="$Intrants.$A$1" table:expression="#REF!"/>
        <table:named-expression table:name="taux_co2_BG_moy" table:base-cell-address="$Intrants.$A$1" table:expression="#REF!"/>
        <table:named-expression table:name="taux_epuratoire" table:base-cell-address="$Intrants.$A$1" table:expression="#REF!"/>
        <table:named-expression table:name="TempHyg" table:base-cell-address="$Intrants.$A$1" table:expression="#REF!"/>
        <table:named-expression table:name="TpsCycleHyg" table:base-cell-address="$Intrants.$A$1" table:expression="#REF!"/>
        <table:named-expression table:name="TpsMonteeHyg" table:base-cell-address="$Intrants.$A$1" table:expression="#REF!"/>
        <table:named-expression table:name="TpsRempHyg" table:base-cell-address="$Intrants.$A$1" table:expression="#REF!"/>
        <table:named-expression table:name="TSHOptiVol" table:base-cell-address="$Intrants.$A$1" table:expression="#REF!"/>
        <table:named-expression table:name="TypeGaz" table:base-cell-address="$Intrants.$A$1" table:expression="#REF!"/>
        <table:named-expression table:name="type_chaudiere" table:base-cell-address="$Intrants.$A$1" table:expression="#REF!"/>
        <table:named-expression table:name="Uhyg" table:base-cell-address="$Intrants.$A$1" table:expression="#REF!"/>
        <table:named-expression table:name="ValGarLOT1" table:base-cell-address="$Intrants.$A$1" table:expression="#REF!"/>
        <table:named-expression table:name="ValGarLOT2" table:base-cell-address="$Intrants.$A$1" table:expression="#REF!"/>
        <table:named-expression table:name="VersionLoad" table:base-cell-address="$Intrants.$A$1" table:expression="#REF!"/>
        <table:named-expression table:name="VolCuveHyg" table:base-cell-address="$Intrants.$A$1" table:expression="#REF!"/>
        <table:named-expression table:name="VolDigReel" table:base-cell-address="$Intrants.$A$1" table:expression="#REF!"/>
        <table:named-expression table:name="VolDigVise" table:base-cell-address="$Intrants.$A$1" table:expression="#REF!"/>
        <table:named-expression table:name="vol_ch4_injecte_sum" table:base-cell-address="$Intrants.$A$1" table:expression="#REF!"/>
        <table:named-expression table:name="vol_ch4_OG_sum" table:base-cell-address="$Intrants.$A$1" table:expression="#REF!"/>
        <table:named-expression table:name="vol_ch4_pot_sum" table:base-cell-address="$Intrants.$A$1" table:expression="#REF!"/>
        <table:named-expression table:name="vol_ch4_torch_sum" table:base-cell-address="$Intrants.$A$1" table:expression="#REF!"/>
        <table:named-expression table:name="vol_ch4_valorisable_sum" table:base-cell-address="$Intrants.$A$1" table:expression="#REF!"/>
        <table:named-expression table:name="vol_ch4_valorise_sum" table:base-cell-address="$Intrants.$A$1" table:expression="#REF!"/>
        <table:named-expression table:name="vol_co2_BG_valorise_sum" table:base-cell-address="$Intrants.$A$1" table:expression="#REF!"/>
        <table:named-expression table:name="vol_co2_OG_sum" table:base-cell-address="$Intrants.$A$1" table:expression="#REF!"/>
        <table:named-expression table:name="vol_combu_chauf_sum" table:base-cell-address="$Intrants.$A$1" table:expression="#REF!"/>
        <table:named-expression table:name="vol_OG_sum" table:base-cell-address="$Intrants.$A$1" table:expression="#REF!"/>
        <table:named-expression table:name="vol_torch_sum" table:base-cell-address="$Intrants.$A$1" table:expression="#REF!"/>
        <table:named-expression table:name="wrn.VirtualTech." table:base-cell-address="$Intrants.$A$1" table:expression="#REF!"/>
      </table:named-expressions>
      <table:database-ranges>
        <table:database-range table:name="Tableau1" table:target-range-address="export_data.A1:export_data.F4" table:display-filter-buttons="true"/>
        <table:database-range table:name="__Anonymous_Sheet_DB__3" table:target-range-address="'Bilan économique'.A1:'Bilan économique'.A102" table:display-filter-buttons="true"/>
        <table:database-range table:name="__Anonymous_Sheet_DB__4" table:target-range-address="'Bilan technique'.A4:'Bilan technique'.A10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1" svg:font-family="Calibri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0" number:min-decimal-places="0" number:min-integer-digits="1" number:grouping="true"/>
      <number:text> kg</number:text>
    </number:number-style>
    <number:percentage-style style:name="N129">
      <number:number number:decimal-places="0" number:min-decimal-places="0" number:min-integer-digits="1"/>
      <number:text> %</number:text>
    </number:percentage-style>
    <number:number-style style:name="N130">
      <number:text>Année </number:text>
      <number:number number:decimal-places="0" number:min-decimal-places="0" number:min-integer-digits="0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percentage-style style:name="N133">
      <number:number number:decimal-places="1" number:min-decimal-places="1" number:min-integer-digits="1"/>
      <number:text>%</number:text>
    </number:percentage-style>
    <number:number-style style:name="N134">
      <number:number number:decimal-places="1" number:min-decimal-places="1" number:min-integer-digits="1" number:grouping="true"/>
    </number:number-style>
    <number:number-style style:name="N135">
      <number:number number:decimal-places="0" number:min-decimal-places="0" number:min-integer-digits="1" number:grouping="true"/>
      <number:text> ans</number:text>
    </number:number-style>
    <number:percentage-style style:name="N136">
      <number:number number:decimal-places="2" number:min-decimal-places="2" number:min-integer-digits="1"/>
      <number:text> %</number:text>
    </number:percentage-style>
    <number:number-style style:name="N137P0" style:volatile="true">
      <number:text> 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1" number:min-decimal-places="1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1" number:min-decimal-places="1" number:min-integer-digits="1" number:grouping="true"/>
      <number:text> an(s)</number:text>
    </number:number-style>
    <number:number-style style:name="N139">
      <number:number number:decimal-places="1" number:min-decimal-places="1" number:min-integer-digits="1" number:grouping="true"/>
      <number:text> W</number:text>
    </number:number-style>
    <number:number-style style:name="N140">
      <number:number number:decimal-places="1" number:min-decimal-places="1" number:min-integer-digits="1" number:grouping="true"/>
      <number:text> Nm3</number:text>
    </number:number-style>
    <number:number-style style:name="N141">
      <number:number number:decimal-places="1" number:min-decimal-places="1" number:min-integer-digits="1" number:grouping="true"/>
      <number:text> kg</number:text>
    </number:number-style>
    <number:number-style style:name="N142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2"/>
    <style:style style:name="ConditionalStyle_5f_15" style:display-name="ConditionalStyle_15" style:family="table-cell" style:parent-style-name="Default">
      <style:table-cell-properties fo:background-color="#c5e0b3"/>
    </style:style>
    <style:style style:name="ConditionalStyle_5f_14" style:display-name="ConditionalStyle_14" style:family="table-cell" style:parent-style-name="Default">
      <style:table-cell-properties fo:background-color="#ffe598"/>
    </style:style>
    <style:style style:name="ConditionalStyle_5f_13" style:display-name="ConditionalStyle_13" style:family="table-cell" style:parent-style-name="Default">
      <style:table-cell-properties fo:background-color="#ffe598"/>
    </style:style>
    <style:style style:name="ConditionalStyle_5f_12" style:display-name="ConditionalStyle_12" style:family="table-cell" style:parent-style-name="Default">
      <style:table-cell-properties fo:background-color="#ffffff"/>
      <style:text-properties fo:color="#ff0000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ff0000"/>
    </style:style>
    <style:style style:name="ConditionalStyle_5f_10" style:display-name="ConditionalStyle_10" style:family="table-cell" style:parent-style-name="Default">
      <style:table-cell-properties fo:background-color="#ffffff"/>
      <style:text-properties fo:color="#ff0000" fo:font-weight="bold" style:font-weight-asian="bold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rants" style:display-name="PageStyle_Intr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ératures" style:display-name="PageStyle_Températ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gesteurs" style:display-name="PageStyle_Digesteu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an_20_économique" style:display-name="PageStyle_Bilan économ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ort_5f_data" style:display-name="PageStyle_export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lan_20_technique" style:display-name="PageStyle_Bilan techniqu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BREMOND</meta:initial-creator>
    <meta:editing-cycles>2</meta:editing-cycles>
    <meta:creation-date>2015-06-05T18:19:34</meta:creation-date>
    <dc:date>2022-06-28T12:49:22.723492898</dc:date>
    <dc:language>fr-FR</dc:language>
    <meta:editing-duration>PT1M59S</meta:editing-duration>
    <meta:generator>LibreOffice/7.0.4.2$Linux_X86_64 LibreOffice_project/00$Build-2</meta:generator>
    <meta:document-statistic meta:table-count="6" meta:cell-count="4187" meta:object-count="0"/>
    <meta:user-defined meta:name="AppVersion">16.0300</meta:user-defined>
  </office:meta>
</office:document-meta>
</file>